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text-properties fo:font-weight="bold" officeooo:paragraph-rsid="03b926b9" style:font-weight-asian="bold" style:font-weight-complex="bold"/>
    </style:style>
    <style:style style:name="P29" style:family="paragraph" style:parent-style-name="Standard">
      <style:text-properties fo:font-weight="bold" officeooo:paragraph-rsid="03c46ef4" style:font-weight-asian="bold" style:font-weight-complex="bold"/>
    </style:style>
    <style:style style:name="P30" style:family="paragraph" style:parent-style-name="Standard">
      <style:text-properties fo:font-weight="bold" officeooo:paragraph-rsid="03d95e4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1465b56"/>
    </style:style>
    <style:style style:name="P33" style:family="paragraph" style:parent-style-name="Standard">
      <style:paragraph-properties fo:text-align="center" style:justify-single-word="false"/>
      <style:text-properties officeooo:paragraph-rsid="0149565a"/>
    </style:style>
    <style:style style:name="P34" style:family="paragraph" style:parent-style-name="Standard">
      <style:paragraph-properties fo:text-align="center" style:justify-single-word="false"/>
      <style:text-properties officeooo:paragraph-rsid="0164559d"/>
    </style:style>
    <style:style style:name="P35" style:family="paragraph" style:parent-style-name="Standard">
      <style:paragraph-properties fo:text-align="center" style:justify-single-word="false"/>
      <style:text-properties officeooo:paragraph-rsid="016bb559"/>
    </style:style>
    <style:style style:name="P36" style:family="paragraph" style:parent-style-name="Standard">
      <style:paragraph-properties fo:text-align="center" style:justify-single-word="false"/>
      <style:text-properties officeooo:paragraph-rsid="01bd0f67"/>
    </style:style>
    <style:style style:name="P37" style:family="paragraph" style:parent-style-name="Standard">
      <style:paragraph-properties fo:text-align="center" style:justify-single-word="false"/>
      <style:text-properties officeooo:paragraph-rsid="01c1d024"/>
    </style:style>
    <style:style style:name="P38" style:family="paragraph" style:parent-style-name="Standard">
      <style:paragraph-properties fo:text-align="center" style:justify-single-word="false"/>
      <style:text-properties officeooo:paragraph-rsid="01cb91a6"/>
    </style:style>
    <style:style style:name="P39" style:family="paragraph" style:parent-style-name="Standard">
      <style:paragraph-properties fo:text-align="center" style:justify-single-word="false"/>
      <style:text-properties officeooo:paragraph-rsid="01d4e3ac"/>
    </style:style>
    <style:style style:name="P40" style:family="paragraph" style:parent-style-name="Standard">
      <style:paragraph-properties fo:text-align="center" style:justify-single-word="false"/>
      <style:text-properties officeooo:paragraph-rsid="01dcf296"/>
    </style:style>
    <style:style style:name="P41" style:family="paragraph" style:parent-style-name="Standard">
      <style:paragraph-properties fo:text-align="center" style:justify-single-word="false"/>
      <style:text-properties officeooo:paragraph-rsid="02a8e881"/>
    </style:style>
    <style:style style:name="P42" style:family="paragraph" style:parent-style-name="Standard">
      <style:paragraph-properties fo:text-align="center" style:justify-single-word="false"/>
      <style:text-properties officeooo:paragraph-rsid="02ae637f"/>
    </style:style>
    <style:style style:name="P43" style:family="paragraph" style:parent-style-name="Standard">
      <style:paragraph-properties fo:text-align="center" style:justify-single-word="false"/>
      <style:text-properties officeooo:paragraph-rsid="02b7df84"/>
    </style:style>
    <style:style style:name="P44" style:family="paragraph" style:parent-style-name="Standard">
      <style:paragraph-properties fo:text-align="center" style:justify-single-word="false"/>
      <style:text-properties officeooo:paragraph-rsid="02b835c8"/>
    </style:style>
    <style:style style:name="P45" style:family="paragraph" style:parent-style-name="Standard">
      <style:paragraph-properties fo:text-align="center" style:justify-single-word="false"/>
      <style:text-properties officeooo:paragraph-rsid="02d19655"/>
    </style:style>
    <style:style style:name="P46" style:family="paragraph" style:parent-style-name="Standard">
      <style:paragraph-properties fo:text-align="center" style:justify-single-word="false"/>
      <style:text-properties officeooo:paragraph-rsid="0346697a"/>
    </style:style>
    <style:style style:name="P47" style:family="paragraph" style:parent-style-name="Standard">
      <style:paragraph-properties fo:text-align="center" style:justify-single-word="false"/>
      <style:text-properties officeooo:paragraph-rsid="034b4241"/>
    </style:style>
    <style:style style:name="P48" style:family="paragraph" style:parent-style-name="Standard">
      <style:paragraph-properties fo:text-align="center" style:justify-single-word="false"/>
      <style:text-properties officeooo:paragraph-rsid="0368b3a9"/>
    </style:style>
    <style:style style:name="P49" style:family="paragraph" style:parent-style-name="Standard">
      <style:paragraph-properties fo:text-align="center" style:justify-single-word="false"/>
      <style:text-properties officeooo:paragraph-rsid="03ae1542"/>
    </style:style>
    <style:style style:name="P50" style:family="paragraph" style:parent-style-name="Standard">
      <style:paragraph-properties fo:text-align="center" style:justify-single-word="false"/>
      <style:text-properties officeooo:paragraph-rsid="03b07332"/>
    </style:style>
    <style:style style:name="P5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52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54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56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end" style:justify-single-word="false"/>
    </style:style>
    <style:style style:name="P60" style:family="paragraph" style:parent-style-name="Standard">
      <style:paragraph-properties fo:text-align="end" style:justify-single-word="false"/>
      <style:text-properties officeooo:paragraph-rsid="01d027d3"/>
    </style:style>
    <style:style style:name="P61" style:family="paragraph" style:parent-style-name="Standard">
      <style:paragraph-properties fo:text-align="end" style:justify-single-word="false"/>
      <style:text-properties officeooo:paragraph-rsid="01d4e3ac"/>
    </style:style>
    <style:style style:name="P62" style:family="paragraph" style:parent-style-name="Standard">
      <style:paragraph-properties fo:text-align="end" style:justify-single-word="false"/>
      <style:text-properties officeooo:paragraph-rsid="01dcf296"/>
    </style:style>
    <style:style style:name="P63" style:family="paragraph" style:parent-style-name="Standard">
      <style:paragraph-properties fo:text-align="end" style:justify-single-word="false"/>
      <style:text-properties officeooo:paragraph-rsid="01465b56"/>
    </style:style>
    <style:style style:name="P64" style:family="paragraph" style:parent-style-name="Standard">
      <style:paragraph-properties fo:text-align="end" style:justify-single-word="false"/>
      <style:text-properties officeooo:paragraph-rsid="0149565a"/>
    </style:style>
    <style:style style:name="P65" style:family="paragraph" style:parent-style-name="Standard">
      <style:paragraph-properties fo:text-align="end" style:justify-single-word="false"/>
      <style:text-properties officeooo:paragraph-rsid="0157a40b"/>
    </style:style>
    <style:style style:name="P66" style:family="paragraph" style:parent-style-name="Standard">
      <style:paragraph-properties fo:text-align="end" style:justify-single-word="false"/>
      <style:text-properties officeooo:paragraph-rsid="0164559d"/>
    </style:style>
    <style:style style:name="P67" style:family="paragraph" style:parent-style-name="Standard">
      <style:paragraph-properties fo:text-align="end" style:justify-single-word="false"/>
      <style:text-properties officeooo:paragraph-rsid="016bb559"/>
    </style:style>
    <style:style style:name="P68" style:family="paragraph" style:parent-style-name="Standard">
      <style:paragraph-properties fo:text-align="end" style:justify-single-word="false"/>
      <style:text-properties officeooo:paragraph-rsid="0175a044"/>
    </style:style>
    <style:style style:name="P69" style:family="paragraph" style:parent-style-name="Standard">
      <style:paragraph-properties fo:text-align="end" style:justify-single-word="false"/>
      <style:text-properties officeooo:paragraph-rsid="017c7f61"/>
    </style:style>
    <style:style style:name="P70" style:family="paragraph" style:parent-style-name="Standard">
      <style:paragraph-properties fo:text-align="end" style:justify-single-word="false"/>
      <style:text-properties officeooo:paragraph-rsid="01f9159a"/>
    </style:style>
    <style:style style:name="P71" style:family="paragraph" style:parent-style-name="Standard">
      <style:paragraph-properties fo:text-align="end" style:justify-single-word="false"/>
      <style:text-properties officeooo:paragraph-rsid="02a8e881"/>
    </style:style>
    <style:style style:name="P72" style:family="paragraph" style:parent-style-name="Standard">
      <style:paragraph-properties fo:text-align="end" style:justify-single-word="false"/>
      <style:text-properties officeooo:paragraph-rsid="02da971e"/>
    </style:style>
    <style:style style:name="P73" style:family="paragraph" style:parent-style-name="Standard">
      <style:paragraph-properties fo:text-align="end" style:justify-single-word="false"/>
      <style:text-properties officeooo:paragraph-rsid="034b4241"/>
    </style:style>
    <style:style style:name="P74" style:family="paragraph" style:parent-style-name="Standard">
      <style:text-properties officeooo:paragraph-rsid="01451aa0"/>
    </style:style>
    <style:style style:name="P75" style:family="paragraph" style:parent-style-name="Standard">
      <style:text-properties officeooo:paragraph-rsid="0145ca26"/>
    </style:style>
    <style:style style:name="P76" style:family="paragraph" style:parent-style-name="Standard">
      <style:text-properties officeooo:paragraph-rsid="01465b56"/>
    </style:style>
    <style:style style:name="P77" style:family="paragraph" style:parent-style-name="Standard">
      <style:text-properties officeooo:paragraph-rsid="0148972c"/>
    </style:style>
    <style:style style:name="P78" style:family="paragraph" style:parent-style-name="Standard">
      <style:text-properties officeooo:paragraph-rsid="0149565a"/>
    </style:style>
    <style:style style:name="P79" style:family="paragraph" style:parent-style-name="Standard">
      <style:text-properties officeooo:paragraph-rsid="0157a40b"/>
    </style:style>
    <style:style style:name="P80" style:family="paragraph" style:parent-style-name="Standard">
      <style:text-properties officeooo:rsid="015a209f" officeooo:paragraph-rsid="0164559d"/>
    </style:style>
    <style:style style:name="P81" style:family="paragraph" style:parent-style-name="Standard">
      <style:text-properties officeooo:rsid="015a209f" officeooo:paragraph-rsid="016bb559"/>
    </style:style>
    <style:style style:name="P82" style:family="paragraph" style:parent-style-name="Standard">
      <style:text-properties officeooo:rsid="015a209f" officeooo:paragraph-rsid="0175a044"/>
    </style:style>
    <style:style style:name="P83" style:family="paragraph" style:parent-style-name="Standard">
      <style:text-properties officeooo:rsid="015a209f" officeooo:paragraph-rsid="017c7f61"/>
    </style:style>
    <style:style style:name="P84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85" style:family="paragraph" style:parent-style-name="Standard">
      <style:text-properties officeooo:rsid="015a209f" officeooo:paragraph-rsid="01f9159a"/>
    </style:style>
    <style:style style:name="P86" style:family="paragraph" style:parent-style-name="Standard">
      <style:text-properties officeooo:rsid="015a209f" officeooo:paragraph-rsid="02a8e881"/>
    </style:style>
    <style:style style:name="P87" style:family="paragraph" style:parent-style-name="Standard">
      <style:text-properties officeooo:paragraph-rsid="015ff9c9"/>
    </style:style>
    <style:style style:name="P88" style:family="paragraph" style:parent-style-name="Standard">
      <style:text-properties officeooo:paragraph-rsid="0164559d"/>
    </style:style>
    <style:style style:name="P89" style:family="paragraph" style:parent-style-name="Standard">
      <style:text-properties officeooo:paragraph-rsid="016bb559"/>
    </style:style>
    <style:style style:name="P90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91" style:family="paragraph" style:parent-style-name="Standard">
      <style:text-properties officeooo:paragraph-rsid="0172b0f7"/>
    </style:style>
    <style:style style:name="P92" style:family="paragraph" style:parent-style-name="Standard">
      <style:text-properties officeooo:paragraph-rsid="01610df2"/>
    </style:style>
    <style:style style:name="P93" style:family="paragraph" style:parent-style-name="Standard">
      <style:text-properties officeooo:paragraph-rsid="0175a044"/>
    </style:style>
    <style:style style:name="P94" style:family="paragraph" style:parent-style-name="Standard">
      <style:text-properties officeooo:paragraph-rsid="01785620"/>
    </style:style>
    <style:style style:name="P95" style:family="paragraph" style:parent-style-name="Standard">
      <style:text-properties officeooo:paragraph-rsid="017c7f61"/>
    </style:style>
    <style:style style:name="P96" style:family="paragraph" style:parent-style-name="Standard">
      <style:text-properties officeooo:paragraph-rsid="01853232"/>
    </style:style>
    <style:style style:name="P97" style:family="paragraph" style:parent-style-name="Standard">
      <style:text-properties officeooo:paragraph-rsid="0188b1cd"/>
    </style:style>
    <style:style style:name="P98" style:family="paragraph" style:parent-style-name="Standard">
      <style:text-properties officeooo:paragraph-rsid="0199cb7e"/>
    </style:style>
    <style:style style:name="P99" style:family="paragraph" style:parent-style-name="Standard">
      <style:text-properties officeooo:paragraph-rsid="019cea50"/>
    </style:style>
    <style:style style:name="P100" style:family="paragraph" style:parent-style-name="Standard">
      <style:text-properties officeooo:paragraph-rsid="01a1e1c5"/>
    </style:style>
    <style:style style:name="P101" style:family="paragraph" style:parent-style-name="Standard">
      <style:text-properties officeooo:paragraph-rsid="01a2819f"/>
    </style:style>
    <style:style style:name="P102" style:family="paragraph" style:parent-style-name="Standard">
      <style:text-properties officeooo:paragraph-rsid="01a44d6e"/>
    </style:style>
    <style:style style:name="P103" style:family="paragraph" style:parent-style-name="Standard">
      <style:text-properties officeooo:paragraph-rsid="01a84616"/>
    </style:style>
    <style:style style:name="P104" style:family="paragraph" style:parent-style-name="Standard">
      <style:text-properties officeooo:paragraph-rsid="01bd0f67"/>
    </style:style>
    <style:style style:name="P105" style:family="paragraph" style:parent-style-name="Standard">
      <style:text-properties officeooo:paragraph-rsid="01c1d024"/>
    </style:style>
    <style:style style:name="P106" style:family="paragraph" style:parent-style-name="Standard">
      <style:text-properties officeooo:paragraph-rsid="01cb91a6"/>
    </style:style>
    <style:style style:name="P107" style:family="paragraph" style:parent-style-name="Standard">
      <style:text-properties officeooo:paragraph-rsid="01d4e3ac"/>
    </style:style>
    <style:style style:name="P108" style:family="paragraph" style:parent-style-name="Standard">
      <style:text-properties officeooo:paragraph-rsid="01dcf296"/>
    </style:style>
    <style:style style:name="P109" style:family="paragraph" style:parent-style-name="Standard">
      <style:text-properties officeooo:paragraph-rsid="01f9159a"/>
    </style:style>
    <style:style style:name="P110" style:family="paragraph" style:parent-style-name="Standard">
      <style:text-properties officeooo:paragraph-rsid="0206ee81"/>
    </style:style>
    <style:style style:name="P111" style:family="paragraph" style:parent-style-name="Standard">
      <style:text-properties officeooo:paragraph-rsid="02174862"/>
    </style:style>
    <style:style style:name="P112" style:family="paragraph" style:parent-style-name="Standard">
      <style:text-properties officeooo:rsid="02174862" officeooo:paragraph-rsid="02174862"/>
    </style:style>
    <style:style style:name="P113" style:family="paragraph" style:parent-style-name="Standard">
      <style:text-properties officeooo:rsid="02174862" officeooo:paragraph-rsid="0263e4cc"/>
    </style:style>
    <style:style style:name="P114" style:family="paragraph" style:parent-style-name="Standard">
      <style:text-properties officeooo:rsid="02174862" officeooo:paragraph-rsid="02d4eb54"/>
    </style:style>
    <style:style style:name="P115" style:family="paragraph" style:parent-style-name="Standard">
      <style:text-properties officeooo:rsid="02174862" officeooo:paragraph-rsid="032a3257"/>
    </style:style>
    <style:style style:name="P116" style:family="paragraph" style:parent-style-name="Standard">
      <style:text-properties officeooo:rsid="02174862" officeooo:paragraph-rsid="032c12c9"/>
    </style:style>
    <style:style style:name="P117" style:family="paragraph" style:parent-style-name="Standard">
      <style:text-properties officeooo:rsid="02174862" officeooo:paragraph-rsid="032f0167"/>
    </style:style>
    <style:style style:name="P118" style:family="paragraph" style:parent-style-name="Standard">
      <style:text-properties officeooo:paragraph-rsid="02656083"/>
    </style:style>
    <style:style style:name="P119" style:family="paragraph" style:parent-style-name="Standard">
      <style:text-properties officeooo:paragraph-rsid="02a8e881"/>
    </style:style>
    <style:style style:name="P120" style:family="paragraph" style:parent-style-name="Standard">
      <style:paragraph-properties fo:text-align="justify" style:justify-single-word="false"/>
    </style:style>
    <style:style style:name="P121" style:family="paragraph" style:parent-style-name="Standard">
      <style:paragraph-properties fo:text-align="justify" style:justify-single-word="false"/>
      <style:text-properties officeooo:paragraph-rsid="02a8e881"/>
    </style:style>
    <style:style style:name="P122" style:family="paragraph" style:parent-style-name="Standard">
      <style:paragraph-properties fo:text-align="justify" style:justify-single-word="false"/>
      <style:text-properties officeooo:paragraph-rsid="0319f2f7"/>
    </style:style>
    <style:style style:name="P123" style:family="paragraph" style:parent-style-name="Standard">
      <style:paragraph-properties fo:text-align="justify" style:justify-single-word="false"/>
      <style:text-properties officeooo:paragraph-rsid="0320f68f"/>
    </style:style>
    <style:style style:name="P124" style:family="paragraph" style:parent-style-name="Standard">
      <style:paragraph-properties fo:text-align="justify" style:justify-single-word="false"/>
      <style:text-properties officeooo:paragraph-rsid="033d2130"/>
    </style:style>
    <style:style style:name="P125" style:family="paragraph" style:parent-style-name="Standard">
      <style:paragraph-properties fo:text-align="justify" style:justify-single-word="false"/>
      <style:text-properties officeooo:paragraph-rsid="04099767"/>
    </style:style>
    <style:style style:name="P126" style:family="paragraph" style:parent-style-name="Standard">
      <style:paragraph-properties fo:text-align="justify" style:justify-single-word="false"/>
      <style:text-properties officeooo:paragraph-rsid="040f7971"/>
    </style:style>
    <style:style style:name="P127" style:family="paragraph" style:parent-style-name="Standard">
      <style:text-properties officeooo:paragraph-rsid="02b7df84"/>
    </style:style>
    <style:style style:name="P128" style:family="paragraph" style:parent-style-name="Standard">
      <style:text-properties officeooo:paragraph-rsid="02b835c8"/>
    </style:style>
    <style:style style:name="P129" style:family="paragraph" style:parent-style-name="Standard">
      <style:text-properties officeooo:paragraph-rsid="02bd8dac"/>
    </style:style>
    <style:style style:name="P130" style:family="paragraph" style:parent-style-name="Standard">
      <style:text-properties officeooo:paragraph-rsid="02d4eb54"/>
    </style:style>
    <style:style style:name="P131" style:family="paragraph" style:parent-style-name="Standard">
      <style:text-properties officeooo:rsid="02d4eb54" officeooo:paragraph-rsid="02d4eb54"/>
    </style:style>
    <style:style style:name="P132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33" style:family="paragraph" style:parent-style-name="Standard">
      <style:text-properties officeooo:paragraph-rsid="0171a4b1"/>
    </style:style>
    <style:style style:name="P134" style:family="paragraph" style:parent-style-name="Standard">
      <style:text-properties officeooo:paragraph-rsid="02ba6a6d"/>
    </style:style>
    <style:style style:name="P135" style:family="paragraph" style:parent-style-name="Standard">
      <style:text-properties officeooo:paragraph-rsid="02da971e"/>
    </style:style>
    <style:style style:name="P136" style:family="paragraph" style:parent-style-name="Standard">
      <style:text-properties officeooo:paragraph-rsid="02de2855"/>
    </style:style>
    <style:style style:name="P137" style:family="paragraph" style:parent-style-name="Standard">
      <style:text-properties officeooo:paragraph-rsid="02df9268"/>
    </style:style>
    <style:style style:name="P138" style:family="paragraph" style:parent-style-name="Standard">
      <style:text-properties officeooo:paragraph-rsid="02e20076"/>
    </style:style>
    <style:style style:name="P139" style:family="paragraph" style:parent-style-name="Standard">
      <style:text-properties officeooo:paragraph-rsid="03116600"/>
    </style:style>
    <style:style style:name="P140" style:family="paragraph" style:parent-style-name="Standard">
      <style:text-properties officeooo:paragraph-rsid="0319f2f7"/>
    </style:style>
    <style:style style:name="P141" style:family="paragraph" style:parent-style-name="Standard">
      <style:text-properties officeooo:paragraph-rsid="031eb083"/>
    </style:style>
    <style:style style:name="P142" style:family="paragraph" style:parent-style-name="Standard">
      <style:text-properties officeooo:paragraph-rsid="0320ed2a"/>
    </style:style>
    <style:style style:name="P143" style:family="paragraph" style:parent-style-name="Standard">
      <style:text-properties officeooo:rsid="0334319f" officeooo:paragraph-rsid="0334319f"/>
    </style:style>
    <style:style style:name="P144" style:family="paragraph" style:parent-style-name="Standard">
      <style:text-properties officeooo:paragraph-rsid="033837e4"/>
    </style:style>
    <style:style style:name="P145" style:family="paragraph" style:parent-style-name="Standard">
      <style:text-properties officeooo:paragraph-rsid="02eb58a6"/>
    </style:style>
    <style:style style:name="P146" style:family="paragraph" style:parent-style-name="Standard">
      <style:text-properties officeooo:paragraph-rsid="0346697a"/>
    </style:style>
    <style:style style:name="P147" style:family="paragraph" style:parent-style-name="Standard">
      <style:text-properties officeooo:paragraph-rsid="034b4241"/>
    </style:style>
    <style:style style:name="P148" style:family="paragraph" style:parent-style-name="Standard">
      <style:text-properties officeooo:paragraph-rsid="0364409b"/>
    </style:style>
    <style:style style:name="P149" style:family="paragraph" style:parent-style-name="Standard">
      <style:text-properties officeooo:paragraph-rsid="0365bc4b"/>
    </style:style>
    <style:style style:name="P150" style:family="paragraph" style:parent-style-name="Standard">
      <style:text-properties officeooo:paragraph-rsid="025dcb8d"/>
    </style:style>
    <style:style style:name="P151" style:family="paragraph" style:parent-style-name="Standard">
      <style:text-properties officeooo:paragraph-rsid="0368b3a9"/>
    </style:style>
    <style:style style:name="P152" style:family="paragraph" style:parent-style-name="Standard">
      <style:text-properties officeooo:paragraph-rsid="036f9006"/>
    </style:style>
    <style:style style:name="P153" style:family="paragraph" style:parent-style-name="Standard">
      <style:text-properties officeooo:paragraph-rsid="036f9414"/>
    </style:style>
    <style:style style:name="P154" style:family="paragraph" style:parent-style-name="Standard">
      <style:text-properties officeooo:paragraph-rsid="0374cdb5"/>
    </style:style>
    <style:style style:name="P155" style:family="paragraph" style:parent-style-name="Standard">
      <style:text-properties officeooo:rsid="037a0f7c" officeooo:paragraph-rsid="0375b241"/>
    </style:style>
    <style:style style:name="P156" style:family="paragraph" style:parent-style-name="Standard">
      <style:text-properties officeooo:rsid="037a0f7c" officeooo:paragraph-rsid="038b2388"/>
    </style:style>
    <style:style style:name="P157" style:family="paragraph" style:parent-style-name="Standard">
      <style:text-properties officeooo:rsid="037a0f7c" officeooo:paragraph-rsid="03991574"/>
    </style:style>
    <style:style style:name="P158" style:family="paragraph" style:parent-style-name="Standard">
      <style:text-properties officeooo:rsid="037a0f7c" officeooo:paragraph-rsid="03a0799a"/>
    </style:style>
    <style:style style:name="P159" style:family="paragraph" style:parent-style-name="Standard">
      <style:text-properties officeooo:rsid="037a0f7c" officeooo:paragraph-rsid="03a22041"/>
    </style:style>
    <style:style style:name="P160" style:family="paragraph" style:parent-style-name="Standard">
      <style:text-properties officeooo:paragraph-rsid="037cfc3c"/>
    </style:style>
    <style:style style:name="P161" style:family="paragraph" style:parent-style-name="Standard">
      <style:text-properties officeooo:paragraph-rsid="038b2388"/>
    </style:style>
    <style:style style:name="P162" style:family="paragraph" style:parent-style-name="Standard">
      <style:text-properties officeooo:paragraph-rsid="03991574"/>
    </style:style>
    <style:style style:name="P163" style:family="paragraph" style:parent-style-name="Standard">
      <style:text-properties officeooo:paragraph-rsid="03a0799a"/>
    </style:style>
    <style:style style:name="P164" style:family="paragraph" style:parent-style-name="Standard">
      <style:text-properties officeooo:paragraph-rsid="03a22041"/>
    </style:style>
    <style:style style:name="P165" style:family="paragraph" style:parent-style-name="Standard">
      <style:text-properties officeooo:paragraph-rsid="03ac704e"/>
    </style:style>
    <style:style style:name="P166" style:family="paragraph" style:parent-style-name="Standard">
      <style:paragraph-properties fo:text-align="start" style:justify-single-word="false"/>
      <style:text-properties officeooo:paragraph-rsid="03ae1542"/>
    </style:style>
    <style:style style:name="P167" style:family="paragraph" style:parent-style-name="Standard">
      <style:paragraph-properties fo:text-align="start" style:justify-single-word="false"/>
      <style:text-properties officeooo:paragraph-rsid="03c0b19f"/>
    </style:style>
    <style:style style:name="P168" style:family="paragraph" style:parent-style-name="Standard">
      <style:paragraph-properties fo:text-align="start" style:justify-single-word="false"/>
      <style:text-properties officeooo:paragraph-rsid="03c0e777"/>
    </style:style>
    <style:style style:name="P169" style:family="paragraph" style:parent-style-name="Standard">
      <style:paragraph-properties fo:text-align="start" style:justify-single-word="false"/>
      <style:text-properties officeooo:paragraph-rsid="03fdbcac"/>
    </style:style>
    <style:style style:name="P170" style:family="paragraph" style:parent-style-name="Standard">
      <style:text-properties officeooo:rsid="01ac723b" officeooo:paragraph-rsid="01ac723b"/>
    </style:style>
    <style:style style:name="P171" style:family="paragraph" style:parent-style-name="Standard">
      <style:text-properties officeooo:paragraph-rsid="03b1e937"/>
    </style:style>
    <style:style style:name="P172" style:family="paragraph" style:parent-style-name="Standard">
      <style:text-properties officeooo:paragraph-rsid="03b37fa2"/>
    </style:style>
    <style:style style:name="P173" style:family="paragraph" style:parent-style-name="Standard">
      <style:text-properties officeooo:paragraph-rsid="03b8c2de"/>
    </style:style>
    <style:style style:name="P174" style:family="paragraph" style:parent-style-name="Standard">
      <style:text-properties officeooo:paragraph-rsid="03b926b9"/>
    </style:style>
    <style:style style:name="P175" style:family="paragraph" style:parent-style-name="Standard">
      <style:text-properties officeooo:paragraph-rsid="03bac138"/>
    </style:style>
    <style:style style:name="P176" style:family="paragraph" style:parent-style-name="Standard">
      <style:text-properties officeooo:paragraph-rsid="03be0fa6"/>
    </style:style>
    <style:style style:name="P177" style:family="paragraph" style:parent-style-name="Standard">
      <style:text-properties officeooo:paragraph-rsid="03bee130"/>
    </style:style>
    <style:style style:name="P178" style:family="paragraph" style:parent-style-name="Standard">
      <style:text-properties officeooo:paragraph-rsid="03c46ef4"/>
    </style:style>
    <style:style style:name="P179" style:family="paragraph" style:parent-style-name="Standard">
      <style:text-properties officeooo:paragraph-rsid="03d95e4f"/>
    </style:style>
    <style:style style:name="P180" style:family="paragraph" style:parent-style-name="Standard">
      <style:text-properties officeooo:paragraph-rsid="03dc913a"/>
    </style:style>
    <style:style style:name="P181" style:family="paragraph" style:parent-style-name="Standard">
      <style:text-properties officeooo:paragraph-rsid="03e005fc"/>
    </style:style>
    <style:style style:name="P182" style:family="paragraph" style:parent-style-name="Standard">
      <style:text-properties officeooo:paragraph-rsid="03ee7baf"/>
    </style:style>
    <style:style style:name="P183" style:family="paragraph" style:parent-style-name="Standard">
      <style:text-properties officeooo:paragraph-rsid="03fdbcac"/>
    </style:style>
    <style:style style:name="P184" style:family="paragraph" style:parent-style-name="Standard">
      <style:text-properties officeooo:paragraph-rsid="0409804c"/>
    </style:style>
    <style:style style:name="P185" style:family="paragraph" style:parent-style-name="Standard">
      <style:text-properties officeooo:paragraph-rsid="04099767"/>
    </style:style>
    <style:style style:name="P186" style:family="paragraph" style:parent-style-name="Standard">
      <style:text-properties officeooo:paragraph-rsid="040f7971"/>
    </style:style>
    <style:style style:name="P187" style:family="paragraph" style:parent-style-name="Standard">
      <style:text-properties officeooo:paragraph-rsid="041102ad"/>
    </style:style>
    <style:style style:name="P188" style:family="paragraph" style:parent-style-name="Standard">
      <style:text-properties officeooo:paragraph-rsid="02ea827e"/>
    </style:style>
    <style:style style:name="P189" style:family="paragraph" style:parent-style-name="Standard">
      <style:text-properties officeooo:paragraph-rsid="02fa06d0"/>
    </style:style>
    <style:style style:name="P19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9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9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9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9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9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96" style:family="paragraph" style:parent-style-name="Standard">
      <style:paragraph-properties fo:break-before="page"/>
    </style:style>
    <style:style style:name="P197" style:family="paragraph" style:parent-style-name="Standard">
      <style:paragraph-properties fo:text-align="center" style:justify-single-word="false" fo:break-before="page"/>
    </style:style>
    <style:style style:name="P19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99" style:family="paragraph" style:parent-style-name="Standard">
      <style:paragraph-properties fo:break-before="page"/>
      <style:text-properties officeooo:paragraph-rsid="01465b56"/>
    </style:style>
    <style:style style:name="P200" style:family="paragraph" style:parent-style-name="Standard">
      <style:paragraph-properties fo:break-before="page"/>
      <style:text-properties officeooo:paragraph-rsid="0149565a"/>
    </style:style>
    <style:style style:name="P201" style:family="paragraph" style:parent-style-name="Standard">
      <style:paragraph-properties fo:break-before="page"/>
      <style:text-properties officeooo:paragraph-rsid="01bd0f67"/>
    </style:style>
    <style:style style:name="P202" style:family="paragraph" style:parent-style-name="Standard">
      <style:paragraph-properties fo:break-before="page"/>
      <style:text-properties officeooo:paragraph-rsid="02b835c8"/>
    </style:style>
    <style:style style:name="P203" style:family="paragraph" style:parent-style-name="Standard">
      <style:paragraph-properties fo:break-before="page"/>
      <style:text-properties officeooo:paragraph-rsid="034b4241"/>
    </style:style>
    <style:style style:name="P204" style:family="paragraph" style:parent-style-name="Standard">
      <style:paragraph-properties fo:break-before="page"/>
      <style:text-properties officeooo:paragraph-rsid="02ea827e"/>
    </style:style>
    <style:style style:name="P20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20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2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2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2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22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22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23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3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3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3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3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3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3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2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2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2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2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ac138"/>
    </style:style>
    <style:style style:name="P2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2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2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2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2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c913a"/>
    </style:style>
    <style:style style:name="P2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2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2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2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829d6"/>
    </style:style>
    <style:style style:name="P2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2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e0fa6"/>
    </style:style>
    <style:style style:name="P2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2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8e63e"/>
    </style:style>
    <style:style style:name="P2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1709c"/>
    </style:style>
    <style:style style:name="P2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2a2"/>
    </style:style>
    <style:style style:name="P2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2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005fc"/>
    </style:style>
    <style:style style:name="P2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2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2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32f9"/>
    </style:style>
    <style:style style:name="P2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14c"/>
    </style:style>
    <style:style style:name="P2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99e"/>
    </style:style>
    <style:style style:name="P2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2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2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8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8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3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3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3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3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3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3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3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3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3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3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3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326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327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32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32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3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3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3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3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3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3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3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3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33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33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34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34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34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34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34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345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346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347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34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b926b9"/>
    </style:style>
    <style:style style:name="P34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c46ef4"/>
    </style:style>
    <style:style style:name="P350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d95e4f"/>
    </style:style>
    <style:style style:name="P35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35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35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35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35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5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b926b9"/>
    </style:style>
    <style:style style:name="P35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c46ef4"/>
    </style:style>
    <style:style style:name="P358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d95e4f"/>
    </style:style>
    <style:style style:name="P3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926b9"/>
    </style:style>
    <style:style style:name="P3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ac138"/>
    </style:style>
    <style:style style:name="P3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0fa6"/>
    </style:style>
    <style:style style:name="P3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8451"/>
    </style:style>
    <style:style style:name="P3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234df"/>
    </style:style>
    <style:style style:name="P3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6ef4"/>
    </style:style>
    <style:style style:name="P3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f2ec"/>
    </style:style>
    <style:style style:name="P3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e8475"/>
    </style:style>
    <style:style style:name="P3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f0f2d"/>
    </style:style>
    <style:style style:name="P3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36d1f"/>
    </style:style>
    <style:style style:name="P3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c913a"/>
    </style:style>
    <style:style style:name="P3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d9bb4"/>
    </style:style>
    <style:style style:name="P3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3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1debd"/>
    </style:style>
    <style:style style:name="P3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5e737"/>
    </style:style>
    <style:style style:name="P3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77c5f"/>
    </style:style>
    <style:style style:name="P3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97c5a"/>
    </style:style>
    <style:style style:name="P3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b2f8f"/>
    </style:style>
    <style:style style:name="P3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efd41"/>
    </style:style>
    <style:style style:name="P3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f8f48"/>
    </style:style>
    <style:style style:name="P3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0b704"/>
    </style:style>
    <style:style style:name="P3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c5d1"/>
    </style:style>
    <style:style style:name="P3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eb1b"/>
    </style:style>
    <style:style style:name="P3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3c651"/>
    </style:style>
    <style:style style:name="P3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4f4f9"/>
    </style:style>
    <style:style style:name="P3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4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e97c5a"/>
    </style:style>
    <style:style style:name="P4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4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403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404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405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406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407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408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409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410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411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412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413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414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415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416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417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418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419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420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421" style:family="paragraph" style:parent-style-name="Standard" style:master-page-name="">
      <style:paragraph-properties style:page-number="auto" fo:break-before="page"/>
      <style:text-properties officeooo:paragraph-rsid="03b926b9"/>
    </style:style>
    <style:style style:name="P422" style:family="paragraph" style:parent-style-name="Standard" style:master-page-name="">
      <style:paragraph-properties style:page-number="auto" fo:break-before="page"/>
      <style:text-properties officeooo:paragraph-rsid="03d95e4f"/>
    </style:style>
    <style:style style:name="P423" style:family="paragraph" style:parent-style-name="Standard" style:master-page-name="">
      <style:paragraph-properties style:page-number="auto"/>
      <style:text-properties officeooo:paragraph-rsid="0214b6b2"/>
    </style:style>
    <style:style style:name="P424" style:family="paragraph" style:parent-style-name="Standard" style:master-page-name="">
      <style:paragraph-properties style:page-number="auto"/>
      <style:text-properties officeooo:paragraph-rsid="02085c57"/>
    </style:style>
    <style:style style:name="P425" style:family="paragraph" style:parent-style-name="Standard" style:master-page-name="">
      <style:paragraph-properties style:page-number="auto"/>
      <style:text-properties officeooo:paragraph-rsid="020ce33f"/>
    </style:style>
    <style:style style:name="P426" style:family="paragraph" style:parent-style-name="Standard" style:master-page-name="">
      <style:paragraph-properties style:page-number="auto"/>
      <style:text-properties officeooo:paragraph-rsid="02111036"/>
    </style:style>
    <style:style style:name="P427" style:family="paragraph" style:parent-style-name="Standard" style:master-page-name="">
      <style:paragraph-properties style:page-number="auto"/>
      <style:text-properties officeooo:paragraph-rsid="02223d51"/>
    </style:style>
    <style:style style:name="P428" style:family="paragraph" style:parent-style-name="Standard" style:master-page-name="">
      <style:paragraph-properties style:page-number="auto"/>
      <style:text-properties officeooo:paragraph-rsid="022dac16"/>
    </style:style>
    <style:style style:name="P429" style:family="paragraph" style:parent-style-name="Standard" style:master-page-name="">
      <style:paragraph-properties style:page-number="auto"/>
      <style:text-properties officeooo:paragraph-rsid="023179eb"/>
    </style:style>
    <style:style style:name="P430" style:family="paragraph" style:parent-style-name="Standard" style:master-page-name="">
      <style:paragraph-properties style:page-number="auto"/>
      <style:text-properties officeooo:paragraph-rsid="02352daa"/>
    </style:style>
    <style:style style:name="P431" style:family="paragraph" style:parent-style-name="Standard" style:master-page-name="">
      <style:paragraph-properties style:page-number="auto"/>
      <style:text-properties officeooo:paragraph-rsid="02365318"/>
    </style:style>
    <style:style style:name="P432" style:family="paragraph" style:parent-style-name="Standard" style:master-page-name="">
      <style:paragraph-properties style:page-number="auto"/>
      <style:text-properties officeooo:paragraph-rsid="023b4625"/>
    </style:style>
    <style:style style:name="P433" style:family="paragraph" style:parent-style-name="Standard" style:master-page-name="">
      <style:paragraph-properties style:page-number="auto"/>
      <style:text-properties officeooo:paragraph-rsid="023c6679"/>
    </style:style>
    <style:style style:name="P434" style:family="paragraph" style:parent-style-name="Standard" style:master-page-name="">
      <style:paragraph-properties style:page-number="auto"/>
      <style:text-properties officeooo:paragraph-rsid="02448428"/>
    </style:style>
    <style:style style:name="P435" style:family="paragraph" style:parent-style-name="Standard" style:master-page-name="">
      <style:paragraph-properties style:page-number="auto"/>
      <style:text-properties officeooo:paragraph-rsid="024a5fe1"/>
    </style:style>
    <style:style style:name="P436" style:family="paragraph" style:parent-style-name="Standard" style:master-page-name="">
      <style:paragraph-properties style:page-number="auto"/>
      <style:text-properties officeooo:paragraph-rsid="024be149"/>
    </style:style>
    <style:style style:name="P437" style:family="paragraph" style:parent-style-name="Standard" style:master-page-name="">
      <style:paragraph-properties style:page-number="auto"/>
      <style:text-properties officeooo:paragraph-rsid="024d4d90"/>
    </style:style>
    <style:style style:name="P438" style:family="paragraph" style:parent-style-name="Standard" style:master-page-name="">
      <style:paragraph-properties style:page-number="auto"/>
      <style:text-properties officeooo:paragraph-rsid="027e8e33"/>
    </style:style>
    <style:style style:name="P439" style:family="paragraph" style:parent-style-name="Standard" style:master-page-name="">
      <style:paragraph-properties style:page-number="auto"/>
      <style:text-properties officeooo:paragraph-rsid="02a8e881"/>
    </style:style>
    <style:style style:name="P440" style:family="paragraph" style:parent-style-name="Standard" style:master-page-name="">
      <style:paragraph-properties style:page-number="auto"/>
      <style:text-properties officeooo:paragraph-rsid="02b835c8"/>
    </style:style>
    <style:style style:name="P441" style:family="paragraph" style:parent-style-name="Standard" style:master-page-name="">
      <style:paragraph-properties style:page-number="auto"/>
      <style:text-properties officeooo:paragraph-rsid="02df9268"/>
    </style:style>
    <style:style style:name="P442" style:family="paragraph" style:parent-style-name="Standard" style:master-page-name="">
      <style:paragraph-properties style:page-number="auto"/>
      <style:text-properties officeooo:paragraph-rsid="034b4241"/>
    </style:style>
    <style:style style:name="P443" style:family="paragraph" style:parent-style-name="Standard" style:master-page-name="">
      <style:paragraph-properties style:page-number="auto"/>
      <style:text-properties officeooo:paragraph-rsid="0375b241"/>
    </style:style>
    <style:style style:name="P444" style:family="paragraph" style:parent-style-name="Standard" style:master-page-name="">
      <style:paragraph-properties style:page-number="auto"/>
      <style:text-properties officeooo:paragraph-rsid="038b2388"/>
    </style:style>
    <style:style style:name="P445" style:family="paragraph" style:parent-style-name="Standard" style:master-page-name="">
      <style:paragraph-properties style:page-number="auto"/>
      <style:text-properties officeooo:paragraph-rsid="03991574"/>
    </style:style>
    <style:style style:name="P446" style:family="paragraph" style:parent-style-name="Standard" style:master-page-name="">
      <style:paragraph-properties style:page-number="auto"/>
      <style:text-properties officeooo:paragraph-rsid="03a0799a"/>
    </style:style>
    <style:style style:name="P447" style:family="paragraph" style:parent-style-name="Standard" style:master-page-name="">
      <style:paragraph-properties style:page-number="auto"/>
      <style:text-properties officeooo:paragraph-rsid="03a22041"/>
    </style:style>
    <style:style style:name="P448" style:family="paragraph" style:parent-style-name="Standard" style:master-page-name="">
      <style:paragraph-properties style:page-number="auto"/>
      <style:text-properties officeooo:paragraph-rsid="03dc913a"/>
    </style:style>
    <style:style style:name="P449" style:family="paragraph" style:parent-style-name="Standard" style:master-page-name="">
      <style:paragraph-properties style:page-number="auto"/>
      <style:text-properties officeooo:paragraph-rsid="03b926b9"/>
    </style:style>
    <style:style style:name="P450" style:family="paragraph" style:parent-style-name="Standard" style:master-page-name="">
      <style:paragraph-properties style:page-number="auto"/>
      <style:text-properties officeooo:paragraph-rsid="03c46ef4"/>
    </style:style>
    <style:style style:name="P45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45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45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45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45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45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457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45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45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46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46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46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46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4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46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46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4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4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4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4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4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4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4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4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4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4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47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4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47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4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48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48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48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926b9"/>
    </style:style>
    <style:style style:name="P48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c46ef4"/>
    </style:style>
    <style:style style:name="P48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dc913a"/>
    </style:style>
    <style:style style:name="P48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e0fa6"/>
    </style:style>
    <style:style style:name="P48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e005fc"/>
    </style:style>
    <style:style style:name="P48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48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490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d95e4f"/>
    </style:style>
    <style:style style:name="P491" style:family="paragraph" style:parent-style-name="Footnote">
      <style:text-properties officeooo:rsid="0304062d" officeooo:paragraph-rsid="0304062d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officeooo:rsid="03fdbcac" style:font-style-asian="italic" style:font-style-complex="italic"/>
    </style:style>
    <style:style style:name="T13" style:family="text">
      <style:text-properties fo:font-style="italic" officeooo:rsid="040f7971" style:font-style-asian="italic" style:font-style-complex="italic"/>
    </style:style>
    <style:style style:name="T14" style:family="text">
      <style:text-properties fo:font-style="italic" officeooo:rsid="040d8f45" style:font-style-asian="italic" style:font-style-complex="italic"/>
    </style:style>
    <style:style style:name="T15" style:family="text">
      <style:text-properties fo:font-style="italic" officeooo:rsid="0411e8d7" style:font-style-asian="italic" style:font-style-complex="italic"/>
    </style:style>
    <style:style style:name="T16" style:family="text">
      <style:text-properties fo:font-style="italic" officeooo:rsid="03c0e777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315a9b" style:font-style-asian="italic" style:font-style-complex="italic"/>
    </style:style>
    <style:style style:name="T19" style:family="text">
      <style:text-properties fo:font-style="italic" style:text-underline-style="none" officeooo:rsid="00d17671" style:font-style-asian="normal" style:font-style-complex="normal"/>
    </style:style>
    <style:style style:name="T20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23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24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5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font-size-asian="10pt" style:font-style-asian="italic" style:font-size-complex="10pt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38cb749" style:font-weight-asian="bold" style:font-weight-complex="bold"/>
    </style:style>
    <style:style style:name="T34" style:family="text">
      <style:text-properties fo:font-style="italic" fo:font-weight="bold" officeooo:rsid="00d17671" style:font-weight-asian="bold" style:font-weight-complex="bold"/>
    </style:style>
    <style:style style:name="T35" style:family="text">
      <style:text-properties fo:font-style="italic" fo:font-weight="bold" officeooo:rsid="0399ef91" style:font-weight-asian="bold" style:font-weight-complex="bold"/>
    </style:style>
    <style:style style:name="T36" style:family="text">
      <style:text-properties fo:font-style="italic" fo:font-weight="bold" officeooo:rsid="03a0799a" style:font-weight-asian="bold" style:font-weight-complex="bold"/>
    </style:style>
    <style:style style:name="T37" style:family="text">
      <style:text-properties fo:font-style="italic" officeooo:rsid="01bf2aed"/>
    </style:style>
    <style:style style:name="T38" style:family="text">
      <style:text-properties fo:font-style="italic" officeooo:rsid="01cdc30e"/>
    </style:style>
    <style:style style:name="T39" style:family="text">
      <style:text-properties fo:font-style="italic" officeooo:rsid="00d17671"/>
    </style:style>
    <style:style style:name="T40" style:family="text">
      <style:text-properties fo:font-style="italic" officeooo:rsid="01de6d40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84b174" style:font-style-asian="normal" style:font-style-complex="normal"/>
    </style:style>
    <style:style style:name="T43" style:family="text">
      <style:text-properties fo:font-style="normal" officeooo:rsid="01cdc30e" style:font-style-asian="normal" style:font-style-complex="normal"/>
    </style:style>
    <style:style style:name="T44" style:family="text">
      <style:text-properties fo:font-style="normal" officeooo:rsid="03116600" style:font-style-asian="normal" style:font-style-complex="normal"/>
    </style:style>
    <style:style style:name="T45" style:family="text">
      <style:text-properties fo:font-style="normal" officeooo:rsid="0319f2f7" style:font-style-asian="normal" style:font-style-complex="normal"/>
    </style:style>
    <style:style style:name="T46" style:family="text">
      <style:text-properties fo:font-style="normal" officeooo:rsid="031b9b10" style:font-style-asian="normal" style:font-style-complex="normal"/>
    </style:style>
    <style:style style:name="T47" style:family="text">
      <style:text-properties fo:font-style="normal" officeooo:rsid="031d4932" style:font-style-asian="normal" style:font-style-complex="normal"/>
    </style:style>
    <style:style style:name="T48" style:family="text">
      <style:text-properties fo:font-style="normal" officeooo:rsid="033837e4" style:font-style-asian="normal" style:font-style-complex="normal"/>
    </style:style>
    <style:style style:name="T49" style:family="text">
      <style:text-properties fo:font-style="normal" officeooo:rsid="0339428c" style:font-style-asian="normal" style:font-style-complex="normal"/>
    </style:style>
    <style:style style:name="T50" style:family="text">
      <style:text-properties fo:font-style="normal" officeooo:rsid="033d6498" style:font-style-asian="normal" style:font-style-complex="normal"/>
    </style:style>
    <style:style style:name="T51" style:family="text">
      <style:text-properties fo:font-style="normal" officeooo:rsid="00d17671" style:font-style-asian="normal" style:font-style-complex="normal"/>
    </style:style>
    <style:style style:name="T52" style:family="text">
      <style:text-properties fo:font-style="normal" officeooo:rsid="03b29083" style:font-style-asian="normal" style:font-style-complex="normal"/>
    </style:style>
    <style:style style:name="T53" style:family="text">
      <style:text-properties fo:font-style="normal" officeooo:rsid="03c0b19f" style:font-style-asian="normal" style:font-style-complex="normal"/>
    </style:style>
    <style:style style:name="T54" style:family="text">
      <style:text-properties fo:font-style="normal" officeooo:rsid="01c580a7" style:font-style-asian="normal" style:font-style-complex="normal"/>
    </style:style>
    <style:style style:name="T55" style:family="text">
      <style:text-properties fo:font-style="normal" officeooo:rsid="03e5e737" style:font-style-asian="normal" style:font-style-complex="normal"/>
    </style:style>
    <style:style style:name="T56" style:family="text">
      <style:text-properties fo:font-style="normal" officeooo:rsid="03e77c5f" style:font-style-asian="normal" style:font-style-complex="normal"/>
    </style:style>
    <style:style style:name="T57" style:family="text">
      <style:text-properties fo:font-style="normal" officeooo:rsid="03bee130" style:font-style-asian="normal" style:font-style-complex="normal"/>
    </style:style>
    <style:style style:name="T58" style:family="text">
      <style:text-properties fo:font-style="normal" officeooo:rsid="040d8f45" style:font-style-asian="normal" style:font-style-complex="normal"/>
    </style:style>
    <style:style style:name="T59" style:family="text">
      <style:text-properties fo:font-style="normal" officeooo:rsid="040f7971" style:font-style-asian="normal" style:font-style-complex="normal"/>
    </style:style>
    <style:style style:name="T60" style:family="text">
      <style:text-properties fo:font-style="normal" officeooo:rsid="041102ad" style:font-style-asian="normal" style:font-style-complex="normal"/>
    </style:style>
    <style:style style:name="T61" style:family="text">
      <style:text-properties fo:font-style="normal" officeooo:rsid="0411e8d7" style:font-style-asian="normal" style:font-style-complex="normal"/>
    </style:style>
    <style:style style:name="T62" style:family="text">
      <style:text-properties fo:font-style="normal" officeooo:rsid="041242e9" style:font-style-asian="normal" style:font-style-complex="normal"/>
    </style:style>
    <style:style style:name="T63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64" style:family="text">
      <style:text-properties fo:font-style="normal" officeooo:rsid="03bee130" style:font-style-asian="normal" style:font-weight-asian="bold" style:font-style-complex="normal" style:font-weight-complex="bold"/>
    </style:style>
    <style:style style:name="T65" style:family="text">
      <style:text-properties fo:font-style="normal" officeooo:rsid="03c0e777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none" style:font-style-asian="normal" style:font-style-complex="normal"/>
    </style:style>
    <style:style style:name="T67" style:family="text">
      <style:text-properties fo:font-style="normal" style:text-underline-style="none" officeooo:rsid="002c318e" style:font-style-asian="normal" style:font-style-complex="normal"/>
    </style:style>
    <style:style style:name="T68" style:family="text">
      <style:text-properties fo:font-style="normal" style:text-underline-style="none" officeooo:rsid="002d35b4" style:font-style-asian="normal" style:font-style-complex="normal"/>
    </style:style>
    <style:style style:name="T69" style:family="text">
      <style:text-properties fo:font-style="normal" style:text-underline-style="none" officeooo:rsid="00315a9b" style:font-style-asian="normal" style:font-style-complex="normal"/>
    </style:style>
    <style:style style:name="T70" style:family="text">
      <style:text-properties fo:font-style="normal" style:text-underline-style="none" officeooo:rsid="00633e66" style:font-style-asian="normal" style:font-style-complex="normal"/>
    </style:style>
    <style:style style:name="T71" style:family="text">
      <style:text-properties fo:font-style="normal" style:text-underline-style="none" officeooo:rsid="006f728c" style:font-style-asian="normal" style:font-style-complex="normal"/>
    </style:style>
    <style:style style:name="T72" style:family="text">
      <style:text-properties fo:font-style="normal" style:text-underline-style="none" officeooo:rsid="00cfe32a" style:font-style-asian="normal" style:font-style-complex="normal"/>
    </style:style>
    <style:style style:name="T73" style:family="text">
      <style:text-properties fo:font-style="normal" style:text-underline-style="none" officeooo:rsid="00e9172d" style:font-style-asian="normal" style:font-style-complex="normal"/>
    </style:style>
    <style:style style:name="T74" style:family="text">
      <style:text-properties fo:font-style="normal" style:text-underline-style="none" officeooo:rsid="00ebe9ed" style:font-style-asian="normal" style:font-style-complex="normal"/>
    </style:style>
    <style:style style:name="T75" style:family="text">
      <style:text-properties fo:font-style="normal" style:text-underline-style="none" officeooo:rsid="00d17671" style:font-style-asian="normal" style:font-style-complex="normal"/>
    </style:style>
    <style:style style:name="T76" style:family="text">
      <style:text-properties fo:font-style="normal" style:text-underline-style="none" officeooo:rsid="00ed5b01" style:font-style-asian="normal" style:font-style-complex="normal"/>
    </style:style>
    <style:style style:name="T77" style:family="text">
      <style:text-properties fo:font-style="normal" style:text-underline-style="none" officeooo:rsid="00d20a1b" style:font-style-asian="normal" style:font-style-complex="normal"/>
    </style:style>
    <style:style style:name="T78" style:family="text">
      <style:text-properties fo:font-style="normal" style:text-underline-style="none" officeooo:rsid="00eda7a8" style:font-style-asian="normal" style:font-style-complex="normal"/>
    </style:style>
    <style:style style:name="T79" style:family="text">
      <style:text-properties fo:font-style="normal" style:text-underline-style="none" officeooo:rsid="00d3b6e5" style:font-style-asian="normal" style:font-style-complex="normal"/>
    </style:style>
    <style:style style:name="T80" style:family="text">
      <style:text-properties fo:font-style="normal" style:text-underline-style="none" officeooo:rsid="00d5b58b" style:font-style-asian="normal" style:font-style-complex="normal"/>
    </style:style>
    <style:style style:name="T81" style:family="text">
      <style:text-properties fo:font-style="normal" style:text-underline-style="none" officeooo:rsid="00eec105" style:font-style-asian="normal" style:font-style-complex="normal"/>
    </style:style>
    <style:style style:name="T82" style:family="text">
      <style:text-properties fo:font-style="normal" style:text-underline-style="none" officeooo:rsid="00f958e4" style:font-style-asian="normal" style:font-style-complex="normal"/>
    </style:style>
    <style:style style:name="T83" style:family="text">
      <style:text-properties fo:font-style="normal" style:text-underline-style="none" officeooo:rsid="0103769a" style:font-style-asian="normal" style:font-style-complex="normal"/>
    </style:style>
    <style:style style:name="T84" style:family="text">
      <style:text-properties fo:font-style="normal" style:text-underline-style="none" officeooo:rsid="010b52be" style:font-style-asian="normal" style:font-style-complex="normal"/>
    </style:style>
    <style:style style:name="T85" style:family="text">
      <style:text-properties fo:font-style="normal" style:text-underline-style="none" officeooo:rsid="010c9a97" style:font-style-asian="normal" style:font-style-complex="normal"/>
    </style:style>
    <style:style style:name="T86" style:family="text">
      <style:text-properties fo:font-style="normal" style:text-underline-style="none" officeooo:rsid="01105376" style:font-style-asian="normal" style:font-style-complex="normal"/>
    </style:style>
    <style:style style:name="T87" style:family="text">
      <style:text-properties fo:font-style="normal" style:text-underline-style="none" officeooo:rsid="01148304" style:font-style-asian="normal" style:font-style-complex="normal"/>
    </style:style>
    <style:style style:name="T88" style:family="text">
      <style:text-properties fo:font-style="normal" style:text-underline-style="none" officeooo:rsid="011ce3e5" style:font-style-asian="normal" style:font-style-complex="normal"/>
    </style:style>
    <style:style style:name="T89" style:family="text">
      <style:text-properties fo:font-style="normal" style:text-underline-style="none" officeooo:rsid="011dd8eb" style:font-style-asian="normal" style:font-style-complex="normal"/>
    </style:style>
    <style:style style:name="T90" style:family="text">
      <style:text-properties fo:font-style="normal" style:text-underline-style="none" officeooo:rsid="014b46e5" style:font-style-asian="normal" style:font-style-complex="normal"/>
    </style:style>
    <style:style style:name="T91" style:family="text">
      <style:text-properties fo:font-style="normal" style:text-underline-style="none" officeooo:rsid="01541640" style:font-style-asian="normal" style:font-style-complex="normal"/>
    </style:style>
    <style:style style:name="T92" style:family="text">
      <style:text-properties fo:font-style="normal" style:text-underline-style="none" officeooo:rsid="0155b3a7" style:font-style-asian="normal" style:font-style-complex="normal"/>
    </style:style>
    <style:style style:name="T93" style:family="text">
      <style:text-properties fo:font-style="normal" style:text-underline-style="none" officeooo:rsid="0174bd2c" style:font-style-asian="normal" style:font-style-complex="normal"/>
    </style:style>
    <style:style style:name="T94" style:family="text">
      <style:text-properties fo:font-style="normal" style:text-underline-style="none" officeooo:rsid="0176ca3c" style:font-style-asian="normal" style:font-style-complex="normal"/>
    </style:style>
    <style:style style:name="T95" style:family="text">
      <style:text-properties fo:font-style="normal" style:text-underline-style="none" officeooo:rsid="019cea50" style:font-style-asian="normal" style:font-style-complex="normal"/>
    </style:style>
    <style:style style:name="T96" style:family="text">
      <style:text-properties fo:font-style="normal" style:text-underline-style="none" officeooo:rsid="028785fc" style:font-style-asian="normal" style:font-style-complex="normal"/>
    </style:style>
    <style:style style:name="T97" style:family="text">
      <style:text-properties fo:font-style="normal" style:text-underline-style="none" officeooo:rsid="02c0f8e2" style:font-style-asian="normal" style:font-style-complex="normal"/>
    </style:style>
    <style:style style:name="T98" style:family="text">
      <style:text-properties fo:font-style="normal" style:text-underline-style="none" officeooo:rsid="02db57fb" style:font-style-asian="normal" style:font-style-complex="normal"/>
    </style:style>
    <style:style style:name="T99" style:family="text">
      <style:text-properties fo:font-style="normal" style:text-underline-style="none" officeooo:rsid="02e396f5" style:font-style-asian="normal" style:font-style-complex="normal"/>
    </style:style>
    <style:style style:name="T100" style:family="text">
      <style:text-properties fo:font-style="normal" style:text-underline-style="none" officeooo:rsid="034d4023" style:font-style-asian="normal" style:font-style-complex="normal"/>
    </style:style>
    <style:style style:name="T101" style:family="text">
      <style:text-properties fo:font-style="normal" style:text-underline-style="none" officeooo:rsid="0375b241" style:font-style-asian="normal" style:font-style-complex="normal"/>
    </style:style>
    <style:style style:name="T102" style:family="text">
      <style:text-properties fo:font-style="normal" style:text-underline-style="none" officeooo:rsid="038b2388" style:font-style-asian="normal" style:font-style-complex="normal"/>
    </style:style>
    <style:style style:name="T103" style:family="text">
      <style:text-properties fo:font-style="normal" style:text-underline-style="none" officeooo:rsid="03a22041" style:font-style-asian="normal" style:font-style-complex="normal"/>
    </style:style>
    <style:style style:name="T104" style:family="text">
      <style:text-properties fo:font-style="normal" style:text-underline-style="none" officeooo:rsid="03bac138" style:font-style-asian="normal" style:font-style-complex="normal"/>
    </style:style>
    <style:style style:name="T105" style:family="text">
      <style:text-properties fo:font-style="normal" style:text-underline-style="none" officeooo:rsid="03c46ef4" style:font-style-asian="normal" style:font-style-complex="normal"/>
    </style:style>
    <style:style style:name="T106" style:family="text">
      <style:text-properties fo:font-style="normal" style:text-underline-style="none" officeooo:rsid="03c7274a" style:font-style-asian="normal" style:font-style-complex="normal"/>
    </style:style>
    <style:style style:name="T107" style:family="text">
      <style:text-properties fo:font-style="normal" style:text-underline-style="none" officeooo:rsid="03e97c5a" style:font-style-asian="normal" style:font-style-complex="normal"/>
    </style:style>
    <style:style style:name="T108" style:family="text">
      <style:text-properties fo:font-style="normal" style:text-underline-style="none" officeooo:rsid="03ecd14c" style:font-style-asian="normal" style:font-style-complex="normal"/>
    </style:style>
    <style:style style:name="T10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1aee3cb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3b6b98c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3c46ef4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3c7274a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style="normal" style:text-underline-style="none" fo:font-weight="normal" officeooo:rsid="03b6b98c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font-style="normal" style:text-underline-style="none" fo:font-weight="normal" officeooo:rsid="03be8451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fo:font-style="normal" style:text-underline-style="none" fo:font-weight="normal" officeooo:rsid="04099767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font-style="normal" style:text-underline-style="none" fo:font-weight="normal" officeooo:rsid="040d8f45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font-style="normal" style:text-underline-style="none" fo:font-weight="normal" officeooo:rsid="0411e8d7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53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54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55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56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57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58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59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60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61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62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63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64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65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66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67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68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69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70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71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72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73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74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75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76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77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78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79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80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81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82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83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84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85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86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87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88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89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90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91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92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93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94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95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196" style:family="text">
      <style:text-properties style:text-underline-style="none" style:font-style-asian="normal" style:font-style-complex="normal"/>
    </style:style>
    <style:style style:name="T197" style:family="text">
      <style:text-properties style:text-underline-style="none" officeooo:rsid="002d35b4" style:font-style-asian="normal" style:font-style-complex="normal"/>
    </style:style>
    <style:style style:name="T198" style:family="text">
      <style:text-properties style:text-underline-style="none" officeooo:rsid="002c318e" style:font-style-asian="normal" style:font-style-complex="normal"/>
    </style:style>
    <style:style style:name="T199" style:family="text">
      <style:text-properties style:text-underline-style="none" officeooo:rsid="00cc18fe" style:font-style-asian="normal" style:font-style-complex="normal"/>
    </style:style>
    <style:style style:name="T200" style:family="text">
      <style:text-properties style:text-underline-style="none" officeooo:rsid="00eec105" style:font-style-asian="normal" style:font-style-complex="normal"/>
    </style:style>
    <style:style style:name="T201" style:family="text">
      <style:text-properties style:text-underline-style="none" officeooo:rsid="00d5b58b" style:font-style-asian="normal" style:font-style-complex="normal"/>
    </style:style>
    <style:style style:name="T202" style:family="text">
      <style:text-properties style:text-underline-style="none" officeooo:rsid="0103769a" style:font-style-asian="normal" style:font-style-complex="normal"/>
    </style:style>
    <style:style style:name="T203" style:family="text">
      <style:text-properties style:text-underline-style="none" officeooo:rsid="0085fd01" style:font-style-asian="normal" style:font-style-complex="normal"/>
    </style:style>
    <style:style style:name="T204" style:family="text">
      <style:text-properties style:text-underline-style="none" officeooo:rsid="011150ba" style:font-style-asian="normal" style:font-style-complex="normal"/>
    </style:style>
    <style:style style:name="T205" style:family="text">
      <style:text-properties style:text-underline-style="none" officeooo:rsid="011ce3e5" style:font-style-asian="normal" style:font-style-complex="normal"/>
    </style:style>
    <style:style style:name="T206" style:family="text">
      <style:text-properties style:text-underline-style="none" officeooo:rsid="01430567" style:font-style-asian="normal" style:font-style-complex="normal"/>
    </style:style>
    <style:style style:name="T207" style:family="text">
      <style:text-properties style:text-underline-style="none" officeooo:rsid="01434dce" style:font-style-asian="normal" style:font-style-complex="normal"/>
    </style:style>
    <style:style style:name="T208" style:family="text">
      <style:text-properties style:text-underline-style="none" officeooo:rsid="014b46e5" style:font-style-asian="normal" style:font-style-complex="normal"/>
    </style:style>
    <style:style style:name="T209" style:family="text">
      <style:text-properties style:text-underline-style="none" officeooo:rsid="0155b3a7" style:font-style-asian="normal" style:font-style-complex="normal"/>
    </style:style>
    <style:style style:name="T210" style:family="text">
      <style:text-properties style:text-underline-style="none" officeooo:rsid="01e9f32c" style:font-style-asian="normal" style:font-style-complex="normal"/>
    </style:style>
    <style:style style:name="T211" style:family="text">
      <style:text-properties style:text-underline-style="none" officeooo:rsid="02e396f5" style:font-style-asian="normal" style:font-style-complex="normal"/>
    </style:style>
    <style:style style:name="T212" style:family="text">
      <style:text-properties style:text-underline-style="none" officeooo:rsid="02e4637c" style:font-style-asian="normal" style:font-style-complex="normal"/>
    </style:style>
    <style:style style:name="T213" style:family="text">
      <style:text-properties style:text-underline-style="none" officeooo:rsid="034d4023" style:font-style-asian="normal" style:font-style-complex="normal"/>
    </style:style>
    <style:style style:name="T214" style:family="text">
      <style:text-properties style:text-underline-style="none" officeooo:rsid="03bac138" style:font-style-asian="normal" style:font-style-complex="normal"/>
    </style:style>
    <style:style style:name="T215" style:family="text">
      <style:text-properties style:text-underline-style="none" officeooo:rsid="03bc1798" style:font-style-asian="normal" style:font-style-complex="normal"/>
    </style:style>
    <style:style style:name="T216" style:family="text">
      <style:text-properties style:text-underline-style="none" officeooo:rsid="03be8451" style:font-style-asian="normal" style:font-style-complex="normal"/>
    </style:style>
    <style:style style:name="T217" style:family="text">
      <style:text-properties style:text-underline-style="none" officeooo:rsid="03c664ca" style:font-style-asian="normal" style:font-style-complex="normal"/>
    </style:style>
    <style:style style:name="T218" style:family="text">
      <style:text-properties style:text-underline-style="none" officeooo:rsid="03ce8475" style:font-style-asian="normal" style:font-style-complex="normal"/>
    </style:style>
    <style:style style:name="T219" style:family="text">
      <style:text-properties style:text-underline-style="none" officeooo:rsid="03dd9bb4" style:font-style-asian="normal" style:font-style-complex="normal"/>
    </style:style>
    <style:style style:name="T220" style:family="text">
      <style:text-properties style:text-underline-style="none" officeooo:rsid="03e97c5a" style:font-style-asian="normal" style:font-style-complex="normal"/>
    </style:style>
    <style:style style:name="T221" style:family="text">
      <style:text-properties style:text-underline-style="none" officeooo:rsid="03ea3f93" style:font-style-asian="normal" style:font-style-complex="normal"/>
    </style:style>
    <style:style style:name="T222" style:family="text">
      <style:text-properties style:text-underline-style="none" officeooo:rsid="03eb2f8f" style:font-style-asian="normal" style:font-style-complex="normal"/>
    </style:style>
    <style:style style:name="T223" style:family="text">
      <style:text-properties style:text-underline-style="none" officeooo:rsid="03ec32f9" style:font-style-asian="normal" style:font-style-complex="normal"/>
    </style:style>
    <style:style style:name="T224" style:family="text">
      <style:text-properties style:text-underline-style="none" officeooo:rsid="03ecd14c" style:font-style-asian="normal" style:font-style-complex="normal"/>
    </style:style>
    <style:style style:name="T225" style:family="text">
      <style:text-properties style:text-underline-style="none" officeooo:rsid="03ecd99e" style:font-style-asian="normal" style:font-style-complex="normal"/>
    </style:style>
    <style:style style:name="T226" style:family="text">
      <style:text-properties style:text-underline-style="none" officeooo:rsid="03ed50a4" style:font-style-asian="normal" style:font-style-complex="normal"/>
    </style:style>
    <style:style style:name="T227" style:family="text">
      <style:text-properties style:text-underline-style="none" officeooo:rsid="03eefd41" style:font-style-asian="normal" style:font-style-complex="normal"/>
    </style:style>
    <style:style style:name="T228" style:family="text">
      <style:text-properties style:text-underline-style="none" officeooo:rsid="02c761f3" style:font-style-asian="normal" style:font-style-complex="normal"/>
    </style:style>
    <style:style style:name="T229" style:family="text">
      <style:text-properties style:text-underline-style="none" officeooo:rsid="03f695ea" style:font-style-asian="normal" style:font-style-complex="normal"/>
    </style:style>
    <style:style style:name="T230" style:family="text">
      <style:text-properties style:text-underline-style="none" officeooo:rsid="03fb385a" style:font-style-asian="normal" style:font-style-complex="normal"/>
    </style:style>
    <style:style style:name="T231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232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233" style:family="text">
      <style:text-properties style:text-underline-style="none" fo:font-weight="bold" officeooo:rsid="03be8451" style:font-style-asian="normal" style:font-weight-asian="bold" style:font-style-complex="normal" style:font-weight-complex="bold"/>
    </style:style>
    <style:style style:name="T234" style:family="text">
      <style:text-properties style:text-underline-style="none" fo:font-weight="bold" officeooo:rsid="00d17671" style:font-style-asian="normal" style:font-weight-asian="bold" style:font-style-complex="normal" style:font-weight-complex="bold"/>
    </style:style>
    <style:style style:name="T235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236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237" style:family="text">
      <style:text-properties officeooo:rsid="001178ae"/>
    </style:style>
    <style:style style:name="T238" style:family="text">
      <style:text-properties officeooo:rsid="0015290e"/>
    </style:style>
    <style:style style:name="T239" style:family="text">
      <style:text-properties officeooo:rsid="001b2b27"/>
    </style:style>
    <style:style style:name="T240" style:family="text">
      <style:text-properties officeooo:rsid="0034832a"/>
    </style:style>
    <style:style style:name="T241" style:family="text">
      <style:text-properties style:font-size-asian="10pt" style:font-size-complex="10pt"/>
    </style:style>
    <style:style style:name="T242" style:family="text">
      <style:text-properties officeooo:rsid="000f7979" style:font-size-asian="10pt" style:font-size-complex="10pt"/>
    </style:style>
    <style:style style:name="T243" style:family="text">
      <style:text-properties officeooo:rsid="0015ad56" style:font-size-asian="10pt" style:font-size-complex="10pt"/>
    </style:style>
    <style:style style:name="T244" style:family="text">
      <style:text-properties officeooo:rsid="0016e0aa" style:font-size-asian="10pt" style:font-size-complex="10pt"/>
    </style:style>
    <style:style style:name="T245" style:family="text">
      <style:text-properties officeooo:rsid="0017fe57" style:font-size-asian="10pt" style:font-size-complex="10pt"/>
    </style:style>
    <style:style style:name="T246" style:family="text">
      <style:text-properties officeooo:rsid="007b25e6" style:font-size-asian="10pt" style:font-size-complex="10pt"/>
    </style:style>
    <style:style style:name="T247" style:family="text">
      <style:text-properties officeooo:rsid="00a3692c" style:font-size-asian="10pt" style:font-size-complex="10pt"/>
    </style:style>
    <style:style style:name="T248" style:family="text">
      <style:text-properties officeooo:rsid="02544efc" style:font-size-asian="10pt" style:font-size-complex="10pt"/>
    </style:style>
    <style:style style:name="T249" style:family="text">
      <style:text-properties officeooo:rsid="00848c87"/>
    </style:style>
    <style:style style:name="T250" style:family="text">
      <style:text-properties officeooo:rsid="0084b174"/>
    </style:style>
    <style:style style:name="T251" style:family="text">
      <style:text-properties officeooo:rsid="0085fd01"/>
    </style:style>
    <style:style style:name="T252" style:family="text">
      <style:text-properties officeooo:rsid="00963f2a"/>
    </style:style>
    <style:style style:name="T253" style:family="text">
      <style:text-properties officeooo:rsid="00989675"/>
    </style:style>
    <style:style style:name="T254" style:family="text">
      <style:text-properties fo:font-weight="normal" style:font-weight-asian="normal" style:font-weight-complex="normal"/>
    </style:style>
    <style:style style:name="T255" style:family="text">
      <style:text-properties fo:font-weight="normal" officeooo:rsid="00989675" style:font-weight-asian="normal" style:font-weight-complex="normal"/>
    </style:style>
    <style:style style:name="T256" style:family="text">
      <style:text-properties fo:font-weight="normal" officeooo:rsid="01aee3cb" style:font-weight-asian="normal" style:font-weight-complex="normal"/>
    </style:style>
    <style:style style:name="T257" style:family="text">
      <style:text-properties fo:font-weight="normal" officeooo:rsid="02b7df84" style:font-weight-asian="normal" style:font-weight-complex="normal"/>
    </style:style>
    <style:style style:name="T258" style:family="text">
      <style:text-properties fo:font-weight="normal" officeooo:rsid="02d6fad2" style:font-weight-asian="normal" style:font-weight-complex="normal"/>
    </style:style>
    <style:style style:name="T259" style:family="text">
      <style:text-properties fo:font-weight="normal" officeooo:rsid="0376cf9a" style:font-weight-asian="normal" style:font-weight-complex="normal"/>
    </style:style>
    <style:style style:name="T260" style:family="text">
      <style:text-properties fo:font-weight="normal" officeooo:rsid="037683ff" style:font-weight-asian="normal" style:font-weight-complex="normal"/>
    </style:style>
    <style:style style:name="T261" style:family="text">
      <style:text-properties fo:font-weight="normal" officeooo:rsid="00d17671" style:font-weight-asian="normal" style:font-weight-complex="normal"/>
    </style:style>
    <style:style style:name="T262" style:family="text">
      <style:text-properties fo:font-weight="normal" officeooo:rsid="00f06cbd" style:font-weight-asian="normal" style:font-weight-complex="normal"/>
    </style:style>
    <style:style style:name="T263" style:family="text">
      <style:text-properties fo:font-weight="normal" officeooo:rsid="037f4d09" style:font-weight-asian="normal" style:font-weight-complex="normal"/>
    </style:style>
    <style:style style:name="T264" style:family="text">
      <style:text-properties fo:font-weight="normal" officeooo:rsid="0390a5db" style:font-weight-asian="normal" style:font-weight-complex="normal"/>
    </style:style>
    <style:style style:name="T265" style:family="text">
      <style:text-properties fo:font-weight="normal" officeooo:rsid="0394a79f" style:font-weight-asian="normal" style:font-weight-complex="normal"/>
    </style:style>
    <style:style style:name="T266" style:family="text">
      <style:text-properties fo:font-weight="normal" officeooo:rsid="039582b6" style:font-weight-asian="normal" style:font-weight-complex="normal"/>
    </style:style>
    <style:style style:name="T267" style:family="text">
      <style:text-properties fo:font-weight="normal" officeooo:rsid="0399ef91" style:font-weight-asian="normal" style:font-weight-complex="normal"/>
    </style:style>
    <style:style style:name="T268" style:family="text">
      <style:text-properties fo:font-weight="normal" officeooo:rsid="03a22041" style:font-weight-asian="normal" style:font-weight-complex="normal"/>
    </style:style>
    <style:style style:name="T269" style:family="text">
      <style:text-properties fo:font-weight="normal" officeooo:rsid="03a417e5" style:font-weight-asian="normal" style:font-weight-complex="normal"/>
    </style:style>
    <style:style style:name="T270" style:family="text">
      <style:text-properties fo:font-weight="normal" officeooo:rsid="0377d77f" style:font-weight-asian="normal" style:font-weight-complex="normal"/>
    </style:style>
    <style:style style:name="T271" style:family="text">
      <style:text-properties fo:font-weight="normal" officeooo:rsid="03f2c5d1" style:font-weight-asian="normal" style:font-weight-complex="normal"/>
    </style:style>
    <style:style style:name="T272" style:family="text">
      <style:text-properties fo:font-weight="normal" officeooo:rsid="03f4f4f9" style:font-weight-asian="normal" style:font-weight-complex="normal"/>
    </style:style>
    <style:style style:name="T273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74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75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76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77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78" style:family="text">
      <style:text-properties officeooo:rsid="0099f758"/>
    </style:style>
    <style:style style:name="T279" style:family="text">
      <style:text-properties officeooo:rsid="009fb0b9"/>
    </style:style>
    <style:style style:name="T280" style:family="text">
      <style:text-properties officeooo:rsid="00a68766"/>
    </style:style>
    <style:style style:name="T281" style:family="text">
      <style:text-properties officeooo:rsid="00a7197b"/>
    </style:style>
    <style:style style:name="T282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83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84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85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86" style:family="text">
      <style:text-properties fo:font-size="9pt" fo:font-style="normal" style:text-underline-style="none" fo:font-weight="normal" officeooo:rsid="04099767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87" style:family="text">
      <style:text-properties fo:font-size="9pt" fo:font-style="normal" style:text-underline-style="none" fo:font-weight="normal" officeooo:rsid="040d8f45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88" style:family="text">
      <style:text-properties officeooo:rsid="00be4500"/>
    </style:style>
    <style:style style:name="T289" style:family="text">
      <style:text-properties style:font-name="Liberation Serif1" officeooo:rsid="00c4fcfb" style:font-name-asian="Liberation Serif1" style:font-name-complex="Liberation Serif1"/>
    </style:style>
    <style:style style:name="T290" style:family="text">
      <style:text-properties style:font-name="Liberation Serif1" officeooo:rsid="00dec184" style:font-name-asian="Liberation Serif1" style:font-name-complex="Liberation Serif1"/>
    </style:style>
    <style:style style:name="T291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292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293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296" style:family="text">
      <style:text-properties style:font-name="Liberation Serif1" fo:font-style="normal" style:text-underline-style="none" fo:font-weight="bold" officeooo:rsid="03b1e937" style:font-name-asian="Liberation Serif1" style:font-style-asian="normal" style:font-weight-asian="bold" style:font-name-complex="Liberation Serif1" style:font-style-complex="normal" style:font-weight-complex="bold"/>
    </style:style>
    <style:style style:name="T297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98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d5b58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03769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37f4d09" style:font-name-asian="Liberation Serif1" style:font-style-asian="normal" style:font-weight-asian="normal" style:font-name-complex="Liberation Serif1" style:font-style-complex="normal" style:font-weight-complex="normal"/>
    </style:style>
    <style:style style:name="T306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307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308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309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310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311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312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313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314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315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316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317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318" style:family="text">
      <style:text-properties style:font-name="Liberation Serif1" style:text-underline-style="none" officeooo:rsid="03c46ef4" style:font-name-asian="Liberation Serif1" style:font-style-asian="normal" style:font-name-complex="Liberation Serif1" style:font-style-complex="normal"/>
    </style:style>
    <style:style style:name="T319" style:family="text">
      <style:text-properties style:font-name="Liberation Serif1" style:text-underline-style="none" officeooo:rsid="03c664ca" style:font-name-asian="Liberation Serif1" style:font-style-asian="normal" style:font-name-complex="Liberation Serif1" style:font-style-complex="normal"/>
    </style:style>
    <style:style style:name="T320" style:family="text">
      <style:text-properties style:font-name="Liberation Serif1" style:text-underline-style="none" officeooo:rsid="03cae4a2" style:font-name-asian="Liberation Serif1" style:font-style-asian="normal" style:font-name-complex="Liberation Serif1" style:font-style-complex="normal"/>
    </style:style>
    <style:style style:name="T321" style:family="text">
      <style:text-properties style:font-name="Liberation Serif1" style:text-underline-style="none" officeooo:rsid="03cd20f2" style:font-name-asian="Liberation Serif1" style:font-style-asian="normal" style:font-name-complex="Liberation Serif1" style:font-style-complex="normal"/>
    </style:style>
    <style:style style:name="T322" style:family="text">
      <style:text-properties style:font-name="Liberation Serif1" style:text-underline-style="none" officeooo:rsid="03eb2f8f" style:font-name-asian="Liberation Serif1" style:font-style-asian="normal" style:font-name-complex="Liberation Serif1" style:font-style-complex="normal"/>
    </style:style>
    <style:style style:name="T323" style:family="text">
      <style:text-properties style:font-name="Liberation Serif1" style:text-underline-style="none" officeooo:rsid="03ecd14c" style:font-name-asian="Liberation Serif1" style:font-style-asian="normal" style:font-name-complex="Liberation Serif1" style:font-style-complex="normal"/>
    </style:style>
    <style:style style:name="T324" style:family="text">
      <style:text-properties style:font-name="Liberation Serif1" style:text-underline-style="none" officeooo:rsid="03ecd99e" style:font-name-asian="Liberation Serif1" style:font-style-asian="normal" style:font-name-complex="Liberation Serif1" style:font-style-complex="normal"/>
    </style:style>
    <style:style style:name="T325" style:family="text">
      <style:text-properties style:font-name="Liberation Serif1" style:text-underline-style="none" officeooo:rsid="03f695ea" style:font-name-asian="Liberation Serif1" style:font-style-asian="normal" style:font-name-complex="Liberation Serif1" style:font-style-complex="normal"/>
    </style:style>
    <style:style style:name="T326" style:family="text">
      <style:text-properties style:font-name="Liberation Serif1" style:text-underline-style="none" officeooo:rsid="03f7c15f" style:font-name-asian="Liberation Serif1" style:font-style-asian="normal" style:font-name-complex="Liberation Serif1" style:font-style-complex="normal"/>
    </style:style>
    <style:style style:name="T327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28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29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30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1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2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3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4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5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6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7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8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9" style:family="text">
      <style:text-properties style:font-name="Liberation Serif1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0" style:family="text">
      <style:text-properties style:font-name="Liberation Serif1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1" style:family="text">
      <style:text-properties style:font-name="Liberation Serif1" style:text-underline-style="none" fo:font-weight="normal" officeooo:rsid="037f4d0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2" style:family="text">
      <style:text-properties style:font-name="Liberation Serif1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3" style:family="text">
      <style:text-properties style:font-name="Liberation Serif1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4" style:family="text">
      <style:text-properties style:font-name="Liberation Serif1" fo:font-style="italic" officeooo:rsid="00dec184" style:font-name-asian="Liberation Serif1" style:font-name-complex="Liberation Serif1"/>
    </style:style>
    <style:style style:name="T345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346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47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48" style:family="text">
      <style:text-properties style:font-name="Liberation Serif1" fo:font-style="italic" fo:font-weight="bold" officeooo:rsid="00dec184" style:font-name-asian="Liberation Serif1" style:font-weight-asian="bold" style:font-name-complex="Liberation Serif1" style:font-weight-complex="bold"/>
    </style:style>
    <style:style style:name="T34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35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1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352" style:family="text">
      <style:text-properties officeooo:rsid="00d17671"/>
    </style:style>
    <style:style style:name="T353" style:family="text">
      <style:text-properties officeooo:rsid="00d20a1b"/>
    </style:style>
    <style:style style:name="T354" style:family="text">
      <style:text-properties officeooo:rsid="00d30059"/>
    </style:style>
    <style:style style:name="T355" style:family="text">
      <style:text-properties officeooo:rsid="00d3b6e5"/>
    </style:style>
    <style:style style:name="T356" style:family="text">
      <style:text-properties officeooo:rsid="00d4e75b"/>
    </style:style>
    <style:style style:name="T357" style:family="text">
      <style:text-properties officeooo:rsid="00b13985" style:font-weight-asian="bold" style:font-weight-complex="bold"/>
    </style:style>
    <style:style style:name="T358" style:family="text">
      <style:text-properties officeooo:rsid="009d9841" style:font-weight-asian="bold" style:font-weight-complex="bold"/>
    </style:style>
    <style:style style:name="T359" style:family="text">
      <style:text-properties officeooo:rsid="000f7979" style:font-weight-asian="bold" style:font-weight-complex="bold"/>
    </style:style>
    <style:style style:name="T360" style:family="text">
      <style:text-properties officeooo:rsid="009f4c9b" style:font-weight-asian="bold" style:font-weight-complex="bold"/>
    </style:style>
    <style:style style:name="T361" style:family="text">
      <style:text-properties officeooo:rsid="03b1e14f" style:font-weight-asian="bold" style:font-weight-complex="bold"/>
    </style:style>
    <style:style style:name="T362" style:family="text">
      <style:text-properties officeooo:rsid="03b29083" style:font-weight-asian="bold" style:font-weight-complex="bold"/>
    </style:style>
    <style:style style:name="T363" style:family="text">
      <style:text-properties officeooo:rsid="00ebb47d"/>
    </style:style>
    <style:style style:name="T364" style:family="text">
      <style:text-properties officeooo:rsid="00ed5b01"/>
    </style:style>
    <style:style style:name="T365" style:family="text">
      <style:text-properties fo:color="#784b04" fo:font-style="italic" style:text-underline-style="none" officeooo:rsid="00ed5b01" style:font-style-asian="normal" style:font-style-complex="normal"/>
    </style:style>
    <style:style style:name="T366" style:family="text">
      <style:text-properties fo:color="#784b04" fo:font-style="italic" style:text-underline-style="none" officeooo:rsid="00eda7a8" style:font-style-asian="normal" style:font-style-complex="normal"/>
    </style:style>
    <style:style style:name="T367" style:family="text">
      <style:text-properties fo:color="#784b04" fo:font-style="italic" style:text-underline-style="none" officeooo:rsid="00eec105" style:font-style-asian="normal" style:font-style-complex="normal"/>
    </style:style>
    <style:style style:name="T368" style:family="text">
      <style:text-properties fo:color="#784b04" fo:font-style="italic" style:text-underline-style="none" officeooo:rsid="0100a3d6" style:font-style-asian="normal" style:font-style-complex="normal"/>
    </style:style>
    <style:style style:name="T369" style:family="text">
      <style:text-properties fo:color="#784b04" fo:font-style="italic" style:text-underline-style="none" officeooo:rsid="01148304" style:font-style-asian="normal" style:font-style-complex="normal"/>
    </style:style>
    <style:style style:name="T370" style:family="text">
      <style:text-properties fo:color="#784b04" fo:font-style="italic" style:text-underline-style="none" officeooo:rsid="011dd8eb" style:font-style-asian="normal" style:font-style-complex="normal"/>
    </style:style>
    <style:style style:name="T371" style:family="text">
      <style:text-properties fo:color="#784b04" fo:font-style="italic" style:text-underline-style="none" officeooo:rsid="0123f608" style:font-style-asian="normal" style:font-style-complex="normal"/>
    </style:style>
    <style:style style:name="T372" style:family="text">
      <style:text-properties fo:color="#784b04" fo:font-style="italic" style:text-underline-style="none" officeooo:rsid="01465b56" style:font-style-asian="normal" style:font-style-complex="normal"/>
    </style:style>
    <style:style style:name="T373" style:family="text">
      <style:text-properties fo:color="#784b04" fo:font-style="italic" style:text-underline-style="none" officeooo:rsid="014b46e5" style:font-style-asian="normal" style:font-style-complex="normal"/>
    </style:style>
    <style:style style:name="T374" style:family="text">
      <style:text-properties fo:color="#784b04" fo:font-style="italic" style:text-underline-style="none" officeooo:rsid="01585f1f" style:font-style-asian="normal" style:font-style-complex="normal"/>
    </style:style>
    <style:style style:name="T375" style:family="text">
      <style:text-properties fo:color="#784b04" fo:font-style="italic" style:text-underline-style="none" officeooo:rsid="015a7278" style:font-style-asian="normal" style:font-style-complex="normal"/>
    </style:style>
    <style:style style:name="T376" style:family="text">
      <style:text-properties fo:color="#784b04" fo:font-style="italic" style:text-underline-style="none" officeooo:rsid="0164559d" style:font-style-asian="normal" style:font-style-complex="normal"/>
    </style:style>
    <style:style style:name="T377" style:family="text">
      <style:text-properties fo:color="#784b04" fo:font-style="italic" style:text-underline-style="none" officeooo:rsid="0167a8cc" style:font-style-asian="normal" style:font-style-complex="normal"/>
    </style:style>
    <style:style style:name="T378" style:family="text">
      <style:text-properties fo:color="#784b04" fo:font-style="italic" style:text-underline-style="none" officeooo:rsid="01696599" style:font-style-asian="normal" style:font-style-complex="normal"/>
    </style:style>
    <style:style style:name="T379" style:family="text">
      <style:text-properties fo:color="#784b04" fo:font-style="italic" style:text-underline-style="none" officeooo:rsid="016c63da" style:font-style-asian="normal" style:font-style-complex="normal"/>
    </style:style>
    <style:style style:name="T380" style:family="text">
      <style:text-properties fo:color="#784b04" fo:font-style="italic" style:text-underline-style="none" officeooo:rsid="016e4551" style:font-style-asian="normal" style:font-style-complex="normal"/>
    </style:style>
    <style:style style:name="T381" style:family="text">
      <style:text-properties fo:color="#784b04" fo:font-style="italic" style:text-underline-style="none" officeooo:rsid="0176ca3c" style:font-style-asian="normal" style:font-style-complex="normal"/>
    </style:style>
    <style:style style:name="T382" style:family="text">
      <style:text-properties fo:color="#784b04" fo:font-style="italic" style:text-underline-style="none" officeooo:rsid="017c7f61" style:font-style-asian="normal" style:font-style-complex="normal"/>
    </style:style>
    <style:style style:name="T383" style:family="text">
      <style:text-properties fo:color="#784b04" fo:font-style="italic" style:text-underline-style="none" officeooo:rsid="017e7557" style:font-style-asian="normal" style:font-style-complex="normal"/>
    </style:style>
    <style:style style:name="T384" style:family="text">
      <style:text-properties fo:color="#784b04" fo:font-style="italic" style:text-underline-style="none" officeooo:rsid="0188b1cd" style:font-style-asian="normal" style:font-style-complex="normal"/>
    </style:style>
    <style:style style:name="T385" style:family="text">
      <style:text-properties fo:color="#784b04" fo:font-style="italic" style:text-underline-style="none" officeooo:rsid="01e72cd1" style:font-style-asian="normal" style:font-style-complex="normal"/>
    </style:style>
    <style:style style:name="T386" style:family="text">
      <style:text-properties fo:color="#784b04" fo:font-style="italic" style:text-underline-style="none" officeooo:rsid="01f9159a" style:font-style-asian="normal" style:font-style-complex="normal"/>
    </style:style>
    <style:style style:name="T387" style:family="text">
      <style:text-properties fo:color="#784b04" fo:font-style="italic" style:text-underline-style="none" officeooo:rsid="01f93752" style:font-style-asian="normal" style:font-style-complex="normal"/>
    </style:style>
    <style:style style:name="T388" style:family="text">
      <style:text-properties fo:color="#784b04" fo:font-style="italic" style:text-underline-style="none" officeooo:rsid="02287e20" style:font-style-asian="normal" style:font-style-complex="normal"/>
    </style:style>
    <style:style style:name="T389" style:family="text">
      <style:text-properties fo:color="#784b04" fo:font-style="italic" style:text-underline-style="none" officeooo:rsid="023179eb" style:font-style-asian="normal" style:font-style-complex="normal"/>
    </style:style>
    <style:style style:name="T390" style:family="text">
      <style:text-properties fo:color="#784b04" fo:font-style="italic" style:text-underline-style="none" officeooo:rsid="02352daa" style:font-style-asian="normal" style:font-style-complex="normal"/>
    </style:style>
    <style:style style:name="T391" style:family="text">
      <style:text-properties fo:color="#784b04" fo:font-style="italic" style:text-underline-style="none" officeooo:rsid="02365318" style:font-style-asian="normal" style:font-style-complex="normal"/>
    </style:style>
    <style:style style:name="T392" style:family="text">
      <style:text-properties fo:color="#784b04" fo:font-style="italic" style:text-underline-style="none" officeooo:rsid="023b4625" style:font-style-asian="normal" style:font-style-complex="normal"/>
    </style:style>
    <style:style style:name="T393" style:family="text">
      <style:text-properties fo:color="#784b04" fo:font-style="italic" style:text-underline-style="none" officeooo:rsid="023dc202" style:font-style-asian="normal" style:font-style-complex="normal"/>
    </style:style>
    <style:style style:name="T394" style:family="text">
      <style:text-properties fo:color="#784b04" fo:font-style="italic" style:text-underline-style="none" officeooo:rsid="02448428" style:font-style-asian="normal" style:font-style-complex="normal"/>
    </style:style>
    <style:style style:name="T395" style:family="text">
      <style:text-properties fo:color="#784b04" fo:font-style="italic" style:text-underline-style="none" officeooo:rsid="024be18d" style:font-style-asian="normal" style:font-style-complex="normal"/>
    </style:style>
    <style:style style:name="T396" style:family="text">
      <style:text-properties fo:color="#784b04" fo:font-style="italic" style:text-underline-style="none" officeooo:rsid="02c0f8e2" style:font-style-asian="normal" style:font-style-complex="normal"/>
    </style:style>
    <style:style style:name="T397" style:family="text">
      <style:text-properties fo:color="#784b04" fo:font-style="italic" style:text-underline-style="none" officeooo:rsid="02c4a04e" style:font-style-asian="normal" style:font-style-complex="normal"/>
    </style:style>
    <style:style style:name="T398" style:family="text">
      <style:text-properties fo:color="#784b04" fo:font-style="italic" style:text-underline-style="none" officeooo:rsid="02c761f3" style:font-style-asian="normal" style:font-style-complex="normal"/>
    </style:style>
    <style:style style:name="T399" style:family="text">
      <style:text-properties fo:color="#784b04" fo:font-style="italic" style:text-underline-style="none" officeooo:rsid="02db57fb" style:font-style-asian="normal" style:font-style-complex="normal"/>
    </style:style>
    <style:style style:name="T400" style:family="text">
      <style:text-properties fo:color="#784b04" fo:font-style="italic" style:text-underline-style="none" officeooo:rsid="02dec53f" style:font-style-asian="normal" style:font-style-complex="normal"/>
    </style:style>
    <style:style style:name="T401" style:family="text">
      <style:text-properties fo:color="#784b04" fo:font-style="italic" style:text-underline-style="none" officeooo:rsid="02e396f5" style:font-style-asian="normal" style:font-style-complex="normal"/>
    </style:style>
    <style:style style:name="T402" style:family="text">
      <style:text-properties fo:color="#784b04" fo:font-style="italic" style:text-underline-style="none" officeooo:rsid="034b9662" style:font-style-asian="normal" style:font-style-complex="normal"/>
    </style:style>
    <style:style style:name="T403" style:family="text">
      <style:text-properties fo:color="#784b04" fo:font-style="italic" style:text-underline-style="none" officeooo:rsid="034d4023" style:font-style-asian="normal" style:font-style-complex="normal"/>
    </style:style>
    <style:style style:name="T404" style:family="text">
      <style:text-properties fo:color="#784b04" fo:font-style="italic" style:text-underline-style="none" officeooo:rsid="034fc8a8" style:font-style-asian="normal" style:font-style-complex="normal"/>
    </style:style>
    <style:style style:name="T405" style:family="text">
      <style:text-properties fo:color="#784b04" fo:font-style="italic" style:text-underline-style="none" officeooo:rsid="036b5f39" style:font-style-asian="normal" style:font-style-complex="normal"/>
    </style:style>
    <style:style style:name="T406" style:family="text">
      <style:text-properties fo:color="#784b04" fo:font-style="italic" style:text-underline-style="none" officeooo:rsid="0375b241" style:font-style-asian="normal" style:font-style-complex="normal"/>
    </style:style>
    <style:style style:name="T407" style:family="text">
      <style:text-properties fo:color="#784b04" fo:font-style="italic" style:text-underline-style="none" officeooo:rsid="038b2388" style:font-style-asian="normal" style:font-style-complex="normal"/>
    </style:style>
    <style:style style:name="T408" style:family="text">
      <style:text-properties fo:color="#784b04" fo:font-style="italic" style:text-underline-style="none" officeooo:rsid="0399ef91" style:font-style-asian="normal" style:font-style-complex="normal"/>
    </style:style>
    <style:style style:name="T409" style:family="text">
      <style:text-properties fo:color="#784b04" fo:font-style="italic" style:text-underline-style="none" officeooo:rsid="03a0799a" style:font-style-asian="normal" style:font-style-complex="normal"/>
    </style:style>
    <style:style style:name="T410" style:family="text">
      <style:text-properties fo:color="#784b04" fo:font-style="italic" style:text-underline-style="none" officeooo:rsid="03a22041" style:font-style-asian="normal" style:font-style-complex="normal"/>
    </style:style>
    <style:style style:name="T411" style:family="text">
      <style:text-properties fo:color="#784b04" fo:font-style="italic" style:text-underline-style="none" officeooo:rsid="03a417e5" style:font-style-asian="normal" style:font-style-complex="normal"/>
    </style:style>
    <style:style style:name="T412" style:family="text">
      <style:text-properties fo:color="#784b04" fo:font-style="italic" style:text-underline-style="none" officeooo:rsid="03b926b9" style:font-style-asian="normal" style:font-style-complex="normal"/>
    </style:style>
    <style:style style:name="T413" style:family="text">
      <style:text-properties fo:color="#784b04" fo:font-style="italic" style:text-underline-style="none" officeooo:rsid="03c46ef4" style:font-style-asian="normal" style:font-style-complex="normal"/>
    </style:style>
    <style:style style:name="T414" style:family="text">
      <style:text-properties fo:color="#784b04" fo:font-style="italic" style:text-underline-style="none" officeooo:rsid="03c7274a" style:font-style-asian="normal" style:font-style-complex="normal"/>
    </style:style>
    <style:style style:name="T415" style:family="text">
      <style:text-properties fo:color="#784b04" fo:font-style="italic" style:text-underline-style="none" officeooo:rsid="03c8e63e" style:font-style-asian="normal" style:font-style-complex="normal"/>
    </style:style>
    <style:style style:name="T416" style:family="text">
      <style:text-properties fo:color="#784b04" fo:font-style="italic" style:text-underline-style="none" officeooo:rsid="03c4f2ec" style:font-style-asian="normal" style:font-style-complex="normal"/>
    </style:style>
    <style:style style:name="T417" style:family="text">
      <style:text-properties fo:color="#784b04" fo:font-style="italic" style:text-underline-style="none" officeooo:rsid="03d95e4f" style:font-style-asian="normal" style:font-style-complex="normal"/>
    </style:style>
    <style:style style:name="T418" style:family="text">
      <style:text-properties fo:color="#784b04" fo:font-style="italic" style:text-underline-style="none" officeooo:rsid="03daf2a2" style:font-style-asian="normal" style:font-style-complex="normal"/>
    </style:style>
    <style:style style:name="T419" style:family="text">
      <style:text-properties fo:color="#784b04" fo:font-style="italic" style:text-underline-style="none" officeooo:rsid="03daf5e0" style:font-style-asian="normal" style:font-style-complex="normal"/>
    </style:style>
    <style:style style:name="T420" style:family="text">
      <style:text-properties fo:color="#784b04" fo:font-style="italic" style:text-underline-style="none" officeooo:rsid="03cae4a2" style:font-style-asian="normal" style:font-style-complex="normal"/>
    </style:style>
    <style:style style:name="T421" style:family="text">
      <style:text-properties fo:color="#784b04" fo:font-style="italic" style:text-underline-style="none" officeooo:rsid="03c9f13a" style:font-style-asian="normal" style:font-style-complex="normal"/>
    </style:style>
    <style:style style:name="T422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423" style:family="text">
      <style:text-properties fo:color="#784b04" fo:font-style="italic" officeooo:rsid="01853232"/>
    </style:style>
    <style:style style:name="T424" style:family="text">
      <style:text-properties fo:color="#784b04" fo:font-style="italic" officeooo:rsid="01be3fd8"/>
    </style:style>
    <style:style style:name="T425" style:family="text">
      <style:text-properties fo:color="#784b04" fo:font-style="italic" officeooo:rsid="01bf2aed"/>
    </style:style>
    <style:style style:name="T426" style:family="text">
      <style:text-properties fo:color="#784b04" fo:font-style="italic" officeooo:rsid="01c1d024"/>
    </style:style>
    <style:style style:name="T427" style:family="text">
      <style:text-properties fo:color="#784b04" fo:font-style="italic" officeooo:rsid="01c3c55b"/>
    </style:style>
    <style:style style:name="T428" style:family="text">
      <style:text-properties fo:color="#784b04" fo:font-style="italic" officeooo:rsid="01c580a7"/>
    </style:style>
    <style:style style:name="T429" style:family="text">
      <style:text-properties fo:color="#784b04" fo:font-style="italic" officeooo:rsid="01cb91a6"/>
    </style:style>
    <style:style style:name="T430" style:family="text">
      <style:text-properties fo:color="#784b04" fo:font-style="italic" officeooo:rsid="01cdc30e"/>
    </style:style>
    <style:style style:name="T431" style:family="text">
      <style:text-properties fo:color="#784b04" fo:font-style="italic" officeooo:rsid="01d7aff7"/>
    </style:style>
    <style:style style:name="T432" style:family="text">
      <style:text-properties fo:color="#784b04" fo:font-style="italic" officeooo:rsid="01d8e967"/>
    </style:style>
    <style:style style:name="T433" style:family="text">
      <style:text-properties fo:color="#784b04" fo:font-style="italic" officeooo:rsid="01d97a9f"/>
    </style:style>
    <style:style style:name="T434" style:family="text">
      <style:text-properties fo:color="#784b04" fo:font-style="italic" officeooo:rsid="01dae95f"/>
    </style:style>
    <style:style style:name="T435" style:family="text">
      <style:text-properties fo:color="#784b04" fo:font-style="italic" officeooo:rsid="01de6d40"/>
    </style:style>
    <style:style style:name="T436" style:family="text">
      <style:text-properties fo:color="#784b04" fo:font-style="italic" officeooo:rsid="01df5add"/>
    </style:style>
    <style:style style:name="T437" style:family="text">
      <style:text-properties fo:color="#784b04" fo:font-style="italic" officeooo:rsid="01e0f466"/>
    </style:style>
    <style:style style:name="T438" style:family="text">
      <style:text-properties fo:color="#784b04" fo:font-style="italic" officeooo:rsid="01e9f32c"/>
    </style:style>
    <style:style style:name="T439" style:family="text">
      <style:text-properties fo:color="#784b04" fo:font-style="italic" officeooo:rsid="01f93752"/>
    </style:style>
    <style:style style:name="T440" style:family="text">
      <style:text-properties fo:color="#784b04" fo:font-style="italic" officeooo:rsid="02085c57"/>
    </style:style>
    <style:style style:name="T441" style:family="text">
      <style:text-properties fo:color="#784b04" fo:font-style="italic" officeooo:rsid="020eaa53"/>
    </style:style>
    <style:style style:name="T442" style:family="text">
      <style:text-properties fo:color="#784b04" fo:font-style="italic" officeooo:rsid="02111036"/>
    </style:style>
    <style:style style:name="T443" style:family="text">
      <style:text-properties fo:color="#784b04" fo:font-style="italic" officeooo:rsid="0213cb51"/>
    </style:style>
    <style:style style:name="T444" style:family="text">
      <style:text-properties fo:color="#784b04" fo:font-style="italic" officeooo:rsid="0214b6b2"/>
    </style:style>
    <style:style style:name="T445" style:family="text">
      <style:text-properties fo:color="#784b04" fo:font-style="italic" officeooo:rsid="02223d51"/>
    </style:style>
    <style:style style:name="T446" style:family="text">
      <style:text-properties fo:color="#784b04" fo:font-style="italic" officeooo:rsid="02287e20"/>
    </style:style>
    <style:style style:name="T447" style:family="text">
      <style:text-properties fo:color="#784b04" fo:font-style="italic" officeooo:rsid="022dac16"/>
    </style:style>
    <style:style style:name="T448" style:family="text">
      <style:text-properties fo:color="#784b04" fo:font-style="italic" officeooo:rsid="023179eb"/>
    </style:style>
    <style:style style:name="T449" style:family="text">
      <style:text-properties fo:color="#784b04" fo:font-style="italic" officeooo:rsid="023b4625"/>
    </style:style>
    <style:style style:name="T450" style:family="text">
      <style:text-properties fo:color="#784b04" fo:font-style="italic" officeooo:rsid="023c6679"/>
    </style:style>
    <style:style style:name="T451" style:family="text">
      <style:text-properties fo:color="#784b04" fo:font-style="italic" officeooo:rsid="024be149"/>
    </style:style>
    <style:style style:name="T452" style:family="text">
      <style:text-properties fo:color="#784b04" fo:font-style="italic" officeooo:rsid="024be18d"/>
    </style:style>
    <style:style style:name="T453" style:family="text">
      <style:text-properties fo:color="#784b04" fo:font-style="italic" officeooo:rsid="024d4d90"/>
    </style:style>
    <style:style style:name="T454" style:family="text">
      <style:text-properties fo:color="#784b04" fo:font-style="italic" officeooo:rsid="00d17671"/>
    </style:style>
    <style:style style:name="T455" style:family="text">
      <style:text-properties fo:color="#784b04" fo:font-style="italic" officeooo:rsid="0272fdab"/>
    </style:style>
    <style:style style:name="T456" style:family="text">
      <style:text-properties fo:color="#784b04" fo:font-style="italic" officeooo:rsid="0276c68c"/>
    </style:style>
    <style:style style:name="T457" style:family="text">
      <style:text-properties fo:color="#784b04" fo:font-style="italic" officeooo:rsid="0278ec4e"/>
    </style:style>
    <style:style style:name="T458" style:family="text">
      <style:text-properties fo:color="#784b04" fo:font-style="italic" officeooo:rsid="027b85fa"/>
    </style:style>
    <style:style style:name="T459" style:family="text">
      <style:text-properties fo:color="#784b04" fo:font-style="italic" officeooo:rsid="02c4a04e"/>
    </style:style>
    <style:style style:name="T460" style:family="text">
      <style:text-properties fo:color="#784b04" fo:font-style="italic" officeooo:rsid="02c761f3"/>
    </style:style>
    <style:style style:name="T461" style:family="text">
      <style:text-properties fo:color="#784b04" fo:font-style="italic" officeooo:rsid="036a0c7a"/>
    </style:style>
    <style:style style:name="T462" style:family="text">
      <style:text-properties fo:color="#784b04" fo:font-style="italic" fo:font-weight="normal" officeooo:rsid="03874114" style:font-weight-asian="normal" style:font-weight-complex="normal"/>
    </style:style>
    <style:style style:name="T463" style:family="text">
      <style:text-properties fo:color="#784b04" fo:font-style="italic" fo:font-weight="normal" officeooo:rsid="038cb749" style:font-weight-asian="normal" style:font-weight-complex="normal"/>
    </style:style>
    <style:style style:name="T464" style:family="text">
      <style:text-properties fo:color="#784b04" fo:font-style="italic" fo:font-weight="normal" officeooo:rsid="038e8106" style:font-weight-asian="normal" style:font-weight-complex="normal"/>
    </style:style>
    <style:style style:name="T465" style:family="text">
      <style:text-properties fo:color="#784b04" fo:font-style="italic" fo:font-weight="normal" officeooo:rsid="0391f465" style:font-weight-asian="normal" style:font-weight-complex="normal"/>
    </style:style>
    <style:style style:name="T466" style:family="text">
      <style:text-properties fo:color="#784b04" fo:font-style="italic" fo:font-weight="normal" officeooo:rsid="0399ef91" style:font-weight-asian="normal" style:font-weight-complex="normal"/>
    </style:style>
    <style:style style:name="T467" style:family="text">
      <style:text-properties fo:color="#784b04" fo:font-style="italic" fo:font-weight="normal" officeooo:rsid="039c4701" style:font-weight-asian="normal" style:font-weight-complex="normal"/>
    </style:style>
    <style:style style:name="T468" style:family="text">
      <style:text-properties fo:color="#784b04" fo:font-style="italic" fo:font-weight="normal" officeooo:rsid="03a0799a" style:font-weight-asian="normal" style:font-weight-complex="normal"/>
    </style:style>
    <style:style style:name="T469" style:family="text">
      <style:text-properties fo:color="#784b04" fo:font-style="italic" fo:font-weight="normal" officeooo:rsid="03a18b6d" style:font-weight-asian="normal" style:font-weight-complex="normal"/>
    </style:style>
    <style:style style:name="T470" style:family="text">
      <style:text-properties fo:color="#784b04" fo:font-style="italic" fo:font-weight="normal" officeooo:rsid="03a22041" style:font-weight-asian="normal" style:font-weight-complex="normal"/>
    </style:style>
    <style:style style:name="T471" style:family="text">
      <style:text-properties fo:color="#784b04" fo:font-style="italic" fo:font-weight="normal" officeooo:rsid="03a417e5" style:font-weight-asian="normal" style:font-weight-complex="normal"/>
    </style:style>
    <style:style style:name="T472" style:family="text">
      <style:text-properties fo:color="#784b04" fo:font-style="italic" fo:font-weight="normal" officeooo:rsid="03be0fa6" style:font-weight-asian="normal" style:font-weight-complex="normal"/>
    </style:style>
    <style:style style:name="T473" style:family="text">
      <style:text-properties fo:color="#784b04" fo:font-style="italic" fo:font-weight="normal" officeooo:rsid="03dc913a" style:font-weight-asian="normal" style:font-weight-complex="normal"/>
    </style:style>
    <style:style style:name="T474" style:family="text">
      <style:text-properties fo:color="#784b04" fo:font-style="italic" fo:font-weight="normal" officeooo:rsid="03e005fc" style:font-weight-asian="normal" style:font-weight-complex="normal"/>
    </style:style>
    <style:style style:name="T475" style:family="text">
      <style:text-properties fo:color="#784b04" fo:font-style="italic" fo:font-weight="normal" officeooo:rsid="03e1debd" style:font-weight-asian="normal" style:font-weight-complex="normal"/>
    </style:style>
    <style:style style:name="T476" style:family="text">
      <style:text-properties fo:color="#784b04" fo:font-style="italic" fo:font-weight="bold" officeooo:rsid="037f4d09" style:font-weight-asian="bold" style:font-weight-complex="bold"/>
    </style:style>
    <style:style style:name="T477" style:family="text">
      <style:text-properties fo:color="#784b04" fo:font-style="italic" fo:font-weight="bold" officeooo:rsid="03c4f2ec" style:font-weight-asian="bold" style:font-weight-complex="bold"/>
    </style:style>
    <style:style style:name="T478" style:family="text">
      <style:text-properties fo:color="#784b04" fo:font-style="italic" officeooo:rsid="038cb749"/>
    </style:style>
    <style:style style:name="T479" style:family="text">
      <style:text-properties fo:color="#784b04" fo:font-style="italic" officeooo:rsid="03a417e5"/>
    </style:style>
    <style:style style:name="T480" style:family="text">
      <style:text-properties fo:color="#784b04" fo:font-style="italic" officeooo:rsid="03b926b9"/>
    </style:style>
    <style:style style:name="T481" style:family="text">
      <style:text-properties fo:color="#784b04" fo:font-style="italic" officeooo:rsid="03c4f2ec"/>
    </style:style>
    <style:style style:name="T482" style:family="text">
      <style:text-properties fo:color="#784b04" fo:font-style="italic" officeooo:rsid="03c9f13a"/>
    </style:style>
    <style:style style:name="T483" style:family="text">
      <style:text-properties fo:color="#784b04" fo:font-style="italic" officeooo:rsid="03cae4a2"/>
    </style:style>
    <style:style style:name="T484" style:family="text">
      <style:text-properties fo:color="#784b04" fo:font-style="italic" officeooo:rsid="03e5e737"/>
    </style:style>
    <style:style style:name="T485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486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487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488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489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490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491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492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493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494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495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496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497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498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499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500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501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502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503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504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505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506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507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508" style:family="text">
      <style:text-properties fo:color="#784b04" style:font-name="Liberation Serif1" fo:font-style="italic" style:text-underline-style="none" officeooo:rsid="03bac138" style:font-name-asian="Liberation Serif1" style:font-style-asian="normal" style:font-name-complex="Liberation Serif1" style:font-style-complex="normal"/>
    </style:style>
    <style:style style:name="T509" style:family="text">
      <style:text-properties fo:color="#784b04" style:font-name="Liberation Serif1" fo:font-style="italic" style:text-underline-style="none" officeooo:rsid="03bc1798" style:font-name-asian="Liberation Serif1" style:font-style-asian="normal" style:font-name-complex="Liberation Serif1" style:font-style-complex="normal"/>
    </style:style>
    <style:style style:name="T510" style:family="text">
      <style:text-properties fo:color="#784b04" style:font-name="Liberation Serif1" fo:font-style="italic" style:text-underline-style="none" officeooo:rsid="03c664ca" style:font-name-asian="Liberation Serif1" style:font-style-asian="normal" style:font-name-complex="Liberation Serif1" style:font-style-complex="normal"/>
    </style:style>
    <style:style style:name="T511" style:family="text">
      <style:text-properties fo:color="#784b04" style:font-name="Liberation Serif1" fo:font-style="italic" style:text-underline-style="none" officeooo:rsid="03c4f2ec" style:font-name-asian="Liberation Serif1" style:font-style-asian="normal" style:font-name-complex="Liberation Serif1" style:font-style-complex="normal"/>
    </style:style>
    <style:style style:name="T512" style:family="text">
      <style:text-properties fo:color="#784b04" style:font-name="Liberation Serif1" fo:font-style="italic" style:text-underline-style="none" officeooo:rsid="03cae4a2" style:font-name-asian="Liberation Serif1" style:font-style-asian="normal" style:font-name-complex="Liberation Serif1" style:font-style-complex="normal"/>
    </style:style>
    <style:style style:name="T513" style:family="text">
      <style:text-properties fo:color="#784b04" style:font-name="Liberation Serif1" fo:font-style="italic" style:text-underline-style="none" officeooo:rsid="03dd9bb4" style:font-name-asian="Liberation Serif1" style:font-style-asian="normal" style:font-name-complex="Liberation Serif1" style:font-style-complex="normal"/>
    </style:style>
    <style:style style:name="T514" style:family="text">
      <style:text-properties fo:color="#784b04" style:font-name="Liberation Serif1" fo:font-style="italic" style:text-underline-style="none" officeooo:rsid="03ecd14c" style:font-name-asian="Liberation Serif1" style:font-style-asian="normal" style:font-name-complex="Liberation Serif1" style:font-style-complex="normal"/>
    </style:style>
    <style:style style:name="T515" style:family="text">
      <style:text-properties fo:color="#784b04" style:font-name="Liberation Serif1" fo:font-style="italic" style:text-underline-style="none" officeooo:rsid="03ecd99e" style:font-name-asian="Liberation Serif1" style:font-style-asian="normal" style:font-name-complex="Liberation Serif1" style:font-style-complex="normal"/>
    </style:style>
    <style:style style:name="T516" style:family="text">
      <style:text-properties fo:color="#784b04" style:font-name="Liberation Serif1" fo:font-style="italic" style:text-underline-style="none" officeooo:rsid="03f695ea" style:font-name-asian="Liberation Serif1" style:font-style-asian="normal" style:font-name-complex="Liberation Serif1" style:font-style-complex="normal"/>
    </style:style>
    <style:style style:name="T517" style:family="text">
      <style:text-properties fo:color="#784b04" style:font-name="Liberation Serif1" fo:font-style="italic" style:text-underline-style="none" officeooo:rsid="03f7c15f" style:font-name-asian="Liberation Serif1" style:font-style-asian="normal" style:font-name-complex="Liberation Serif1" style:font-style-complex="normal"/>
    </style:style>
    <style:style style:name="T518" style:family="text">
      <style:text-properties fo:color="#784b04" style:font-name="Liberation Serif1" fo:font-style="italic" style:text-underline-style="none" officeooo:rsid="03f829d6" style:font-name-asian="Liberation Serif1" style:font-style-asian="normal" style:font-name-complex="Liberation Serif1" style:font-style-complex="normal"/>
    </style:style>
    <style:style style:name="T519" style:family="text">
      <style:text-properties fo:color="#784b04" style:font-name="Liberation Serif1" fo:font-style="italic" style:text-underline-style="none" officeooo:rsid="03fb385a" style:font-name-asian="Liberation Serif1" style:font-style-asian="normal" style:font-name-complex="Liberation Serif1" style:font-style-complex="normal"/>
    </style:style>
    <style:style style:name="T520" style:family="text">
      <style:text-properties fo:color="#784b04" style:font-name="Liberation Serif1" fo:font-style="italic" style:text-underline-style="none" officeooo:rsid="03fc015e" style:font-name-asian="Liberation Serif1" style:font-style-asian="normal" style:font-name-complex="Liberation Serif1" style:font-style-complex="normal"/>
    </style:style>
    <style:style style:name="T521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522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3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4" style:family="text">
      <style:text-properties fo:color="#784b04" style:font-name="Liberation Serif1" fo:font-style="italic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5" style:family="text">
      <style:text-properties fo:color="#784b04" style:font-name="Liberation Serif1" fo:font-style="italic" style:text-underline-style="none" fo:font-weight="normal" officeooo:rsid="03e005f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6" style:family="text">
      <style:text-properties fo:color="#784b04" style:font-name="Liberation Serif1" fo:font-style="italic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7" style:family="text">
      <style:text-properties fo:color="#784b04" style:font-name="Liberation Serif1" fo:font-style="italic" style:text-underline-style="none" fo:font-weight="normal" officeooo:rsid="03be0fa6" style:font-name-asian="Liberation Serif1" style:font-style-asian="normal" style:font-weight-asian="normal" style:font-name-complex="Liberation Serif1" style:font-style-complex="normal" style:font-weight-complex="normal"/>
    </style:style>
    <style:style style:name="T528" style:family="text">
      <style:text-properties fo:color="#784b04" style:font-name="Liberation Serif1" fo:font-style="italic" style:text-underline-style="none" fo:font-weight="normal" officeooo:rsid="03dc913a" style:font-name-asian="Liberation Serif1" style:font-style-asian="normal" style:font-weight-asian="normal" style:font-name-complex="Liberation Serif1" style:font-style-complex="normal" style:font-weight-complex="normal"/>
    </style:style>
    <style:style style:name="T529" style:family="text">
      <style:text-properties fo:color="#784b04" style:font-name="Liberation Serif1" fo:font-style="italic" fo:font-weight="normal" officeooo:rsid="03dc913a" style:font-name-asian="Liberation Serif1" style:font-weight-asian="normal" style:font-name-complex="Liberation Serif1" style:font-weight-complex="normal"/>
    </style:style>
    <style:style style:name="T530" style:family="text">
      <style:text-properties fo:color="#784b04" fo:font-style="normal" style:text-underline-style="none" officeooo:rsid="00d5b58b" style:font-style-asian="normal" style:font-style-complex="normal"/>
    </style:style>
    <style:style style:name="T531" style:family="text">
      <style:text-properties officeooo:rsid="00f06cbd"/>
    </style:style>
    <style:style style:name="T532" style:family="text">
      <style:text-properties officeooo:rsid="00f24be5"/>
    </style:style>
    <style:style style:name="T533" style:family="text">
      <style:text-properties officeooo:rsid="011150ba"/>
    </style:style>
    <style:style style:name="T534" style:family="text">
      <style:text-properties officeooo:rsid="01148304"/>
    </style:style>
    <style:style style:name="T535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536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537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538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539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540" style:family="text">
      <style:text-properties fo:font-size="16pt" officeooo:rsid="01bd0f67" fo:background-color="#ffaa95" loext:char-shading-value="0"/>
    </style:style>
    <style:style style:name="T541" style:family="text">
      <style:text-properties fo:font-size="16pt" officeooo:rsid="01c1d024" fo:background-color="#ffaa95" loext:char-shading-value="0"/>
    </style:style>
    <style:style style:name="T542" style:family="text">
      <style:text-properties fo:font-size="16pt" officeooo:rsid="01cb91a6" fo:background-color="#ffaa95" loext:char-shading-value="0"/>
    </style:style>
    <style:style style:name="T543" style:family="text">
      <style:text-properties fo:font-size="16pt" officeooo:rsid="01d4e3ac" fo:background-color="#ffaa95" loext:char-shading-value="0"/>
    </style:style>
    <style:style style:name="T544" style:family="text">
      <style:text-properties fo:font-size="16pt" officeooo:rsid="01dcf296" fo:background-color="#ffaa95" loext:char-shading-value="0"/>
    </style:style>
    <style:style style:name="T545" style:family="text">
      <style:text-properties fo:font-size="16pt" officeooo:rsid="03991574" fo:background-color="#ffaa95" loext:char-shading-value="0"/>
    </style:style>
    <style:style style:name="T546" style:family="text">
      <style:text-properties fo:font-size="16pt" officeooo:rsid="03a22041" fo:background-color="#ffaa95" loext:char-shading-value="0"/>
    </style:style>
    <style:style style:name="T547" style:family="text">
      <style:text-properties fo:font-size="16pt" officeooo:rsid="03a417e5" fo:background-color="#ffaa95" loext:char-shading-value="0"/>
    </style:style>
    <style:style style:name="T548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549" style:family="text">
      <style:text-properties officeooo:rsid="011dd8eb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officeooo:rsid="008ff5f8" style:font-weight-asian="bold" style:font-weight-complex="bold"/>
    </style:style>
    <style:style style:name="T552" style:family="text">
      <style:text-properties fo:font-weight="bold" officeooo:rsid="012c9dc2" style:font-weight-asian="bold" style:font-weight-complex="bold"/>
    </style:style>
    <style:style style:name="T553" style:family="text">
      <style:text-properties fo:font-weight="bold" officeooo:rsid="012e0cec" style:font-weight-asian="bold" style:font-weight-complex="bold"/>
    </style:style>
    <style:style style:name="T554" style:family="text">
      <style:text-properties fo:font-weight="bold" officeooo:rsid="013181a4" style:font-weight-asian="bold" style:font-weight-complex="bold"/>
    </style:style>
    <style:style style:name="T555" style:family="text">
      <style:text-properties fo:font-weight="bold" officeooo:rsid="0133eab2" style:font-weight-asian="bold" style:font-weight-complex="bold"/>
    </style:style>
    <style:style style:name="T556" style:family="text">
      <style:text-properties fo:font-weight="bold" officeooo:rsid="00d4e75b" style:font-weight-asian="bold" style:font-weight-complex="bold"/>
    </style:style>
    <style:style style:name="T557" style:family="text">
      <style:text-properties fo:font-weight="bold" officeooo:rsid="01853232" style:font-weight-asian="bold" style:font-weight-complex="bold"/>
    </style:style>
    <style:style style:name="T558" style:family="text">
      <style:text-properties fo:font-weight="bold" officeooo:rsid="0206ee81" style:font-weight-asian="bold" style:font-weight-complex="bold"/>
    </style:style>
    <style:style style:name="T559" style:family="text">
      <style:text-properties fo:font-weight="bold" officeooo:rsid="00d17671" style:font-weight-asian="bold" style:font-weight-complex="bold"/>
    </style:style>
    <style:style style:name="T560" style:family="text">
      <style:text-properties fo:font-weight="bold" officeooo:rsid="01ac723b" style:font-weight-asian="bold" style:font-weight-complex="bold"/>
    </style:style>
    <style:style style:name="T561" style:family="text">
      <style:text-properties fo:font-weight="bold" officeooo:rsid="02b7df84" style:font-weight-asian="bold" style:font-weight-complex="bold"/>
    </style:style>
    <style:style style:name="T562" style:family="text">
      <style:text-properties fo:font-weight="bold" officeooo:rsid="037683ff" style:font-weight-asian="bold" style:font-weight-complex="bold"/>
    </style:style>
    <style:style style:name="T563" style:family="text">
      <style:text-properties fo:font-weight="bold" officeooo:rsid="037f4d09" style:font-weight-asian="bold" style:font-weight-complex="bold"/>
    </style:style>
    <style:style style:name="T564" style:family="text">
      <style:text-properties fo:font-weight="bold" officeooo:rsid="0384da27" style:font-weight-asian="bold" style:font-weight-complex="bold"/>
    </style:style>
    <style:style style:name="T565" style:family="text">
      <style:text-properties fo:font-weight="bold" officeooo:rsid="038f3ed0" style:font-weight-asian="bold" style:font-weight-complex="bold"/>
    </style:style>
    <style:style style:name="T566" style:family="text">
      <style:text-properties fo:font-weight="bold" officeooo:rsid="03a22041" style:font-weight-asian="bold" style:font-weight-complex="bold"/>
    </style:style>
    <style:style style:name="T567" style:family="text">
      <style:text-properties fo:font-weight="bold" officeooo:rsid="0394a79f" style:font-weight-asian="bold" style:font-weight-complex="bold"/>
    </style:style>
    <style:style style:name="T568" style:family="text">
      <style:text-properties fo:font-weight="bold" officeooo:rsid="03e1debd" style:font-weight-asian="bold" style:font-weight-complex="bold"/>
    </style:style>
    <style:style style:name="T569" style:family="text">
      <style:text-properties fo:color="#f10d0c" fo:font-style="normal" style:text-underline-style="none" officeooo:rsid="01541640" style:font-style-asian="normal" style:font-style-complex="normal"/>
    </style:style>
    <style:style style:name="T570" style:family="text">
      <style:text-properties fo:color="#f10d0c" fo:font-style="normal" style:text-underline-style="none" officeooo:rsid="015ff9c9" style:font-style-asian="normal" style:font-style-complex="normal"/>
    </style:style>
    <style:style style:name="T571" style:family="text">
      <style:text-properties fo:color="#f10d0c" fo:font-style="normal" style:text-underline-style="none" officeooo:rsid="00cfe32a" style:font-style-asian="normal" style:font-style-complex="normal"/>
    </style:style>
    <style:style style:name="T572" style:family="text">
      <style:text-properties fo:color="#f10d0c" fo:font-style="normal" style:text-underline-style="none" officeooo:rsid="0174bd2c" style:font-style-asian="normal" style:font-style-complex="normal"/>
    </style:style>
    <style:style style:name="T573" style:family="text">
      <style:text-properties fo:color="#f10d0c" officeooo:rsid="017915bb"/>
    </style:style>
    <style:style style:name="T574" style:family="text">
      <style:text-properties officeooo:rsid="01465b56"/>
    </style:style>
    <style:style style:name="T575" style:family="text">
      <style:text-properties officeooo:rsid="01541640"/>
    </style:style>
    <style:style style:name="T576" style:family="text">
      <style:text-properties officeooo:rsid="0157a40b"/>
    </style:style>
    <style:style style:name="T577" style:family="text">
      <style:text-properties style:use-window-font-color="true" fo:font-size="14pt" fo:font-weight="bold" officeooo:rsid="02174862" loext:padding="0.049cm" loext:border="0.06pt solid #000000"/>
    </style:style>
    <style:style style:name="T578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579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580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581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582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583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584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585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586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58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588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589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590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591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92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593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594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595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596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597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598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599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600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601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602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603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604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605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606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607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608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609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610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611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612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613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614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615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616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617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618" style:family="text">
      <style:text-properties style:use-window-font-color="true" fo:font-style="normal" style:text-underline-style="none" officeooo:rsid="03b926b9" style:font-style-asian="normal" style:font-style-complex="normal"/>
    </style:style>
    <style:style style:name="T619" style:family="text">
      <style:text-properties style:use-window-font-color="true" fo:font-style="normal" style:text-underline-style="none" officeooo:rsid="03bc1798" style:font-style-asian="normal" style:font-style-complex="normal"/>
    </style:style>
    <style:style style:name="T620" style:family="text">
      <style:text-properties style:use-window-font-color="true" fo:font-style="normal" style:text-underline-style="none" officeooo:rsid="03c46ef4" style:font-style-asian="normal" style:font-style-complex="normal"/>
    </style:style>
    <style:style style:name="T621" style:family="text">
      <style:text-properties style:use-window-font-color="true" fo:font-style="normal" style:text-underline-style="none" officeooo:rsid="03c664ca" style:font-style-asian="normal" style:font-style-complex="normal"/>
    </style:style>
    <style:style style:name="T622" style:family="text">
      <style:text-properties style:use-window-font-color="true" fo:font-style="normal" style:text-underline-style="none" officeooo:rsid="03c7274a" style:font-style-asian="normal" style:font-style-complex="normal"/>
    </style:style>
    <style:style style:name="T623" style:family="text">
      <style:text-properties style:use-window-font-color="true" fo:font-style="normal" style:text-underline-style="none" officeooo:rsid="03c8e63e" style:font-style-asian="normal" style:font-style-complex="normal"/>
    </style:style>
    <style:style style:name="T624" style:family="text">
      <style:text-properties style:use-window-font-color="true" fo:font-style="normal" style:text-underline-style="none" officeooo:rsid="03ce8475" style:font-style-asian="normal" style:font-style-complex="normal"/>
    </style:style>
    <style:style style:name="T625" style:family="text">
      <style:text-properties style:use-window-font-color="true" fo:font-style="normal" style:text-underline-style="none" officeooo:rsid="03d1709c" style:font-style-asian="normal" style:font-style-complex="normal"/>
    </style:style>
    <style:style style:name="T626" style:family="text">
      <style:text-properties style:use-window-font-color="true" fo:font-style="normal" style:text-underline-style="none" officeooo:rsid="03d95e4f" style:font-style-asian="normal" style:font-style-complex="normal"/>
    </style:style>
    <style:style style:name="T627" style:family="text">
      <style:text-properties style:use-window-font-color="true" fo:font-style="normal" style:text-underline-style="none" officeooo:rsid="03daf5e0" style:font-style-asian="normal" style:font-style-complex="normal"/>
    </style:style>
    <style:style style:name="T628" style:family="text">
      <style:text-properties style:use-window-font-color="true" fo:font-style="normal" style:text-underline-style="none" officeooo:rsid="03dbb098" style:font-style-asian="normal" style:font-style-complex="normal"/>
    </style:style>
    <style:style style:name="T629" style:family="text">
      <style:text-properties style:use-window-font-color="true" fo:font-style="normal" style:text-underline-style="none" officeooo:rsid="03ea3f93" style:font-style-asian="normal" style:font-style-complex="normal"/>
    </style:style>
    <style:style style:name="T630" style:family="text">
      <style:text-properties style:use-window-font-color="true" fo:font-style="normal" style:text-underline-style="none" officeooo:rsid="03eb2f8f" style:font-style-asian="normal" style:font-style-complex="normal"/>
    </style:style>
    <style:style style:name="T631" style:family="text">
      <style:text-properties style:use-window-font-color="true" fo:font-style="normal" style:text-underline-style="none" officeooo:rsid="03ec32f9" style:font-style-asian="normal" style:font-style-complex="normal"/>
    </style:style>
    <style:style style:name="T632" style:family="text">
      <style:text-properties style:use-window-font-color="true" fo:font-style="normal" style:text-underline-style="none" officeooo:rsid="03ecd99e" style:font-style-asian="normal" style:font-style-complex="normal"/>
    </style:style>
    <style:style style:name="T633" style:family="text">
      <style:text-properties style:use-window-font-color="true" fo:font-style="normal" style:text-underline-style="none" officeooo:rsid="03ed50a4" style:font-style-asian="normal" style:font-style-complex="normal"/>
    </style:style>
    <style:style style:name="T634" style:family="text">
      <style:text-properties style:use-window-font-color="true" fo:font-style="normal" style:text-underline-style="none" officeooo:rsid="03eefd41" style:font-style-asian="normal" style:font-style-complex="normal"/>
    </style:style>
    <style:style style:name="T635" style:family="text">
      <style:text-properties style:use-window-font-color="true" fo:font-style="normal" style:text-underline-style="none" officeooo:rsid="03f695ea" style:font-style-asian="normal" style:font-style-complex="normal"/>
    </style:style>
    <style:style style:name="T636" style:family="text">
      <style:text-properties style:use-window-font-color="true" fo:font-style="normal" style:text-underline-style="none" officeooo:rsid="03fb385a" style:font-style-asian="normal" style:font-style-complex="normal"/>
    </style:style>
    <style:style style:name="T637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638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639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640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641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642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643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644" style:family="text">
      <style:text-properties style:use-window-font-color="true"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645" style:family="text">
      <style:text-properties style:use-window-font-color="true"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646" style:family="text">
      <style:text-properties style:use-window-font-color="true"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647" style:family="text">
      <style:text-properties style:use-window-font-color="true"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48" style:family="text">
      <style:text-properties style:use-window-font-color="true"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649" style:family="text">
      <style:text-properties style:use-window-font-color="true"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50" style:family="text">
      <style:text-properties style:use-window-font-color="true"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51" style:family="text">
      <style:text-properties style:use-window-font-color="true"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52" style:family="text">
      <style:text-properties style:use-window-font-color="true"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53" style:family="text">
      <style:text-properties style:use-window-font-color="true"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654" style:family="text">
      <style:text-properties style:use-window-font-color="true" fo:font-style="normal" style:text-underline-style="none" fo:font-weight="normal" officeooo:rsid="03ced2c7" style:font-size-asian="10pt" style:font-style-asian="normal" style:font-weight-asian="normal" style:font-size-complex="10pt" style:font-style-complex="normal" style:font-weight-complex="normal"/>
    </style:style>
    <style:style style:name="T655" style:family="text">
      <style:text-properties style:use-window-font-color="true" fo:font-style="normal" style:text-underline-style="none" fo:font-weight="normal" officeooo:rsid="03b1e937" style:font-style-asian="normal" style:font-weight-asian="normal" style:font-style-complex="normal" style:font-weight-complex="normal"/>
    </style:style>
    <style:style style:name="T656" style:family="text">
      <style:text-properties style:use-window-font-color="true" fo:font-style="normal" style:text-underline-style="none" fo:font-weight="normal" officeooo:rsid="03d95e4f" style:font-style-asian="normal" style:font-weight-asian="normal" style:font-style-complex="normal" style:font-weight-complex="normal"/>
    </style:style>
    <style:style style:name="T657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658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659" style:family="text">
      <style:text-properties style:use-window-font-color="true" fo:font-style="normal" officeooo:rsid="03e76820" style:font-style-asian="normal" style:font-style-complex="normal"/>
    </style:style>
    <style:style style:name="T660" style:family="text">
      <style:text-properties style:use-window-font-color="true" fo:font-style="normal" officeooo:rsid="0409804c" style:font-style-asian="normal" style:font-style-complex="normal"/>
    </style:style>
    <style:style style:name="T661" style:family="text">
      <style:text-properties style:use-window-font-color="true" fo:font-style="normal" officeooo:rsid="040f7971" style:font-style-asian="normal" style:font-style-complex="normal"/>
    </style:style>
    <style:style style:name="T662" style:family="text">
      <style:text-properties style:use-window-font-color="true" fo:font-style="normal" officeooo:rsid="041102ad" style:font-style-asian="normal" style:font-style-complex="normal"/>
    </style:style>
    <style:style style:name="T663" style:family="text">
      <style:text-properties style:use-window-font-color="true" fo:font-style="normal" officeooo:rsid="041242e9" style:font-style-asian="normal" style:font-style-complex="normal"/>
    </style:style>
    <style:style style:name="T664" style:family="text">
      <style:text-properties style:use-window-font-color="true" officeooo:rsid="01be3fd8"/>
    </style:style>
    <style:style style:name="T665" style:family="text">
      <style:text-properties style:use-window-font-color="true" officeooo:rsid="01c2a93c"/>
    </style:style>
    <style:style style:name="T666" style:family="text">
      <style:text-properties style:use-window-font-color="true" officeooo:rsid="01cb91a6"/>
    </style:style>
    <style:style style:name="T667" style:family="text">
      <style:text-properties style:use-window-font-color="true" officeooo:rsid="01cbbcc4"/>
    </style:style>
    <style:style style:name="T668" style:family="text">
      <style:text-properties style:use-window-font-color="true" officeooo:rsid="01d7ffe2"/>
    </style:style>
    <style:style style:name="T669" style:family="text">
      <style:text-properties style:use-window-font-color="true" officeooo:rsid="01de6d40"/>
    </style:style>
    <style:style style:name="T670" style:family="text">
      <style:text-properties style:use-window-font-color="true" officeooo:rsid="01df5add"/>
    </style:style>
    <style:style style:name="T671" style:family="text">
      <style:text-properties style:use-window-font-color="true" officeooo:rsid="00d17671"/>
    </style:style>
    <style:style style:name="T672" style:family="text">
      <style:text-properties style:use-window-font-color="true" officeooo:rsid="01e72cd1"/>
    </style:style>
    <style:style style:name="T673" style:family="text">
      <style:text-properties style:use-window-font-color="true" officeooo:rsid="01e8367b"/>
    </style:style>
    <style:style style:name="T674" style:family="text">
      <style:text-properties style:use-window-font-color="true" officeooo:rsid="01f9159a"/>
    </style:style>
    <style:style style:name="T675" style:family="text">
      <style:text-properties style:use-window-font-color="true" officeooo:rsid="0206ee81"/>
    </style:style>
    <style:style style:name="T676" style:family="text">
      <style:text-properties style:use-window-font-color="true" officeooo:rsid="020ce33f"/>
    </style:style>
    <style:style style:name="T677" style:family="text">
      <style:text-properties style:use-window-font-color="true" fo:font-style="italic" officeooo:rsid="0206ee81"/>
    </style:style>
    <style:style style:name="T678" style:family="text">
      <style:text-properties style:use-window-font-color="true" fo:font-style="italic" officeooo:rsid="00d17671"/>
    </style:style>
    <style:style style:name="T679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680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681" style:family="text">
      <style:text-properties style:use-window-font-color="true" officeooo:rsid="02111036"/>
    </style:style>
    <style:style style:name="T682" style:family="text">
      <style:text-properties style:use-window-font-color="true" officeooo:rsid="0272fdab"/>
    </style:style>
    <style:style style:name="T683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684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685" style:family="text">
      <style:text-properties style:use-window-font-color="true" style:font-name="Liberation Serif1" fo:font-style="normal" style:text-underline-style="none" officeooo:rsid="03c46ef4" style:font-name-asian="Liberation Serif1" style:font-style-asian="normal" style:font-name-complex="Liberation Serif1" style:font-style-complex="normal"/>
    </style:style>
    <style:style style:name="T686" style:family="text">
      <style:text-properties style:use-window-font-color="true" style:font-name="Liberation Serif1" fo:font-style="normal" style:text-underline-style="none" officeooo:rsid="03eb2f8f" style:font-name-asian="Liberation Serif1" style:font-style-asian="normal" style:font-name-complex="Liberation Serif1" style:font-style-complex="normal"/>
    </style:style>
    <style:style style:name="T687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8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9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0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1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2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3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4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5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6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7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8" style:family="text">
      <style:text-properties style:use-window-font-color="true" style:font-name="Liberation Serif1" fo:font-style="normal" style:text-underline-style="none" fo:font-weight="normal" officeooo:rsid="03c0e77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9" style:family="text">
      <style:text-properties style:use-window-font-color="true" style:font-name="Liberation Serif1" fo:font-style="normal" style:text-underline-style="none" fo:font-weight="normal" officeooo:rsid="02568b1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0" style:family="text">
      <style:text-properties style:use-window-font-color="true" style:font-name="Liberation Serif1" fo:font-style="normal" style:text-underline-style="none" fo:font-weight="normal" officeooo:rsid="03b1e93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1" style:family="text">
      <style:text-properties style:use-window-font-color="true" style:font-name="Liberation Serif1" fo:font-style="normal" style:text-underline-style="none" fo:font-weight="normal" officeooo:rsid="019e866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2" style:family="text">
      <style:text-properties style:use-window-font-color="true"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3" style:family="text">
      <style:text-properties style:use-window-font-color="true" style:font-name="Liberation Serif1" fo:font-style="normal" style:text-underline-style="none" fo:font-weight="normal" officeooo:rsid="03b926b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4" style:family="text">
      <style:text-properties style:use-window-font-color="true" style:font-name="Liberation Serif1" fo:font-style="normal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5" style:family="text">
      <style:text-properties style:use-window-font-color="true" style:font-name="Liberation Serif1" fo:font-style="normal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06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07" style:family="text">
      <style:text-properties style:use-window-font-color="true"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708" style:family="text">
      <style:text-properties style:use-window-font-color="true" style:font-name="Liberation Serif1" fo:font-style="normal" style:text-underline-style="none" fo:font-weight="bold" officeooo:rsid="03c46ef4" style:font-name-asian="Liberation Serif1" style:font-style-asian="normal" style:font-weight-asian="bold" style:font-name-complex="Liberation Serif1" style:font-style-complex="normal" style:font-weight-complex="bold"/>
    </style:style>
    <style:style style:name="T709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10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11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12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713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714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15" style:family="text">
      <style:text-properties style:use-window-font-color="true" officeooo:rsid="02b835c8"/>
    </style:style>
    <style:style style:name="T716" style:family="text">
      <style:text-properties style:use-window-font-color="true" officeooo:rsid="02c0f8e2"/>
    </style:style>
    <style:style style:name="T717" style:family="text">
      <style:text-properties style:use-window-font-color="true" officeooo:rsid="02fdb9f7"/>
    </style:style>
    <style:style style:name="T718" style:family="text">
      <style:text-properties style:use-window-font-color="true" officeooo:rsid="036a0c7a"/>
    </style:style>
    <style:style style:name="T719" style:family="text">
      <style:text-properties style:use-window-font-color="true" style:text-underline-style="none" officeooo:rsid="036b5f39" style:font-style-asian="normal" style:font-style-complex="normal"/>
    </style:style>
    <style:style style:name="T720" style:family="text">
      <style:text-properties style:use-window-font-color="true" style:text-underline-style="none" officeooo:rsid="03f0b704" style:font-style-asian="normal" style:font-style-complex="normal"/>
    </style:style>
    <style:style style:name="T721" style:family="text">
      <style:text-properties style:use-window-font-color="true" fo:font-weight="normal" officeooo:rsid="0376cf9a" style:font-weight-asian="normal" style:font-weight-complex="normal"/>
    </style:style>
    <style:style style:name="T722" style:family="text">
      <style:text-properties style:use-window-font-color="true" fo:font-weight="normal" officeooo:rsid="0377d77f" style:font-weight-asian="normal" style:font-weight-complex="normal"/>
    </style:style>
    <style:style style:name="T723" style:family="text">
      <style:text-properties style:use-window-font-color="true" fo:font-weight="normal" officeooo:rsid="03874114" style:font-weight-asian="normal" style:font-weight-complex="normal"/>
    </style:style>
    <style:style style:name="T724" style:family="text">
      <style:text-properties style:use-window-font-color="true" fo:font-weight="normal" officeooo:rsid="0390a5db" style:font-weight-asian="normal" style:font-weight-complex="normal"/>
    </style:style>
    <style:style style:name="T725" style:family="text">
      <style:text-properties style:use-window-font-color="true" fo:font-weight="normal" officeooo:rsid="039c4701" style:font-weight-asian="normal" style:font-weight-complex="normal"/>
    </style:style>
    <style:style style:name="T726" style:family="text">
      <style:text-properties style:use-window-font-color="true" fo:font-weight="normal" officeooo:rsid="03d36d1f" style:font-weight-asian="normal" style:font-weight-complex="normal"/>
    </style:style>
    <style:style style:name="T727" style:family="text">
      <style:text-properties style:use-window-font-color="true" fo:font-weight="normal" officeooo:rsid="03f2c5d1" style:font-weight-asian="normal" style:font-weight-complex="normal"/>
    </style:style>
    <style:style style:name="T728" style:family="text">
      <style:text-properties style:use-window-font-color="true" fo:font-weight="normal" officeooo:rsid="03f4f4f9" style:font-weight-asian="normal" style:font-weight-complex="normal"/>
    </style:style>
    <style:style style:name="T729" style:family="text">
      <style:text-properties style:use-window-font-color="true" officeooo:rsid="037cfc3c"/>
    </style:style>
    <style:style style:name="T730" style:family="text">
      <style:text-properties style:use-window-font-color="true" fo:font-weight="bold" officeooo:rsid="03874114" style:font-weight-asian="bold" style:font-weight-complex="bold"/>
    </style:style>
    <style:style style:name="T731" style:family="text">
      <style:text-properties style:use-window-font-color="true" fo:font-weight="bold" officeooo:rsid="0390a5db" style:font-weight-asian="bold" style:font-weight-complex="bold"/>
    </style:style>
    <style:style style:name="T732" style:family="text">
      <style:text-properties style:use-window-font-color="true" fo:font-weight="bold" officeooo:rsid="03a22041" style:font-weight-asian="bold" style:font-weight-complex="bold"/>
    </style:style>
    <style:style style:name="T733" style:family="text">
      <style:text-properties style:use-window-font-color="true" officeooo:rsid="03b29083"/>
    </style:style>
    <style:style style:name="T734" style:family="text">
      <style:text-properties style:use-window-font-color="true" officeooo:rsid="03b926b9"/>
    </style:style>
    <style:style style:name="T735" style:family="text">
      <style:text-properties style:use-window-font-color="true" officeooo:rsid="03d36d1f"/>
    </style:style>
    <style:style style:name="T736" style:family="text">
      <style:text-properties style:use-window-font-color="true" officeooo:rsid="03e1debd"/>
    </style:style>
    <style:style style:name="T737" style:family="text">
      <style:text-properties style:use-window-font-color="true" officeooo:rsid="03e46b65"/>
    </style:style>
    <style:style style:name="T738" style:family="text">
      <style:text-properties style:use-window-font-color="true" officeooo:rsid="03e97c5a"/>
    </style:style>
    <style:style style:name="T739" style:family="text">
      <style:text-properties style:use-window-font-color="true" officeooo:rsid="0409804c"/>
    </style:style>
    <style:style style:name="T740" style:family="text">
      <style:text-properties style:use-window-font-color="true" officeooo:rsid="041102ad"/>
    </style:style>
    <style:style style:name="T741" style:family="text">
      <style:text-properties officeooo:rsid="015a209f"/>
    </style:style>
    <style:style style:name="T742" style:family="text">
      <style:text-properties officeooo:rsid="015a7278"/>
    </style:style>
    <style:style style:name="T743" style:family="text">
      <style:text-properties officeooo:rsid="016e4551"/>
    </style:style>
    <style:style style:name="T744" style:family="text">
      <style:text-properties officeooo:rsid="0176ca3c"/>
    </style:style>
    <style:style style:name="T745" style:family="text">
      <style:text-properties officeooo:rsid="01785620"/>
    </style:style>
    <style:style style:name="T746" style:family="text">
      <style:text-properties officeooo:rsid="017c7f61"/>
    </style:style>
    <style:style style:name="T747" style:family="text">
      <style:text-properties officeooo:rsid="017e7557"/>
    </style:style>
    <style:style style:name="T748" style:family="text">
      <style:text-properties officeooo:rsid="017f7ad9"/>
    </style:style>
    <style:style style:name="T749" style:family="text">
      <style:text-properties officeooo:rsid="018a641a"/>
    </style:style>
    <style:style style:name="T750" style:family="text">
      <style:text-properties officeooo:rsid="018c8cf2"/>
    </style:style>
    <style:style style:name="T751" style:family="text">
      <style:text-properties officeooo:rsid="01b31985"/>
    </style:style>
    <style:style style:name="T752" style:family="text">
      <style:text-properties officeooo:rsid="01c3c55b"/>
    </style:style>
    <style:style style:name="T753" style:family="text">
      <style:text-properties officeooo:rsid="01cb91a6"/>
    </style:style>
    <style:style style:name="T754" style:family="text">
      <style:text-properties officeooo:rsid="01cbbcc4"/>
    </style:style>
    <style:style style:name="T755" style:family="text">
      <style:text-properties officeooo:rsid="01cdc30e"/>
    </style:style>
    <style:style style:name="T756" style:family="text">
      <style:text-properties officeooo:rsid="01d97a9f"/>
    </style:style>
    <style:style style:name="T757" style:family="text">
      <style:text-properties officeooo:rsid="01de6d40"/>
    </style:style>
    <style:style style:name="T758" style:family="text">
      <style:text-properties officeooo:rsid="01df5add"/>
    </style:style>
    <style:style style:name="T759" style:family="text">
      <style:text-properties officeooo:rsid="01e62dc7"/>
    </style:style>
    <style:style style:name="T760" style:family="text">
      <style:text-properties officeooo:rsid="01f9159a"/>
    </style:style>
    <style:style style:name="T761" style:family="text">
      <style:text-properties officeooo:rsid="0206ee81"/>
    </style:style>
    <style:style style:name="T762" style:family="text">
      <style:text-properties officeooo:rsid="02085c57"/>
    </style:style>
    <style:style style:name="T763" style:family="text">
      <style:text-properties officeooo:rsid="020ce33f"/>
    </style:style>
    <style:style style:name="T764" style:family="text">
      <style:text-properties officeooo:rsid="0214b6b2"/>
    </style:style>
    <style:style style:name="T765" style:family="text">
      <style:text-properties officeooo:rsid="02174862"/>
    </style:style>
    <style:style style:name="T766" style:family="text">
      <style:text-properties officeooo:rsid="02187502"/>
    </style:style>
    <style:style style:name="T767" style:family="text">
      <style:text-properties officeooo:rsid="023f4217"/>
    </style:style>
    <style:style style:name="T768" style:family="text">
      <style:text-properties officeooo:rsid="02544efc"/>
    </style:style>
    <style:style style:name="T769" style:family="text">
      <style:text-properties officeooo:rsid="02a8e881"/>
    </style:style>
    <style:style style:name="T770" style:family="text">
      <style:text-properties officeooo:rsid="02a9f81c"/>
    </style:style>
    <style:style style:name="T771" style:family="text">
      <style:text-properties fo:font-size="6pt" style:font-size-asian="6pt" style:font-size-complex="6pt"/>
    </style:style>
    <style:style style:name="T772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773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774" style:family="text">
      <style:text-properties officeooo:rsid="02b835c8"/>
    </style:style>
    <style:style style:name="T775" style:family="text">
      <style:text-properties officeooo:rsid="02b925b2"/>
    </style:style>
    <style:style style:name="T776" style:family="text">
      <style:text-properties officeooo:rsid="02ba6a6d"/>
    </style:style>
    <style:style style:name="T777" style:family="text">
      <style:text-properties officeooo:rsid="02bb0727"/>
    </style:style>
    <style:style style:name="T778" style:family="text">
      <style:text-properties officeooo:rsid="02bd8dac"/>
    </style:style>
    <style:style style:name="T779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780" style:family="text">
      <style:text-properties fo:color="#000000" fo:font-style="normal" officeooo:rsid="03116600" fo:background-color="#ffd428" loext:char-shading-value="0"/>
    </style:style>
    <style:style style:name="T781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782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783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784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785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86" style:family="text">
      <style:text-properties officeooo:rsid="02d4eb54"/>
    </style:style>
    <style:style style:name="T787" style:family="text">
      <style:text-properties officeooo:rsid="0171a4b1"/>
    </style:style>
    <style:style style:name="T788" style:family="text">
      <style:text-properties officeooo:rsid="02da971e"/>
    </style:style>
    <style:style style:name="T789" style:family="text">
      <style:text-properties officeooo:rsid="02dced96"/>
    </style:style>
    <style:style style:name="T790" style:family="text">
      <style:text-properties officeooo:rsid="02de2855"/>
    </style:style>
    <style:style style:name="T791" style:family="text">
      <style:text-properties officeooo:rsid="02df9268"/>
    </style:style>
    <style:style style:name="T792" style:family="text">
      <style:text-properties officeooo:rsid="02fbbe88"/>
    </style:style>
    <style:style style:name="T793" style:family="text">
      <style:text-properties officeooo:rsid="02fdb9f7"/>
    </style:style>
    <style:style style:name="T794" style:family="text">
      <style:text-properties officeooo:rsid="02fdd20f"/>
    </style:style>
    <style:style style:name="T795" style:family="text">
      <style:text-properties officeooo:rsid="0304062d"/>
    </style:style>
    <style:style style:name="T796" style:family="text">
      <style:text-properties officeooo:rsid="0307d217"/>
    </style:style>
    <style:style style:name="T797" style:family="text">
      <style:text-properties officeooo:rsid="0309f074"/>
    </style:style>
    <style:style style:name="T798" style:family="text">
      <style:text-properties officeooo:rsid="03116600"/>
    </style:style>
    <style:style style:name="T799" style:family="text">
      <style:text-properties officeooo:rsid="0314781c"/>
    </style:style>
    <style:style style:name="T800" style:family="text">
      <style:text-properties officeooo:rsid="03155b5e"/>
    </style:style>
    <style:style style:name="T801" style:family="text">
      <style:text-properties officeooo:rsid="033c6f4a" style:font-style-asian="normal" style:font-style-complex="normal"/>
    </style:style>
    <style:style style:name="T802" style:family="text">
      <style:text-properties officeooo:rsid="033d6498" style:font-style-asian="normal" style:font-style-complex="normal"/>
    </style:style>
    <style:style style:name="T803" style:family="text">
      <style:text-properties officeooo:rsid="03e76820" style:font-style-asian="normal" style:font-style-complex="normal"/>
    </style:style>
    <style:style style:name="T804" style:family="text">
      <style:text-properties officeooo:rsid="03e77c5f" style:font-style-asian="normal" style:font-style-complex="normal"/>
    </style:style>
    <style:style style:name="T805" style:family="text">
      <style:text-properties officeooo:rsid="03e97c5a" style:font-style-asian="normal" style:font-style-complex="normal"/>
    </style:style>
    <style:style style:name="T806" style:family="text">
      <style:text-properties officeooo:rsid="03c0e777" style:font-style-asian="normal" style:font-weight-asian="bold" style:font-style-complex="normal" style:font-weight-complex="bold"/>
    </style:style>
    <style:style style:name="T807" style:family="text">
      <style:text-properties officeooo:rsid="0319f2f7" style:font-style-asian="italic" style:font-style-complex="italic"/>
    </style:style>
    <style:style style:name="T808" style:family="text">
      <style:text-properties officeooo:rsid="00be4500" style:font-style-asian="italic" style:font-style-complex="italic"/>
    </style:style>
    <style:style style:name="T809" style:family="text">
      <style:text-properties officeooo:rsid="033837e4" style:font-style-asian="italic" style:font-style-complex="italic"/>
    </style:style>
    <style:style style:name="T810" style:family="text">
      <style:text-properties officeooo:rsid="033b0838" style:font-style-asian="italic" style:font-style-complex="italic"/>
    </style:style>
    <style:style style:name="T811" style:family="text">
      <style:text-properties officeooo:rsid="033d2130" style:font-style-asian="italic" style:font-style-complex="italic"/>
    </style:style>
    <style:style style:name="T812" style:family="text">
      <style:text-properties officeooo:rsid="0334319f"/>
    </style:style>
    <style:style style:name="T813" style:family="text">
      <style:text-properties officeooo:rsid="034b4241"/>
    </style:style>
    <style:style style:name="T814" style:family="text">
      <style:text-properties officeooo:rsid="034e4625"/>
    </style:style>
    <style:style style:name="T815" style:family="text">
      <style:text-properties officeooo:rsid="034fca55"/>
    </style:style>
    <style:style style:name="T816" style:family="text">
      <style:text-properties officeooo:rsid="0365bc4b"/>
    </style:style>
    <style:style style:name="T817" style:family="text">
      <style:text-properties officeooo:rsid="0368b3a9"/>
    </style:style>
    <style:style style:name="T818" style:family="text">
      <style:text-properties officeooo:rsid="036a0c7a"/>
    </style:style>
    <style:style style:name="T819" style:family="text">
      <style:text-properties officeooo:rsid="037683ff"/>
    </style:style>
    <style:style style:name="T820" style:family="text">
      <style:text-properties officeooo:rsid="0377d77f"/>
    </style:style>
    <style:style style:name="T821" style:family="text">
      <style:text-properties officeooo:rsid="037f4d09"/>
    </style:style>
    <style:style style:name="T822" style:family="text">
      <style:text-properties officeooo:rsid="038b2388"/>
    </style:style>
    <style:style style:name="T823" style:family="text">
      <style:text-properties officeooo:rsid="038f3ed0"/>
    </style:style>
    <style:style style:name="T824" style:family="text">
      <style:text-properties officeooo:rsid="039092df"/>
    </style:style>
    <style:style style:name="T825" style:family="text">
      <style:text-properties officeooo:rsid="0391f465"/>
    </style:style>
    <style:style style:name="T826" style:family="text">
      <style:text-properties officeooo:rsid="03a0799a"/>
    </style:style>
    <style:style style:name="T827" style:family="text">
      <style:text-properties officeooo:rsid="03a22041"/>
    </style:style>
    <style:style style:name="T828" style:family="text">
      <style:text-properties officeooo:rsid="03a417e5"/>
    </style:style>
    <style:style style:name="T829" style:family="text">
      <style:text-properties officeooo:rsid="03b1e14f"/>
    </style:style>
    <style:style style:name="T830" style:family="text">
      <style:text-properties officeooo:rsid="03b29083"/>
    </style:style>
    <style:style style:name="T831" style:family="text">
      <style:text-properties officeooo:rsid="03b01a48"/>
    </style:style>
    <style:style style:name="T832" style:family="text">
      <style:text-properties officeooo:rsid="03b926b9"/>
    </style:style>
    <style:style style:name="T833" style:family="text">
      <style:text-properties officeooo:rsid="03bee130"/>
    </style:style>
    <style:style style:name="T834" style:family="text">
      <style:text-properties officeooo:rsid="03c234df"/>
    </style:style>
    <style:style style:name="T835" style:family="text">
      <style:text-properties officeooo:rsid="03c46ef4"/>
    </style:style>
    <style:style style:name="T836" style:family="text">
      <style:text-properties officeooo:rsid="03c4f2ec"/>
    </style:style>
    <style:style style:name="T837" style:family="text">
      <style:text-properties officeooo:rsid="03d95e4f"/>
    </style:style>
    <style:style style:name="T838" style:family="text">
      <style:text-properties officeooo:rsid="03e1debd"/>
    </style:style>
    <style:style style:name="T839" style:family="text">
      <style:text-properties officeooo:rsid="03e5e737"/>
    </style:style>
    <style:style style:name="T840" style:family="text">
      <style:text-properties officeooo:rsid="0352fd32"/>
    </style:style>
    <style:style style:name="T841" style:family="text">
      <style:text-properties officeooo:rsid="03ee7baf"/>
    </style:style>
    <style:style style:name="T842" style:family="text">
      <style:text-properties officeooo:rsid="03ef8f48"/>
    </style:style>
    <style:style style:name="T843" style:family="text">
      <style:text-properties officeooo:rsid="03f2c5d1"/>
    </style:style>
    <style:style style:name="T844" style:family="text">
      <style:text-properties officeooo:rsid="03f2eb1b"/>
    </style:style>
    <style:style style:name="T845" style:family="text">
      <style:text-properties officeooo:rsid="03f3c651"/>
    </style:style>
    <style:style style:name="T846" style:family="text">
      <style:text-properties officeooo:rsid="03fdbcac"/>
    </style:style>
    <style:style style:name="T847" style:family="text">
      <style:text-properties officeooo:rsid="0409804c"/>
    </style:style>
    <style:style style:name="T848" style:family="text">
      <style:text-properties officeooo:rsid="04099767"/>
    </style:style>
    <style:style style:name="T849" style:family="text">
      <style:text-properties officeooo:rsid="040d8f45"/>
    </style:style>
    <style:style style:name="T850" style:family="text">
      <style:text-properties officeooo:rsid="040f7971"/>
    </style:style>
    <style:style style:name="T851" style:family="text">
      <style:text-properties officeooo:rsid="041102a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Liste Xerxès</text:p>
      <text:p text:style-name="P5"/>
      <text:p text:style-name="P58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52">d’après la </text:span></text:span><text:span text:style-name="texte_20_par_20_défaut"><text:span text:style-name="T3">Terminologie Grammaticale</text:span></text:span><text:span text:style-name="texte_20_par_20_défaut"><text:span text:style-name="T252"> </text:span></text:span><text:span text:style-name="texte_20_par_20_défaut"><text:span text:style-name="T278">(édition de </text:span></text:span><text:span text:style-name="texte_20_par_20_défaut"><text:span text:style-name="T253">juin</text:span></text:span><text:span text:style-name="texte_20_par_20_défaut"><text:span text:style-name="T252"> 202</text:span></text:span><text:span text:style-name="texte_20_par_20_défaut"><text:span text:style-name="T253">1</text:span></text:span><text:span text:style-name="texte_20_par_20_défaut"><text:span text:style-name="T278">)</text:span></text:span></text:p>
      <text:p text:style-name="P31"><text:span text:style-name="T255">( </text:span><text:a xlink:type="simple" xlink:href="https://eduscol.education.fr/document/1872/download" text:style-name="Internet_20_link" text:visited-style-name="Visited_20_Internet_20_Link"><text:span text:style-name="T255">https://eduscol.education.fr/document/1872/download</text:span></text:a><text:span text:style-name="T255"> </text:span><text:span text:style-name="T254">)</text:span></text:p>
      <text:p text:style-name="P31"/>
      <text:p text:style-name="P31"><text:span text:style-name="référence"><text:span text:style-name="T274">e</text:span></text:span><text:span text:style-name="référence"><text:span text:style-name="T275">x : </text:span></text:span><text:span text:style-name="référence"><text:span text:style-name="T273">TG(</text:span></text:span><text:span text:style-name="référence"><text:span text:style-name="T277">I.</text:span></text:span><text:span text:style-name="référence"><text:span text:style-name="T273">3.2.2, pp. 36-) </text:span></text:span><text:span text:style-name="référence"><text:span text:style-name="T274">renvoie aux pages 36 et suivantes de la </text:span></text:span><text:span text:style-name="référence"><text:span text:style-name="T26">Terminologie Grammaticale, </text:span></text:span><text:span text:style-name="référence"><text:span text:style-name="T28">niveau I, section 3.</text:span></text:span><text:span text:style-name="référence"><text:span text:style-name="T29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54">avec des analyses de</text:span></text:span><text:span text:style-name="texte_20_par_20_défaut"><text:span text:style-name="T30"> La Grande Grammaire du Français</text:span></text:span><text:span text:style-name="texte_20_par_20_défaut"><text:span text:style-name="T254"> (première édition)</text:span></text:span></text:p>
      <text:p text:style-name="P31"><text:span text:style-name="T254">( </text:span><text:span text:style-name="Internet_20_link"><text:span text:style-name="T254">https://www.grandegrammairedufrançais.com</text:span></text:span><text:span text:style-name="T254"> )</text:span></text:p>
      <text:p text:style-name="P31"/>
      <text:p text:style-name="P31"><text:span text:style-name="référence"><text:span text:style-name="T274">e</text:span></text:span><text:span text:style-name="référence"><text:span text:style-name="T275">x : </text:span></text:span><text:span text:style-name="référence"><text:span text:style-name="T282">GGF.1.133</text:span></text:span><text:span text:style-name="référence"><text:span text:style-name="T273"> </text:span></text:span><text:span text:style-name="référence"><text:span text:style-name="T274">renvoie </text:span></text:span><text:span text:style-name="référence"><text:span text:style-name="T276">au premier tome, page 133 de </text:span></text:span><text:span text:style-name="référence"><text:span text:style-name="T27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3"><text:span text:style-name="T787">&gt; Contribuez à ce document : écrivez à </text:span><text:a xlink:type="simple" xlink:href="mailto:xavier.faure@ac.reims.fr" text:style-name="Internet_20_link" text:visited-style-name="Visited_20_Internet_20_Link"><text:span text:style-name="T787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787">ac.reims.fr</text:span></text:a><text:span text:style-name="T787"> </text:span></text:p>
      <text:p text:style-name="Standard"/>
      <text:p text:style-name="P59">version <text:span text:style-name="T831">2</text:span><text:span text:style-name="T847">3</text:span> / <text:date style:data-style-name="N37" text:date-value="2022-11-16T19:15:09.126593358">16/11/22</text:date><text:s/><text:time style:data-style-name="N41" text:time-value="2022-11-16T19:15:09.126729774">19:15:07</text:time></text:p>
      <text:p text:style-name="P198"><text:span text:style-name="titre_20_principal"><text:span text:style-name="T358">[A] </text:span></text:span><text:span text:style-name="titre_20_principal"><text:span text:style-name="T359">Points de </text:span></text:span><text:span text:style-name="titre_20_principal"><text:span text:style-name="T358">grammaire</text:span></text:span><text:span text:style-name="titre_20_principal"><text:span text:style-name="T359"> </text:span></text:span><text:span text:style-name="titre_20_principal"><text:span text:style-name="T358">à </text:span></text:span><text:span text:style-name="titre_20_principal"><text:span text:style-name="T360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797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165"><text:span text:style-name="texte_20_par_20_défaut">A.1</text:span><text:span text:style-name="texte_20_par_20_défaut"><text:span text:style-name="T829">3</text:span></text:span><text:span text:style-name="texte_20_par_20_défaut"> <text:tab/></text:span><text:span text:style-name="texte_20_par_20_défaut"><text:span text:style-name="T829">préférer </text:span></text:span><text:span text:style-name="texte_20_par_20_défaut"><text:span text:style-name="T733">le terme d’</text:span></text:span><text:span text:style-name="texte_20_par_20_défaut"><text:span text:style-name="T829">« adjectif » à cel</text:span></text:span><text:span text:style-name="texte_20_par_20_défaut"><text:span text:style-name="T830">ui</text:span></text:span><text:span text:style-name="texte_20_par_20_défaut"><text:span text:style-name="T829"> d’« adjectif qualificatif »</text:span></text:span></text:p>
      <text:p text:style-name="P177"><text:span text:style-name="texte_20_par_20_défaut">A.1</text:span><text:span text:style-name="texte_20_par_20_défaut"><text:span text:style-name="T833">4<text:tab/>« La pharmacienne de mon quartier » est un groupe nominal</text:span></text:span></text:p>
      <text:p text:style-name="P182"><text:span text:style-name="texte_20_par_20_défaut"><text:span text:style-name="T841">A.15<text:tab/>Le complément du verbe « être » peut être un COI</text:span></text:span></text:p>
      <text:p text:style-name="P184"><text:span text:style-name="texte_20_par_20_défaut"><text:span text:style-name="T841">A.1</text:span></text:span><text:span text:style-name="texte_20_par_20_défaut"><text:span text:style-name="T847">6</text:span></text:span><text:span text:style-name="texte_20_par_20_défaut"><text:span text:style-name="T841"><text:tab/></text:span></text:span><text:span text:style-name="texte_20_par_20_défaut"><text:span text:style-name="T833">« </text:span></text:span><text:span text:style-name="texte_20_par_20_défaut"><text:span text:style-name="T739">se</text:span></text:span><text:span text:style-name="texte_20_par_20_défaut"><text:span text:style-name="T833"> » </text:span></text:span><text:span text:style-name="texte_20_par_20_défaut"><text:span text:style-name="T847">est un pronom personnel réfléchi, non un pronom réfléchi</text:span></text:span></text:p>
      <text:p text:style-name="P182"><text:span text:style-name="référence"><text:span text:style-name="T122"/></text:span></text:p>
      <text:p text:style-name="Standard"/>
      <text:p text:style-name="P196"><text:span text:style-name="titre_20_avec_20_numéro">(</text:span><text:span text:style-name="titre_20_avec_20_numéro"><text:span text:style-name="T279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237"><text:tab/><text:tab/> <text:s text:c="5"/></text:span><text:span text:style-name="référence"><text:span text:style-name="T242">TG(I.3.2.2, pp. 36-)</text:span></text:span></text:p>
      <text:p text:style-name="Standard"/>
      <text:p text:style-name="P74"><text:span text:style-name="GGF"><text:span text:style-name="T288">[ </text:span></text:span><text:span text:style-name="GGF">GGF.1.133 ; GGF.1.1228 </text:span><text:span text:style-name="GGF"><text:span text:style-name="T288">]</text:span></text:span><text:span text:style-name="GGF"> </text:span></text:p>
      <text:p text:style-name="P74"><text:span text:style-name="GGF"><text:span text:style-name="T288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79">A.</text:span></text:span><text:span text:style-name="titre_20_avec_20_numéro">02) les natures de mots</text:span><text:span text:style-name="T238"><text:tab/><text:tab/><text:tab/><text:tab/><text:tab/><text:tab/><text:tab/> <text:s text:c="7"/></text:span><text:span text:style-name="référence"><text:span text:style-name="T242">TG(I.3.</text:span></text:span><text:span text:style-name="référence"><text:span text:style-name="T243">1</text:span></text:span><text:span text:style-name="référence"><text:span text:style-name="T242">, pp. </text:span></text:span><text:span text:style-name="référence"><text:span text:style-name="T243">28-)</text:span></text:span><text:span text:style-name="référence"><text:span text:style-name="T242"> </text:span></text:span></text:p>
      <text:p text:style-name="Standard"><text:span text:style-name="texte_20_par_20_défaut">nom</text:span><text:span text:style-name="T238"><text:tab/><text:tab/><text:tab/><text:tab/><text:tab/><text:tab/><text:tab/><text:tab/><text:tab/><text:tab/><text:tab/> <text:s text:c="8"/></text:span><text:span text:style-name="référence"><text:span text:style-name="T242">TG(I</text:span></text:span><text:span text:style-name="référence"><text:span text:style-name="T248">I</text:span></text:span><text:span text:style-name="référence"><text:span text:style-name="T242">.3.</text:span></text:span><text:span text:style-name="référence"><text:span text:style-name="T243">1</text:span></text:span><text:span text:style-name="référence"><text:span text:style-name="T242">, p. </text:span></text:span><text:span text:style-name="référence"><text:span text:style-name="T244">102)</text:span></text:span></text:p>
      <text:p text:style-name="Standard"><text:span text:style-name="T238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238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238"><text:tab/><text:tab/><text:tab/><text:tab/><text:tab/><text:tab/><text:tab/><text:tab/><text:tab/><text:tab/> <text:s text:c="5"/></text:span><text:span text:style-name="référence"><text:span text:style-name="T242">TG(I</text:span></text:span><text:span text:style-name="référence"><text:span text:style-name="T248">I</text:span></text:span><text:span text:style-name="référence"><text:span text:style-name="T242">.3.</text:span></text:span><text:span text:style-name="référence"><text:span text:style-name="T245">2</text:span></text:span><text:span text:style-name="référence"><text:span text:style-name="T242">, pp. </text:span></text:span><text:span text:style-name="référence"><text:span text:style-name="T244">10</text:span></text:span><text:span text:style-name="référence"><text:span text:style-name="T245">4-</text:span></text:span><text:span text:style-name="référence"><text:span text:style-name="T244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768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89">›</text:span></text:span><text:span text:style-name="texte_20_par_20_défaut"><text:span text:style-name="T239">forme agglutinée </text:span></text:span><text:span text:style-name="texte_20_par_20_défaut"><text:span text:style-name="T240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79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552">(a) </text:span></text:span><text:span text:style-name="texte_20_par_20_défaut"><text:span text:style-name="T550">Ne pas utiliser la question </text:span></text:span><text:span text:style-name="texte_20_par_20_défaut"><text:span text:style-name="T557">(à/de) </text:span></text:span><text:span text:style-name="texte_20_par_20_défaut"><text:span text:style-name="T550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111"><text:tab/></text:span><text:span text:style-name="texte_20_par_20_défaut"><text:span text:style-name="T110">(✓)</text:span></text:span><text:span text:style-name="T110"> </text:span><text:span text:style-name="exemple">Il donne du pain à son frère.</text:span></text:p>
      <text:p text:style-name="Standard"><text:span text:style-name="T110"><text:tab/></text:span><text:span text:style-name="texte_20_par_20_défaut"><text:span text:style-name="T110">(!)</text:span></text:span><text:span text:style-name="T110"> </text:span><text:span text:style-name="exemple">Il est beau.</text:span></text:p>
      <text:p text:style-name="P96"><text:span text:style-name="exemple"><text:span text:style-name="T110"><text:tab/></text:span></text:span><text:span text:style-name="texte_20_par_20_défaut"><text:span text:style-name="T110">(!)</text:span></text:span><text:span text:style-name="exemple"><text:span text:style-name="T110"> </text:span></text:span><text:span text:style-name="exemple">Il </text:span><text:span text:style-name="exemple"><text:span text:style-name="T423">va chez sa mère.</text:span></text:span></text:p>
      <text:p text:style-name="Standard"/>
      <text:p text:style-name="Standard"><text:span text:style-name="texte_20_par_20_défaut"><text:span text:style-name="T552">(b) </text:span></text:span><text:span text:style-name="texte_20_par_20_défaut"><text:span text:style-name="T550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66"><text:tab/></text:span><text:span text:style-name="texte_20_par_20_défaut"><text:span text:style-name="T68">(✓)</text:span></text:span><text:span text:style-name="T68"> </text:span><text:span text:style-name="exemple"><text:span text:style-name="T197">Il donne l’eau à son frère.</text:span></text:span></text:p>
      <text:p text:style-name="Standard"><text:span text:style-name="T68"><text:tab/></text:span><text:span text:style-name="texte_20_par_20_défaut"><text:span text:style-name="T68">(✓)</text:span></text:span><text:span text:style-name="T68"> </text:span><text:span text:style-name="exemple"><text:span text:style-name="T197">Je me souviens de mes parents.</text:span></text:span></text:p>
      <text:p text:style-name="Standard"><text:soft-page-break/><text:span text:style-name="T68"><text:tab/></text:span><text:span text:style-name="texte_20_par_20_défaut"><text:span text:style-name="T68">(!)</text:span></text:span><text:span text:style-name="T68"> </text:span><text:span text:style-name="exemple"><text:span text:style-name="T197">Il de donne de l’eau à son frère.</text:span></text:span></text:p>
      <text:p text:style-name="Standard"><text:span text:style-name="T68"><text:tab/></text:span><text:span text:style-name="texte_20_par_20_défaut"><text:span text:style-name="T68">(!)</text:span></text:span><text:span text:style-name="T68"> </text:span><text:span text:style-name="exemple"><text:span text:style-name="T197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552">(c) </text:span></text:span><text:span text:style-name="texte_20_par_20_défaut"><text:span text:style-name="T551">L</text:span></text:span><text:span text:style-name="texte_20_par_20_défaut"><text:span text:style-name="T550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553">(d) </text:span></text:span><text:span text:style-name="texte_20_par_20_défaut"><text:span text:style-name="T32">Je vais à Paris</text:span></text:span><text:span text:style-name="texte_20_par_20_défaut"><text:span text:style-name="T550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242">TG(I.</text:span></text:span><text:span text:style-name="référence"><text:span text:style-name="T247">1</text:span></text:span><text:span text:style-name="référence"><text:span text:style-name="T246">.</text:span></text:span><text:span text:style-name="référence"><text:span text:style-name="T247">3</text:span></text:span><text:span text:style-name="référence"><text:span text:style-name="T242">, p. </text:span></text:span><text:span text:style-name="référence"><text:span text:style-name="T247">15</text:span></text:span><text:span text:style-name="référence"><text:span text:style-name="T244">)</text:span></text:span></text:p>
      <text:p text:style-name="Standard"><text:span text:style-name="texte_20_par_20_défaut">un CC de lieu.</text:span></text:p>
      <text:p text:style-name="Standard"/>
      <text:p text:style-name="P205"><text:bookmark text:name="char-node"/><text:span text:style-name="texte_20_par_20_défaut"><text:span text:style-name="T554">➱ </text:span></text:span><text:span text:style-name="texte_20_par_20_défaut"><text:span text:style-name="T550">Comment distinguer CC / attribut du sujet / COD / COI ?</text:span></text:span><text:tab/><text:tab/><text:tab/> <text:s text:c="5"/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54">2</text:span></text:span><text:span text:style-name="référence"><text:span text:style-name="T155">.</text:span></text:span><text:span text:style-name="référence"><text:span text:style-name="T154">3</text:span></text:span><text:span text:style-name="référence"><text:span text:style-name="T155">.1</text:span></text:span><text:span text:style-name="référence"><text:span text:style-name="T153">, p. </text:span></text:span><text:span text:style-name="référence"><text:span text:style-name="T154">84</text:span></text:span><text:span text:style-name="référence"><text:span text:style-name="T156">)</text:span></text:span></text:p>
      <text:p text:style-name="P205"/>
      <text:p text:style-name="P205"><text:span text:style-name="texte_20_par_20_défaut"><text:tab/>(1) est-ce un CC ?</text:span><text:tab/><text:tab/><text:tab/><text:tab/><text:tab/><text:tab/><text:tab/><text:tab/> <text:s/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57">2.4</text:span></text:span><text:span text:style-name="référence"><text:span text:style-name="T153">, p</text:span></text:span><text:span text:style-name="référence"><text:span text:style-name="T158">p</text:span></text:span><text:span text:style-name="référence"><text:span text:style-name="T153">. </text:span></text:span><text:span text:style-name="référence"><text:span text:style-name="T158">92-93</text:span></text:span><text:span text:style-name="référence"><text:span text:style-name="T156">)</text:span></text:span></text:p>
      <text:p text:style-name="P205"><text:span text:style-name="texte_20_par_20_défaut"><text:tab/>(2) est-ce un attribut du sujet ?</text:span></text:p>
      <text:p text:style-name="P20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41">, </text:span></text:span><text:span text:style-name="texte_20_par_20_défaut"><text:span text:style-name="T2">la</text:span></text:span><text:span text:style-name="texte_20_par_20_défaut"><text:span text:style-name="T41">,</text:span></text:span><text:span text:style-name="texte_20_par_20_défaut"><text:span text:style-name="T2"> les</text:span></text:span><text:span text:style-name="texte_20_par_20_défaut"><text:span text:style-name="T41"> ? → COD</text:span></text:span></text:p>
      <text:p text:style-name="P205"><text:span text:style-name="texte_20_par_20_défaut"><text:span text:style-name="T41"><text:tab/>(4) peut-on pronominaliser par </text:span></text:span><text:span text:style-name="texte_20_par_20_défaut"><text:span text:style-name="T2">lui, leur </text:span></text:span><text:span text:style-name="texte_20_par_20_défaut"><text:span text:style-name="T41">?→ COI</text:span></text:span></text:p>
      <text:p text:style-name="P205"><text:span text:style-name="texte_20_par_20_défaut"><text:span text:style-name="T41"><text:tab/>(5) peut-on pronominaliser par </text:span></text:span><text:span text:style-name="texte_20_par_20_défaut"><text:span text:style-name="T2">y</text:span></text:span><text:span text:style-name="texte_20_par_20_défaut"><text:span text:style-name="T41"> </text:span></text:span><text:span text:style-name="texte_20_par_20_défaut"><text:span text:style-name="T66">? → COI</text:span></text:span></text:p>
      <text:p text:style-name="P205"><text:span text:style-name="texte_20_par_20_défaut"><text:span text:style-name="T66"><text:tab/>(6) peut-on pronominaliser par </text:span></text:span><text:span text:style-name="texte_20_par_20_défaut"><text:span text:style-name="T17">en</text:span></text:span><text:span text:style-name="texte_20_par_20_défaut"><text:span text:style-name="T66"> ? → COD ou COI</text:span></text:span></text:p>
      <text:p text:style-name="Standard"/>
      <text:p text:style-name="P120"><text:span text:style-name="titre_20_avec_20_numéro">(</text:span><text:span text:style-name="titre_20_avec_20_numéro"><text:span text:style-name="T279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67"><text:tab/></text:span><text:span text:style-name="texte_20_par_20_défaut"><text:span text:style-name="T67">(</text:span></text:span><text:span text:style-name="texte_20_par_20_défaut"><text:span text:style-name="T109">✓</text:span></text:span><text:span text:style-name="texte_20_par_20_défaut"><text:span text:style-name="T67">)</text:span></text:span><text:span text:style-name="T67"> </text:span><text:span text:style-name="exemple"><text:span text:style-name="T198">Jean coupe du bois.</text:span></text:span></text:p>
      <text:p text:style-name="P97"><text:span text:style-name="exemple"><text:span text:style-name="T67"><text:tab/></text:span></text:span><text:span text:style-name="texte_20_par_20_défaut"><text:span text:style-name="T67">(!)</text:span></text:span><text:span text:style-name="exemple"><text:span text:style-name="T67"> </text:span></text:span><text:span text:style-name="exemple"><text:span text:style-name="T384">Viens </text:span></text:span><text:span text:style-name="exemple"><text:span text:style-name="T198">!</text:span></text:span></text:p>
      <text:p text:style-name="Standard"><text:span text:style-name="T66"><text:tab/></text:span><text:span text:style-name="texte_20_par_20_défaut"><text:span text:style-name="T66">(!)</text:span></text:span><text:span text:style-name="T66"> </text:span><text:span text:style-name="exemple"><text:span text:style-name="T196">Il pleut.</text:span></text:span></text:p>
      <text:p text:style-name="Standard"><text:span text:style-name="T66"><text:tab/></text:span><text:span text:style-name="texte_20_par_20_défaut"><text:span text:style-name="T66">(!)</text:span></text:span><text:span text:style-name="T66"> </text:span><text:span text:style-name="exemple"><text:span text:style-name="T196">Le bois est coupé par Jean.</text:span></text:span></text:p>
      <text:p text:style-name="Standard"/>
      <text:p text:style-name="P206"><text:bookmark text:name="char-node1"/><text:span text:style-name="texte_20_par_20_défaut"><text:span text:style-name="T554">➱ </text:span></text:span><text:span text:style-name="texte_20_par_20_défaut"><text:span text:style-name="T550">Comment </text:span></text:span><text:span text:style-name="texte_20_par_20_défaut"><text:span text:style-name="T555">identifier le sujet d’un verbe ?</text:span></text:span></text:p>
      <text:p text:style-name="P206"><text:span text:style-name="texte_20_par_20_défaut"><text:span text:style-name="T189"><text:tab/></text:span></text:span><text:span text:style-name="texte_20_par_20_défaut"><text:span text:style-name="T68">- </text:span></text:span><text:span text:style-name="texte_20_par_20_défaut"><text:span text:style-name="T71">l’accord de la personne grammaticale (1S, 2S, 3S, 1P, 2P, 3P) entre le verbe et son sujet</text:span></text:span></text:p>
      <text:p text:style-name="P206"><text:span text:style-name="texte_20_par_20_défaut"><text:span text:style-name="T68"><text:tab/>- </text:span></text:span><text:span text:style-name="texte_20_par_20_défaut"><text:span text:style-name="T71">la pince « c’est... qui... »</text:span></text:span></text:p>
      <text:p text:style-name="P90"/>
      <text:p text:style-name="Standard"><text:span text:style-name="titre_20_avec_20_numéro"/></text:p>
      <text:p text:style-name="P196"><text:span text:style-name="titre_20_avec_20_numéro">(</text:span><text:span text:style-name="titre_20_avec_20_numéro"><text:span text:style-name="T279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66">Cette notion </text:span></text:span><text:span text:style-name="texte_20_par_20_défaut"><text:span text:style-name="T69">apparaît dans la </text:span></text:span><text:span text:style-name="texte_20_par_20_défaut"><text:span text:style-name="T18">Terminologie Grammaticale</text:span></text:span><text:span text:style-name="texte_20_par_20_défaut"><text:span text:style-name="T69">.</text:span></text:span><text:span text:style-name="T69"><text:tab/><text:tab/><text:tab/><text:tab/> <text:s text:c="4"/></text:span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52">1.9.1</text:span></text:span><text:span text:style-name="référence"><text:span text:style-name="T153">, pp. </text:span></text:span><text:span text:style-name="référence"><text:span text:style-name="T152">80</text:span></text:span><text:span text:style-name="référence"><text:span text:style-name="T159">-</text:span></text:span><text:span text:style-name="référence"><text:span text:style-name="T156">)</text:span></text:span></text:p>
      <text:p text:style-name="Standard"/>
      <text:p text:style-name="P148"><text:span text:style-name="texte_20_par_20_défaut">Le pr</text:span><text:span text:style-name="texte_20_par_20_défaut"><text:span text:style-name="T815">édicat ne se confond pas avec le groupe verbal ; le prédicat est une fonction, <text:s text:c="6"/></text:span></text:span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82">1.</text:span></text:span><text:span text:style-name="référence"><text:span text:style-name="T183">1</text:span></text:span><text:span text:style-name="référence"><text:span text:style-name="T153">, pp. </text:span></text:span><text:span text:style-name="référence"><text:span text:style-name="T183">12-</text:span></text:span><text:span text:style-name="référence"><text:span text:style-name="T156">)</text:span></text:span></text:p>
      <text:p text:style-name="P148"><text:span text:style-name="texte_20_par_20_défaut"><text:span text:style-name="T815">le groupe verbal est l’un des éléments de la phrase avec le groupe sujet et le groupe circonstanciel.</text:span></text:span></text:p>
      <text:p text:style-name="P149"><text:span text:style-name="texte_20_par_20_défaut"><text:span text:style-name="T816">Dans la phrase </text:span></text:span><text:span text:style-name="exemple"><text:span text:style-name="T816">Excellent ce rôti</text:span></text:span><text:span text:style-name="texte_20_par_20_défaut"><text:span text:style-name="T816">, le prédicat est </text:span></text:span><text:span text:style-name="exemple"><text:span text:style-name="T816">Excellent</text:span></text:span><text:span text:style-name="texte_20_par_20_défaut"><text:span text:style-name="T816"> et le sujet </text:span></text:span><text:span text:style-name="exemple"><text:span text:style-name="T816">ce rôti</text:span></text:span><text:span text:style-name="texte_20_par_20_défaut"><text:span text:style-name="T816"> mais <text:s/><text:tab/> <text:s text:c="4"/></text:span></text:span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84">1.9.1</text:span></text:span><text:span text:style-name="référence"><text:span text:style-name="T153">, pp. </text:span></text:span><text:span text:style-name="référence"><text:span text:style-name="T184">80</text:span></text:span><text:span text:style-name="référence"><text:span text:style-name="T159">-</text:span></text:span><text:span text:style-name="référence"><text:span text:style-name="T156">)</text:span></text:span></text:p>
      <text:p text:style-name="P149"><text:span text:style-name="texte_20_par_20_défaut"><text:span text:style-name="T816">il n’y a pas ici de groupe verbal.</text:span></text:span></text:p>
      <text:p text:style-name="P149"><text:span text:style-name="texte_20_par_20_défaut"/></text:p>
      <text:p text:style-name="Standard"><text:span text:style-name="titre_20_avec_20_numéro">(</text:span><text:span text:style-name="titre_20_avec_20_numéro"><text:span text:style-name="T279">A.</text:span></text:span><text:span text:style-name="titre_20_avec_20_numéro">06) « </text:span><text:span text:style-name="titre_20_avec_20_numéro"><text:span text:style-name="T41">donc</text:span></text:span><text:span text:style-name="titre_20_avec_20_numéro"><text:span text:style-name="T2"> »</text:span></text:span><text:span text:style-name="titre_20_avec_20_numéro"> est un adverbe</text:span></text:p>
      <text:p text:style-name="P139"><text:span text:style-name="texte_20_par_20_défaut"><text:span text:style-name="T70"/></text:span></text:p>
      <text:p text:style-name="P139"><text:span text:style-name="texte_20_par_20_défaut"><text:span text:style-name="T70">Le mot </text:span></text:span><text:span text:style-name="exemple"><text:span text:style-name="T199">donc</text:span></text:span><text:span text:style-name="texte_20_par_20_défaut"><text:span text:style-name="T70"> ne fait pas partie des conjonctions de coordination.</text:span></text:span><text:span text:style-name="T70"><text:tab/></text:span><text:span text:style-name="T69"><text:tab/><text:tab/> <text:s text:c="5"/></text:span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60">3</text:span></text:span><text:span text:style-name="référence"><text:span text:style-name="T152">.</text:span></text:span><text:span text:style-name="référence"><text:span text:style-name="T160">7</text:span></text:span><text:span text:style-name="référence"><text:span text:style-name="T152">.1</text:span></text:span><text:span text:style-name="référence"><text:span text:style-name="T153">, p. </text:span></text:span><text:span text:style-name="référence"><text:span text:style-name="T161">131</text:span></text:span><text:span text:style-name="référence"><text:span text:style-name="T156">)</text:span></text:span></text:p>
      <text:p text:style-name="P141"><text:span text:style-name="texte_20_par_20_défaut"><text:span text:style-name="T179">La TG cite les conjonctions de coordination suivantes : </text:span></text:span><text:span text:style-name="texte_20_par_20_défaut"><text:span text:style-name="T24">mais, ou, et, or, ni, car</text:span></text:span><text:span text:style-name="texte_20_par_20_défaut"><text:span text:style-name="T179">. La liste semble exhaustive.</text:span></text:span></text:p>
      <text:p text:style-name="P139"><text:span text:style-name="GGF"/></text:p>
      <text:p text:style-name="P139"><text:span text:style-name="GGF"><text:span text:style-name="T288">[ </text:span></text:span><text:span text:style-name="GGF">GGF.1.</text:span><text:span text:style-name="GGF"><text:span text:style-name="T798">869-</text:span></text:span><text:span text:style-name="GGF"><text:span text:style-name="T780">870</text:span></text:span><text:span text:style-name="GGF"> </text:span><text:span text:style-name="GGF"><text:span text:style-name="T288">]</text:span></text:span></text:p>
      <text:p text:style-name="P139"><text:span text:style-name="GGF"><text:tab/></text:span><text:span text:style-name="GGF"><text:span text:style-name="T799">Même classification dans </text:span></text:span><text:span text:style-name="GGF"><text:span text:style-name="T6">La Grande Grammaire du Français :</text:span></text:span></text:p>
      <text:p text:style-name="P139"><text:span text:style-name="GGF"><text:span text:style-name="T288"><text:tab/>« </text:span></text:span><text:span text:style-name="GGF"><text:span text:style-name="T798">[l’</text:span></text:span><text:span text:style-name="GGF"><text:span text:style-name="T800">adverbe </text:span></text:span><text:span text:style-name="GGF"><text:span text:style-name="T5">donc</text:span></text:span><text:span text:style-name="GGF"><text:span text:style-name="T798">]</text:span></text:span><text:span text:style-name="GGF"><text:span text:style-name="T288"> </text:span></text:span><text:span text:style-name="GGF"><text:span text:style-name="T798">a la même mobilité que d’autres adverbes connecteurs comme </text:span></text:span><text:span text:style-name="GGF"><text:span text:style-name="T5">pourtant </text:span></text:span><text:span text:style-name="GGF"><text:span text:style-name="T44">»</text:span></text:span></text:p>
      <text:p text:style-name="P139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39"><text:span text:style-name="GGF"><text:span text:style-name="T7"><text:tab/><text:tab/>Il ira donc voir Marie.</text:span></text:span></text:p>
      <text:p text:style-name="P139"><text:span text:style-name="GGF"><text:span text:style-name="T7"><text:tab/><text:tab/>Il ira voir Marie, donc.</text:span></text:span></text:p>
      <text:p text:style-name="P139"><text:span text:style-name="GGF"><text:span text:style-name="T7"/></text:span></text:p>
      <text:p text:style-name="P140"><text:span text:style-name="GGF"><text:span text:style-name="T808">[ </text:span></text:span><text:span text:style-name="GGF"><text:span text:style-name="T807">GGF.2.</text:span></text:span><text:span text:style-name="GGF"><text:span text:style-name="T781">1985</text:span></text:span><text:span text:style-name="GGF"><text:span text:style-name="T807"> </text:span></text:span><text:span text:style-name="GGF"><text:span text:style-name="T808">]</text:span></text:span></text:p>
      <text:p text:style-name="P122"><text:span text:style-name="GGF"><text:span text:style-name="T808"><text:tab/></text:span></text:span><text:span text:style-name="GGF"><text:span text:style-name="T807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807"> (formes simples) et comme </text:span></text:span><text:span text:style-name="GGF"><text:span text:style-name="T8">c’est-à-dire, et puis, ou bien</text:span></text:span><text:span text:style-name="GGF"><text:span text:style-name="T45"> (formes complexes). </text:span></text:span><text:span text:style-name="GGF"><text:span text:style-name="T46">Ces listes semblent exhaustives </text:span></text:span><text:span text:style-name="GGF"><text:span text:style-name="T47">(pas de « etc. » à fin de ces deux listes).</text:span></text:span></text:p>
      <text:p text:style-name="P139"><text:span text:style-name="référence"><text:span text:style-name="T177"/></text:span></text:p>
      <text:p text:style-name="Standard"><text:span text:style-name="titre_20_avec_20_numéro">(</text:span><text:span text:style-name="titre_20_avec_20_numéro"><text:span text:style-name="T279">A.</text:span></text:span><text:span text:style-name="titre_20_avec_20_numéro">0</text:span><text:span text:style-name="titre_20_avec_20_numéro"><text:span text:style-name="T249">7</text:span></text:span><text:span text:style-name="titre_20_avec_20_numéro">) </text:span><text:span text:style-name="titre_20_avec_20_numéro"><text:span text:style-name="T250">p</text:span></text:span><text:span text:style-name="titre_20_avec_20_numéro"><text:span text:style-name="T42">articipe passé ou adjectif ?</text:span></text:span></text:p>
      <text:p text:style-name="P142"><text:span text:style-name="texte_20_par_20_défaut"><text:span text:style-name="T180">La </text:span></text:span><text:span text:style-name="texte_20_par_20_défaut"><text:span text:style-name="T22">Terminologie Grammaticale</text:span></text:span><text:span text:style-name="texte_20_par_20_défaut"><text:span text:style-name="T251"> ne donne quasiment aucune information mais analyse</text:span></text:span><text:span text:style-name="T251"> </text:span><text:span text:style-name="exemple"><text:span text:style-name="T251">étonnée</text:span></text:span><text:span text:style-name="T251"> </text:span><text:span text:style-name="texte_20_par_20_défaut"><text:span text:style-name="T251">dans</text:span></text:span></text:p>
      <text:p text:style-name="Standard"><text:tab/><text:span text:style-name="exemple"><text:span text:style-name="T251">Elle est étonnée par cette réaction.</text:span></text:span><text:span text:style-name="T251"><text:tab/><text:tab/><text:tab/><text:tab/><text:tab/><text:tab/> <text:s text:c="3"/></text:span><text:span text:style-name="référence"><text:span text:style-name="T153">TG(</text:span></text:span><text:span text:style-name="référence"><text:span text:style-name="T169">I</text:span></text:span><text:span text:style-name="référence"><text:span text:style-name="T153">I.</text:span></text:span><text:span text:style-name="référence"><text:span text:style-name="T160">3</text:span></text:span><text:span text:style-name="référence"><text:span text:style-name="T155">.</text:span></text:span><text:span text:style-name="référence"><text:span text:style-name="T162">9</text:span></text:span><text:span text:style-name="référence"><text:span text:style-name="T160">.</text:span></text:span><text:span text:style-name="référence"><text:span text:style-name="T162">5.2</text:span></text:span><text:span text:style-name="référence"><text:span text:style-name="T153">, p. </text:span></text:span><text:span text:style-name="référence"><text:span text:style-name="T161">1</text:span></text:span><text:span text:style-name="référence"><text:span text:style-name="T162">57</text:span></text:span><text:span text:style-name="référence"><text:span text:style-name="T156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36"><text:span text:style-name="GGF">GGF.1.1</text:span><text:span text:style-name="GGF"><text:span text:style-name="T789">29 ; GGF.1.212 ; </text:span></text:span><text:span text:style-name="GGF"><text:span text:style-name="T790">GGF.1.649 </text:span></text:span><text:span text:style-name="GGF"><text:span text:style-name="T789">: </text:span></text:span><text:span text:style-name="GGF"><text:span text:style-name="T749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79">A.</text:span></text:span><text:span text:style-name="titre_20_avec_20_numéro">0</text:span><text:span text:style-name="titre_20_avec_20_numéro"><text:span text:style-name="T280">8</text:span></text:span><text:span text:style-name="titre_20_avec_20_numéro">) </text:span><text:span text:style-name="titre_20_avec_20_numéro"><text:span text:style-name="T280">les types de phrase</text:span></text:span><text:span text:style-name="titre_20_avec_20_numéro"><text:span text:style-name="T750">s</text:span></text:span><text:span text:style-name="titre_20_avec_20_numéro"><text:span text:style-name="T280"> </text:span></text:span><text:span text:style-name="titre_20_avec_20_numéro"><text:span text:style-name="T750">et les formes de phrase</text:span></text:span></text:p>
      <text:p text:style-name="Standard"><text:span text:style-name="texte_20_par_20_défaut"><text:span text:style-name="T280">Une phrase est de type déclaratif, interrogatif ou impératif</text:span></text:span><text:span text:style-name="T280"><text:tab/><text:tab/><text:tab/><text:tab/> <text:s text:c="5"/></text:span><text:span text:style-name="référence"><text:span text:style-name="T153">TG(I.</text:span></text:span><text:span text:style-name="référence"><text:span text:style-name="T163">2.4</text:span></text:span><text:span text:style-name="référence"><text:span text:style-name="T153">, p</text:span></text:span><text:span text:style-name="référence"><text:span text:style-name="T163">p. 25-26</text:span></text:span><text:span text:style-name="référence"><text:span text:style-name="T156">)</text:span></text:span><text:span text:style-name="T280"> </text:span></text:p>
      <text:p text:style-name="Standard"><text:span text:style-name="texte_20_par_20_défaut"><text:span text:style-name="T280">(un seul type de phrase pour une phrase donnée). Une phrase peut n’avoir pas</text:span></text:span><text:span text:style-name="T280"><text:tab/> <text:s text:c="5"/></text:span><text:span text:style-name="référence"><text:span text:style-name="T153">TG(I.</text:span></text:span><text:span text:style-name="référence"><text:span text:style-name="T163">2.5</text:span></text:span><text:span text:style-name="référence"><text:span text:style-name="T153">, p</text:span></text:span><text:span text:style-name="référence"><text:span text:style-name="T163">p. 2</text:span></text:span><text:span text:style-name="référence"><text:span text:style-name="T164">6</text:span></text:span><text:span text:style-name="référence"><text:span text:style-name="T163">-2</text:span></text:span><text:span text:style-name="référence"><text:span text:style-name="T164">7</text:span></text:span><text:span text:style-name="référence"><text:span text:style-name="T156">)</text:span></text:span></text:p>
      <text:p text:style-name="Standard"><text:span text:style-name="texte_20_par_20_défaut"><text:span text:style-name="T280">de forme particulière ou être de forme </text:span></text:span><text:span text:style-name="texte_20_par_20_défaut"><text:span text:style-name="T532">négative, </text:span></text:span><text:span text:style-name="texte_20_par_20_défaut"><text:span text:style-name="T280">passive, exclamative,</text:span></text:span><text:span text:style-name="T280"> </text:span></text:p>
      <text:p text:style-name="Standard"><text:span text:style-name="texte_20_par_20_défaut"><text:span text:style-name="T280">emphatique ou impersonnelle (=une phrase peut posséder </text:span></text:span><text:span text:style-name="texte_20_par_20_défaut"><text:span text:style-name="T281">0, 1 ou plusieurs</text:span></text:span><text:span text:style-name="texte_20_par_20_défaut"><text:span text:style-name="T280"> formes).</text:span></text:span></text:p>
      <text:p text:style-name="Standard"/>
      <text:p text:style-name="P111"><text:soft-page-break/><text:span text:style-name="titre_20_avec_20_numéro">(</text:span><text:span text:style-name="titre_20_avec_20_numéro"><text:span text:style-name="T279">A.</text:span></text:span><text:span text:style-name="titre_20_avec_20_numéro">0</text:span><text:span text:style-name="titre_20_avec_20_numéro"><text:span text:style-name="T765">9</text:span></text:span><text:span text:style-name="titre_20_avec_20_numéro">) « </text:span><text:span text:style-name="titre_20_avec_20_numéro"><text:span text:style-name="T578">Alice »</text:span></text:span><text:span text:style-name="titre_20_avec_20_numéro"><text:span text:style-name="T577"> est un groupe nominal, « </text:span></text:span><text:span text:style-name="titre_20_avec_20_numéro"><text:span text:style-name="T578">il »</text:span></text:span><text:span text:style-name="titre_20_avec_20_numéro"><text:span text:style-name="T580"> n’en est pas un, « </text:span></text:span><text:span text:style-name="titre_20_avec_20_numéro"><text:span text:style-name="T579">grand »</text:span></text:span><text:span text:style-name="titre_20_avec_20_numéro"><text:span text:style-name="T581"> n’en est pas un</text:span></text:span></text:p>
      <text:p text:style-name="P112"><text:span text:style-name="T766">Un groupe nominal peut être réduit à un nom propre ou à un nom commun.</text:span><text:tab/> <text:s text:c="4"/><text:span text:style-name="référence"><text:span text:style-name="T153">TG(</text:span></text:span><text:span text:style-name="référence"><text:span text:style-name="T152">Annexes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52">185</text:span></text:span><text:span text:style-name="référence"><text:span text:style-name="T156">)</text:span></text:span></text:p>
      <text:p text:style-name="P113"><text:span text:style-name="texte_20_par_20_défaut"><text:span text:style-name="T167">D’après la page 185 de la </text:span></text:span><text:span text:style-name="texte_20_par_20_défaut"><text:span text:style-name="T22">Terminologie Grammaticale</text:span></text:span><text:span text:style-name="texte_20_par_20_défaut"><text:span text:style-name="T167">, un sujet peut être ou</text:span></text:span></text:p>
      <text:p text:style-name="P113"><text:span text:style-name="texte_20_par_20_défaut"><text:span text:style-name="T167"><text:s/>un groupe nominal ou un pronom, ou un infinitif ou une proposition </text:span></text:span></text:p>
      <text:p text:style-name="P113"><text:span text:style-name="texte_20_par_20_défaut"><text:span text:style-name="T167">subordonnée. Par conséquent un groupe nominal ne peut être un pronom. </text:span></text:span></text:p>
      <text:p text:style-name="P113"><text:span text:style-name="texte_20_par_20_défaut"><text:span text:style-name="T168">Même analyse p. 14. (1.2).<text:tab/><text:tab/><text:tab/><text:tab/><text:tab/><text:tab/><text:tab/><text:tab/> <text:s text:c="10"/></text:span></text:span><text:span text:style-name="référence"><text:span text:style-name="T153">TG(I.</text:span></text:span><text:span text:style-name="référence"><text:span text:style-name="T173">1</text:span></text:span><text:span text:style-name="référence"><text:span text:style-name="T163">.</text:span></text:span><text:span text:style-name="référence"><text:span text:style-name="T173">2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73">14</text:span></text:span><text:span text:style-name="référence"><text:span text:style-name="T156">)</text:span></text:span></text:p>
      <text:p text:style-name="P150"><text:span text:style-name="texte_20_par_20_défaut"><text:span text:style-name="T171">La page 16 de la </text:span></text:span><text:span text:style-name="texte_20_par_20_défaut"><text:span text:style-name="T23">Terminologie Grammaticale</text:span></text:span><text:span text:style-name="texte_20_par_20_défaut"><text:span text:style-name="T171"> contient un passage qui exclut <text:tab/> <text:s text:c="10"/></text:span></text:span><text:span text:style-name="référence"><text:span text:style-name="T153">TG(I.</text:span></text:span><text:span text:style-name="référence"><text:span text:style-name="T172">1</text:span></text:span><text:span text:style-name="référence"><text:span text:style-name="T163">.</text:span></text:span><text:span text:style-name="référence"><text:span text:style-name="T172">3</text:span></text:span><text:span text:style-name="référence"><text:span text:style-name="T153">, p</text:span></text:span><text:span text:style-name="référence"><text:span text:style-name="T163">. </text:span></text:span><text:span text:style-name="référence"><text:span text:style-name="T283">16</text:span></text:span><text:span text:style-name="référence"><text:span text:style-name="T156">)</text:span></text:span></text:p>
      <text:p text:style-name="P118"><text:span text:style-name="texte_20_par_20_défaut"><text:span text:style-name="T171">qu’un adjectif puisse à lui seul être un groupe nominal : ainsi </text:span></text:span><text:span text:style-name="exemple">grand</text:span><text:span text:style-name="texte_20_par_20_défaut"><text:span text:style-name="T171"> ne peut être</text:span></text:span></text:p>
      <text:p text:style-name="P118"><text:span text:style-name="texte_20_par_20_défaut"><text:span text:style-name="T171">considéré comme un groupe nominal.</text:span></text:span></text:p>
      <text:p text:style-name="P118"/>
      <text:p text:style-name="P130"><text:span text:style-name="titre_20_avec_20_numéro">(</text:span><text:span text:style-name="titre_20_avec_20_numéro"><text:span text:style-name="T279">A.</text:span></text:span><text:span text:style-name="titre_20_avec_20_numéro"><text:span text:style-name="T786">10</text:span></text:span><text:span text:style-name="titre_20_avec_20_numéro">) </text:span><text:span text:style-name="titre_20_avec_20_numéro"><text:span text:style-name="T582">PSR, proposition principale </text:span></text:span><text:span text:style-name="titre_20_avec_20_numéro"><text:span text:style-name="T583">et proposition indépendante</text:span></text:span></text:p>
      <text:p text:style-name="P130"><text:span text:style-name="T786">Dans une phrase complexe comme<text:tab/><text:tab/><text:tab/><text:tab/><text:tab/><text:tab/><text:tab/> </text:span><text:span text:style-name="référence"><text:span text:style-name="T153">TG(I.</text:span></text:span><text:span text:style-name="référence"><text:span text:style-name="T172">1</text:span></text:span><text:span text:style-name="référence"><text:span text:style-name="T163">.</text:span></text:span><text:span text:style-name="référence"><text:span text:style-name="T174">1 note 14</text:span></text:span><text:span text:style-name="référence"><text:span text:style-name="T153">, p</text:span></text:span><text:span text:style-name="référence"><text:span text:style-name="T163">. </text:span></text:span><text:span text:style-name="référence"><text:span text:style-name="T174">5</text:span></text:span><text:span text:style-name="référence"><text:span text:style-name="T284">2</text:span></text:span><text:span text:style-name="référence"><text:span text:style-name="T156">)</text:span></text:span></text:p>
      <text:p text:style-name="P131"><text:tab/><text:span text:style-name="exemple">Un sportif qui est fatigué doit se reposer.</text:span></text:p>
      <text:p text:style-name="P131">la PSR <text:span text:style-name="exemple">qui est fatigué</text:span> <text:span text:style-name="T41">dépend</text:span> de la proposition <text:span text:style-name="T550">principale </text:span><text:span text:style-name="exemple"><text:span text:style-name="T254">Un sportif doit se reposer.</text:span></text:span></text:p>
      <text:p text:style-name="P131"><text:span text:style-name="texte_20_par_20_défaut"><text:span text:style-name="T254"/></text:span></text:p>
      <text:p text:style-name="P132"><text:span text:style-name="texte_20_par_20_défaut"><text:span text:style-name="T258">Cette phrase ne peut être analysée comme une proposition indépendante. En effet, <text:s text:c="9"/></text:span></text:span><text:span text:style-name="référence"><text:span text:style-name="T118">TG(I.</text:span></text:span><text:span text:style-name="référence"><text:span text:style-name="T127">2</text:span></text:span><text:span text:style-name="référence"><text:span text:style-name="T119">.</text:span></text:span><text:span text:style-name="référence"><text:span text:style-name="T127">3</text:span></text:span><text:span text:style-name="référence"><text:span text:style-name="T118">, p</text:span></text:span><text:span text:style-name="référence"><text:span text:style-name="T119">. </text:span></text:span><text:span text:style-name="référence"><text:span text:style-name="T127">24</text:span></text:span><text:span text:style-name="référence"><text:span text:style-name="T122">)</text:span></text:span></text:p>
      <text:p text:style-name="P132"><text:span text:style-name="texte_20_par_20_défaut"><text:span text:style-name="T258">il ne peut y avoir de proposition indépendante par subordination : la notion de proposition indépendante n’existe que pour des propositions reliées par coordination et par juxtaposition.</text:span></text:span></text:p>
      <text:p text:style-name="P114"><text:span text:style-name="référence"><text:span text:style-name="T122"/></text:span></text:p>
      <text:p text:style-name="P143">D’après la <text:span text:style-name="T2">Terminologie Grammaticale</text:span><text:span text:style-name="T41">, dans la tradition grammaticale française,<text:tab/> <text:s text:c="10"/></text:span><text:span text:style-name="référence"><text:span text:style-name="T118">TG(I.</text:span></text:span><text:span text:style-name="référence"><text:span text:style-name="T127">2</text:span></text:span><text:span text:style-name="référence"><text:span text:style-name="T119">.</text:span></text:span><text:span text:style-name="référence"><text:span text:style-name="T132">2</text:span></text:span><text:span text:style-name="référence"><text:span text:style-name="T118">, p</text:span></text:span><text:span text:style-name="référence"><text:span text:style-name="T119">. </text:span></text:span><text:span text:style-name="référence"><text:span text:style-name="T127">2</text:span></text:span><text:span text:style-name="référence"><text:span text:style-name="T132">3</text:span></text:span><text:span text:style-name="référence"><text:span text:style-name="T122">)</text:span></text:span></text:p>
      <text:p text:style-name="P115">l’expression « proposit<text:span text:style-name="T812">ion </text:span>subordonnée » est utilisée pour désigner une proposition incluse dans une </text:p>
      <text:p text:style-name="P116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16"><text:span text:style-name="exemple"/></text:p>
      <text:p text:style-name="P144"><text:span text:style-name="GGF"><text:span text:style-name="T808">[ </text:span></text:span><text:span text:style-name="GGF"><text:span text:style-name="T807">GGF.</text:span></text:span><text:span text:style-name="GGF"><text:span text:style-name="T782">1</text:span></text:span><text:span text:style-name="GGF"><text:span text:style-name="T807">.</text:span></text:span><text:span text:style-name="GGF"><text:span text:style-name="T782">46</text:span></text:span><text:span text:style-name="GGF"><text:span text:style-name="T807"> </text:span></text:span><text:span text:style-name="GGF"><text:span text:style-name="T808">]</text:span></text:span></text:p>
      <text:p text:style-name="P124"><text:span text:style-name="GGF"><text:span text:style-name="T808"><text:tab/></text:span></text:span><text:span text:style-name="GGF"><text:span text:style-name="T811">NB : D</text:span></text:span><text:span text:style-name="GGF"><text:span text:style-name="T809">ans la </text:span></text:span><text:span text:style-name="GGF"><text:span text:style-name="T9">Grande Grammaire du Français</text:span></text:span><text:span text:style-name="GGF"><text:span text:style-name="T49"> </text:span></text:span><text:span text:style-name="GGF"><text:span text:style-name="T783">le mot « proposition » est remplacé par </text:span></text:span><text:span text:style-name="GGF"><text:span text:style-name="T784">le <text:s/>mot</text:span></text:span><text:span text:style-name="GGF"><text:span text:style-name="T783"> « phrase », </text:span></text:span><text:span text:style-name="GGF"><text:span text:style-name="T784">mot que nous citons entre guillemets dans ce qui suit quand il désigne une « proposition ».</text:span></text:span></text:p>
      <text:p text:style-name="P124"><text:span text:style-name="GGF"><text:tab/></text:span><text:span text:style-name="GGF"><text:span text:style-name="T809">L</text:span></text:span><text:span text:style-name="GGF"><text:span text:style-name="T807">’</text:span></text:span><text:span text:style-name="GGF"><text:span text:style-name="T801">analyse </text:span></text:span><text:span text:style-name="GGF"><text:span text:style-name="T809">des propositions subordonnée</text:span></text:span><text:span text:style-name="GGF"><text:span text:style-name="T802">s </text:span></text:span><text:span text:style-name="GGF"><text:span text:style-name="T809">est tout</text:span></text:span><text:span text:style-name="GGF"><text:span text:style-name="T810">e</text:span></text:span><text:span text:style-name="GGF"><text:span text:style-name="T809"> autre dans la </text:span></text:span><text:span text:style-name="GGF"><text:span text:style-name="T9">Grande Grammaire du Français. </text:span></text:span><text:span text:style-name="GGF"><text:span text:style-name="T48">La phrase </text:span></text:span><text:span text:style-name="GGF"><text:span text:style-name="T9">Paul sait que Marie viendra</text:span></text:span><text:span text:style-name="GGF"><text:span text:style-name="T48"> est </text:span></text:span><text:span text:style-name="GGF"><text:span text:style-name="T50">ainsi </text:span></text:span><text:span text:style-name="GGF"><text:span text:style-name="T48">analysée comme une phrase indépendante </text:span></text:span><text:span text:style-name="GGF"><text:span text:style-name="T49">(car non « liée ») </text:span></text:span><text:span text:style-name="GGF"><text:span text:style-name="T48">f</text:span></text:span><text:span text:style-name="GGF"><text:span text:style-name="T49">ormée de la « phrase » subordonnée (=une proposition ayant une fonction) – </text:span></text:span><text:span text:style-name="GGF"><text:span text:style-name="T10">Marie viendra</text:span></text:span><text:span text:style-name="GGF"><text:span text:style-name="T49"> – liée à un verbe « de tête » ; </text:span></text:span><text:span text:style-name="GGF"><text:span text:style-name="T10">Paul sait</text:span></text:span><text:span text:style-name="GGF"><text:span text:style-name="T49"> n’est pas une « phrase principale » puisque que ces deux mots ne peuvent former une phrase complète.</text:span></text:span></text:p>
      <text:p text:style-name="P117"><text:span text:style-name="texte_20_par_20_défaut"><text:span text:style-name="T181"/></text:span></text:p>
      <text:p text:style-name="P188"><text:span text:style-name="titre_20_avec_20_numéro"><text:span text:style-name="T167"/></text:span></text:p>
      <text:p text:style-name="P204"><text:span text:style-name="titre_20_avec_20_numéro"><text:span text:style-name="T167">(</text:span></text:span><text:span text:style-name="titre_20_avec_20_numéro"><text:span text:style-name="T175">A.</text:span></text:span><text:span text:style-name="titre_20_avec_20_numéro"><text:span text:style-name="T174">1</text:span></text:span><text:span text:style-name="titre_20_avec_20_numéro"><text:span text:style-name="T176">1</text:span></text:span><text:span text:style-name="titre_20_avec_20_numéro"><text:span text:style-name="T167">) </text:span></text:span><text:span text:style-name="titre_20_avec_20_numéro"><text:span text:style-name="T584">proposition infinitive ou groupe infinitif de fonction COD</text:span></text:span></text:p>
      <text:p text:style-name="P458"><text:span text:style-name="texte_20_par_20_défaut"><text:span text:style-name="T695">Une proposition infinitive doit avoir un sujet différent de celui de sa principale.<text:tab/> <text:s text:c="10"/></text:span></text:span><text:span text:style-name="référence"><text:span text:style-name="T689">TG(I.</text:span></text:span><text:span text:style-name="référence"><text:span text:style-name="T693">5</text:span></text:span><text:span text:style-name="référence"><text:span text:style-name="T690">.</text:span></text:span><text:span text:style-name="référence"><text:span text:style-name="T691">1</text:span></text:span><text:span text:style-name="référence"><text:span text:style-name="T689">, p</text:span></text:span><text:span text:style-name="référence"><text:span text:style-name="T690">. </text:span></text:span><text:span text:style-name="référence"><text:span text:style-name="T693">6</text:span></text:span><text:span text:style-name="référence"><text:span text:style-name="T714">2</text:span></text:span><text:span text:style-name="référence"><text:span text:style-name="T692">)</text:span></text:span></text:p>
      <text:p text:style-name="P458"><text:span text:style-name="texte_20_par_20_défaut"><text:span text:style-name="T695"/></text:span></text:p>
      <text:p text:style-name="P458"><text:span text:style-name="texte_20_par_20_défaut"><text:span text:style-name="T695">C’est le cas dans :</text:span></text:span></text:p>
      <text:p text:style-name="P458"><text:span text:style-name="texte_20_par_20_défaut"><text:span text:style-name="T695"><text:tab/></text:span></text:span><text:span text:style-name="exemple"><text:span text:style-name="T336">J’entends </text:span></text:span><text:span text:style-name="exemple"><text:span text:style-name="T350">l’oiseau chanter</text:span></text:span><text:span text:style-name="exemple"><text:span text:style-name="T336">.<text:tab/><text:tab/></text:span></text:span><text:span text:style-name="texte_20_par_20_défaut"><text:span text:style-name="T329">proposition infinitive</text:span></text:span></text:p>
      <text:p text:style-name="P458"><text:span text:style-name="texte_20_par_20_défaut"><text:span text:style-name="T329"/></text:span></text:p>
      <text:p text:style-name="P458"><text:span text:style-name="texte_20_par_20_défaut"><text:span text:style-name="T695">Ce n’est pas le cas dans :</text:span></text:span></text:p>
      <text:p text:style-name="P458"><text:span text:style-name="texte_20_par_20_défaut"><text:span text:style-name="T695"><text:tab/></text:span></text:span><text:span text:style-name="exemple"><text:span text:style-name="T336">J’aimerais </text:span></text:span><text:span text:style-name="exemple"><text:span text:style-name="T350">partir en vacances</text:span></text:span><text:span text:style-name="exemple"><text:span text:style-name="T336">.<text:tab/> </text:span></text:span><text:span text:style-name="texte_20_par_20_défaut"><text:span text:style-name="T706">groupe infinitif de fonction COD</text:span></text:span></text:p>
      <text:p text:style-name="P458"><text:span text:style-name="texte_20_par_20_défaut"><text:span text:style-name="T706"/></text:span></text:p>
      <text:p text:style-name="P189"><text:span text:style-name="titre_20_avec_20_numéro"><text:span text:style-name="T167">(</text:span></text:span><text:span text:style-name="titre_20_avec_20_numéro"><text:span text:style-name="T175">A.</text:span></text:span><text:span text:style-name="titre_20_avec_20_numéro"><text:span text:style-name="T174">1</text:span></text:span><text:span text:style-name="titre_20_avec_20_numéro"><text:span text:style-name="T178">2</text:span></text:span><text:span text:style-name="titre_20_avec_20_numéro"><text:span text:style-name="T167">) </text:span></text:span><text:span text:style-name="titre_20_avec_20_numéro"><text:span text:style-name="T585">une phrase simple n</text:span></text:span><text:span text:style-name="titre_20_avec_20_numéro"><text:span text:style-name="T586">’est pas </text:span></text:span><text:span text:style-name="titre_20_avec_20_numéro"><text:span text:style-name="T585">composée de plusieurs propositions coordonnées ou juxtaposées</text:span></text:span></text:p>
      <text:p text:style-name="P459"/>
      <text:p text:style-name="P120"><text:span text:style-name="texte_20_par_20_défaut"><text:tab/>Cont</text:span><text:span text:style-name="texte_20_par_20_défaut"><text:span text:style-name="T792">rairement à ce qui </text:span></text:span><text:span text:style-name="texte_20_par_20_défaut"><text:span text:style-name="T795">a pu être </text:span></text:span><text:span text:style-name="texte_20_par_20_défaut"><text:span text:style-name="T792">enseigné – </text:span></text:span><text:span text:style-name="texte_20_par_20_défaut"><text:span text:style-name="T795">ou à ce que certains ont pu retenir de leurs cours</text:span></text:span><text:span text:style-name="texte_20_par_20_défaut"><text:span text:style-name="T795"><text:note text:id="ftn1" text:note-class="footnote"><text:note-citation>1</text:note-citation><text:note-body><text:p text:style-name="P491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795"> -</text:span></text:span><text:span text:style-name="texte_20_par_20_défaut"><text:span text:style-name="T792"> </text:span></text:span><text:span text:style-name="texte_20_par_20_défaut"><text:span text:style-name="T793">une phrase simple ne peut contenir qu’une proposition. Le </text:span></text:span><text:span text:style-name="texte_20_par_20_défaut"><text:span text:style-name="T717">fait qu’une</text:span></text:span><text:span text:style-name="texte_20_par_20_défaut"><text:span text:style-name="T793"> phrase contienne plusieurs propositions sans aucune subordination ne change rien à l’affaire : cette phrase sera considérée comme </text:span></text:span><text:span text:style-name="texte_20_par_20_défaut"><text:span text:style-name="T794">complexe.</text:span></text:span></text:p>
      <text:p text:style-name="P123"><text:span text:style-name="texte_20_par_20_défaut"><text:tab/><text:tab/><text:tab/><text:tab/><text:tab/><text:tab/><text:tab/><text:tab/><text:tab/></text:span></text:p>
      <text:p text:style-name="P462"><text:span text:style-name="texte_20_par_20_défaut"><text:span text:style-name="T695"><text:tab/></text:span></text:span><text:span text:style-name="exemple"><text:span text:style-name="T337">Il m’entend.</text:span></text:span><text:span text:style-name="exemple"><text:span text:style-name="T336"><text:tab/><text:tab/><text:tab/></text:span></text:span><text:span text:style-name="exemple"><text:span text:style-name="T338"><text:tab/><text:tab/></text:span></text:span><text:span text:style-name="texte_20_par_20_défaut"><text:span text:style-name="T710">phrase simple <text:s text:c="8"/></text:span></text:span><text:span text:style-name="référence"><text:span text:style-name="T696">d’autres exemples </text:span></text:span><text:span text:style-name="référence"><text:span text:style-name="T713">in </text:span></text:span><text:span text:style-name="référence"><text:span text:style-name="T696">T</text:span></text:span><text:span text:style-name="référence"><text:span text:style-name="T689">G(I.</text:span></text:span><text:span text:style-name="référence"><text:span text:style-name="T696">2</text:span></text:span><text:span text:style-name="référence"><text:span text:style-name="T690">.</text:span></text:span><text:span text:style-name="référence"><text:span text:style-name="T691">1</text:span></text:span><text:span text:style-name="référence"><text:span text:style-name="T689">, p</text:span></text:span><text:span text:style-name="référence"><text:span text:style-name="T690">. </text:span></text:span><text:span text:style-name="référence"><text:span text:style-name="T696">23</text:span></text:span><text:span text:style-name="référence"><text:span text:style-name="T692">)</text:span></text:span></text:p>
      <text:p text:style-name="P460"><text:span text:style-name="texte_20_par_20_défaut"><text:span text:style-name="T695"><text:tab/></text:span></text:span><text:span text:style-name="exemple"><text:span text:style-name="T337">Il m’entend </text:span></text:span><text:span text:style-name="exemple"><text:span text:style-name="T338">mais je ne l’entends pas.</text:span></text:span><text:span text:style-name="exemple"><text:span text:style-name="T336"><text:tab/><text:tab/></text:span></text:span><text:span text:style-name="texte_20_par_20_défaut"><text:span text:style-name="T710">phrase complexe </text:span></text:span><text:span text:style-name="texte_20_par_20_défaut"><text:span text:style-name="T711">par coordination</text:span></text:span></text:p>
      <text:p text:style-name="P461"><text:span text:style-name="texte_20_par_20_défaut"><text:span text:style-name="T695"><text:tab/></text:span></text:span><text:span text:style-name="exemple"><text:span text:style-name="T337">Il m’entend ;</text:span></text:span><text:span text:style-name="exemple"><text:span text:style-name="T338"> je ne l’entends pas.</text:span></text:span><text:span text:style-name="exemple"><text:span text:style-name="T336"><text:tab/><text:tab/></text:span></text:span><text:span text:style-name="texte_20_par_20_défaut"><text:span text:style-name="T710">phrase complexe </text:span></text:span><text:span text:style-name="texte_20_par_20_défaut"><text:span text:style-name="T711">par juxtaposition</text:span></text:span></text:p>
      <text:p text:style-name="P460"><text:span text:style-name="texte_20_par_20_défaut"><text:span text:style-name="T695"><text:tab/></text:span></text:span><text:span text:style-name="exemple"><text:span text:style-name="T337">Il m’entend </text:span></text:span><text:span text:style-name="exemple"><text:span text:style-name="T523">parce que je crie</text:span></text:span><text:span text:style-name="exemple"><text:span text:style-name="T338">.<text:tab/></text:span></text:span><text:span text:style-name="exemple"><text:span text:style-name="T336"><text:tab/><text:tab/></text:span></text:span><text:span text:style-name="texte_20_par_20_défaut"><text:span text:style-name="T710">phrase complexe </text:span></text:span><text:span text:style-name="texte_20_par_20_défaut"><text:span text:style-name="T711">par subordination</text:span></text:span></text:p>
      <text:p text:style-name="P31"><text:span text:style-name="texte_20_par_20_défaut"><text:span text:style-name="T358"/></text:span></text:p>
      <text:p text:style-name="P166"><text:span text:style-name="titre_20_avec_20_numéro"><text:span text:style-name="T358">A.1</text:span></text:span><text:span text:style-name="titre_20_avec_20_numéro"><text:span text:style-name="T361">3</text:span></text:span><text:span text:style-name="titre_20_avec_20_numéro"><text:span text:style-name="T358"> <text:tab/></text:span></text:span><text:span text:style-name="titre_20_avec_20_numéro"><text:span text:style-name="T361">préférer </text:span></text:span><text:span text:style-name="titre_20_avec_20_numéro"><text:span text:style-name="T362">le terme d’</text:span></text:span><text:span text:style-name="titre_20_avec_20_numéro"><text:span text:style-name="T361">« adjectif » à cel</text:span></text:span><text:span text:style-name="titre_20_avec_20_numéro"><text:span text:style-name="T362">ui</text:span></text:span><text:span text:style-name="titre_20_avec_20_numéro"><text:span text:style-name="T361"> d’« adjectif qualificatif » </text:span></text:span></text:p>
      <text:p text:style-name="P49"/>
      <text:p text:style-name="P166"><text:span text:style-name="T830"><text:tab/>La </text:span><text:span text:style-name="T11">Terminologie Grammaticale</text:span><text:span text:style-name="T52"> demande explicit</text:span><text:span text:style-name="T53">e</text:span><text:span text:style-name="T52">ment d’utiliser <text:tab/><text:tab/> <text:s text:c="8"/></text:span><text:span text:style-name="référence"><text:span text:style-name="T696">T</text:span></text:span><text:span text:style-name="référence"><text:span text:style-name="T689">G(</text:span></text:span><text:span text:style-name="référence"><text:span text:style-name="T697">II</text:span></text:span><text:span text:style-name="référence"><text:span text:style-name="T689">.</text:span></text:span><text:span text:style-name="référence"><text:span text:style-name="T697">3</text:span></text:span><text:span text:style-name="référence"><text:span text:style-name="T690">.</text:span></text:span><text:span text:style-name="référence"><text:span text:style-name="T697">2</text:span></text:span><text:span text:style-name="référence"><text:span text:style-name="T689">, p</text:span></text:span><text:span text:style-name="référence"><text:span text:style-name="T690">. </text:span></text:span><text:span text:style-name="référence"><text:span text:style-name="T697">104</text:span></text:span><text:span text:style-name="référence"><text:span text:style-name="T692">)</text:span></text:span></text:p>
      <text:p text:style-name="P166"><text:span text:style-name="texte_20_par_20_défaut"><text:span text:style-name="T195">par défaut </text:span></text:span><text:span text:style-name="texte_20_par_20_défaut"><text:span text:style-name="T63">le terme d’« adjectif » en lieu et place d’« adjectif qualificatif », ce dernier ne servant qu’à opposer les adjectifs qualificatifs aux adjectifs relationnels.</text:span></text:span></text:p>
      <text:p text:style-name="P166"><text:span text:style-name="texte_20_par_20_défaut"><text:span text:style-name="T63"/></text:span></text:p>
      <text:p text:style-name="P167"><text:span text:style-name="titre_20_avec_20_numéro"><text:span text:style-name="T63">A.1</text:span></text:span><text:span text:style-name="titre_20_avec_20_numéro"><text:span text:style-name="T64">4<text:tab/>« La pharmacienne de mon quartier » est un groupe nominal</text:span></text:span></text:p>
      <text:p text:style-name="P167"><text:span text:style-name="texte_20_par_20_défaut"><text:span text:style-name="T64"/></text:span></text:p>
      <text:p text:style-name="P168"><text:span text:style-name="texte_20_par_20_défaut"><text:span text:style-name="T64"><text:tab/></text:span></text:span><text:span text:style-name="texte_20_par_20_défaut"><text:span text:style-name="T65">L’exemple est donné dans la </text:span></text:span><text:span text:style-name="texte_20_par_20_défaut"><text:span text:style-name="T16">Terminologie Grammaticale</text:span></text:span><text:span text:style-name="texte_20_par_20_défaut"><text:span text:style-name="T65"> qui analyse <text:tab/> <text:s text:c="10"/></text:span></text:span><text:span text:style-name="référence"><text:span text:style-name="T696">T</text:span></text:span><text:span text:style-name="référence"><text:span text:style-name="T689">G(</text:span></text:span><text:span text:style-name="référence"><text:span text:style-name="T697">I</text:span></text:span><text:span text:style-name="référence"><text:span text:style-name="T689">.</text:span></text:span><text:span text:style-name="référence"><text:span text:style-name="T698">1</text:span></text:span><text:span text:style-name="référence"><text:span text:style-name="T690">.</text:span></text:span><text:span text:style-name="référence"><text:span text:style-name="T698">5</text:span></text:span><text:span text:style-name="référence"><text:span text:style-name="T689">, p</text:span></text:span><text:span text:style-name="référence"><text:span text:style-name="T690">. </text:span></text:span><text:span text:style-name="référence"><text:span text:style-name="T697">1</text:span></text:span><text:span text:style-name="référence"><text:span text:style-name="T698">9</text:span></text:span><text:span text:style-name="référence"><text:span text:style-name="T692">)</text:span></text:span></text:p>
      <text:p text:style-name="P168"><text:span text:style-name="texte_20_par_20_défaut"><text:span text:style-name="T65">ce groupe nominal comme composé du noyeau </text:span></text:span><text:span text:style-name="exemple"><text:span text:style-name="T806">pharmacienne</text:span></text:span><text:span text:style-name="texte_20_par_20_défaut"><text:span text:style-name="T65"> précédé du déterminant </text:span></text:span><text:span text:style-name="exemple"><text:span text:style-name="T806">La</text:span></text:span><text:span text:style-name="texte_20_par_20_défaut"><text:span text:style-name="T65"> et</text:span></text:span></text:p>
      <text:p text:style-name="P168"><text:span text:style-name="texte_20_par_20_défaut"><text:span text:style-name="T65">suivi du groupe nominal prépositionnel </text:span></text:span><text:span text:style-name="exemple"><text:span text:style-name="T806">de mon quartier</text:span></text:span><text:span text:style-name="texte_20_par_20_défaut"><text:span text:style-name="T65">, de fonction complément du nom.</text:span></text:span></text:p>
      <text:p text:style-name="P168"><text:span text:style-name="texte_20_par_20_défaut"><text:span text:style-name="T65"/></text:span></text:p>
      <text:p text:style-name="P183"><text:span text:style-name="titre_20_avec_20_numéro"><text:span text:style-name="T841">A.15<text:tab/>Le complément du verbe « être » peut être un COI</text:span></text:span></text:p>
      <text:p text:style-name="P183"><text:span text:style-name="texte_20_par_20_défaut"/></text:p>
      <text:p text:style-name="P183"><text:span text:style-name="texte_20_par_20_défaut"><text:tab/></text:span><text:span text:style-name="texte_20_par_20_défaut"><text:span text:style-name="T846">Dans une phrase comme </text:span></text:span><text:span text:style-name="exemple"><text:span text:style-name="T846">Ce tableau est à Alice</text:span></text:span><text:span text:style-name="texte_20_par_20_défaut"><text:span text:style-name="T846"> la </text:span></text:span><text:span text:style-name="texte_20_par_20_défaut"><text:span text:style-name="T12">Terminologie</text:span></text:span><text:span text:style-name="texte_20_par_20_défaut"><text:span text:style-name="T846"> <text:tab/><text:tab/> <text:s text:c="5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20">3.</text:span></text:span><text:span text:style-name="référence"><text:span text:style-name="T121">2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21">87</text:span></text:span><text:span text:style-name="référence"><text:span text:style-name="T122">)</text:span></text:span></text:p>
      <text:p text:style-name="P183"><text:span text:style-name="texte_20_par_20_défaut"><text:span text:style-name="T12">Grammaticale</text:span></text:span><text:span text:style-name="texte_20_par_20_défaut"><text:span text:style-name="T846"> propose d’analyser </text:span></text:span><text:span text:style-name="exemple"><text:span text:style-name="T846">à Alice</text:span></text:span><text:span text:style-name="texte_20_par_20_défaut"><text:span text:style-name="T846"> non comme un attribut du sujet mais comme un groupe</text:span></text:span></text:p>
      <text:p text:style-name="P183"><text:span text:style-name="texte_20_par_20_défaut"><text:span text:style-name="T846">prépositionnel de fonction COI.</text:span></text:span></text:p>
      <text:p text:style-name="P185"><text:soft-page-break/><text:span text:style-name="titre_20_avec_20_numéro"><text:span text:style-name="T841">A.1</text:span></text:span><text:span text:style-name="titre_20_avec_20_numéro"><text:span text:style-name="T848">6</text:span></text:span><text:span text:style-name="titre_20_avec_20_numéro"><text:span text:style-name="T841"><text:tab/>« </text:span></text:span><text:span text:style-name="titre_20_avec_20_numéro"><text:span text:style-name="T848">se</text:span></text:span><text:span text:style-name="titre_20_avec_20_numéro"><text:span text:style-name="T841"> » </text:span></text:span><text:span text:style-name="titre_20_avec_20_numéro"><text:span text:style-name="T848">est un pronom personnel réfléchi, non un pronom réfléchi</text:span></text:span></text:p>
      <text:p text:style-name="P185"><text:span text:style-name="texte_20_par_20_défaut"/></text:p>
      <text:p text:style-name="P126"><text:span text:style-name="texte_20_par_20_défaut"><text:tab/></text:span><text:span text:style-name="texte_20_par_20_défaut"><text:span text:style-name="T850">Remarque : dans la </text:span></text:span><text:span text:style-name="texte_20_par_20_défaut"><text:span text:style-name="T13">Terminologie Grammaticale</text:span></text:span><text:span text:style-name="texte_20_par_20_défaut"><text:span text:style-name="T850"> n’existe pas la nature grammaticale <text:s/></text:span></text:span><text:span text:style-name="texte_20_par_20_défaut"><text:span text:style-name="T57">« </text:span></text:span><text:span text:style-name="texte_20_par_20_défaut"><text:span text:style-name="T661">pronom réfléchi</text:span></text:span><text:span text:style-name="texte_20_par_20_défaut"><text:span text:style-name="T57"> » ; </text:span></text:span><text:span text:style-name="texte_20_par_20_défaut"><text:span text:style-name="T59">seul</text:span></text:span><text:span text:style-name="texte_20_par_20_défaut"><text:span text:style-name="T62">s</text:span></text:span><text:span text:style-name="texte_20_par_20_défaut"><text:span text:style-name="T59"> existent des pronoms personnels réfléchis.</text:span></text:span></text:p>
      <text:p text:style-name="P125"><text:span text:style-name="texte_20_par_20_défaut"><text:tab/></text:span><text:span text:style-name="texte_20_par_20_défaut"><text:span text:style-name="T850">Une certaine confusion règne dans la </text:span></text:span><text:span text:style-name="texte_20_par_20_défaut"><text:span text:style-name="T13">Terminologie Grammaticale</text:span></text:span><text:span text:style-name="texte_20_par_20_défaut"><text:span text:style-name="T850"> puisque le tableau de la page 119 semble contredire les exemples donnés en page 120. Page 119 seuls </text:span></text:span><text:span text:style-name="texte_20_par_20_défaut"><text:span text:style-name="T57">« </text:span></text:span><text:span text:style-name="texte_20_par_20_défaut"><text:span text:style-name="T660">se, </text:span></text:span><text:span text:style-name="texte_20_par_20_défaut"><text:span text:style-name="T661">soi</text:span></text:span><text:span text:style-name="texte_20_par_20_défaut"><text:span text:style-name="T57"> » </text:span></text:span><text:span text:style-name="texte_20_par_20_défaut"><text:span text:style-name="T60">s</text:span></text:span><text:span text:style-name="texte_20_par_20_défaut"><text:span text:style-name="T662">ont donnés comme </text:span></text:span><text:span text:style-name="texte_20_par_20_défaut"><text:span text:style-name="T59">pronoms personnels réfléchis alors qu’</text:span></text:span><text:span text:style-name="texte_20_par_20_défaut"><text:span text:style-name="T62">à la</text:span></text:span><text:span text:style-name="texte_20_par_20_défaut"><text:span text:style-name="T59"> page 120 </text:span></text:span><text:span text:style-name="texte_20_par_20_défaut"><text:span text:style-name="T57">« </text:span></text:span><text:span text:style-name="texte_20_par_20_défaut"><text:span text:style-name="T59">m</text:span></text:span><text:span text:style-name="texte_20_par_20_défaut"><text:span text:style-name="T660">e, </text:span></text:span><text:span text:style-name="texte_20_par_20_défaut"><text:span text:style-name="T661">te, se</text:span></text:span><text:span text:style-name="texte_20_par_20_défaut"><text:span text:style-name="T57"> » </text:span></text:span><text:span text:style-name="texte_20_par_20_défaut"><text:span text:style-name="T59">sont <text:s/></text:span></text:span><text:span text:style-name="texte_20_par_20_défaut"><text:span text:style-name="T60">explicitement donnés </text:span></text:span><text:span text:style-name="texte_20_par_20_défaut"><text:span text:style-name="T59">comme </text:span></text:span><text:span text:style-name="texte_20_par_20_défaut"><text:span text:style-name="T60">tels.</text:span></text:span></text:p>
      <text:p text:style-name="P186"><text:span text:style-name="texte_20_par_20_défaut"><text:span text:style-name="T60"><text:tab/>Il semble logique de s’en tenir à l’analyse de la page 120 :</text:span></text:span></text:p>
      <text:p text:style-name="P187"><text:span text:style-name="texte_20_par_20_défaut"><text:tab/></text:span><text:span text:style-name="texte_20_par_20_défaut"><text:span text:style-name="T740">Selon la</text:span></text:span><text:span text:style-name="texte_20_par_20_défaut"><text:span text:style-name="T849"> </text:span></text:span><text:span text:style-name="texte_20_par_20_défaut"><text:span text:style-name="T14">Terminologie Grammaticale</text:span></text:span><text:span text:style-name="texte_20_par_20_défaut"><text:span text:style-name="T849"> </text:span></text:span><text:span text:style-name="texte_20_par_20_défaut"><text:span text:style-name="T851">il semble bien que <text:tab/><text:tab/><text:tab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50">I</text:span></text:span><text:span text:style-name="référence"><text:span text:style-name="T118">.</text:span></text:span><text:span text:style-name="référence"><text:span text:style-name="T149">3</text:span></text:span><text:span text:style-name="référence"><text:span text:style-name="T119">.</text:span></text:span><text:span text:style-name="référence"><text:span text:style-name="T150">4</text:span></text:span><text:span text:style-name="référence"><text:span text:style-name="T286">.</text:span></text:span><text:span text:style-name="référence"><text:span text:style-name="T287">1</text:span></text:span><text:span text:style-name="référence"><text:span text:style-name="T118">, p</text:span></text:span><text:span text:style-name="référence"><text:span text:style-name="T151">p</text:span></text:span><text:span text:style-name="référence"><text:span text:style-name="T118">.</text:span></text:span><text:span text:style-name="référence"><text:span text:style-name="T119"> </text:span></text:span><text:span text:style-name="référence"><text:span text:style-name="T150">119-</text:span></text:span><text:span text:style-name="référence"><text:span text:style-name="T122">)</text:span></text:span></text:p>
      <text:p text:style-name="P187"><text:span text:style-name="texte_20_par_20_défaut"><text:span text:style-name="T57">« </text:span></text:span><text:span text:style-name="texte_20_par_20_défaut"><text:span text:style-name="T60">m</text:span></text:span><text:span text:style-name="texte_20_par_20_défaut"><text:span text:style-name="T660">e, </text:span></text:span><text:span text:style-name="texte_20_par_20_défaut"><text:span text:style-name="T662">te, se, nous, vous</text:span></text:span><text:span text:style-name="texte_20_par_20_défaut"><text:span text:style-name="T57"> » </text:span></text:span><text:span text:style-name="texte_20_par_20_défaut"><text:span text:style-name="T663">soient</text:span></text:span><text:span text:style-name="texte_20_par_20_défaut"><text:span text:style-name="T60"> des pronoms </text:span></text:span><text:span text:style-name="texte_20_par_20_défaut"><text:span text:style-name="T58">personnel</text:span></text:span><text:span text:style-name="texte_20_par_20_défaut"><text:span text:style-name="T59">s</text:span></text:span><text:span text:style-name="texte_20_par_20_défaut"><text:span text:style-name="T58"> réfléchi</text:span></text:span><text:span text:style-name="texte_20_par_20_défaut"><text:span text:style-name="T59">s.</text:span></text:span></text:p>
      <text:p text:style-name="P187"><text:span text:style-name="texte_20_par_20_défaut"><text:span text:style-name="T59"/></text:span></text:p>
      <text:p text:style-name="P187"><text:span text:style-name="texte_20_par_20_défaut"><text:span text:style-name="T59"><text:tab/></text:span></text:span><text:span text:style-name="texte_20_par_20_défaut"><text:span text:style-name="T61">Sur les verbes pronominaux, </text:span></text:span><text:span text:style-name="texte_20_par_20_défaut"><text:span text:style-name="T15">confer</text:span></text:span><text:span text:style-name="texte_20_par_20_défaut"><text:span text:style-name="T61"> la </text:span></text:span><text:span text:style-name="texte_20_par_20_défaut"><text:span text:style-name="T15">Terminologie Grammaticale</text:span></text:span><text:span text:style-name="texte_20_par_20_défaut"><text:span text:style-name="T61">, II.3.9.4, pp.141- .</text:span></text:span></text:p>
      <text:p text:style-name="P169"><text:span text:style-name="texte_20_par_20_défaut"><text:span text:style-name="T65"/></text:span></text:p>
      <text:p text:style-name="P197"><text:span text:style-name="titre_20_principal"><text:span text:style-name="T358">[</text:span></text:span><text:span text:style-name="titre_20_principal"><text:span text:style-name="T357">B</text:span></text:span><text:span text:style-name="titre_20_principal"><text:span text:style-name="T358">] </text:span></text:span><text:span text:style-name="titre_20_principal"><text:span text:style-name="T357">Liste de phrases analysées</text:span></text:span></text:p>
      <text:p text:style-name="Standard"/>
      <text:p text:style-name="P121"><text:span text:style-name="T769">Le symbole </text:span><text:span text:style-name="danger"><text:span text:style-name="T589">(!)</text:span></text:span><text:span text:style-name="texte_20_par_20_défaut"> </text:span><text:span text:style-name="texte_20_par_20_défaut"><text:span text:style-name="T796">signale </text:span></text:span><text:span text:style-name="T769">une difficulté pouvant poser problème aux élèves, </text:span><text:span text:style-name="T770">si ce n’est à leurs enseignants.</text:span></text:p>
      <text:p text:style-name="P121"><text:span text:style-name="texte_20_par_20_défaut"><text:span text:style-name="T771"/></text:span></text:p>
      <text:p text:style-name="P42"><text:span text:style-name="texte_20_par_20_défaut"><text:span text:style-name="T328">■</text:span></text:span><text:span text:style-name="texte_20_par_20_défaut"><text:span text:style-name="T232"> </text:span></text:span><text:span text:style-name="texte_20_par_20_défaut"><text:span text:style-name="T231">COD/COI </text:span></text:span><text:span text:style-name="texte_20_par_20_défaut"><text:span text:style-name="T20">v</text:span></text:span><text:span text:style-name="texte_20_par_20_défaut"><text:span text:style-name="T21">s </text:span></text:span><text:span text:style-name="texte_20_par_20_défaut"><text:span text:style-name="T191">CC </text:span></text:span><text:span text:style-name="texte_20_par_20_défaut"><text:span text:style-name="T294">■</text:span></text:span></text:p>
      <text:p text:style-name="P99"><text:span text:style-name="texte_20_par_20_défaut"><text:span text:style-name="T95">B.001<text:tab/><text:tab/>Le facteur travaille.<text:tab/><text:tab/><text:tab/><text:tab/><text:tab/><text:tab/><text:tab/> <text:s text:c="7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0"><text:span text:style-name="texte_20_par_20_défaut"><text:span text:style-name="T95">B.002<text:tab/><text:tab/>Le facteur </text:span></text:span><text:span text:style-name="texte_20_par_20_défaut"><text:span text:style-name="T592">distribue le courrier</text:span></text:span><text:span text:style-name="texte_20_par_20_défaut"><text:span text:style-name="T95">.<text:tab/><text:tab/><text:tab/><text:tab/><text:tab/> <text:s text:c="7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1"><text:span text:style-name="texte_20_par_20_défaut"><text:span text:style-name="T166">B.003<text:tab/><text:tab/>Le facteur </text:span></text:span><text:span text:style-name="texte_20_par_20_défaut"><text:span text:style-name="T637">parle à sa collègue</text:span></text:span><text:span text:style-name="texte_20_par_20_défaut"><text:span text:style-name="T166">.<text:tab/><text:tab/><text:tab/><text:tab/><text:tab/> <text:s text:c="7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2"><text:span text:style-name="texte_20_par_20_défaut"><text:span text:style-name="T166">B.004<text:tab/><text:tab/>Le facteur </text:span></text:span><text:span text:style-name="texte_20_par_20_défaut"><text:span text:style-name="T638">donne une lettre </text:span></text:span><text:span text:style-name="texte_20_par_20_défaut"><text:span text:style-name="T637">à sa </text:span></text:span><text:span text:style-name="texte_20_par_20_défaut"><text:span text:style-name="T638">voisine</text:span></text:span><text:span text:style-name="texte_20_par_20_défaut"><text:span text:style-name="T166">.<text:tab/><text:tab/><text:tab/><text:tab/> <text:s text:c="7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3"><text:span text:style-name="texte_20_par_20_défaut"><text:span text:style-name="T166">B.005<text:tab/><text:tab/>Le facteur </text:span></text:span><text:span text:style-name="texte_20_par_20_défaut"><text:span text:style-name="T639">parle de ses vacances à sa collègue</text:span></text:span><text:span text:style-name="texte_20_par_20_défaut"><text:span text:style-name="T166">.<text:tab/><text:tab/><text:tab/> <text:s text:c="7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73">B.007<text:tab/><text:tab/></text:span></text:span><text:span text:style-name="texte_20_par_20_défaut"><text:span text:style-name="T74">Malheureusement i</text:span></text:span><text:span text:style-name="texte_20_par_20_défaut"><text:span text:style-name="T73">l ne leur propose plus le lundi.</text:span></text:span></text:p>
      <text:p text:style-name="P91"><text:span text:style-name="texte_20_par_20_défaut"><text:span text:style-name="T73">B.008</text:span></text:span><text:span text:style-name="texte_20_par_20_défaut"><text:span text:style-name="T86"> </text:span></text:span><text:span text:style-name="danger"><text:span text:style-name="T587">(!)</text:span></text:span><text:span text:style-name="texte_20_par_20_défaut"><text:span text:style-name="T73"><text:tab/></text:span></text:span><text:span text:style-name="texte_20_par_20_défaut"><text:span text:style-name="T86">Jean attend la nuit.</text:span></text:span><text:span text:style-name="T86"><text:tab/><text:tab/><text:tab/><text:tab/><text:tab/><text:tab/><text:tab/><text:tab/> <text:s text:c="4"/></text:span><text:span text:style-name="référence"><text:span text:style-name="T203">GGF.1.1</text:span></text:span><text:span text:style-name="référence"><text:span text:style-name="T204">51</text:span></text:span></text:p>
      <text:p text:style-name="Standard"><text:span text:style-name="texte_20_par_20_défaut"><text:span text:style-name="T73">B.009<text:tab/><text:tab/></text:span></text:span><text:span text:style-name="texte_20_par_20_défaut"><text:span text:style-name="T88">Paul tient un bâton</text:span></text:span><text:span text:style-name="texte_20_par_20_défaut"><text:span text:style-name="T86">.</text:span></text:span><text:span text:style-name="T86"><text:tab/><text:tab/><text:tab/><text:tab/><text:tab/><text:tab/><text:tab/><text:tab/> <text:s text:c="4"/></text:span><text:span text:style-name="référence"><text:span text:style-name="T203">GGF.1.1</text:span></text:span><text:span text:style-name="référence"><text:span text:style-name="T205">48</text:span></text:span></text:p>
      <text:p text:style-name="P75"><text:span text:style-name="texte_20_par_20_défaut"><text:span text:style-name="T73">B.010<text:tab/><text:tab/></text:span></text:span><text:span text:style-name="texte_20_par_20_défaut">Paul tient à ce projet</text:span><text:span text:style-name="texte_20_par_20_défaut"><text:span text:style-name="T86">.<text:tab/><text:tab/><text:tab/><text:tab/><text:tab/><text:tab/><text:tab/><text:tab/> <text:s text:c="4"/></text:span></text:span><text:span text:style-name="référence"><text:span text:style-name="T203">GGF.1.1</text:span></text:span><text:span text:style-name="référence"><text:span text:style-name="T205">48</text:span></text:span></text:p>
      <text:p text:style-name="P77"><text:span text:style-name="texte_20_par_20_défaut"><text:span text:style-name="T73">B.011<text:tab/><text:tab/></text:span></text:span><text:span text:style-name="texte_20_par_20_défaut">Paul tient cette information de son frère.<text:tab/></text:span><text:span text:style-name="texte_20_par_20_défaut"><text:span text:style-name="T86"><text:tab/><text:tab/><text:tab/><text:tab/> <text:s text:c="4"/></text:span></text:span><text:span text:style-name="référence"><text:span text:style-name="T203">GGF.1.1</text:span></text:span><text:span text:style-name="référence"><text:span text:style-name="T205">48</text:span></text:span></text:p>
      <text:p text:style-name="P98"><text:span text:style-name="texte_20_par_20_défaut"><text:span text:style-name="T73">B.012</text:span></text:span><text:span text:style-name="texte_20_par_20_défaut"><text:span text:style-name="T92"> </text:span></text:span><text:span text:style-name="danger"><text:span text:style-name="T587">(!)</text:span></text:span><text:span text:style-name="texte_20_par_20_défaut"><text:span text:style-name="T73"><text:tab/></text:span></text:span><text:span text:style-name="texte_20_par_20_défaut">Jean va à Paris.</text:span><text:span text:style-name="texte_20_par_20_défaut"><text:span text:style-name="T86"><text:tab/><text:tab/><text:tab/><text:tab/><text:tab/><text:tab/><text:tab/><text:tab/> <text:s text:c="4"/></text:span></text:span><text:span text:style-name="référence"><text:span text:style-name="T203">GGF.1.1</text:span></text:span><text:span text:style-name="référence"><text:span text:style-name="T209">51</text:span></text:span></text:p>
      <text:p text:style-name="P87"><text:span text:style-name="texte_20_par_20_défaut"><text:span text:style-name="T73">B.013<text:tab/><text:tab/></text:span></text:span><text:span text:style-name="texte_20_par_20_défaut">Jean parle à Marie de son anniversaire.</text:span><text:span text:style-name="texte_20_par_20_défaut"><text:span text:style-name="T570"><text:tab/></text:span></text:span><text:span text:style-name="texte_20_par_20_défaut"><text:span text:style-name="T86"><text:tab/><text:tab/><text:tab/><text:tab/> <text:s text:c="4"/></text:span></text:span><text:span text:style-name="référence"><text:span text:style-name="T203">GGF.1.1</text:span></text:span><text:span text:style-name="référence"><text:span text:style-name="T209">51</text:span></text:span></text:p>
      <text:p text:style-name="P92"><text:span text:style-name="texte_20_par_20_défaut"><text:span text:style-name="T73">B.014<text:tab/><text:tab/></text:span></text:span><text:span text:style-name="texte_20_par_20_défaut">Jean salue Marie de son balcon.</text:span><text:span text:style-name="texte_20_par_20_défaut"><text:span text:style-name="T570"><text:tab/><text:tab/></text:span></text:span><text:span text:style-name="texte_20_par_20_défaut"><text:span text:style-name="T86"><text:tab/><text:tab/><text:tab/><text:tab/> <text:s text:c="4"/></text:span></text:span><text:span text:style-name="référence"><text:span text:style-name="T203">GGF.1.1</text:span></text:span><text:span text:style-name="référence"><text:span text:style-name="T209">51</text:span></text:span></text:p>
      <text:p text:style-name="P92"><text:span text:style-name="référence"><text:span text:style-name="T772"/></text:span></text:p>
      <text:p text:style-name="P42"><text:span text:style-name="texte_20_par_20_défaut"><text:span text:style-name="T328">■ </text:span></text:span><text:span text:style-name="texte_20_par_20_défaut"><text:span text:style-name="T231">sujet </text:span></text:span><text:span text:style-name="texte_20_par_20_défaut"><text:span text:style-name="T328">■</text:span></text:span></text:p>
      <text:p text:style-name="P98"><text:span text:style-name="texte_20_par_20_défaut"><text:span text:style-name="T73">B.015</text:span></text:span><text:span text:style-name="texte_20_par_20_défaut"><text:span text:style-name="T93"> </text:span></text:span><text:span text:style-name="danger"><text:span text:style-name="T587">(!)</text:span></text:span><text:span text:style-name="texte_20_par_20_défaut"><text:span text:style-name="T73"><text:tab/></text:span></text:span><text:span text:style-name="texte_20_par_20_défaut">Viendra-t-il ?</text:span><text:span text:style-name="texte_20_par_20_défaut"><text:span text:style-name="T572"><text:tab/><text:tab/><text:tab/></text:span></text:span><text:span text:style-name="texte_20_par_20_défaut"><text:span text:style-name="T570"><text:tab/><text:tab/></text:span></text:span><text:span text:style-name="texte_20_par_20_défaut"><text:span text:style-name="T86"><text:tab/><text:tab/><text:tab/><text:tab/> <text:s text:c="3"/></text:span></text:span><text:span text:style-name="référence"><text:span text:style-name="T203">GGF.1.1017</text:span></text:span></text:p>
      <text:p text:style-name="P98"><text:span text:style-name="texte_20_par_20_défaut"><text:span text:style-name="T73">B.016</text:span></text:span><text:span text:style-name="texte_20_par_20_défaut"><text:span text:style-name="T93"> </text:span></text:span><text:span text:style-name="danger"><text:span text:style-name="T587">(!)</text:span></text:span><text:span text:style-name="texte_20_par_20_défaut"><text:span text:style-name="T73"><text:tab/></text:span></text:span><text:span text:style-name="texte_20_par_20_défaut">Paul viendra-t-il ?</text:span><text:span text:style-name="texte_20_par_20_défaut"><text:span text:style-name="T572"><text:tab/><text:tab/></text:span></text:span><text:span text:style-name="texte_20_par_20_défaut"><text:span text:style-name="T570"><text:tab/><text:tab/></text:span></text:span><text:span text:style-name="texte_20_par_20_défaut"><text:span text:style-name="T86"><text:tab/><text:tab/><text:tab/><text:tab/> <text:s text:c="3"/></text:span></text:span><text:span text:style-name="référence"><text:span text:style-name="T203">GGF.1.1017</text:span></text:span></text:p>
      <text:p text:style-name="P98"><text:span text:style-name="référence"><text:span text:style-name="T773"/></text:span></text:p>
      <text:p text:style-name="P42"><text:span text:style-name="texte_20_par_20_défaut"><text:span text:style-name="T328">■ </text:span></text:span><text:span text:style-name="T560">attribut du sujet </text:span><text:span text:style-name="texte_20_par_20_défaut"><text:span text:style-name="T328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</text:span></text:span><text:span text:style-name="référence"><text:span text:style-name="T152">2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52">87</text:span></text:span><text:span text:style-name="référence"><text:span text:style-name="T156">)</text:span></text:span></text:p>
      <text:p text:style-name="P4">B.018 <text:span text:style-name="danger"><text:span text:style-name="T587">(!)</text:span></text:span><text:tab/><text:span text:style-name="T751">Ce tableau est à </text:span>Alice.<text:tab/><text:tab/><text:tab/><text:tab/><text:tab/><text:tab/> <text:s text:c="5"/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</text:span></text:span><text:span text:style-name="référence"><text:span text:style-name="T152">2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52">87</text:span></text:span><text:span text:style-name="référence"><text:span text:style-name="T156">)</text:span></text:span></text:p>
      <text:p text:style-name="P170"><text:span text:style-name="texte_20_par_20_défaut"><text:span text:style-name="T73">B.019<text:tab/><text:tab/></text:span></text:span><text:span text:style-name="texte_20_par_20_défaut"><text:span text:style-name="T82">Le lundi me semble le pire jour de la semaine.</text:span></text:span></text:p>
      <text:p text:style-name="P170"><text:span text:style-name="texte_20_par_20_défaut"><text:span text:style-name="T82"/></text:span></text:p>
      <text:p text:style-name="P50"><text:span text:style-name="texte_20_par_20_défaut"><text:span text:style-name="T294">■ </text:span></text:span><text:span text:style-name="texte_20_par_20_défaut"><text:span text:style-name="T296">l’</text:span></text:span><text:span text:style-name="texte_20_par_20_défaut"><text:span text:style-name="T295">e</text:span></text:span><text:span text:style-name="texte_20_par_20_défaut"><text:span text:style-name="T707">xpansion du nom </text:span></text:span><text:span text:style-name="texte_20_par_20_défaut"><text:span text:style-name="T294">■</text:span></text:span></text:p>
      <text:p text:style-name="P171"><text:span text:style-name="texte_20_par_20_défaut"><text:span text:style-name="T114">B.</text:span></text:span><text:span text:style-name="texte_20_par_20_défaut"><text:span text:style-name="T115">020</text:span></text:span><text:span text:style-name="texte_20_par_20_défaut"><text:span text:style-name="T114"><text:tab/><text:tab/></text:span></text:span><text:span text:style-name="texte_20_par_20_défaut"><text:span text:style-name="T655">Le château de ma mère n’est pas loin</text:span></text:span><text:span text:style-name="texte_20_par_20_défaut"><text:span text:style-name="T114">.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4</text:span></text:span><text:span text:style-name="référence"><text:span text:style-name="T122">)</text:span></text:span></text:p>
      <text:p text:style-name="P171"><text:span text:style-name="texte_20_par_20_défaut"><text:span text:style-name="T121">B.</text:span></text:span><text:span text:style-name="texte_20_par_20_défaut"><text:span text:style-name="T145">021</text:span></text:span><text:span text:style-name="texte_20_par_20_défaut"><text:span text:style-name="T121"><text:tab/><text:tab/></text:span></text:span><text:span text:style-name="texte_20_par_20_défaut"><text:span text:style-name="T143">C’</text:span></text:span><text:span text:style-name="texte_20_par_20_défaut"><text:span text:style-name="T148">est un</text:span></text:span><text:span text:style-name="texte_20_par_20_défaut"><text:span text:style-name="T644"> livre </text:span></text:span><text:span text:style-name="texte_20_par_20_défaut"><text:span text:style-name="T653">à ne</text:span></text:span><text:span text:style-name="texte_20_par_20_défaut"><text:span text:style-name="T644"> </text:span></text:span><text:span text:style-name="texte_20_par_20_défaut"><text:span text:style-name="T653">pas </text:span></text:span><text:span text:style-name="texte_20_par_20_défaut"><text:span text:style-name="T644">mettre entre toutes les mains</text:span></text:span><text:span text:style-name="texte_20_par_20_défaut"><text:span text:style-name="T121">.<text:tab/> <text:s text:c="19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4</text:span></text:span><text:span text:style-name="référence"><text:span text:style-name="T122">)</text:span></text:span></text:p>
      <text:p text:style-name="P171"><text:span text:style-name="texte_20_par_20_défaut"><text:span text:style-name="T121">B.</text:span></text:span><text:span text:style-name="texte_20_par_20_défaut"><text:span text:style-name="T145">022</text:span></text:span><text:span text:style-name="texte_20_par_20_défaut"><text:span text:style-name="T121"><text:tab/><text:tab/></text:span></text:span><text:span text:style-name="texte_20_par_20_défaut"><text:span text:style-name="T644">Le film d’hier ne m’a pas plu</text:span></text:span><text:span text:style-name="texte_20_par_20_défaut"><text:span text:style-name="T121">.<text:tab/>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4</text:span></text:span><text:span text:style-name="référence"><text:span text:style-name="T122">)</text:span></text:span></text:p>
      <text:p text:style-name="P171"><text:span text:style-name="texte_20_par_20_défaut"><text:span text:style-name="T121">B.</text:span></text:span><text:span text:style-name="texte_20_par_20_défaut"><text:span text:style-name="T145">023</text:span></text:span><text:span text:style-name="texte_20_par_20_défaut"><text:span text:style-name="T121"><text:tab/><text:tab/></text:span></text:span><text:span text:style-name="texte_20_par_20_défaut"><text:span text:style-name="T644">La crainte qu’elle parte m’envahit</text:span></text:span><text:span text:style-name="texte_20_par_20_défaut"><text:span text:style-name="T121">.<text:tab/>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4</text:span></text:span><text:span text:style-name="référence"><text:span text:style-name="T122">)</text:span></text:span></text:p>
      <text:p text:style-name="P172"><text:span text:style-name="texte_20_par_20_défaut"><text:span text:style-name="T121">B.</text:span></text:span><text:span text:style-name="texte_20_par_20_défaut"><text:span text:style-name="T145">024</text:span></text:span><text:span text:style-name="texte_20_par_20_défaut"><text:span text:style-name="T121"><text:tab/><text:tab/></text:span></text:span><text:span text:style-name="texte_20_par_20_défaut"><text:span text:style-name="T645">Je connais la gare de Strasbourg.</text:span></text:span><text:span text:style-name="texte_20_par_20_défaut"><text:span text:style-name="T121"><text:tab/>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</text:span></text:span><text:span text:style-name="référence"><text:span text:style-name="T144">5</text:span></text:span><text:span text:style-name="référence"><text:span text:style-name="T122">)</text:span></text:span></text:p>
      <text:p text:style-name="P172"><text:span text:style-name="texte_20_par_20_défaut"><text:span text:style-name="T121">B.</text:span></text:span><text:span text:style-name="texte_20_par_20_défaut"><text:span text:style-name="T145">025</text:span></text:span><text:span text:style-name="texte_20_par_20_défaut"><text:span text:style-name="T144"> </text:span></text:span><text:span text:style-name="danger"><text:span text:style-name="T590">(!)</text:span></text:span><text:span text:style-name="texte_20_par_20_défaut"><text:span text:style-name="T121"><text:tab/></text:span></text:span><text:span text:style-name="texte_20_par_20_défaut"><text:span text:style-name="T645">Je connais la ville de Strasbourg.</text:span></text:span><text:span text:style-name="texte_20_par_20_défaut"><text:span text:style-name="T121"><text:tab/>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</text:span></text:span><text:span text:style-name="référence"><text:span text:style-name="T144">5</text:span></text:span><text:span text:style-name="référence"><text:span text:style-name="T122">)</text:span></text:span></text:p>
      <text:p text:style-name="P173"><text:span text:style-name="texte_20_par_20_défaut"><text:span text:style-name="T121">B.</text:span></text:span><text:span text:style-name="texte_20_par_20_défaut"><text:span text:style-name="T145">02</text:span></text:span><text:span text:style-name="texte_20_par_20_défaut"><text:span text:style-name="T146">6</text:span></text:span><text:span text:style-name="texte_20_par_20_défaut"><text:span text:style-name="T144"> </text:span></text:span><text:span text:style-name="danger"><text:span text:style-name="T590">(!)</text:span></text:span><text:span text:style-name="texte_20_par_20_défaut"><text:span text:style-name="T121"><text:tab/></text:span></text:span><text:span text:style-name="texte_20_par_20_défaut"><text:span text:style-name="T646">L’amour de ses parents rend fort</text:span></text:span><text:span text:style-name="texte_20_par_20_défaut"><text:span text:style-name="T645">.<text:tab/></text:span></text:span><text:span text:style-name="texte_20_par_20_défaut"><text:span text:style-name="T121"><text:tab/><text:tab/><text:tab/>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43">5</text:span></text:span><text:span text:style-name="référence"><text:span text:style-name="T120">.</text:span></text:span><text:span text:style-name="référence"><text:span text:style-name="T121">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43">9</text:span></text:span><text:span text:style-name="référence"><text:span text:style-name="T144">5</text:span></text:span><text:span text:style-name="référence"><text:span text:style-name="T122">)</text:span></text:span></text:p>
      <text:p text:style-name="P171"><text:span text:style-name="référence"><text:span text:style-name="T122"/></text:span></text:p>
      <text:p text:style-name="P48"><text:span text:style-name="texte_20_par_20_défaut"><text:span text:style-name="T294">■ </text:span></text:span><text:span text:style-name="texte_20_par_20_défaut"><text:span text:style-name="T658">la forme négative de la phrase</text:span></text:span><text:span text:style-name="texte_20_par_20_défaut"><text:span text:style-name="T192"> </text:span></text:span><text:span text:style-name="texte_20_par_20_défaut"><text:span text:style-name="T294">■</text:span></text:span></text:p>
      <text:p text:style-name="P151"><text:span text:style-name="texte_20_par_20_défaut">B.034</text:span><text:span text:style-name="texte_20_par_20_défaut"><text:span text:style-name="T817"><text:tab/><text:tab/>Elle n’aime pas le cinéma français.<text:tab/><text:tab/><text:tab/><text:tab/> 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152"><text:span text:style-name="texte_20_par_20_défaut"><text:span text:style-name="T137">B.028</text:span></text:span><text:span text:style-name="texte_20_par_20_défaut"><text:span text:style-name="T136"><text:tab/><text:tab/></text:span></text:span><text:span text:style-name="texte_20_par_20_défaut"><text:span text:style-name="T641">Personne ne l’a écoutée.<text:tab/></text:span></text:span><text:span text:style-name="texte_20_par_20_défaut"><text:span text:style-name="T136"><text:tab/><text:tab/><text:tab/><text:tab/> 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152"><text:span text:style-name="texte_20_par_20_défaut"><text:span text:style-name="T137">B.029</text:span></text:span><text:span text:style-name="texte_20_par_20_défaut"><text:span text:style-name="T136"><text:tab/><text:tab/></text:span></text:span><text:span text:style-name="texte_20_par_20_défaut"><text:span text:style-name="T641">Aucun détail ne lui échappe.<text:tab/></text:span></text:span><text:span text:style-name="texte_20_par_20_défaut"><text:span text:style-name="T136"><text:tab/><text:tab/><text:tab/><text:tab/> 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153"><text:soft-page-break/><text:span text:style-name="texte_20_par_20_défaut"><text:span text:style-name="T137">B.030</text:span></text:span><text:span text:style-name="texte_20_par_20_défaut"><text:span text:style-name="T136"><text:tab/><text:tab/></text:span></text:span><text:span text:style-name="texte_20_par_20_défaut"><text:span text:style-name="T642">Elle ne travaille jamais</text:span></text:span><text:span text:style-name="texte_20_par_20_défaut"><text:span text:style-name="T641">.<text:tab/></text:span></text:span><text:span text:style-name="texte_20_par_20_défaut"><text:span text:style-name="T136"><text:tab/><text:tab/><text:tab/><text:tab/> 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39">4</text:span></text:span><text:span text:style-name="référence"><text:span text:style-name="T122">)</text:span></text:span></text:p>
      <text:p text:style-name="P154"><text:span text:style-name="texte_20_par_20_défaut"><text:span text:style-name="T137">B.031</text:span></text:span><text:span text:style-name="texte_20_par_20_défaut"><text:span text:style-name="T138"> </text:span></text:span><text:span text:style-name="danger"><text:span text:style-name="T590">(!)</text:span></text:span><text:span text:style-name="texte_20_par_20_défaut"><text:span text:style-name="T136"><text:tab/></text:span></text:span><text:span text:style-name="texte_20_par_20_défaut"><text:span text:style-name="T643">Je n’aime que les films français</text:span></text:span><text:span text:style-name="texte_20_par_20_défaut"><text:span text:style-name="T641">.</text:span></text:span><text:span text:style-name="texte_20_par_20_défaut"><text:span text:style-name="T136"><text:tab/><text:tab/><text:tab/><text:tab/> <text:tab/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39">4</text:span></text:span><text:span text:style-name="référence"><text:span text:style-name="T122">)</text:span></text:span></text:p>
      <text:p text:style-name="P127"><text:span text:style-name="référence"><text:span text:style-name="T773"/></text:span></text:p>
      <text:p text:style-name="P43"><text:span text:style-name="texte_20_par_20_défaut"><text:span text:style-name="T328">■ </text:span></text:span><text:span text:style-name="T561">phrase complexe par subordination</text:span><text:span text:style-name="T560"> </text:span><text:span text:style-name="texte_20_par_20_défaut"><text:span text:style-name="T328">■</text:span></text:span></text:p>
      <text:p text:style-name="P134"><text:span text:style-name="texte_20_par_20_défaut"><text:span text:style-name="T256">B.032<text:tab/><text:tab/></text:span></text:span><text:span text:style-name="texte_20_par_20_défaut"><text:span text:style-name="T257">Le facteur distribue le courrier quand le jour se lève.</text:span></text:span><text:span text:style-name="texte_20_par_20_défaut"><text:span text:style-name="T256"><text:tab/><text:tab/> <text:s text:c="5"/></text:span></text:span><text:span text:style-name="référence"><text:span text:style-name="T122">TG(I.2.1, p</text:span></text:span><text:span text:style-name="référence"><text:span text:style-name="T124">p</text:span></text:span><text:span text:style-name="référence"><text:span text:style-name="T122">. 22-</text:span></text:span><text:span text:style-name="référence"><text:span text:style-name="T124">23</text:span></text:span><text:span text:style-name="référence"><text:span text:style-name="T122">)</text:span></text:span></text:p>
      <text:p text:style-name="P145"><text:span text:style-name="texte_20_par_20_défaut"><text:span text:style-name="T121">B.033</text:span></text:span><text:span text:style-name="texte_20_par_20_défaut"><text:span text:style-name="T128"> </text:span></text:span><text:span text:style-name="danger"><text:span text:style-name="T590">(!)</text:span></text:span><text:span text:style-name="texte_20_par_20_défaut"><text:span text:style-name="T121"><text:tab/></text:span></text:span><text:span text:style-name="texte_20_par_20_défaut"><text:span text:style-name="T640">Un sportif qui est fatigué doit se reposer.<text:tab/><text:tab/></text:span></text:span><text:span text:style-name="texte_20_par_20_défaut"><text:span text:style-name="T121"><text:tab/><text:tab/> </text:span></text:span><text:span text:style-name="référence"><text:span text:style-name="T118">TG(I.</text:span></text:span><text:span text:style-name="référence"><text:span text:style-name="T126">1</text:span></text:span><text:span text:style-name="référence"><text:span text:style-name="T119">.</text:span></text:span><text:span text:style-name="référence"><text:span text:style-name="T130">1 note 14</text:span></text:span><text:span text:style-name="référence"><text:span text:style-name="T118">, p</text:span></text:span><text:span text:style-name="référence"><text:span text:style-name="T119">. </text:span></text:span><text:span text:style-name="référence"><text:span text:style-name="T130">5</text:span></text:span><text:span text:style-name="référence"><text:span text:style-name="T285">2</text:span></text:span><text:span text:style-name="référence"><text:span text:style-name="T122">)</text:span></text:span></text:p>
      <text:p text:style-name="Standard"><text:span text:style-name="texte_20_par_20_défaut"><text:span text:style-name="T121"/></text:span></text:p>
      <text:p text:style-name="P46"><text:span text:style-name="texte_20_par_20_défaut"><text:span text:style-name="T297">■ </text:span></text:span><text:span text:style-name="texte_20_par_20_défaut"><text:span text:style-name="T193">phrase complexe par </text:span></text:span><text:span text:style-name="texte_20_par_20_défaut"><text:span text:style-name="T657">coordination</text:span></text:span><text:span text:style-name="texte_20_par_20_défaut"><text:span text:style-name="T194"> </text:span></text:span><text:span text:style-name="texte_20_par_20_défaut"><text:span text:style-name="T297">■</text:span></text:span></text:p>
      <text:p text:style-name="P146"><text:span text:style-name="texte_20_par_20_défaut"><text:span text:style-name="T121">B.034</text:span></text:span><text:span text:style-name="texte_20_par_20_défaut"><text:span text:style-name="T129"> </text:span></text:span><text:span text:style-name="texte_20_par_20_défaut"><text:span text:style-name="T121"><text:tab/><text:tab/></text:span></text:span><text:span text:style-name="texte_20_par_20_défaut"><text:span text:style-name="T133">Le facteur distribue le courrier et il aime son travail.</text:span></text:span><text:span text:style-name="texte_20_par_20_défaut"><text:span text:style-name="T121"><text:tab/> <text:s text:c="3"/><text:tab/> <text:s text:c="5"/></text:span></text:span><text:span text:style-name="référence"><text:span text:style-name="T118">TG(I.</text:span></text:span><text:span text:style-name="référence"><text:span text:style-name="T134">2</text:span></text:span><text:span text:style-name="référence"><text:span text:style-name="T119">.</text:span></text:span><text:span text:style-name="référence"><text:span text:style-name="T134">3</text:span></text:span><text:span text:style-name="référence"><text:span text:style-name="T118">, p</text:span></text:span><text:span text:style-name="référence"><text:span text:style-name="T135">p</text:span></text:span><text:span text:style-name="référence"><text:span text:style-name="T119">. </text:span></text:span><text:span text:style-name="référence"><text:span text:style-name="T133">24-</text:span></text:span><text:span text:style-name="référence"><text:span text:style-name="T135">25</text:span></text:span><text:span text:style-name="référence"><text:span text:style-name="T122">)</text:span></text:span></text:p>
      <text:p text:style-name="P201"><text:span text:style-name="titre_20_avec_20_numéro"><text:s/>B.001 </text:span></text:p>
      <text:p text:style-name="P60"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4"/>
      <text:p text:style-name="P36"><text:span text:style-name="phrase_20_analysée_20__28_gros_20_caractère_29_">Le </text:span><text:span text:style-name="phrase_20_analysée_20__28_gros_20_caractère_29_"><text:span text:style-name="T540">facteur travaille.</text:span></text:span></text:p>
      <text:p text:style-name="P104"/>
      <text:p text:style-name="P104"/>
      <text:p text:style-name="P104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18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296"><text:span text:style-name="texte_20_par_20_défaut"><text:span text:style-name="T290">•</text:span></text:span> <text:span text:style-name="exemple"><text:span text:style-name="T424">facteur</text:span></text:span><text:span text:style-name="T352"><text:tab/><text:tab/><text:tab/><text:tab/></text:span><text:span text:style-name="texte_20_par_20_défaut"><text:span text:style-name="T352">:<text:tab/>nom commun</text:span></text:span></text:p>
      <text:p text:style-name="P296"><text:span text:style-name="texte_20_par_20_défaut"><text:span text:style-name="T290">•</text:span></text:span> <text:span text:style-name="exemple"><text:span text:style-name="T424">travaille</text:span></text:span><text:span text:style-name="T353"><text:tab/><text:tab/><text:tab/><text:tab/></text:span><text:span text:style-name="texte_20_par_20_défaut"><text:span text:style-name="T353">:<text:tab/>verbe </text:span></text:span><text:span text:style-name="texte_20_par_20_défaut"><text:span text:style-name="T575">(</text:span></text:span><text:span text:style-name="texte_20_par_20_défaut"><text:span text:style-name="T664">travailler </text:span></text:span><text:span text:style-name="texte_20_par_20_défaut"><text:span text:style-name="T575">: indicatif.présent.3S)</text:span></text:span></text:p>
      <text:p text:style-name="P104"/>
      <text:p text:style-name="P110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236"><text:span text:style-name="texte_20_par_20_défaut"><text:span text:style-name="T290">•</text:span></text:span> <text:span text:style-name="exemple"><text:span text:style-name="T352">Le </text:span></text:span><text:span text:style-name="exemple"><text:span text:style-name="T761">facteur</text:span></text:span><text:span text:style-name="T352"><text:tab/><text:tab/><text:tab/><text:tab/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41"><text:span text:style-name="texte_20_par_20_défaut"><text:span text:style-name="T344">•</text:span></text:span><text:span text:style-name="exemple"><text:span text:style-name="T425"> </text:span></text:span><text:span text:style-name="exemple"><text:span text:style-name="T455">travaille</text:span></text:span><text:span text:style-name="exemple"><text:span text:style-name="T454"><text:tab/><text:tab/><text:tab/><text:tab/></text:span></text:span><text:span text:style-name="texte_20_par_20_défaut"><text:span text:style-name="T39">:<text:tab/></text:span></text:span><text:span text:style-name="texte_20_par_20_défaut"><text:span text:style-name="T682">groupe verbal</text:span></text:span></text:p>
      <text:p text:style-name="P307"><text:span text:style-name="texte_20_par_20_défaut"/></text:p>
      <text:p text:style-name="P104"><text:span text:style-name="texte_20_par_20_défaut"><text:span text:style-name="T550">Analyse des fonctions</text:span></text:span></text:p>
      <text:p text:style-name="P296"><text:span text:style-name="texte_20_par_20_défaut"><text:span text:style-name="T290">•</text:span></text:span> <text:span text:style-name="exemple"><text:span text:style-name="T425">Le facteur</text:span></text:span><text:tab/><text:tab/><text:tab/><text:tab/><text:span text:style-name="texte_20_par_20_défaut">:<text:tab/>sujet de </text:span><text:span text:style-name="exemple"><text:span text:style-name="T425">travaille</text:span></text:span></text:p>
      <text:p text:style-name="P388"><text:span text:style-name="texte_20_par_20_défaut"><text:span text:style-name="T344">•</text:span></text:span><text:span text:style-name="exemple"><text:span text:style-name="T425"> </text:span></text:span><text:span text:style-name="exemple"><text:span text:style-name="T484">travaille</text:span></text:span><text:span text:style-name="exemple"><text:span text:style-name="T425"><text:tab/><text:tab/><text:tab/><text:tab/></text:span></text:span><text:span text:style-name="texte_20_par_20_défaut"><text:span text:style-name="T37">:<text:tab/></text:span></text:span><text:span text:style-name="texte_20_par_20_défaut">prédicat </text:span><text:span text:style-name="texte_20_par_20_défaut"><text:span text:style-name="T839">du sujet </text:span></text:span><text:span text:style-name="exemple"><text:span text:style-name="T839">Le facteur</text:span></text:span></text:p>
      <text:p text:style-name="P191"/>
      <text:p text:style-name="P13"><text:span text:style-name="texte_20_par_20_défaut">Analyse des propositions</text:span></text:p>
      <text:p text:style-name="P218"><text:span text:style-name="texte_20_par_20_défaut">La phrase contient une seule proposition : il s’agit par conséquent d’une phrase simple.</text:span></text:p>
      <text:p text:style-name="P365"><text:span text:style-name="texte_20_par_20_défaut"><text:span text:style-name="T823">L’unique proposition est une proposition indépendante.</text:span></text:span></text:p>
      <text:p text:style-name="P104"/>
      <text:p text:style-name="P104"><text:span text:style-name="texte_20_par_20_défaut"><text:span text:style-name="T550">Analyse du type et de la forme de la phrase</text:span></text:span></text:p>
      <text:p text:style-name="P218"><text:span text:style-name="texte_20_par_20_défaut">La phrase est de type déclaratif et n’a pas de forme particulière.</text:span></text:p>
      <text:p text:style-name="P104"><text:span text:style-name="titre_20_avec_20_numéro"/></text:p>
      <text:p text:style-name="P411"><text:span text:style-name="titre_20_avec_20_numéro"><text:s/>B.002 </text:span></text:p>
      <text:p text:style-name="P60"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5"/>
      <text:p text:style-name="P37"><text:span text:style-name="phrase_20_analysée_20__28_gros_20_caractère_29_">Le </text:span><text:span text:style-name="phrase_20_analysée_20__28_gros_20_caractère_29_"><text:span text:style-name="T540">facteur </text:span></text:span><text:span text:style-name="phrase_20_analysée_20__28_gros_20_caractère_29_"><text:span text:style-name="T541">distribue le courrier</text:span></text:span><text:span text:style-name="phrase_20_analysée_20__28_gros_20_caractère_29_"><text:span text:style-name="T540">.</text:span></text:span></text:p>
      <text:p text:style-name="P105"/>
      <text:p text:style-name="P105"/>
      <text:p text:style-name="P105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19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297"><text:span text:style-name="texte_20_par_20_défaut"><text:span text:style-name="T290">•</text:span></text:span> <text:span text:style-name="exemple"><text:span text:style-name="T424">facteur</text:span></text:span><text:span text:style-name="T352"><text:tab/><text:tab/><text:tab/><text:tab/></text:span><text:span text:style-name="texte_20_par_20_défaut"><text:span text:style-name="T352">:<text:tab/>nom commun</text:span></text:span></text:p>
      <text:p text:style-name="P297"><text:span text:style-name="texte_20_par_20_défaut"><text:span text:style-name="T290">•</text:span></text:span> <text:span text:style-name="exemple"><text:span text:style-name="T426">distribue</text:span></text:span><text:span text:style-name="T353"><text:tab/><text:tab/><text:tab/><text:tab/></text:span><text:span text:style-name="texte_20_par_20_défaut"><text:span text:style-name="T353">:<text:tab/>verbe </text:span></text:span><text:span text:style-name="texte_20_par_20_défaut"><text:span text:style-name="T575">(</text:span></text:span><text:span text:style-name="texte_20_par_20_défaut"><text:span text:style-name="T665">distribuer</text:span></text:span><text:span text:style-name="texte_20_par_20_défaut"><text:span text:style-name="T664"> </text:span></text:span><text:span text:style-name="texte_20_par_20_défaut"><text:span text:style-name="T575">: indicatif.présent.3S)</text:span></text:span></text:p>
      <text:p text:style-name="P220"><text:span text:style-name="texte_20_par_20_défaut"><text:span text:style-name="T290">•</text:span></text:span> <text:span text:style-name="exemple"><text:span text:style-name="T7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298"><text:span text:style-name="texte_20_par_20_défaut"><text:span text:style-name="T290">•</text:span></text:span><text:span text:style-name="texte_20_par_20_défaut"> </text:span><text:span text:style-name="exemple"><text:span text:style-name="T427">courrier</text:span></text:span><text:span text:style-name="texte_20_par_20_défaut"><text:span text:style-name="T352"><text:tab/><text:tab/><text:tab/><text:tab/>:<text:tab/>nom commun</text:span></text:span></text:p>
      <text:p text:style-name="P105"/>
      <text:p text:style-name="P424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08"><text:span text:style-name="texte_20_par_20_défaut"><text:span text:style-name="T290">•</text:span></text:span> <text:span text:style-name="exemple"><text:span text:style-name="T352">Le </text:span></text:span><text:span text:style-name="exemple"><text:span text:style-name="T761">facteur</text:span></text:span><text:span text:style-name="T352"><text:tab/><text:tab/><text:tab/><text:tab/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08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762">le</text:span></text:span><text:span text:style-name="exemple"><text:span text:style-name="T352"> </text:span></text:span><text:span text:style-name="exemple"><text:span text:style-name="T440">courrier</text:span></text:span><text:span text:style-name="texte_20_par_20_défaut"><text:span text:style-name="T671"><text:tab/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41"><text:span text:style-name="texte_20_par_20_défaut"><text:span text:style-name="T344">•</text:span></text:span><text:span text:style-name="exemple"><text:span text:style-name="T425"> </text:span></text:span><text:span text:style-name="exemple"><text:span text:style-name="T456">distribue le courrier</text:span></text:span><text:span text:style-name="exemple"><text:span text:style-name="T454"><text:tab/><text:tab/><text:tab/></text:span></text:span><text:span text:style-name="texte_20_par_20_défaut"><text:span text:style-name="T761">:<text:tab/>groupe verbal</text:span></text:span></text:p>
      <text:p text:style-name="P308"><text:span text:style-name="texte_20_par_20_défaut"><text:span text:style-name="T675"/></text:span></text:p>
      <text:p text:style-name="P105"><text:span text:style-name="texte_20_par_20_défaut"><text:span text:style-name="T550">Analyse des fonctions</text:span></text:span></text:p>
      <text:p text:style-name="P297"><text:span text:style-name="texte_20_par_20_défaut"><text:span text:style-name="T290">•</text:span></text:span> <text:span text:style-name="exemple"><text:span text:style-name="T425">Le facteur</text:span></text:span><text:tab/><text:tab/><text:tab/><text:tab/><text:span text:style-name="texte_20_par_20_défaut">:<text:tab/>sujet de </text:span><text:span text:style-name="exemple"><text:span text:style-name="T428">distribue</text:span></text:span></text:p>
      <text:p text:style-name="P388"><text:span text:style-name="texte_20_par_20_défaut"><text:span text:style-name="T344">•</text:span></text:span><text:span text:style-name="exemple"><text:span text:style-name="T425"> </text:span></text:span><text:span text:style-name="exemple"><text:span text:style-name="T484">distribue </text:span></text:span><text:span text:style-name="exemple"><text:span text:style-name="T428">le courrier</text:span></text:span><text:span text:style-name="exemple"><text:span text:style-name="T425"><text:tab/><text:tab/><text:tab/></text:span></text:span><text:span text:style-name="texte_20_par_20_défaut"><text:span text:style-name="T37">:<text:tab/></text:span></text:span><text:span text:style-name="texte_20_par_20_défaut"><text:span text:style-name="T54">prédicat </text:span></text:span><text:span text:style-name="texte_20_par_20_défaut"><text:span text:style-name="T55">du sujet </text:span></text:span><text:span text:style-name="exemple"><text:span text:style-name="T839">Le facteur</text:span></text:span></text:p>
      <text:p text:style-name="P299"><text:span text:style-name="texte_20_par_20_défaut"><text:span text:style-name="T344">•</text:span></text:span><text:span text:style-name="exemple"><text:span text:style-name="T425"> </text:span></text:span><text:span text:style-name="exemple"><text:span text:style-name="T428">le courrier</text:span></text:span><text:span text:style-name="exemple"><text:span text:style-name="T425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D de </text:span><text:span text:style-name="exemple"><text:span text:style-name="T428">distribue</text:span></text:span></text:p>
      <text:p text:style-name="P192"/>
      <text:p text:style-name="P14"><text:span text:style-name="texte_20_par_20_défaut">Analyse des propositions</text:span></text:p>
      <text:p text:style-name="P219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05"><text:span text:style-name="texte_20_par_20_défaut"><text:span text:style-name="T550">Analyse du type et de la forme de la phrase</text:span></text:span></text:p>
      <text:p text:style-name="P297"><text:span text:style-name="texte_20_par_20_défaut">La phrase est de type déclaratif et n’a pas de forme particulière.</text:span></text:p>
      <text:p text:style-name="P412"><text:span text:style-name="titre_20_avec_20_numéro"><text:s/>B.003 </text:span></text:p>
      <text:p text:style-name="P60"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6"/>
      <text:p text:style-name="P38"><text:span text:style-name="phrase_20_analysée_20__28_gros_20_caractère_29_">Le </text:span><text:span text:style-name="phrase_20_analysée_20__28_gros_20_caractère_29_"><text:span text:style-name="T540">facteur </text:span></text:span><text:span text:style-name="phrase_20_analysée_20__28_gros_20_caractère_29_"><text:span text:style-name="T542">parle à sa collègue.</text:span></text:span></text:p>
      <text:p text:style-name="P106"/>
      <text:p text:style-name="P106"/>
      <text:p text:style-name="P106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21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300"><text:span text:style-name="texte_20_par_20_défaut"><text:span text:style-name="T290">•</text:span></text:span> <text:span text:style-name="exemple"><text:span text:style-name="T424">facteur</text:span></text:span><text:span text:style-name="T352"><text:tab/><text:tab/><text:tab/><text:tab/></text:span><text:span text:style-name="texte_20_par_20_défaut"><text:span text:style-name="T352">:<text:tab/>nom commun</text:span></text:span></text:p>
      <text:p text:style-name="P300"><text:span text:style-name="texte_20_par_20_défaut"><text:span text:style-name="T290">•</text:span></text:span> <text:span text:style-name="exemple"><text:span text:style-name="T429">parle</text:span></text:span><text:span text:style-name="T353"><text:tab/><text:tab/><text:tab/><text:tab/><text:tab/></text:span><text:span text:style-name="texte_20_par_20_défaut"><text:span text:style-name="T353">:<text:tab/>verbe </text:span></text:span><text:span text:style-name="texte_20_par_20_défaut"><text:span text:style-name="T575">(</text:span></text:span><text:span text:style-name="texte_20_par_20_défaut"><text:span text:style-name="T666">parler</text:span></text:span><text:span text:style-name="texte_20_par_20_défaut"><text:span text:style-name="T664"> </text:span></text:span><text:span text:style-name="texte_20_par_20_défaut"><text:span text:style-name="T575">: indicatif.présent.3S)</text:span></text:span></text:p>
      <text:p text:style-name="P222"><text:span text:style-name="texte_20_par_20_défaut"><text:span text:style-name="T290">•</text:span></text:span><text:span text:style-name="texte_20_par_20_défaut"> </text:span><text:span text:style-name="exemple"><text:span text:style-name="T754">à</text:span></text:span><text:span text:style-name="texte_20_par_20_défaut"><text:span text:style-name="T352"> <text:tab/><text:tab/><text:tab/><text:tab/><text:tab/>:<text:tab/></text:span></text:span><text:span text:style-name="texte_20_par_20_défaut"><text:span text:style-name="T754">p</text:span></text:span><text:span text:style-name="texte_20_par_20_défaut"><text:span text:style-name="T667">réposition</text:span></text:span></text:p>
      <text:p text:style-name="P221"><text:span text:style-name="texte_20_par_20_défaut"><text:span text:style-name="T290">•</text:span></text:span> <text:span text:style-name="exemple"><text:span text:style-name="T753">sa</text:span></text:span><text:span text:style-name="T352"> <text:tab/><text:tab/><text:tab/><text:tab/><text:tab/></text:span><text:span text:style-name="texte_20_par_20_défaut"><text:span text:style-name="T352">:<text:tab/></text:span></text:span><text:span text:style-name="texte_20_par_20_défaut"><text:span text:style-name="T753">d</text:span></text:span><text:span text:style-name="texte_20_par_20_défaut"><text:span text:style-name="T666">éterminant possessif</text:span></text:span></text:p>
      <text:p text:style-name="P300"><text:span text:style-name="texte_20_par_20_défaut"><text:span text:style-name="T290">•</text:span></text:span><text:span text:style-name="texte_20_par_20_défaut"> </text:span><text:span text:style-name="exemple"><text:span text:style-name="T429">collègue</text:span></text:span><text:span text:style-name="texte_20_par_20_défaut"><text:span text:style-name="T352"><text:tab/><text:tab/><text:tab/><text:tab/>:<text:tab/>nom commun</text:span></text:span></text:p>
      <text:p text:style-name="P300"><text:span text:style-name="texte_20_par_20_défaut"/></text:p>
      <text:p text:style-name="P425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09"><text:span text:style-name="texte_20_par_20_défaut"><text:span text:style-name="T290">•</text:span></text:span> <text:span text:style-name="exemple"><text:span text:style-name="T352">Le </text:span></text:span><text:span text:style-name="exemple"><text:span text:style-name="T761">facteur</text:span></text:span><text:span text:style-name="T352"><text:tab/><text:tab/><text:tab/><text:tab/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72"><text:span text:style-name="texte_20_par_20_défaut"><text:span text:style-name="T344">•</text:span></text:span><text:span text:style-name="exemple"><text:span text:style-name="T425"> </text:span></text:span><text:span text:style-name="exemple"><text:span text:style-name="T457">parle à sa collègue</text:span></text:span><text:span text:style-name="exemple"><text:span text:style-name="T454"><text:tab/><text:tab/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43">groupe verbal</text:span></text:span></text:p>
      <text:p text:style-name="P309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763">à sa collègue</text:span></text:span><text:span text:style-name="texte_20_par_20_défaut"><text:span text:style-name="T671"><text:tab/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 </text:span></text:span><text:span text:style-name="texte_20_par_20_défaut"><text:span text:style-name="T676">prépositionnel</text:span></text:span></text:p>
      <text:p text:style-name="P106"/>
      <text:p text:style-name="P106"><text:span text:style-name="texte_20_par_20_défaut"><text:span text:style-name="T550">Analyse des fonctions</text:span></text:span></text:p>
      <text:p text:style-name="P300"><text:span text:style-name="texte_20_par_20_défaut"><text:span text:style-name="T290">•</text:span></text:span> <text:span text:style-name="exemple"><text:span text:style-name="T425">Le facteur</text:span></text:span><text:tab/><text:tab/><text:tab/><text:tab/><text:span text:style-name="texte_20_par_20_défaut">:<text:tab/>sujet de </text:span><text:span text:style-name="exemple"><text:span text:style-name="T430">parle</text:span></text:span></text:p>
      <text:p text:style-name="P388"><text:span text:style-name="texte_20_par_20_défaut"><text:span text:style-name="T344">•</text:span></text:span><text:span text:style-name="exemple"><text:span text:style-name="T425"> </text:span></text:span><text:span text:style-name="exemple"><text:span text:style-name="T484">parle </text:span></text:span><text:span text:style-name="exemple"><text:span text:style-name="T430">à sa collègue</text:span></text:span><text:span text:style-name="exemple"><text:span text:style-name="T425"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<text:span text:style-name="T54">prédicat </text:span></text:span><text:span text:style-name="texte_20_par_20_défaut"><text:span text:style-name="T55">du sujet </text:span></text:span><text:span text:style-name="exemple"><text:span text:style-name="T839">Le facteur</text:span></text:span></text:p>
      <text:p text:style-name="P193"/>
      <text:p text:style-name="P15"><text:span text:style-name="texte_20_par_20_défaut">Analyse des propositions</text:span></text:p>
      <text:p text:style-name="P221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06"><text:span text:style-name="texte_20_par_20_défaut"><text:span text:style-name="T550">Analyse du type et de la forme de la phrase</text:span></text:span></text:p>
      <text:p text:style-name="P300"><text:span text:style-name="texte_20_par_20_défaut">La phrase est de type déclaratif et n’a pas de forme particulière.</text:span></text:p>
      <text:p text:style-name="P413"><text:span text:style-name="titre_20_avec_20_numéro"><text:s/>B.004 </text:span></text:p>
      <text:p text:style-name="P61"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7"/>
      <text:p text:style-name="P39"><text:span text:style-name="phrase_20_analysée_20__28_gros_20_caractère_29_">Le </text:span><text:span text:style-name="phrase_20_analysée_20__28_gros_20_caractère_29_"><text:span text:style-name="T540">facteur </text:span></text:span><text:span text:style-name="phrase_20_analysée_20__28_gros_20_caractère_29_"><text:span text:style-name="T543">donne une lettre à sa voisine.</text:span></text:span></text:p>
      <text:p text:style-name="P107"/>
      <text:p text:style-name="P107"/>
      <text:p text:style-name="P107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23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301"><text:span text:style-name="texte_20_par_20_défaut"><text:span text:style-name="T290">•</text:span></text:span> <text:span text:style-name="exemple"><text:span text:style-name="T424">facteur</text:span></text:span><text:span text:style-name="T352"><text:tab/><text:tab/><text:tab/><text:tab/></text:span><text:span text:style-name="texte_20_par_20_défaut"><text:span text:style-name="T352">:<text:tab/>nom commun</text:span></text:span></text:p>
      <text:p text:style-name="P301"><text:span text:style-name="texte_20_par_20_défaut"><text:span text:style-name="T290">•</text:span></text:span> <text:span text:style-name="exemple"><text:span text:style-name="T431">donne</text:span></text:span><text:span text:style-name="T353"><text:tab/><text:tab/><text:tab/><text:tab/></text:span><text:span text:style-name="texte_20_par_20_défaut"><text:span text:style-name="T353">:<text:tab/>verbe </text:span></text:span><text:span text:style-name="texte_20_par_20_défaut"><text:span text:style-name="T575">(</text:span></text:span><text:span text:style-name="texte_20_par_20_défaut"><text:span text:style-name="T668">donner</text:span></text:span><text:span text:style-name="texte_20_par_20_défaut"><text:span text:style-name="T664"> </text:span></text:span><text:span text:style-name="texte_20_par_20_défaut"><text:span text:style-name="T575">: indicatif.présent.3S)</text:span></text:span></text:p>
      <text:p text:style-name="P224"><text:span text:style-name="texte_20_par_20_défaut"><text:span text:style-name="T290">•</text:span></text:span> <text:span text:style-name="exemple"><text:span text:style-name="T756">une</text:span></text:span><text:span text:style-name="T352"> <text:tab/><text:tab/><text:tab/><text:tab/><text:tab/></text:span><text:span text:style-name="texte_20_par_20_défaut"><text:span text:style-name="T352">:<text:tab/>article </text:span></text:span><text:span text:style-name="texte_20_par_20_défaut"><text:span text:style-name="T756">in</text:span></text:span><text:span text:style-name="texte_20_par_20_défaut"><text:span text:style-name="T352">défini</text:span></text:span></text:p>
      <text:p text:style-name="P302"><text:span text:style-name="texte_20_par_20_défaut"><text:span text:style-name="T290">•</text:span></text:span><text:span text:style-name="texte_20_par_20_défaut"> </text:span><text:span text:style-name="exemple"><text:span text:style-name="T433">lettre<text:tab/></text:span></text:span><text:span text:style-name="texte_20_par_20_défaut"><text:span text:style-name="T352"><text:tab/><text:tab/><text:tab/><text:tab/>:<text:tab/>nom commun</text:span></text:span></text:p>
      <text:p text:style-name="P223"><text:span text:style-name="texte_20_par_20_défaut"><text:span text:style-name="T290">•</text:span></text:span><text:span text:style-name="texte_20_par_20_défaut"> </text:span><text:span text:style-name="exemple"><text:span text:style-name="T754">à</text:span></text:span><text:span text:style-name="texte_20_par_20_défaut"><text:span text:style-name="T352"> <text:tab/><text:tab/><text:tab/><text:tab/><text:tab/>:<text:tab/></text:span></text:span><text:span text:style-name="texte_20_par_20_défaut"><text:span text:style-name="T754">p</text:span></text:span><text:span text:style-name="texte_20_par_20_défaut"><text:span text:style-name="T667">réposition</text:span></text:span></text:p>
      <text:p text:style-name="P223"><text:span text:style-name="texte_20_par_20_défaut"><text:span text:style-name="T290">•</text:span></text:span> <text:span text:style-name="exemple"><text:span text:style-name="T753">sa</text:span></text:span><text:span text:style-name="T352"> <text:tab/><text:tab/><text:tab/><text:tab/><text:tab/></text:span><text:span text:style-name="texte_20_par_20_défaut"><text:span text:style-name="T352">:<text:tab/></text:span></text:span><text:span text:style-name="texte_20_par_20_défaut"><text:span text:style-name="T753">d</text:span></text:span><text:span text:style-name="texte_20_par_20_défaut"><text:span text:style-name="T666">éterminant possessif</text:span></text:span></text:p>
      <text:p text:style-name="P301"><text:span text:style-name="texte_20_par_20_défaut"><text:span text:style-name="T290">•</text:span></text:span><text:span text:style-name="texte_20_par_20_défaut"> </text:span><text:span text:style-name="exemple"><text:span text:style-name="T432">voisine</text:span></text:span><text:span text:style-name="texte_20_par_20_défaut"><text:span text:style-name="T352"><text:tab/><text:tab/><text:tab/><text:tab/>:<text:tab/>nom commun</text:span></text:span></text:p>
      <text:p text:style-name="P301"><text:span text:style-name="texte_20_par_20_défaut"/></text:p>
      <text:p text:style-name="P438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3"><text:span text:style-name="texte_20_par_20_défaut"><text:span text:style-name="T290">•</text:span></text:span> <text:span text:style-name="exemple"><text:span text:style-name="T352">Le </text:span></text:span><text:span text:style-name="exemple"><text:span text:style-name="T761">facteur</text:span></text:span><text:span text:style-name="T352"><text:tab/><text:tab/><text:tab/><text:tab/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72"><text:span text:style-name="texte_20_par_20_défaut"><text:span text:style-name="T344">•</text:span></text:span><text:span text:style-name="exemple"><text:span text:style-name="T425"> </text:span></text:span><text:span text:style-name="exemple"><text:span text:style-name="T458">donne une lettre à sa voisine</text:span></text:span><text:span text:style-name="exemple"><text:span text:style-name="T454"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43">groupe verbal</text:span></text:span></text:p>
      <text:p text:style-name="P323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1">une lettre</text:span></text:span><text:span text:style-name="texte_20_par_20_défaut"><text:span text:style-name="T671"><text:tab/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23"><text:span text:style-name="texte_20_par_20_défaut"><text:span text:style-name="T344">•</text:span></text:span><text:span text:style-name="texte_20_par_20_défaut"><text:span text:style-name="T677"> </text:span></text:span><text:span text:style-name="exemple"><text:span text:style-name="T763">à sa </text:span></text:span><text:span text:style-name="exemple"><text:span text:style-name="T441">voisine<text:tab/></text:span></text:span><text:span text:style-name="texte_20_par_20_défaut"><text:span text:style-name="T678"><text:tab/><text:tab/><text:tab/></text:span></text:span><text:span text:style-name="texte_20_par_20_défaut">:</text:span><text:span text:style-name="texte_20_par_20_défaut"><text:span text:style-name="T39"><text:tab/></text:span></text:span><text:span text:style-name="texte_20_par_20_défaut">groupe nominal prépositionnel</text:span></text:p>
      <text:p text:style-name="P107"/>
      <text:p text:style-name="P107"><text:span text:style-name="texte_20_par_20_défaut"><text:span text:style-name="T550">Analyse des fonctions</text:span></text:span></text:p>
      <text:p text:style-name="P301"><text:span text:style-name="texte_20_par_20_défaut"><text:span text:style-name="T290">•</text:span></text:span> <text:span text:style-name="exemple"><text:span text:style-name="T425">Le facteur</text:span></text:span><text:tab/><text:tab/><text:tab/><text:tab/><text:span text:style-name="texte_20_par_20_défaut">:<text:tab/>sujet de </text:span><text:span text:style-name="exemple"><text:span text:style-name="T432">donne</text:span></text:span></text:p>
      <text:p text:style-name="P272"><text:span text:style-name="texte_20_par_20_défaut"><text:span text:style-name="T344">•</text:span></text:span><text:span text:style-name="exemple"><text:span text:style-name="T425"> </text:span></text:span><text:span text:style-name="exemple"><text:span text:style-name="T458">donne une lettre à sa voisine</text:span></text:span><text:span text:style-name="exemple"><text:span text:style-name="T454"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659">prédicat ayant pour sujet </text:span></text:span><text:span text:style-name="exemple"><text:span text:style-name="T803">Le facteur</text:span></text:span></text:p>
      <text:p text:style-name="P303"><text:span text:style-name="texte_20_par_20_défaut"><text:span text:style-name="T344">•</text:span></text:span><text:span text:style-name="exemple"><text:span text:style-name="T425"> </text:span></text:span><text:span text:style-name="exemple"><text:span text:style-name="T434">une lettre</text:span></text:span><text:span text:style-name="exemple"><text:span text:style-name="T425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D de </text:span><text:span text:style-name="exemple"><text:span text:style-name="T432">donne</text:span></text:span></text:p>
      <text:p text:style-name="P301"><text:span text:style-name="texte_20_par_20_défaut"><text:span text:style-name="T344">•</text:span></text:span><text:span text:style-name="exemple"><text:span text:style-name="T425"> </text:span></text:span><text:span text:style-name="exemple"><text:span text:style-name="T430">à sa </text:span></text:span><text:span text:style-name="exemple"><text:span text:style-name="T432">voisine</text:span></text:span><text:span text:style-name="exemple"><text:span text:style-name="T425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755">I</text:span></text:span><text:span text:style-name="texte_20_par_20_défaut"> de </text:span><text:span text:style-name="exemple"><text:span text:style-name="T432">donne</text:span></text:span></text:p>
      <text:p text:style-name="P194"/>
      <text:p text:style-name="P16"><text:span text:style-name="texte_20_par_20_défaut">Analyse des propositions</text:span></text:p>
      <text:p text:style-name="P223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07"><text:span text:style-name="texte_20_par_20_défaut"><text:span text:style-name="T550">Analyse du type et de la forme de la phrase</text:span></text:span></text:p>
      <text:p text:style-name="P301"><text:span text:style-name="texte_20_par_20_défaut">La phrase est de type déclaratif et n’a pas de forme particulière.</text:span></text:p>
      <text:p text:style-name="P414"><text:span text:style-name="titre_20_avec_20_numéro"><text:s/>B.005 </text:span></text:p>
      <text:p text:style-name="P62"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63">2.</text:span></text:span><text:span text:style-name="référence"><text:span text:style-name="T165">3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65">85</text:span></text:span><text:span text:style-name="référence"><text:span text:style-name="T156">)</text:span></text:span></text:p>
      <text:p text:style-name="P108"/>
      <text:p text:style-name="P40"><text:span text:style-name="phrase_20_analysée_20__28_gros_20_caractère_29_">Le </text:span><text:span text:style-name="phrase_20_analysée_20__28_gros_20_caractère_29_"><text:span text:style-name="T540">facteur </text:span></text:span><text:span text:style-name="phrase_20_analysée_20__28_gros_20_caractère_29_"><text:span text:style-name="T544">parle de ses vacances à sa collègue.</text:span></text:span></text:p>
      <text:p text:style-name="P108"/>
      <text:p text:style-name="P108"/>
      <text:p text:style-name="P108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16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304"><text:span text:style-name="texte_20_par_20_défaut"><text:span text:style-name="T290">•</text:span></text:span> <text:span text:style-name="exemple"><text:span text:style-name="T424">facteur</text:span></text:span><text:span text:style-name="T352"><text:tab/><text:tab/><text:tab/><text:tab/></text:span><text:span text:style-name="texte_20_par_20_défaut"><text:span text:style-name="T352">:<text:tab/>nom commun</text:span></text:span></text:p>
      <text:p text:style-name="P304"><text:span text:style-name="texte_20_par_20_défaut"><text:span text:style-name="T290">•</text:span></text:span> <text:span text:style-name="exemple"><text:span text:style-name="T435">parle<text:tab/></text:span></text:span><text:span text:style-name="T353"><text:tab/><text:tab/><text:tab/><text:tab/></text:span><text:span text:style-name="texte_20_par_20_défaut"><text:span text:style-name="T353">:<text:tab/>verbe </text:span></text:span><text:span text:style-name="texte_20_par_20_défaut"><text:span text:style-name="T575">(</text:span></text:span><text:span text:style-name="texte_20_par_20_défaut"><text:span text:style-name="T669">parler</text:span></text:span><text:span text:style-name="texte_20_par_20_défaut"><text:span text:style-name="T664"> </text:span></text:span><text:span text:style-name="texte_20_par_20_défaut"><text:span text:style-name="T575">: indicatif.présent.3S)</text:span></text:span></text:p>
      <text:p text:style-name="P216"><text:span text:style-name="texte_20_par_20_défaut"><text:span text:style-name="T290">•</text:span></text:span> <text:span text:style-name="exemple"><text:span text:style-name="T436">de</text:span></text:span><text:span text:style-name="T352"> <text:tab/><text:tab/><text:tab/><text:tab/><text:tab/></text:span><text:span text:style-name="texte_20_par_20_défaut"><text:span text:style-name="T352">:<text:tab/></text:span></text:span><text:span text:style-name="texte_20_par_20_défaut"><text:span text:style-name="T670">préposition</text:span></text:span></text:p>
      <text:p text:style-name="P225"><text:span text:style-name="texte_20_par_20_défaut"><text:span text:style-name="T290">•</text:span></text:span><text:span text:style-name="texte_20_par_20_défaut"><text:span text:style-name="T670"> </text:span></text:span><text:span text:style-name="exemple"><text:span text:style-name="T436">ses</text:span></text:span><text:span text:style-name="texte_20_par_20_défaut"><text:span text:style-name="T671"> <text:tab/><text:tab/><text:tab/><text:tab/><text:tab/></text:span></text:span><text:span text:style-name="texte_20_par_20_défaut"><text:span text:style-name="T352">:<text:tab/></text:span></text:span><text:span text:style-name="texte_20_par_20_défaut"><text:span text:style-name="T758">d</text:span></text:span><text:span text:style-name="texte_20_par_20_défaut"><text:span text:style-name="T670">éterminant possessif</text:span></text:span></text:p>
      <text:p text:style-name="P304"><text:span text:style-name="texte_20_par_20_défaut"><text:span text:style-name="T290">•</text:span></text:span><text:span text:style-name="texte_20_par_20_défaut"> </text:span><text:span text:style-name="exemple"><text:span text:style-name="T436">vacances</text:span></text:span><text:span text:style-name="texte_20_par_20_défaut"><text:span text:style-name="T352"><text:tab/><text:tab/><text:tab/><text:tab/>:<text:tab/>nom commun</text:span></text:span></text:p>
      <text:p text:style-name="P216"><text:span text:style-name="texte_20_par_20_défaut"><text:span text:style-name="T290">•</text:span></text:span><text:span text:style-name="texte_20_par_20_défaut"> </text:span><text:span text:style-name="exemple"><text:span text:style-name="T754">à</text:span></text:span><text:span text:style-name="texte_20_par_20_défaut"><text:span text:style-name="T352"> <text:tab/><text:tab/><text:tab/><text:tab/><text:tab/>:<text:tab/></text:span></text:span><text:span text:style-name="texte_20_par_20_défaut"><text:span text:style-name="T754">p</text:span></text:span><text:span text:style-name="texte_20_par_20_défaut"><text:span text:style-name="T667">réposition</text:span></text:span></text:p>
      <text:p text:style-name="P216"><text:span text:style-name="texte_20_par_20_défaut"><text:span text:style-name="T290">•</text:span></text:span> <text:span text:style-name="exemple"><text:span text:style-name="T753">sa</text:span></text:span><text:span text:style-name="T352"> <text:tab/><text:tab/><text:tab/><text:tab/><text:tab/></text:span><text:span text:style-name="texte_20_par_20_défaut"><text:span text:style-name="T352">:<text:tab/></text:span></text:span><text:span text:style-name="texte_20_par_20_défaut"><text:span text:style-name="T753">d</text:span></text:span><text:span text:style-name="texte_20_par_20_défaut"><text:span text:style-name="T666">éterminant possessif</text:span></text:span></text:p>
      <text:p text:style-name="P304"><text:span text:style-name="texte_20_par_20_défaut"><text:span text:style-name="T290">•</text:span></text:span><text:span text:style-name="texte_20_par_20_défaut"> </text:span><text:span text:style-name="exemple"><text:span text:style-name="T435">collègue</text:span></text:span><text:span text:style-name="texte_20_par_20_défaut"><text:span text:style-name="T352"><text:tab/><text:tab/><text:tab/><text:tab/>:<text:tab/>nom commun</text:span></text:span></text:p>
      <text:p text:style-name="P310"><text:span text:style-name="exemple"><text:span text:style-name="T432"/></text:span></text:p>
      <text:p text:style-name="P426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0"><text:span text:style-name="texte_20_par_20_défaut"><text:span text:style-name="T290">•</text:span></text:span> <text:span text:style-name="exemple"><text:span text:style-name="T352">Le </text:span></text:span><text:span text:style-name="exemple"><text:span text:style-name="T761">facteur</text:span></text:span><text:span text:style-name="T352"><text:tab/><text:tab/><text:tab/><text:tab/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10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2">de ses vacances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 </text:span></text:span><text:span text:style-name="texte_20_par_20_défaut"><text:span text:style-name="T681">prépositionnel</text:span></text:span></text:p>
      <text:p text:style-name="P310"><text:span text:style-name="texte_20_par_20_défaut"><text:span text:style-name="T344">•</text:span></text:span><text:span text:style-name="texte_20_par_20_défaut"><text:span text:style-name="T677"> </text:span></text:span><text:span text:style-name="exemple"><text:span text:style-name="T763">à sa </text:span></text:span><text:span text:style-name="exemple"><text:span text:style-name="T443">collègue</text:span></text:span><text:span text:style-name="exemple"><text:span text:style-name="T441"><text:tab/></text:span></text:span><text:span text:style-name="texte_20_par_20_défaut"><text:span text:style-name="T678"><text:tab/><text:tab/><text:tab/></text:span></text:span><text:span text:style-name="texte_20_par_20_défaut"><text:span text:style-name="T51">:</text:span></text:span><text:span text:style-name="texte_20_par_20_défaut"><text:span text:style-name="T39"><text:tab/></text:span></text:span><text:span text:style-name="texte_20_par_20_défaut">groupe nominal prépositionnel</text:span></text:p>
      <text:p text:style-name="P337"><text:span text:style-name="texte_20_par_20_défaut"><text:span text:style-name="T344">•</text:span></text:span><text:span text:style-name="exemple"><text:span text:style-name="T435"> </text:span></text:span><text:span text:style-name="exemple">parle de ses vacances à sa collègue </text:span><text:span text:style-name="texte_20_par_20_défaut">:</text:span><text:span text:style-name="texte_20_par_20_défaut"><text:span text:style-name="T40"><text:tab/></text:span></text:span><text:span text:style-name="texte_20_par_20_défaut">groupe verbal</text:span></text:p>
      <text:p text:style-name="P337"><text:span text:style-name="texte_20_par_20_défaut"/></text:p>
      <text:p text:style-name="P108"><text:span text:style-name="texte_20_par_20_défaut"><text:span text:style-name="T550">Analyse des fonctions</text:span></text:span></text:p>
      <text:p text:style-name="P304"><text:span text:style-name="texte_20_par_20_défaut"><text:span text:style-name="T290">•</text:span></text:span> <text:span text:style-name="exemple"><text:span text:style-name="T425">Le facteur</text:span></text:span><text:tab/><text:tab/><text:tab/><text:tab/><text:span text:style-name="texte_20_par_20_défaut">:<text:tab/>sujet de </text:span><text:span text:style-name="exemple"><text:span text:style-name="T435">parle</text:span></text:span></text:p>
      <text:p text:style-name="P389"><text:span text:style-name="texte_20_par_20_défaut"><text:span text:style-name="T344">•</text:span></text:span><text:span text:style-name="exemple"><text:span text:style-name="T435"> </text:span></text:span><text:span text:style-name="exemple"><text:span text:style-name="T757">parle de ses vacances à sa collègue </text:span></text:span><text:span text:style-name="texte_20_par_20_défaut">:</text:span><text:span text:style-name="texte_20_par_20_défaut"><text:span text:style-name="T40"><text:tab/></text:span></text:span><text:span text:style-name="texte_20_par_20_défaut"><text:span text:style-name="T56">prédicat du sujet </text:span></text:span><text:span text:style-name="exemple"><text:span text:style-name="T804">Le facteur</text:span></text:span></text:p>
      <text:p text:style-name="P305"><text:span text:style-name="texte_20_par_20_défaut"><text:span text:style-name="T344">•</text:span></text:span><text:span text:style-name="exemple"><text:span text:style-name="T425"> </text:span></text:span><text:span text:style-name="exemple"><text:span text:style-name="T435">de ses vacances</text:span></text:span><text:span text:style-name="exemple"><text:span text:style-name="T425"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757">I</text:span></text:span><text:span text:style-name="texte_20_par_20_défaut"> de </text:span><text:span text:style-name="exemple"><text:span text:style-name="T435">parle <text:s text:c="2"/></text:span></text:span><text:span text:style-name="exemple"><text:span text:style-name="T437"><text:tab/><text:tab/><text:tab/><text:tab/> <text:s text:c="4"/></text:span></text:span><text:span text:style-name="danger"><text:span text:style-name="T588">(!</text:span></text:span><text:span text:style-name="danger"><text:span text:style-name="T587">)</text:span></text:span></text:p>
      <text:p text:style-name="P304"><text:span text:style-name="texte_20_par_20_défaut"><text:span text:style-name="T344">•</text:span></text:span><text:span text:style-name="exemple"><text:span text:style-name="T425"> </text:span></text:span><text:span text:style-name="exemple"><text:span text:style-name="T430">à sa </text:span></text:span><text:span text:style-name="exemple"><text:span text:style-name="T435">collègue</text:span></text:span><text:span text:style-name="exemple"><text:span text:style-name="T425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755">I</text:span></text:span><text:span text:style-name="texte_20_par_20_défaut"> de </text:span><text:span text:style-name="exemple"><text:span text:style-name="T435">parle</text:span></text:span></text:p>
      <text:p text:style-name="P195"/>
      <text:p text:style-name="P17"><text:span text:style-name="texte_20_par_20_défaut">Analyse des propositions</text:span></text:p>
      <text:p text:style-name="P216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08"><text:span text:style-name="texte_20_par_20_défaut"><text:span text:style-name="T550">Analyse du type et de la forme de la phrase</text:span></text:span></text:p>
      <text:p text:style-name="P304"><text:span text:style-name="texte_20_par_20_défaut">La phrase est de type déclaratif et n’a pas de forme particulière.</text:span></text:p>
      <text:p text:style-name="P196"><text:span text:style-name="titre_20_avec_20_numéro"><text:s/>B.006 </text:span></text:p>
      <text:p text:style-name="Standard"/>
      <text:p text:style-name="Standard"/>
      <text:p text:style-name="P31"><text:span text:style-name="phrase_20_analysée_20__28_gros_20_caractère_29_">Le lundi, il propose un </text:span><text:span text:style-name="phrase_20_analysée_20__28_gros_20_caractère_29_"><text:span text:style-name="T354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07"><text:span text:style-name="texte_20_par_20_défaut"><text:span text:style-name="T290">•</text:span></text:span> <text:span text:style-name="exemple"><text:span text:style-name="T352">Le</text:span></text:span><text:span text:style-name="T352"> <text:tab/><text:tab/><text:tab/><text:tab/><text:tab/></text:span><text:span text:style-name="texte_20_par_20_défaut"><text:span text:style-name="T352">:<text:tab/>article défini</text:span></text:span></text:p>
      <text:p text:style-name="P282"><text:span text:style-name="texte_20_par_20_défaut"><text:span text:style-name="T290">•</text:span></text:span> <text:span text:style-name="exemple"><text:span text:style-name="T352">lundi</text:span></text:span><text:span text:style-name="T352"><text:tab/><text:tab/><text:tab/><text:tab/><text:tab/></text:span><text:span text:style-name="texte_20_par_20_défaut"><text:span text:style-name="T352">:<text:tab/>nom commun</text:span></text:span></text:p>
      <text:p text:style-name="P282"><text:span text:style-name="texte_20_par_20_défaut"><text:span text:style-name="T290">•</text:span></text:span> <text:span text:style-name="exemple"><text:span text:style-name="T353">il</text:span></text:span><text:span text:style-name="T353"><text:tab/><text:tab/><text:tab/><text:tab/><text:tab/></text:span><text:span text:style-name="texte_20_par_20_défaut"><text:span text:style-name="T353">:<text:tab/>pronom personnel</text:span></text:span></text:p>
      <text:p text:style-name="P282"><text:span text:style-name="texte_20_par_20_défaut"><text:span text:style-name="T290">•</text:span></text:span> <text:span text:style-name="exemple"><text:span text:style-name="T353">propose</text:span></text:span><text:span text:style-name="T353"><text:tab/><text:tab/><text:tab/><text:tab/></text:span><text:span text:style-name="texte_20_par_20_défaut"><text:span text:style-name="T353">:<text:tab/>verbe </text:span></text:span><text:span text:style-name="texte_20_par_20_défaut"><text:span text:style-name="T575">(proposer : indicatif.présent.3S)</text:span></text:span></text:p>
      <text:p text:style-name="P282"><text:span text:style-name="texte_20_par_20_défaut"><text:span text:style-name="T290">•</text:span></text:span> <text:span text:style-name="exemple"><text:span text:style-name="T353">un</text:span></text:span><text:span text:style-name="T353"><text:tab/><text:tab/><text:tab/><text:tab/><text:tab/></text:span><text:span text:style-name="texte_20_par_20_défaut"><text:span text:style-name="T353">:<text:tab/>article indéfini</text:span></text:span></text:p>
      <text:p text:style-name="P282"><text:span text:style-name="texte_20_par_20_défaut"><text:span text:style-name="T290">•</text:span></text:span> <text:span text:style-name="exemple"><text:span text:style-name="T354">nouveau</text:span></text:span><text:span text:style-name="T354"><text:tab/><text:tab/><text:tab/><text:tab/></text:span><text:span text:style-name="texte_20_par_20_défaut"><text:span text:style-name="T354">:<text:tab/>adjectif</text:span></text:span></text:p>
      <text:p text:style-name="P282"><text:span text:style-name="texte_20_par_20_défaut"><text:span text:style-name="T290">•</text:span></text:span> <text:span text:style-name="exemple"><text:span text:style-name="T353">jeu</text:span></text:span><text:span text:style-name="T353"><text:tab/><text:tab/><text:tab/><text:tab/><text:tab/></text:span><text:span text:style-name="texte_20_par_20_défaut"><text:span text:style-name="T353">:<text:tab/>nom commun</text:span></text:span></text:p>
      <text:p text:style-name="P282"><text:span text:style-name="texte_20_par_20_défaut"><text:span text:style-name="T290">•</text:span></text:span> <text:span text:style-name="exemple"><text:span text:style-name="T355">à</text:span></text:span><text:span text:style-name="T355"><text:tab/><text:tab/><text:tab/><text:tab/><text:tab/></text:span><text:span text:style-name="texte_20_par_20_défaut"><text:span text:style-name="T355">:<text:tab/>préposition</text:span></text:span></text:p>
      <text:p text:style-name="P282"><text:span text:style-name="texte_20_par_20_défaut"><text:span text:style-name="T290">•</text:span></text:span> <text:span text:style-name="exemple"><text:span text:style-name="T355">ses</text:span></text:span><text:span text:style-name="T355"><text:tab/><text:tab/><text:tab/><text:tab/><text:tab/></text:span><text:span text:style-name="texte_20_par_20_défaut"><text:span text:style-name="T355">:<text:tab/>déterminant possessif</text:span></text:span></text:p>
      <text:p text:style-name="P282"><text:span text:style-name="texte_20_par_20_défaut"><text:span text:style-name="T290">•</text:span></text:span> <text:span text:style-name="exemple">camarades</text:span><text:tab/><text:tab/><text:tab/><text:tab/><text:span text:style-name="texte_20_par_20_défaut">:<text:tab/>nom commun</text:span></text:p>
      <text:p text:style-name="P282"><text:span text:style-name="texte_20_par_20_défaut"/></text:p>
      <text:p text:style-name="P423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1"><text:span text:style-name="texte_20_par_20_défaut"><text:span text:style-name="T349">•</text:span></text:span><text:span text:style-name="texte_20_par_20_défaut"><text:span text:style-name="T550"> </text:span></text:span><text:span text:style-name="exemple">Le lundi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1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4">un nouveau jeu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11"><text:span text:style-name="texte_20_par_20_défaut"><text:span text:style-name="T344">•</text:span></text:span><text:span text:style-name="texte_20_par_20_défaut"><text:span text:style-name="T677"> </text:span></text:span><text:span text:style-name="exemple"><text:span text:style-name="T763">à s</text:span></text:span><text:span text:style-name="exemple"><text:span text:style-name="T764">es</text:span></text:span><text:span text:style-name="exemple"><text:span text:style-name="T763"> </text:span></text:span><text:span text:style-name="exemple"><text:span text:style-name="T444">camarades</text:span></text:span><text:span text:style-name="texte_20_par_20_défaut"><text:span text:style-name="T678"><text:tab/><text:tab/><text:tab/></text:span></text:span><text:span text:style-name="texte_20_par_20_défaut">:</text:span><text:span text:style-name="texte_20_par_20_défaut"><text:span text:style-name="T39"><text:tab/></text:span></text:span><text:span text:style-name="texte_20_par_20_défaut">groupe nominal prépositionnel</text:span></text:p>
      <text:p text:style-name="P337"><text:span text:style-name="texte_20_par_20_défaut"><text:span text:style-name="T344">•</text:span></text:span><text:span text:style-name="exemple"><text:span text:style-name="T435"> </text:span></text:span><text:span text:style-name="exemple">propose un nouveau jeu à <text:tab/><text:tab/></text:span><text:span text:style-name="texte_20_par_20_défaut">:<text:tab/>groupe verbal</text:span></text:p>
      <text:p text:style-name="P337"><text:span text:style-name="exemple"><text:s text:c="3"/>ses camarades <text:tab/><text:tab/><text:tab/></text:span></text:p>
      <text:p text:style-name="P466"><text:span text:style-name="exemple"/></text:p>
      <text:p text:style-name="Standard"><text:span text:style-name="texte_20_par_20_défaut"><text:span text:style-name="T550">Analyse des fonctions</text:span></text:span></text:p>
      <text:p text:style-name="P207"><text:span text:style-name="texte_20_par_20_défaut"><text:span text:style-name="T290">•</text:span></text:span> <text:span text:style-name="exemple">Le lundi</text:span><text:tab/><text:tab/><text:tab/><text:tab/><text:span text:style-name="texte_20_par_20_défaut">:<text:tab/>CC de temps</text:span></text:p>
      <text:p text:style-name="P282"><text:span text:style-name="texte_20_par_20_défaut"><text:span text:style-name="T29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90"><text:span text:style-name="texte_20_par_20_défaut"><text:span text:style-name="T344">•</text:span></text:span><text:span text:style-name="exemple"><text:span text:style-name="T435"> </text:span></text:span><text:span text:style-name="exemple">propose un nouveau jeu à <text:tab/><text:tab/></text:span><text:span text:style-name="texte_20_par_20_défaut">:<text:tab/></text:span><text:span text:style-name="texte_20_par_20_défaut"><text:span text:style-name="T738">prédicat du sujet </text:span></text:span><text:span text:style-name="exemple"><text:span text:style-name="T805">Le lundi</text:span></text:span></text:p>
      <text:p text:style-name="P390"><text:span text:style-name="exemple"><text:s text:c="3"/>ses camarades <text:tab/><text:tab/><text:tab/></text:span></text:p>
      <text:p text:style-name="P282"><text:span text:style-name="texte_20_par_20_défaut"><text:span text:style-name="T290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342"><text:span text:style-name="texte_20_par_20_défaut"><text:span text:style-name="T290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818">é</text:span></text:span><text:span text:style-name="texte_20_par_20_défaut"><text:span text:style-name="T718">pithète </text:span></text:span><text:span text:style-name="texte_20_par_20_défaut">de </text:span><text:span text:style-name="exemple"><text:span text:style-name="T461">jeu</text:span></text:span></text:p>
      <text:p text:style-name="P282"><text:span text:style-name="texte_20_par_20_défaut"><text:span text:style-name="T290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90"/>
      <text:p text:style-name="P5"><text:span text:style-name="texte_20_par_20_défaut">Analyse des propositions</text:span></text:p>
      <text:p text:style-name="P207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Standard"><text:span text:style-name="texte_20_par_20_défaut"><text:span text:style-name="T550">Analyse du type et de la forme de la phrase</text:span></text:span></text:p>
      <text:p text:style-name="P20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45"><text:span text:style-name="phrase_20_analysée_20__28_gros_20_caractère_29_"><text:span text:style-name="T364">Malheureusement i</text:span></text:span><text:span text:style-name="phrase_20_analysée_20__28_gros_20_caractère_29_"><text:span text:style-name="T363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07"><text:span text:style-name="texte_20_par_20_défaut"><text:span text:style-name="T291">•</text:span></text:span><text:span text:style-name="T72"> </text:span><text:span text:style-name="exemple"><text:span text:style-name="T365">malheureusement<text:tab/><text:tab/><text:tab/></text:span></text:span><text:span text:style-name="texte_20_par_20_défaut"><text:span text:style-name="T75">:<text:tab/></text:span></text:span><text:span text:style-name="texte_20_par_20_défaut"><text:span text:style-name="T76">adverbe</text:span></text:span></text:p>
      <text:p text:style-name="P282"><text:span text:style-name="texte_20_par_20_défaut"><text:span text:style-name="T290">•</text:span></text:span> <text:span text:style-name="exemple"><text:span text:style-name="T353">il</text:span></text:span><text:span text:style-name="T353"><text:tab/><text:tab/><text:tab/><text:tab/><text:tab/></text:span><text:span text:style-name="texte_20_par_20_défaut"><text:span text:style-name="T353">:<text:tab/>pronom personnel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65">ne</text:span></text:span><text:span text:style-name="T77"><text:tab/><text:tab/><text:tab/><text:tab/><text:tab/></text:span><text:span text:style-name="texte_20_par_20_défaut"><text:span text:style-name="T77">:<text:tab/></text:span></text:span><text:span text:style-name="texte_20_par_20_défaut"><text:span text:style-name="T76">adverbe</text:span></text:span></text:p>
      <text:p text:style-name="P282"><text:span text:style-name="texte_20_par_20_défaut"><text:span text:style-name="T290">•</text:span></text:span><text:span text:style-name="T76"> </text:span><text:span text:style-name="exemple"><text:span text:style-name="T364">leur<text:tab/><text:tab/><text:tab/></text:span></text:span><text:span text:style-name="T353"><text:tab/><text:tab/></text:span><text:span text:style-name="texte_20_par_20_défaut"><text:span text:style-name="T353">:<text:tab/>pronom personnel</text:span></text:span></text:p>
      <text:p text:style-name="P287"><text:span text:style-name="texte_20_par_20_défaut"><text:span text:style-name="T290">•</text:span></text:span> <text:span text:style-name="exemple"><text:span text:style-name="T353">propose<text:tab/><text:tab/></text:span></text:span><text:span text:style-name="T353"><text:tab/><text:tab/></text:span><text:span text:style-name="texte_20_par_20_défaut"><text:span text:style-name="T353">:<text:tab/>verbe </text:span></text:span><text:span text:style-name="texte_20_par_20_défaut"><text:span text:style-name="T575">(proposer : indicatif.présent.3S)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66">plus</text:span></text:span><text:span text:style-name="T77"><text:tab/><text:tab/><text:tab/><text:tab/><text:tab/></text:span><text:span text:style-name="texte_20_par_20_défaut"><text:span text:style-name="T77">:<text:tab/></text:span></text:span><text:span text:style-name="texte_20_par_20_défaut"><text:span text:style-name="T78">ad</text:span></text:span><text:span text:style-name="texte_20_par_20_défaut"><text:span text:style-name="T77">verbe</text:span></text:span></text:p>
      <text:p text:style-name="P282"><text:span text:style-name="texte_20_par_20_défaut"><text:span text:style-name="T291">•</text:span></text:span><text:span text:style-name="T79"> </text:span><text:span text:style-name="exemple"><text:span text:style-name="T366">le<text:tab/></text:span></text:span><text:span text:style-name="T79"><text:tab/><text:tab/><text:tab/><text:tab/></text:span><text:span text:style-name="texte_20_par_20_défaut"><text:span text:style-name="T79">:<text:tab/></text:span></text:span><text:span text:style-name="texte_20_par_20_défaut"><text:span text:style-name="T78">article défini</text:span></text:span></text:p>
      <text:p text:style-name="P282"><text:span text:style-name="texte_20_par_20_défaut"><text:span text:style-name="T291">•</text:span></text:span><text:span text:style-name="T79"> </text:span><text:span text:style-name="exemple"><text:span text:style-name="T366">mardi<text:tab/><text:tab/><text:tab/></text:span></text:span><text:span text:style-name="T79"><text:tab/></text:span><text:span text:style-name="texte_20_par_20_défaut"><text:span text:style-name="T79">:<text:tab/></text:span></text:span><text:span text:style-name="texte_20_par_20_défaut"><text:span text:style-name="T78">nom commun</text:span></text:span></text:p>
      <text:p text:style-name="P282"><text:span text:style-name="texte_20_par_20_défaut"><text:span text:style-name="T78"/></text:span></text:p>
      <text:p text:style-name="P427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2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5">le mardi<text:tab/>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99"><text:span text:style-name="texte_20_par_20_défaut"><text:span text:style-name="T291">•</text:span></text:span><text:span text:style-name="exemple"><text:span text:style-name="T80"> </text:span></text:span><text:span text:style-name="exemple">ne leur propose plus le mardi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96">groupe verbal</text:span></text:span></text:p>
      <text:p text:style-name="P488"><text:span text:style-name="texte_20_par_20_défaut"><text:span text:style-name="T96"/></text:span></text:p>
      <text:p text:style-name="P5"><text:span text:style-name="texte_20_par_20_défaut">Analyse des fonctions</text:span></text:p>
      <text:p text:style-name="P207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7">malheureusement</text:span></text:span><text:span text:style-name="T80"><text:tab/><text:tab/><text:tab/></text:span><text:span text:style-name="texte_20_par_20_défaut"><text:span text:style-name="T80">:<text:tab/>CC</text:span></text:span></text:p>
      <text:p text:style-name="P282"><text:span text:style-name="texte_20_par_20_défaut"><text:span text:style-name="T29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400"><text:span text:style-name="texte_20_par_20_défaut"><text:span text:style-name="T291">•</text:span></text:span><text:span text:style-name="exemple"><text:span text:style-name="T80"> </text:span></text:span><text:span text:style-name="exemple"><text:span text:style-name="T840">ne leur propose plus le mardi</text:span>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107">prédicat du sujet </text:span></text:span><text:span text:style-name="exemple"><text:span text:style-name="T220">il</text:span></text:span></text:p>
      <text:p text:style-name="P282"><text:span text:style-name="texte_20_par_20_défaut"><text:span text:style-name="T291">•</text:span></text:span><text:span text:style-name="exemple"><text:span text:style-name="T80"> </text:span></text:span><text:span text:style-name="exemple"><text:span text:style-name="T200">leur</text:span></text:span><text:span text:style-name="exemple"><text:span text:style-name="T80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81">COI</text:span></text:span><text:span text:style-name="texte_20_par_20_défaut"><text:span text:style-name="T80"> de </text:span></text:span><text:span text:style-name="exemple">propose</text:span></text:p>
      <text:p text:style-name="P282"><text:span text:style-name="texte_20_par_20_défaut"><text:span text:style-name="T291">•</text:span></text:span><text:span text:style-name="T80"> </text:span><text:span text:style-name="exemple"><text:span text:style-name="T367">le mardi<text:tab/><text:tab/><text:tab/></text:span></text:span><text:span text:style-name="T80"><text:tab/></text:span><text:span text:style-name="texte_20_par_20_défaut"><text:span text:style-name="T80">:<text:tab/>COD de </text:span></text:span><text:span text:style-name="exemple"><text:span text:style-name="T201">propose</text:span></text:span></text:p>
      <text:p text:style-name="P282"/>
      <text:p text:style-name="P2"><text:span text:style-name="texte_20_par_20_défaut"><text:span text:style-name="T550">Analyse des propositions</text:span></text:span></text:p>
      <text:p text:style-name="P279"><text:span text:style-name="texte_20_par_20_défaut">La phrase contient une seule proposition : il s’agit par conséquent d’une phrase simple.</text:span></text:p>
      <text:p text:style-name="P402"><text:span text:style-name="texte_20_par_20_défaut"><text:span text:style-name="T823">L’unique proposition est une proposition indépendante.</text:span></text:span></text:p>
      <text:p text:style-name="P402"><text:span text:style-name="texte_20_par_20_défaut"/></text:p>
      <text:p text:style-name="P2"><text:span text:style-name="texte_20_par_20_défaut"><text:span text:style-name="T550">Analyse du type et de la forme de la phrase</text:span></text:span></text:p>
      <text:p text:style-name="P279"><text:span text:style-name="texte_20_par_20_défaut">La phrase est de type déclaratif et </text:span><text:span text:style-name="texte_20_par_20_défaut"><text:span text:style-name="T531">a une forme négative.</text:span></text:span></text:p>
      <text:p text:style-name="P401"><text:span text:style-name="référence"><text:span text:style-name="T156"/></text:span></text:p>
      <text:p text:style-name="P401"><text:span text:style-name="texte_20_par_20_défaut"><text:span text:style-name="T563">Analyse de la forme négative</text:span></text:span><text:span text:style-name="texte_20_par_20_défaut"><text:span text:style-name="T821"> : dans cette phrase la négation est </text:span></text:span><text:span text:style-name="texte_20_par_20_défaut"><text:span text:style-name="T563">partielle</text:span></text:span><text:span text:style-name="texte_20_par_20_défaut"><text:span text:style-name="T821"> <text:s text:c="9"/></text:span></text:span><text:span text:style-name="référence"><text:span text:style-name="T153">TG(</text:span></text:span><text:span text:style-name="référence"><text:span text:style-name="T170">I</text:span></text:span><text:span text:style-name="référence"><text:span text:style-name="T153">I.</text:span></text:span><text:span text:style-name="référence"><text:span text:style-name="T185">1</text:span></text:span><text:span text:style-name="référence"><text:span text:style-name="T163">.</text:span></text:span><text:span text:style-name="référence"><text:span text:style-name="T185">8.1</text:span></text:span><text:span text:style-name="référence"><text:span text:style-name="T153">, p.</text:span></text:span><text:span text:style-name="référence"><text:span text:style-name="T163"> </text:span></text:span><text:span text:style-name="référence"><text:span text:style-name="T185">7</text:span></text:span><text:span text:style-name="référence"><text:span text:style-name="T186">4</text:span></text:span><text:span text:style-name="référence"><text:span text:style-name="T156">)</text:span></text:span></text:p>
      <text:p text:style-name="P401"><text:span text:style-name="texte_20_par_20_défaut"><text:span text:style-name="T821">car elle porte </text:span></text:span><text:span text:style-name="texte_20_par_20_défaut"><text:span text:style-name="T825">ici </text:span></text:span><text:span text:style-name="texte_20_par_20_défaut"><text:span text:style-name="T821">sur un adverbe. </text:span></text:span><text:span text:style-name="exemple"><text:span text:style-name="T821">Malheureusement il ne leur propose plus le mardi</text:span></text:span><text:span text:style-name="texte_20_par_20_défaut"><text:span text:style-name="T821"> </text:span></text:span></text:p>
      <text:p text:style-name="P362"><text:span text:style-name="texte_20_par_20_défaut"><text:span text:style-name="T263">est en effet la négation de </text:span></text:span><text:span text:style-name="exemple"><text:span text:style-name="T263">Malheureusement il leur propose </text:span></text:span><text:span text:style-name="exemple"><text:span text:style-name="T476">encore</text:span></text:span><text:span text:style-name="exemple"><text:span text:style-name="T263"> le mardi</text:span></text:span><text:span text:style-name="texte_20_par_20_défaut"><text:span text:style-name="T263"> .</text:span></text:span></text:p>
      <text:p text:style-name="P196"><text:span text:style-name="titre_20_avec_20_numéro"><text:s/>B.008</text:span><text:span text:style-name="titre_20_avec_20_numéro"><text:span text:style-name="T534"> </text:span></text:span><text:span text:style-name="titre_20_avec_20_numéro"><text:s/></text:span></text:p>
      <text:p text:style-name="P59"><text:span text:style-name="référence"><text:span text:style-name="T251">GGF.1.1</text:span></text:span><text:span text:style-name="référence"><text:span text:style-name="T533">51</text:span></text:span></text:p>
      <text:p text:style-name="Standard"/>
      <text:p text:style-name="P31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07"><text:span text:style-name="texte_20_par_20_défaut"><text:span text:style-name="T291">•</text:span></text:span><text:span text:style-name="T72"> </text:span><text:span text:style-name="exemple"><text:span text:style-name="T369">Jea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7"><text:span text:style-name="texte_20_par_20_défaut"><text:span text:style-name="T291">•</text:span></text:span><text:span text:style-name="T72"> </text:span><text:span text:style-name="exemple"><text:span text:style-name="T369">attend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attendre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69">la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69">nui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82"><text:span text:style-name="texte_20_par_20_défaut"><text:span text:style-name="T87"/></text:span></text:p>
      <text:p text:style-name="P428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3"><text:span text:style-name="texte_20_par_20_défaut"><text:span text:style-name="T349">•</text:span></text:span><text:span text:style-name="texte_20_par_20_défaut"><text:span text:style-name="T550"> </text:span></text:span><text:span text:style-name="exemple">Jean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3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6">l</text:span></text:span><text:span text:style-name="exemple"><text:span text:style-name="T447">a nuit</text:span></text:span><text:span text:style-name="exemple"><text:span text:style-name="T446"><text:tab/>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80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0">attend la nuit</text:span></text:span><text:span text:style-name="exemple"><text:span text:style-name="T530"><text:tab/><text:tab/><text:tab/></text:span></text:span><text:span text:style-name="texte_20_par_20_défaut"><text:span text:style-name="T80">:<text:tab/></text:span></text:span><text:span text:style-name="texte_20_par_20_défaut"><text:span text:style-name="T601">groupe verbal</text:span></text:span></text:p>
      <text:p text:style-name="P489"><text:span text:style-name="texte_20_par_20_défaut"><text:span text:style-name="T601"/></text:span></text:p>
      <text:p text:style-name="Standard"><text:span text:style-name="texte_20_par_20_défaut"><text:span text:style-name="T550">Analyse des fonctions</text:span></text:span></text:p>
      <text:p text:style-name="P207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6">Jean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69">attend</text:span></text:span></text:p>
      <text:p text:style-name="P258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0">attend la nuit</text:span></text:span><text:span text:style-name="exemple"><text:span text:style-name="T530"><text:tab/><text:tab/><text:tab/></text:span></text:span><text:span text:style-name="texte_20_par_20_défaut"><text:span text:style-name="T80">:<text:tab/></text:span></text:span><text:span text:style-name="texte_20_par_20_défaut"><text:span text:style-name="T629">prédicat du sujet </text:span></text:span><text:span text:style-name="exemple"><text:span text:style-name="T221">Jean</text:span></text:span></text:p>
      <text:p text:style-name="P29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6">la nuit<text:tab/></text:span></text:span><text:span text:style-name="exemple"><text:span text:style-name="T201"><text:tab/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69">attend <text:tab/><text:tab/><text:tab/><text:tab/> <text:s text:c="4"/></text:span></text:span><text:span text:style-name="danger"><text:span text:style-name="T587">(!)</text:span></text:span></text:p>
      <text:p text:style-name="P282"><text:tab/><text:tab/><text:tab/><text:tab/><text:tab/><text:tab/><text:span text:style-name="texte_20_par_20_défaut"><text:span text:style-name="T534">CC de temps<text:tab/><text:tab/></text:span></text:span></text:p>
      <text:p text:style-name="P282"/>
      <text:p text:style-name="P5"><text:span text:style-name="texte_20_par_20_défaut">Analyse des propositions</text:span></text:p>
      <text:p text:style-name="P207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Standard"><text:span text:style-name="texte_20_par_20_défaut"><text:span text:style-name="T550">Analyse du type et de la forme de la phrase</text:span></text:span></text:p>
      <text:p text:style-name="P20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534"> </text:span></text:span><text:span text:style-name="titre_20_avec_20_numéro"><text:s/></text:span></text:p>
      <text:p text:style-name="P59"><text:span text:style-name="référence"><text:span text:style-name="T251">GGF.1.1</text:span></text:span><text:span text:style-name="référence"><text:span text:style-name="T549">48</text:span></text:span></text:p>
      <text:p text:style-name="Standard"/>
      <text:p text:style-name="P31"><text:span text:style-name="phrase_20_analysée_20__28_gros_20_caractère_29_"><text:span text:style-name="T535">Paul tient un bâton</text:span></text:span><text:span text:style-name="phrase_20_analysée_20__28_gros_20_caractère_29_"><text:span text:style-name="T187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07"><text:span text:style-name="texte_20_par_20_défaut"><text:span text:style-name="T291">•</text:span></text:span><text:span text:style-name="T72"> </text:span><text:span text:style-name="exemple"><text:span text:style-name="T370">Pau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7"><text:span text:style-name="texte_20_par_20_défaut"><text:span text:style-name="T291">•</text:span></text:span><text:span text:style-name="T72"> </text:span><text:span text:style-name="exemple"><text:span text:style-name="T370">tient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70">u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</text:span></text:span><text:span text:style-name="texte_20_par_20_défaut"><text:span text:style-name="T89">in</text:span></text:span><text:span text:style-name="texte_20_par_20_défaut"><text:span text:style-name="T84">défini</text:span></text:span></text:p>
      <text:p text:style-name="P282"><text:span text:style-name="texte_20_par_20_défaut"><text:span text:style-name="T291">•</text:span></text:span><text:span text:style-name="T72"> </text:span><text:span text:style-name="exemple"><text:span text:style-name="T370">bâto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82"><text:span text:style-name="texte_20_par_20_défaut"><text:span text:style-name="T87"/></text:span></text:p>
      <text:p text:style-name="P42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4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48">Paul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4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89">un bâton</text:span></text:span><text:span text:style-name="texte_20_par_20_défaut"><text:span text:style-name="T598"><text:tab/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</text:span></text:span></text:p>
      <text:p text:style-name="P237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un bâton<text:tab/></text:span></text:span><text:span text:style-name="exemple"><text:span text:style-name="T530"><text:tab/><text:tab/></text:span></text:span><text:span text:style-name="texte_20_par_20_défaut"><text:span text:style-name="T80">:<text:tab/></text:span></text:span><text:span text:style-name="texte_20_par_20_défaut"><text:span text:style-name="T601">groupe verbal</text:span></text:span></text:p>
      <text:p text:style-name="P467"><text:span text:style-name="texte_20_par_20_défaut"><text:span text:style-name="T601"/></text:span></text:p>
      <text:p text:style-name="P5"><text:span text:style-name="texte_20_par_20_défaut">Analyse des fonctions</text:span></text:p>
      <text:p text:style-name="P207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7">Paul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71">tient</text:span></text:span></text:p>
      <text:p text:style-name="P25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un bâton<text:tab/></text:span></text:span><text:span text:style-name="exemple"><text:span text:style-name="T530"><text:tab/><text:tab/></text:span></text:span><text:span text:style-name="texte_20_par_20_défaut"><text:span text:style-name="T80">:<text:tab/></text:span></text:span><text:span text:style-name="texte_20_par_20_défaut"><text:span text:style-name="T629">prédicat du sujet </text:span></text:span><text:span text:style-name="exemple"><text:span text:style-name="T221">Paul</text:span></text:span></text:p>
      <text:p text:style-name="P282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7">un bâton</text:span></text:span><text:span text:style-name="exemple"><text:span text:style-name="T486"><text:tab/><text:tab/></text:span></text:span><text:span text:style-name="exemple"><text:span text:style-name="T201"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70">tient</text:span></text:span></text:p>
      <text:p text:style-name="P282"/>
      <text:p text:style-name="P5"><text:span text:style-name="texte_20_par_20_défaut">Analyse des propositions</text:span></text:p>
      <text:p text:style-name="P207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Standard"><text:span text:style-name="texte_20_par_20_défaut"><text:span text:style-name="T550">Analyse du type et de la forme de la phrase.</text:span></text:span></text:p>
      <text:p text:style-name="P207"><text:span text:style-name="texte_20_par_20_défaut">La phrase est de type déclaratif et n’a pas de forme particulière.</text:span></text:p>
      <text:p text:style-name="P199"><text:span text:style-name="titre_20_avec_20_numéro"><text:s/>B.010</text:span><text:span text:style-name="titre_20_avec_20_numéro"><text:span text:style-name="T534"> </text:span></text:span><text:span text:style-name="titre_20_avec_20_numéro"><text:s/></text:span></text:p>
      <text:p text:style-name="P63"><text:span text:style-name="référence"><text:span text:style-name="T251">GGF.1.1</text:span></text:span><text:span text:style-name="référence"><text:span text:style-name="T549">48</text:span></text:span></text:p>
      <text:p text:style-name="P76"/>
      <text:p text:style-name="P32"><text:span text:style-name="phrase_20_analysée_20__28_gros_20_caractère_29_"><text:span text:style-name="T535">Paul tient </text:span></text:span><text:span text:style-name="phrase_20_analysée_20__28_gros_20_caractère_29_"><text:span text:style-name="T536">à ce projet.</text:span></text:span></text:p>
      <text:p text:style-name="P76"/>
      <text:p text:style-name="P76"/>
      <text:p text:style-name="P6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08"><text:span text:style-name="texte_20_par_20_défaut"><text:span text:style-name="T291">•</text:span></text:span><text:span text:style-name="T72"> </text:span><text:span text:style-name="exemple"><text:span text:style-name="T370">Pau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7"><text:span text:style-name="texte_20_par_20_défaut"><text:span text:style-name="T291">•</text:span></text:span><text:span text:style-name="T72"> </text:span><text:span text:style-name="exemple"><text:span text:style-name="T370">tient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 : </text:span><text:span text:style-name="texte_20_par_20_défaut"><text:span text:style-name="T91">indicatif.présent.3S)</text:span></text:span></text:p>
      <text:p text:style-name="P283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2">à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3"><text:span text:style-name="texte_20_par_20_défaut"><text:span text:style-name="T291">•</text:span></text:span><text:span text:style-name="T72"> </text:span><text:span text:style-name="exemple"><text:span text:style-name="T372">c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déterminant démonstratif</text:span></text:p>
      <text:p text:style-name="P283"><text:span text:style-name="texte_20_par_20_défaut"><text:span text:style-name="T291">•</text:span></text:span><text:span text:style-name="T72"> </text:span><text:span text:style-name="exemple"><text:span text:style-name="T372">projet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83"><text:span text:style-name="texte_20_par_20_défaut"><text:span text:style-name="T87"/></text:span></text:p>
      <text:p text:style-name="P430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5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48">Paul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5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0">à ce projet</text:span></text:span><text:span text:style-name="texte_20_par_20_défaut"><text:span text:style-name="T598"><text:tab/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23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</text:span></text:span><text:span text:style-name="exemple"><text:span text:style-name="T498">à ce projet</text:span></text:span><text:span text:style-name="exemple"><text:span text:style-name="T530"><text:tab/><text:tab/><text:tab/></text:span></text:span><text:span text:style-name="texte_20_par_20_défaut"><text:span text:style-name="T80">:<text:tab/></text:span></text:span><text:span text:style-name="texte_20_par_20_défaut"><text:span text:style-name="T601">groupe verbal</text:span></text:span></text:p>
      <text:p text:style-name="P468"><text:span text:style-name="texte_20_par_20_défaut"><text:span text:style-name="T601"/></text:span></text:p>
      <text:p text:style-name="P6"><text:span text:style-name="texte_20_par_20_défaut">Analyse des fonctions</text:span></text:p>
      <text:p text:style-name="P20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7">Paul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71">tient</text:span></text:span></text:p>
      <text:p text:style-name="P25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</text:span></text:span><text:span text:style-name="exemple"><text:span text:style-name="T498">à ce projet</text:span></text:span><text:span text:style-name="exemple"><text:span text:style-name="T530"><text:tab/><text:tab/><text:tab/></text:span></text:span><text:span text:style-name="texte_20_par_20_défaut"><text:span text:style-name="T80">:<text:tab/></text:span></text:span><text:span text:style-name="texte_20_par_20_défaut"><text:span text:style-name="T629">prédicat du sujet </text:span></text:span><text:span text:style-name="exemple"><text:span text:style-name="T221">Paul</text:span></text:span></text:p>
      <text:p text:style-name="P283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8">à</text:span></text:span><text:span text:style-name="exemple"><text:span text:style-name="T487"> </text:span></text:span><text:span text:style-name="exemple"><text:span text:style-name="T488">ce projet</text:span></text:span><text:span text:style-name="exemple"><text:span text:style-name="T486"><text:tab/></text:span></text:span><text:span text:style-name="exemple"><text:span text:style-name="T201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574">I</text:span></text:span><text:span text:style-name="texte_20_par_20_défaut"> de </text:span><text:span text:style-name="exemple"><text:span text:style-name="T370">tient</text:span></text:span></text:p>
      <text:p text:style-name="P283"/>
      <text:p text:style-name="P6"><text:span text:style-name="texte_20_par_20_défaut">Analyse des propositions</text:span></text:p>
      <text:p text:style-name="P208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76"><text:span text:style-name="texte_20_par_20_défaut"><text:span text:style-name="T550">Analyse du type et de la forme de la phrase.</text:span></text:span></text:p>
      <text:p text:style-name="P208"><text:span text:style-name="texte_20_par_20_défaut">La phrase est de type déclaratif et n’a pas de forme particulière.</text:span></text:p>
      <text:p text:style-name="P200"><text:span text:style-name="titre_20_avec_20_numéro"><text:s/>B.011</text:span><text:span text:style-name="titre_20_avec_20_numéro"><text:span text:style-name="T534"> </text:span></text:span><text:span text:style-name="titre_20_avec_20_numéro"><text:s/></text:span></text:p>
      <text:p text:style-name="P64"><text:span text:style-name="référence"><text:span text:style-name="T251">GGF.1.1</text:span></text:span><text:span text:style-name="référence"><text:span text:style-name="T549">48</text:span></text:span></text:p>
      <text:p text:style-name="P78"/>
      <text:p text:style-name="P33"><text:span text:style-name="phrase_20_analysée_20__28_gros_20_caractère_29_"><text:span text:style-name="T535">Paul tient </text:span></text:span><text:span text:style-name="phrase_20_analysée_20__28_gros_20_caractère_29_"><text:span text:style-name="T537">cette information de son frère</text:span></text:span><text:span text:style-name="phrase_20_analysée_20__28_gros_20_caractère_29_"><text:span text:style-name="T536">.</text:span></text:span></text:p>
      <text:p text:style-name="P78"/>
      <text:p text:style-name="P78"/>
      <text:p text:style-name="P7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09"><text:span text:style-name="texte_20_par_20_défaut"><text:span text:style-name="T291">•</text:span></text:span><text:span text:style-name="T72"> </text:span><text:span text:style-name="exemple"><text:span text:style-name="T370">Pau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7"><text:span text:style-name="texte_20_par_20_défaut"><text:span text:style-name="T291">•</text:span></text:span><text:span text:style-name="T72"> </text:span><text:span text:style-name="exemple"><text:span text:style-name="T370">tient<text:tab/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 : </text:span><text:span text:style-name="texte_20_par_20_défaut"><text:span text:style-name="T91">indicatif.présent.3S)</text:span></text:span></text:p>
      <text:p text:style-name="P285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3">cett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déterminant démonstratif</text:span></text:p>
      <text:p text:style-name="P284"><text:span text:style-name="texte_20_par_20_défaut"><text:span text:style-name="T291">•</text:span></text:span><text:span text:style-name="T72"> </text:span><text:span text:style-name="exemple"><text:span text:style-name="T373">information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90">nom commun</text:span></text:span></text:p>
      <text:p text:style-name="P284"><text:span text:style-name="texte_20_par_20_défaut"><text:span text:style-name="T291">•</text:span></text:span><text:span text:style-name="T72"> </text:span><text:span text:style-name="exemple"><text:span text:style-name="T208">de</text:span></text:span><text:span text:style-name="exemple"><text:span text:style-name="T372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5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3">so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85"><text:span text:style-name="texte_20_par_20_défaut"><text:span text:style-name="T291">•</text:span></text:span><text:span text:style-name="T72"> </text:span><text:span text:style-name="exemple"><text:span text:style-name="T373">frèr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85"><text:span text:style-name="texte_20_par_20_défaut"/></text:p>
      <text:p text:style-name="P431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6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48">Paul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6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1">cette information</text:span></text:span><text:span text:style-name="texte_20_par_20_défaut"><text:span text:style-name="T598"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</text:span></text:span></text:p>
      <text:p text:style-name="P316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1">de son frère</text:span></text:span><text:span text:style-name="texte_20_par_20_défaut"><text:span text:style-name="T598"><text:tab/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242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</text:span></text:span><text:span text:style-name="exemple"><text:span text:style-name="T499">cette information <text:tab/><text:tab/></text:span></text:span><text:span text:style-name="texte_20_par_20_défaut"><text:span text:style-name="T292">:<text:tab/></text:span></text:span><text:span text:style-name="texte_20_par_20_défaut"><text:span text:style-name="T683">groupe verbal</text:span></text:span></text:p>
      <text:p text:style-name="P338"><text:span text:style-name="exemple"><text:span text:style-name="T499"><text:s text:c="3"/>de son père</text:span></text:span></text:p>
      <text:p text:style-name="P469"><text:span text:style-name="exemple"><text:span text:style-name="T530"/></text:span></text:p>
      <text:p text:style-name="P7"><text:span text:style-name="texte_20_par_20_défaut">Analyse des fonctions</text:span></text:p>
      <text:p text:style-name="P209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7">Paul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71">tient</text:span></text:span></text:p>
      <text:p text:style-name="P273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7">tient </text:span></text:span><text:span text:style-name="exemple"><text:span text:style-name="T499">cette information <text:tab/><text:tab/></text:span></text:span><text:span text:style-name="texte_20_par_20_défaut"><text:span text:style-name="T292">:<text:tab/></text:span></text:span><text:span text:style-name="texte_20_par_20_défaut"><text:span text:style-name="T686">prédicat du sujet </text:span></text:span><text:span text:style-name="exemple"><text:span text:style-name="T322">Paul</text:span></text:span></text:p>
      <text:p text:style-name="P391"><text:span text:style-name="exemple"><text:span text:style-name="T499"><text:s text:c="3"/>de son père</text:span></text:span><text:span text:style-name="exemple"><text:span text:style-name="T530"><text:tab/><text:tab/><text:tab/></text:span></text:span></text:p>
      <text:p text:style-name="P286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9">cette information</text:span></text:span><text:span text:style-name="exemple"><text:span text:style-name="T201"><text:tab/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70">tient</text:span></text:span></text:p>
      <text:p text:style-name="P284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9">de son frère</text:span></text:span><text:span text:style-name="exemple"><text:span text:style-name="T486"><text:tab/></text:span></text:span><text:span text:style-name="exemple"><text:span text:style-name="T201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574">I</text:span></text:span><text:span text:style-name="texte_20_par_20_défaut"> de </text:span><text:span text:style-name="exemple"><text:span text:style-name="T370">tient</text:span></text:span></text:p>
      <text:p text:style-name="P284"/>
      <text:p text:style-name="P7"><text:span text:style-name="texte_20_par_20_défaut">Analyse des propositions</text:span></text:p>
      <text:p text:style-name="P209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78"><text:span text:style-name="texte_20_par_20_défaut"><text:span text:style-name="T550">Analyse du type et de la forme de la phrase.</text:span></text:span></text:p>
      <text:p text:style-name="P209"><text:span text:style-name="texte_20_par_20_défaut">La phrase est de type déclaratif et n’a pas de forme particulière.</text:span></text:p>
      <text:p text:style-name="P405"><text:span text:style-name="titre_20_avec_20_numéro"><text:s/>B.012</text:span><text:span text:style-name="titre_20_avec_20_numéro"><text:span text:style-name="T534"> </text:span></text:span><text:span text:style-name="titre_20_avec_20_numéro"><text:s/></text:span></text:p>
      <text:p text:style-name="P65"><text:span text:style-name="référence"><text:span text:style-name="T251">GGF.1.1</text:span></text:span><text:span text:style-name="référence"><text:span text:style-name="T741">51</text:span></text:span></text:p>
      <text:p text:style-name="P84"><text:span text:style-name="référence"><text:span text:style-name="T31">confer</text:span></text:span><text:span text:style-name="référence"><text:span text:style-name="T241"> </text:span></text:span><text:span text:style-name="référence"><text:span text:style-name="T242">TG(I.</text:span></text:span><text:span text:style-name="référence"><text:span text:style-name="T247">1</text:span></text:span><text:span text:style-name="référence"><text:span text:style-name="T246">.</text:span></text:span><text:span text:style-name="référence"><text:span text:style-name="T247">3</text:span></text:span><text:span text:style-name="référence"><text:span text:style-name="T242">, p. </text:span></text:span><text:span text:style-name="référence"><text:span text:style-name="T247">15</text:span></text:span><text:span text:style-name="référence"><text:span text:style-name="T244">)</text:span></text:span></text:p>
      <text:p text:style-name="P51"><text:span text:style-name="phrase_20_analysée_20__28_gros_20_caractère_29_"><text:span text:style-name="T576">Jean va à Paris.</text:span></text:span></text:p>
      <text:p text:style-name="P79"/>
      <text:p text:style-name="P79"/>
      <text:p text:style-name="P8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10"><text:span text:style-name="texte_20_par_20_défaut"><text:span text:style-name="T291">•</text:span></text:span><text:span text:style-name="T72"> </text:span><text:span text:style-name="exemple"><text:span text:style-name="T374">Jea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8"><text:span text:style-name="texte_20_par_20_défaut"><text:span text:style-name="T291">•</text:span></text:span><text:span text:style-name="T72"> </text:span><text:span text:style-name="exemple"><text:span text:style-name="T374">va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aller : </text:span><text:span text:style-name="texte_20_par_20_défaut"><text:span text:style-name="T91">indicatif.présent.3S)</text:span></text:span></text:p>
      <text:p text:style-name="P288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4">à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8"><text:span text:style-name="texte_20_par_20_défaut"><text:span text:style-name="T291">•</text:span></text:span><text:span text:style-name="T72"> </text:span><text:span text:style-name="exemple"><text:span text:style-name="T374">Pari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88"><text:span text:style-name="texte_20_par_20_défaut"/></text:p>
      <text:p text:style-name="P432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7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49">Jean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17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2">à Paris</text:span></text:span><text:span text:style-name="texte_20_par_20_défaut"><text:span text:style-name="T598"><text:tab/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339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1">va </text:span></text:span><text:span text:style-name="exemple"><text:span text:style-name="T490">à</text:span></text:span><text:span text:style-name="exemple"><text:span text:style-name="T489"> </text:span></text:span><text:span text:style-name="exemple"><text:span text:style-name="T490">Paris<text:tab/><text:tab/></text:span></text:span><text:span text:style-name="exemple"><text:span text:style-name="T201"><text:tab/><text:tab/></text:span></text:span><text:span text:style-name="texte_20_par_20_défaut"><text:span text:style-name="T80">:<text:tab/></text:span></text:span><text:span text:style-name="texte_20_par_20_défaut"><text:span text:style-name="T87">groupe verbal</text:span></text:span></text:p>
      <text:p text:style-name="P470"><text:span text:style-name="texte_20_par_20_défaut"><text:span text:style-name="T87"/></text:span></text:p>
      <text:p text:style-name="P8"><text:span text:style-name="texte_20_par_20_défaut">Analyse des fonctions</text:span></text:p>
      <text:p text:style-name="P210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0">Jean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71">tient</text:span></text:span></text:p>
      <text:p text:style-name="P391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1">va </text:span></text:span><text:span text:style-name="exemple"><text:span text:style-name="T490">à</text:span></text:span><text:span text:style-name="exemple"><text:span text:style-name="T489"> </text:span></text:span><text:span text:style-name="exemple"><text:span text:style-name="T490">Paris<text:tab/><text:tab/></text:span></text:span><text:span text:style-name="exemple"><text:span text:style-name="T201"><text:tab/><text:tab/></text:span></text:span><text:span text:style-name="texte_20_par_20_défaut"><text:span text:style-name="T80">:<text:tab/></text:span></text:span><text:span text:style-name="texte_20_par_20_défaut"><text:span text:style-name="T630">prédicat du sujet </text:span></text:span><text:span text:style-name="exemple"><text:span text:style-name="T222">Jean</text:span></text:span></text:p>
      <text:p text:style-name="P29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0">à</text:span></text:span><text:span text:style-name="exemple"><text:span text:style-name="T489"> </text:span></text:span><text:span text:style-name="exemple"><text:span text:style-name="T490">Paris<text:tab/><text:tab/></text:span></text:span><text:span text:style-name="exemple"><text:span text:style-name="T201"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42">I</text:span></text:span><text:span text:style-name="texte_20_par_20_défaut"> de </text:span><text:span text:style-name="exemple"><text:span text:style-name="T375">va</text:span></text:span><text:span text:style-name="exemple"><text:span text:style-name="T370"><text:tab/><text:tab/><text:tab/><text:tab/><text:tab/> <text:s text:c="4"/></text:span></text:span><text:span text:style-name="danger"><text:span text:style-name="T587">(!)</text:span></text:span></text:p>
      <text:p text:style-name="P288"/>
      <text:p text:style-name="P8"><text:span text:style-name="texte_20_par_20_défaut">Analyse des propositions</text:span></text:p>
      <text:p text:style-name="P210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79"><text:span text:style-name="texte_20_par_20_défaut"><text:span text:style-name="T550">Analyse du type et de la forme de la phrase.</text:span></text:span></text:p>
      <text:p text:style-name="P288"><text:span text:style-name="texte_20_par_20_défaut">La phrase est de type déclaratif et n’a pas de forme particulière.</text:span></text:p>
      <text:p text:style-name="P406"><text:span text:style-name="titre_20_avec_20_numéro"><text:s/>B.013</text:span><text:span text:style-name="titre_20_avec_20_numéro"><text:span text:style-name="T534"> </text:span></text:span><text:span text:style-name="titre_20_avec_20_numéro"><text:s/></text:span></text:p>
      <text:p text:style-name="P66"><text:span text:style-name="référence"><text:span text:style-name="T251">GGF.1.1</text:span></text:span><text:span text:style-name="référence"><text:span text:style-name="T741">51</text:span></text:span></text:p>
      <text:p text:style-name="P80"><text:span text:style-name="référence"><text:span text:style-name="T244"/></text:span></text:p>
      <text:p text:style-name="P34"><text:span text:style-name="phrase_20_analysée_20__28_gros_20_caractère_29_"><text:span text:style-name="T188">Jean </text:span></text:span><text:span text:style-name="phrase_20_analysée_20__28_gros_20_caractère_29_"><text:span text:style-name="T538">parle à Marie de son anniversaire.</text:span></text:span></text:p>
      <text:p text:style-name="P88"/>
      <text:p text:style-name="P88"/>
      <text:p text:style-name="P9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11"><text:span text:style-name="texte_20_par_20_défaut"><text:span text:style-name="T291">•</text:span></text:span><text:span text:style-name="T72"> </text:span><text:span text:style-name="exemple"><text:span text:style-name="T374">Jea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9"><text:span text:style-name="texte_20_par_20_défaut"><text:span text:style-name="T291">•</text:span></text:span><text:span text:style-name="T72"> </text:span><text:span text:style-name="exemple"><text:span text:style-name="T376">par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parler :</text:span><text:span text:style-name="texte_20_par_20_défaut"><text:span text:style-name="T91"> indicatif.présent.3S)</text:span></text:span></text:p>
      <text:p text:style-name="P289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4">à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9"><text:span text:style-name="texte_20_par_20_défaut"><text:span text:style-name="T291">•</text:span></text:span><text:span text:style-name="T72"> </text:span><text:span text:style-name="exemple"><text:span text:style-name="T376">Mari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89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6">d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9"><text:span text:style-name="texte_20_par_20_défaut"><text:span text:style-name="T291">•</text:span></text:span><text:span text:style-name="texte_20_par_20_défaut"><text:span text:style-name="T571"> </text:span></text:span><text:span text:style-name="exemple"><text:span text:style-name="T376">so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89"><text:span text:style-name="texte_20_par_20_défaut"><text:span text:style-name="T291">•</text:span></text:span><text:span text:style-name="texte_20_par_20_défaut"><text:span text:style-name="T571"> </text:span></text:span><text:span text:style-name="exemple"><text:span text:style-name="T376">anniversair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89"><text:span text:style-name="texte_20_par_20_défaut"/></text:p>
      <text:p text:style-name="P433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18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50">Jean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0">parle à Marie <text:tab/><text:tab/><text:tab/></text:span></text:span><text:span text:style-name="texte_20_par_20_défaut"><text:span text:style-name="T292">:<text:tab/></text:span></text:span><text:span text:style-name="texte_20_par_20_défaut"><text:span text:style-name="T684">groupe verbal</text:span></text:span></text:p>
      <text:p text:style-name="P340"><text:span text:style-name="exemple"><text:span text:style-name="T500"><text:s text:c="3"/>de son anniversaire</text:span></text:span></text:p>
      <text:p text:style-name="P319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767">à M</text:span></text:span><text:span text:style-name="exemple">arie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 prépositionnel</text:span></text:p>
      <text:p text:style-name="P318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1">de son </text:span></text:span><text:span text:style-name="exemple"><text:span text:style-name="T393">anniversaire</text:span></text:span><text:span text:style-name="texte_20_par_20_défaut"><text:span text:style-name="T598"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471"><text:span text:style-name="exemple"><text:span text:style-name="T530"/></text:span></text:p>
      <text:p text:style-name="P9"><text:span text:style-name="texte_20_par_20_défaut">Analyse des fonctions</text:span></text:p>
      <text:p text:style-name="P211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0">Jean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77">parle</text:span></text:span></text:p>
      <text:p text:style-name="P27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0">parle à Marie <text:tab/><text:tab/><text:tab/></text:span></text:span><text:span text:style-name="texte_20_par_20_défaut"><text:span text:style-name="T292">:<text:tab/></text:span></text:span><text:span text:style-name="texte_20_par_20_défaut"><text:span text:style-name="T686">prédicat du sujet </text:span></text:span><text:span text:style-name="exemple"><text:span text:style-name="T322">Jean</text:span></text:span></text:p>
      <text:p text:style-name="P391"><text:span text:style-name="exemple"><text:span text:style-name="T500"><text:s text:c="3"/>de son anniversaire</text:span></text:span><text:span text:style-name="exemple"><text:span text:style-name="T530"><text:tab/><text:tab/></text:span></text:span></text:p>
      <text:p text:style-name="P289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0">à</text:span></text:span><text:span text:style-name="exemple"><text:span text:style-name="T489"> </text:span></text:span><text:span text:style-name="exemple"><text:span text:style-name="T491">Marie</text:span></text:span><text:span text:style-name="exemple"><text:span text:style-name="T490"><text:tab/></text:span></text:span><text:span text:style-name="exemple"><text:span text:style-name="T201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42">I</text:span></text:span><text:span text:style-name="texte_20_par_20_défaut"> de </text:span><text:span text:style-name="exemple"><text:span text:style-name="T378">parle</text:span></text:span></text:p>
      <text:p text:style-name="P290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2">de son anniversaire</text:span></text:span><text:span text:style-name="exemple"><text:span text:style-name="T490"><text:tab/><text:tab/></text:span></text:span><text:span text:style-name="exemple"><text:span text:style-name="T201"><text:tab/></text:span></text:span><text:span text:style-name="texte_20_par_20_défaut"><text:span text:style-name="T80">:<text:tab/></text:span></text:span><text:span text:style-name="texte_20_par_20_défaut">COI de </text:span><text:span text:style-name="exemple"><text:span text:style-name="T378">parle</text:span></text:span></text:p>
      <text:p text:style-name="P289"/>
      <text:p text:style-name="P9"><text:span text:style-name="texte_20_par_20_défaut">Analyse des propositions</text:span></text:p>
      <text:p text:style-name="P211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88"><text:span text:style-name="texte_20_par_20_défaut"><text:span text:style-name="T550">Analyse du type et de la forme de la phrase.</text:span></text:span></text:p>
      <text:p text:style-name="P289"><text:span text:style-name="texte_20_par_20_défaut">La phrase est de type déclaratif et n’a pas de forme particulière.</text:span></text:p>
      <text:p text:style-name="P407"><text:span text:style-name="titre_20_avec_20_numéro"><text:s/>B.014</text:span><text:span text:style-name="titre_20_avec_20_numéro"><text:span text:style-name="T534"> </text:span></text:span><text:span text:style-name="titre_20_avec_20_numéro"><text:s/></text:span></text:p>
      <text:p text:style-name="P67"><text:span text:style-name="référence"><text:span text:style-name="T251">GGF.1.1</text:span></text:span><text:span text:style-name="référence"><text:span text:style-name="T741">51</text:span></text:span></text:p>
      <text:p text:style-name="P81"><text:span text:style-name="référence"><text:span text:style-name="T244"/></text:span></text:p>
      <text:p text:style-name="P35"><text:span text:style-name="phrase_20_analysée_20__28_gros_20_caractère_29_"><text:span text:style-name="T188">Jean </text:span></text:span><text:span text:style-name="phrase_20_analysée_20__28_gros_20_caractère_29_"><text:span text:style-name="T539">salue</text:span></text:span><text:span text:style-name="phrase_20_analysée_20__28_gros_20_caractère_29_"><text:span text:style-name="T538"> Marie de son </text:span></text:span><text:span text:style-name="phrase_20_analysée_20__28_gros_20_caractère_29_"><text:span text:style-name="T539">balcon</text:span></text:span><text:span text:style-name="phrase_20_analysée_20__28_gros_20_caractère_29_"><text:span text:style-name="T538">.</text:span></text:span></text:p>
      <text:p text:style-name="P89"/>
      <text:p text:style-name="P89"/>
      <text:p text:style-name="P10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12"><text:span text:style-name="texte_20_par_20_défaut"><text:span text:style-name="T291">•</text:span></text:span><text:span text:style-name="T72"> </text:span><text:span text:style-name="exemple"><text:span text:style-name="T374">Jea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91"><text:span text:style-name="texte_20_par_20_défaut"><text:span text:style-name="T291">•</text:span></text:span><text:span text:style-name="T72"> </text:span><text:span text:style-name="exemple"><text:span text:style-name="T379">salu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saluer : </text:span><text:span text:style-name="texte_20_par_20_défaut"><text:span text:style-name="T91">indicatif.présent.3S)</text:span></text:span></text:p>
      <text:p text:style-name="P292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6">Mari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92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76">d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92"><text:span text:style-name="texte_20_par_20_défaut"><text:span text:style-name="T291">•</text:span></text:span><text:span text:style-name="texte_20_par_20_défaut"><text:span text:style-name="T571"> </text:span></text:span><text:span text:style-name="exemple"><text:span text:style-name="T376">so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91"><text:span text:style-name="texte_20_par_20_défaut"><text:span text:style-name="T291">•</text:span></text:span><text:span text:style-name="texte_20_par_20_défaut"><text:span text:style-name="T571"> </text:span></text:span><text:span text:style-name="exemple"><text:span text:style-name="T379">balcon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91"><text:span text:style-name="texte_20_par_20_défaut"/></text:p>
      <text:p text:style-name="P434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0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50">Jean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1">salue Mari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02">groupe verba</text:span></text:span><text:span text:style-name="texte_20_par_20_défaut"><text:span text:style-name="T603">l</text:span></text:span></text:p>
      <text:p text:style-name="P320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767">M</text:span></text:span><text:span text:style-name="exemple">arie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20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1">de son </text:span></text:span><text:span text:style-name="exemple"><text:span text:style-name="T394">balcon<text:tab/></text:span></text:span><text:span text:style-name="texte_20_par_20_défaut"><text:span text:style-name="T598"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291"><text:span text:style-name="texte_20_par_20_défaut"><text:span text:style-name="T87"/></text:span></text:p>
      <text:p text:style-name="P10"><text:span text:style-name="texte_20_par_20_défaut">Analyse des fonctions</text:span></text:p>
      <text:p text:style-name="P212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0">Jean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80">salue</text:span></text:span></text:p>
      <text:p text:style-name="P274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1">salue Mari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31">prédicat du sujet </text:span></text:span><text:span text:style-name="exemple"><text:span text:style-name="T223">Jean</text:span></text:span></text:p>
      <text:p text:style-name="P291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1">Marie</text:span></text:span><text:span text:style-name="exemple"><text:span text:style-name="T490"><text:tab/><text:tab/></text:span></text:span><text:span text:style-name="exemple"><text:span text:style-name="T201"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43">D</text:span></text:span><text:span text:style-name="texte_20_par_20_défaut"> de </text:span><text:span text:style-name="exemple"><text:span text:style-name="T380">salue</text:span></text:span></text:p>
      <text:p text:style-name="P291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2">de son </text:span></text:span><text:span text:style-name="exemple"><text:span text:style-name="T493">balcon<text:tab/></text:span></text:span><text:span text:style-name="exemple"><text:span text:style-name="T490"><text:tab/></text:span></text:span><text:span text:style-name="exemple"><text:span text:style-name="T201"><text:tab/></text:span></text:span><text:span text:style-name="texte_20_par_20_défaut"><text:span text:style-name="T80">:<text:tab/></text:span></text:span><text:span text:style-name="texte_20_par_20_défaut">CC de lieu</text:span></text:p>
      <text:p text:style-name="P291"/>
      <text:p text:style-name="P10"><text:span text:style-name="texte_20_par_20_défaut">Analyse des propositions</text:span></text:p>
      <text:p text:style-name="P212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89"><text:span text:style-name="texte_20_par_20_défaut"><text:span text:style-name="T550">Analyse du type et de la forme de la phrase.</text:span></text:span></text:p>
      <text:p text:style-name="P291"><text:span text:style-name="texte_20_par_20_défaut">La phrase est de type déclaratif et n’a pas de forme particulière.</text:span></text:p>
      <text:p text:style-name="P408"><text:span text:style-name="titre_20_avec_20_numéro"><text:s/>B.015</text:span><text:span text:style-name="titre_20_avec_20_numéro"><text:span text:style-name="T534"> </text:span></text:span><text:span text:style-name="titre_20_avec_20_numéro"><text:s/></text:span></text:p>
      <text:p text:style-name="P68"><text:span text:style-name="référence"><text:span text:style-name="T251">GGF.1.1017</text:span></text:span></text:p>
      <text:p text:style-name="P82"><text:span text:style-name="référence"><text:span text:style-name="T244"/></text:span></text:p>
      <text:p text:style-name="P52"><text:span text:style-name="phrase_20_analysée_20__28_gros_20_caractère_29_"><text:span text:style-name="T744">Viendra-t-il ?</text:span></text:span></text:p>
      <text:p text:style-name="P93"/>
      <text:p text:style-name="P93"/>
      <text:p text:style-name="P93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93"><text:span text:style-name="texte_20_par_20_défaut"><text:span text:style-name="T291">•</text:span></text:span><text:span text:style-name="T72"> </text:span><text:span text:style-name="exemple"><text:span text:style-name="T381">Viendra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venir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293"><text:span text:style-name="texte_20_par_20_défaut"><text:span text:style-name="T291">•</text:span></text:span><text:span text:style-name="texte_20_par_20_défaut"><text:span text:style-name="T72"> -</text:span></text:span><text:span text:style-name="exemple"><text:span text:style-name="T381">t-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t euphonique</text:span></text:p>
      <text:p text:style-name="P293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81">i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onom personnel</text:span></text:p>
      <text:p text:style-name="P293"><text:span text:style-name="texte_20_par_20_défaut"/></text:p>
      <text:p text:style-name="P435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239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3">V</text:span></text:span><text:span text:style-name="exemple"><text:span text:style-name="T502">iendra-t-il</text:span></text:span><text:span text:style-name="exemple"><text:span text:style-name="T486"><text:tab/></text:span></text:span><text:span text:style-name="texte_20_par_20_défaut"><text:span text:style-name="T80"><text:tab/><text:tab/><text:tab/>:<text:tab/></text:span></text:span><text:span text:style-name="texte_20_par_20_défaut"><text:span text:style-name="T604">groupe verbal</text:span></text:span></text:p>
      <text:p text:style-name="P472"><text:span text:style-name="texte_20_par_20_défaut"><text:span text:style-name="T604"/></text:span></text:p>
      <text:p text:style-name="P11"><text:span text:style-name="texte_20_par_20_défaut">Analyse des fonctions</text:span></text:p>
      <text:p text:style-name="P21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4">il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81">Viendra<text:tab/><text:tab/><text:tab/><text:tab/> <text:s text:c="4"/></text:span></text:span><text:span text:style-name="danger"><text:span text:style-name="T587">(!)</text:span></text:span></text:p>
      <text:p text:style-name="P275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3">Vi</text:span></text:span><text:span text:style-name="exemple"><text:span text:style-name="T514">endra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108">prédicat du </text:span></text:span><text:span text:style-name="texte_20_par_20_défaut"><text:span text:style-name="T83">sujet </text:span></text:span><text:span text:style-name="exemple"><text:span text:style-name="T224">il</text:span></text:span></text:p>
      <text:p text:style-name="P451"/>
      <text:p text:style-name="P94"><text:span text:style-name="GGF"><text:span text:style-name="T288">[ </text:span></text:span><text:span text:style-name="GGF">GGF.1.1017 </text:span><text:span text:style-name="GGF"><text:span text:style-name="T288">]</text:span></text:span><text:span text:style-name="GGF"> </text:span></text:p>
      <text:p text:style-name="P94"><text:span text:style-name="GGF"><text:span text:style-name="T288"><text:tab/></text:span></text:span><text:span text:style-name="GGF"><text:span text:style-name="T745">Il n’y a pas de sujet dans cette phrase.</text:span></text:span></text:p>
      <text:p text:style-name="P451"/>
      <text:p text:style-name="P11"><text:span text:style-name="texte_20_par_20_défaut">Analyse des propositions</text:span></text:p>
      <text:p text:style-name="P214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93"><text:span text:style-name="texte_20_par_20_défaut"><text:span text:style-name="T550">Analyse du type et de la forme de la phrase.</text:span></text:span></text:p>
      <text:p text:style-name="P293"><text:span text:style-name="texte_20_par_20_défaut">La phrase est de type interrogatif</text:span><text:span text:style-name="texte_20_par_20_défaut"><text:span text:style-name="T573"> </text:span></text:span><text:span text:style-name="texte_20_par_20_défaut">et n’a pas de forme particulière.</text:span></text:p>
      <text:p text:style-name="P409"><text:span text:style-name="titre_20_avec_20_numéro"><text:s/>B.016</text:span><text:span text:style-name="titre_20_avec_20_numéro"><text:span text:style-name="T534"> </text:span></text:span><text:span text:style-name="titre_20_avec_20_numéro"><text:s/></text:span></text:p>
      <text:p text:style-name="P69"><text:span text:style-name="référence"><text:span text:style-name="T251">GGF.1.1017</text:span></text:span></text:p>
      <text:p text:style-name="P83"><text:span text:style-name="référence"><text:span text:style-name="T244"/></text:span></text:p>
      <text:p text:style-name="P53"><text:span text:style-name="phrase_20_analysée_20__28_gros_20_caractère_29_"><text:span text:style-name="T746">Paul v</text:span></text:span><text:span text:style-name="phrase_20_analysée_20__28_gros_20_caractère_29_"><text:span text:style-name="T744">iendra-t-il ?</text:span></text:span></text:p>
      <text:p text:style-name="P95"/>
      <text:p text:style-name="P95"/>
      <text:p text:style-name="P95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294"><text:span text:style-name="texte_20_par_20_défaut"><text:span text:style-name="T291">•</text:span></text:span><text:span text:style-name="T72"> </text:span><text:span text:style-name="exemple"><text:span text:style-name="T382">Pau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94"><text:span text:style-name="texte_20_par_20_défaut"><text:span text:style-name="T291">•</text:span></text:span><text:span text:style-name="T72"> </text:span><text:span text:style-name="exemple"><text:span text:style-name="T382">vi</text:span></text:span><text:span text:style-name="exemple"><text:span text:style-name="T381">endra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venir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294"><text:span text:style-name="texte_20_par_20_défaut"><text:span text:style-name="T291">•</text:span></text:span><text:span text:style-name="texte_20_par_20_défaut"><text:span text:style-name="T72"> -</text:span></text:span><text:span text:style-name="exemple"><text:span text:style-name="T381">t-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t euphonique</text:span></text:p>
      <text:p text:style-name="P294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81">il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pronom personnel</text:span></text:p>
      <text:p text:style-name="P294"><text:span text:style-name="texte_20_par_20_défaut"/></text:p>
      <text:p text:style-name="P436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1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51">Paul</text:span></text:span><text:span text:style-name="exemple"><text:tab/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81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2">v</text:span></text:span><text:span text:style-name="exemple"><text:span text:style-name="T502">iendra-t-il</text:span></text:span><text:span text:style-name="exemple"><text:span text:style-name="T486"><text:tab/></text:span></text:span><text:span text:style-name="texte_20_par_20_défaut"><text:span text:style-name="T80"><text:tab/><text:tab/><text:tab/>:<text:tab/></text:span></text:span><text:span text:style-name="texte_20_par_20_défaut"><text:span text:style-name="T604">groupe verbal</text:span></text:span></text:p>
      <text:p text:style-name="P455"><text:span text:style-name="texte_20_par_20_défaut"><text:span text:style-name="T604"/></text:span></text:p>
      <text:p text:style-name="P12"><text:span text:style-name="texte_20_par_20_défaut">Analyse des fonctions</text:span></text:p>
      <text:p text:style-name="P215"><text:span text:style-name="texte_20_par_20_défaut"><text:span text:style-name="T293">•</text:span></text:span><text:span text:style-name="exemple"><text:span text:style-name="T327"> </text:span></text:span><text:span text:style-name="exemple">Paul</text:span><text:span text:style-name="exemple"><text:span text:style-name="T521"><text:tab/></text:span></text:span><text:span text:style-name="texte_20_par_20_défaut"><text:span text:style-name="T190"><text:tab/><text:tab/><text:tab/><text:tab/></text:span></text:span><text:span text:style-name="texte_20_par_20_défaut"><text:span text:style-name="T112">:</text:span></text:span><text:span text:style-name="texte_20_par_20_défaut"><text:span text:style-name="T190"><text:tab/></text:span></text:span><text:span text:style-name="texte_20_par_20_défaut">sujet de </text:span><text:span text:style-name="exemple"><text:span text:style-name="T747">vi</text:span></text:span><text:span text:style-name="exemple">endra</text:span><text:span text:style-name="exemple"><text:span text:style-name="T422"><text:tab/><text:tab/><text:tab/><text:tab/> <text:s text:c="4"/></text:span></text:span><text:span text:style-name="danger"><text:span text:style-name="T589">(!)</text:span></text:span></text:p>
      <text:p text:style-name="P21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4">il</text:span></text:span><text:span text:style-name="exemple"><text:span text:style-name="T48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83">v</text:span></text:span><text:span text:style-name="exemple"><text:span text:style-name="T381">iendra<text:tab/><text:tab/><text:tab/><text:tab/> <text:s text:c="4"/></text:span></text:span><text:span text:style-name="danger"><text:span text:style-name="T587">(!)</text:span></text:span></text:p>
      <text:p text:style-name="P276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4">v</text:span></text:span><text:span text:style-name="exemple"><text:span text:style-name="T515">iendra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632">prédicat du sujet </text:span></text:span><text:span text:style-name="exemple"><text:span text:style-name="T225">Paul</text:span></text:span></text:p>
      <text:p text:style-name="P452"/>
      <text:p text:style-name="P95"><text:span text:style-name="GGF"><text:span text:style-name="T288">[ </text:span></text:span><text:span text:style-name="GGF">GGF.1.1017 </text:span><text:span text:style-name="GGF"><text:span text:style-name="T288">]</text:span></text:span><text:span text:style-name="GGF"> </text:span></text:p>
      <text:p text:style-name="P95"><text:span text:style-name="GGF"><text:span text:style-name="T288"><text:tab/></text:span></text:span><text:span text:style-name="GGF"><text:span text:style-name="T748">L’unique sujet de cette phrase est </text:span></text:span><text:span text:style-name="GGF"><text:span text:style-name="T4">Paul</text:span></text:span><text:span text:style-name="GGF"><text:span text:style-name="T748">.</text:span></text:span></text:p>
      <text:p text:style-name="P452"/>
      <text:p text:style-name="P12"><text:span text:style-name="texte_20_par_20_défaut">Analyse des propositions</text:span></text:p>
      <text:p text:style-name="P213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95"><text:span text:style-name="texte_20_par_20_défaut"><text:span text:style-name="T550">Analyse du type et de la forme de la phrase.</text:span></text:span></text:p>
      <text:p text:style-name="P294"><text:span text:style-name="texte_20_par_20_défaut">La phrase est de type interrogatif et n’a pas de forme particulière.</text:span></text:p>
      <text:p text:style-name="P410"><text:span text:style-name="titre_20_avec_20_numéro"><text:s/>B.01</text:span><text:span text:style-name="titre_20_avec_20_numéro"><text:span text:style-name="T769">7</text:span></text:span><text:span text:style-name="titre_20_avec_20_numéro"><text:span text:style-name="T534"> </text:span></text:span><text:span text:style-name="titre_20_avec_20_numéro"><text:s/></text:span></text:p>
      <text:p text:style-name="P70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20">3.</text:span></text:span><text:span text:style-name="référence"><text:span text:style-name="T121">2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21">87</text:span></text:span><text:span text:style-name="référence"><text:span text:style-name="T122">)</text:span></text:span></text:p>
      <text:p text:style-name="P85"><text:span text:style-name="référence"><text:span text:style-name="T244"/></text:span></text:p>
      <text:p text:style-name="P54"><text:span text:style-name="phrase_20_analysée_20__28_gros_20_caractère_29_"><text:span text:style-name="T759">Alice est grande.</text:span></text:span></text:p>
      <text:p text:style-name="P109"/>
      <text:p text:style-name="P109"/>
      <text:p text:style-name="P10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306"><text:span text:style-name="texte_20_par_20_défaut"><text:span text:style-name="T291">•</text:span></text:span><text:span text:style-name="T72"> </text:span><text:span text:style-name="exemple"><text:span text:style-name="T385">Alic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306"><text:span text:style-name="texte_20_par_20_défaut"><text:span text:style-name="T291">•</text:span></text:span><text:span text:style-name="T72"> </text:span><text:span text:style-name="exemple"><text:span text:style-name="T385">es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<text:span text:style-name="T672">être</text:span></text:span><text:span text:style-name="texte_20_par_20_défaut">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306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85">grand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73">adjectif</text:span></text:span></text:p>
      <text:p text:style-name="P306"><text:span text:style-name="texte_20_par_20_défaut"><text:span text:style-name="T673"/></text:span></text:p>
      <text:p text:style-name="P437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2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53">Alice<text:tab/>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0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3">est </text:span></text:span><text:span text:style-name="exemple"><text:span text:style-name="T314">g</text:span></text:span><text:span text:style-name="exemple"><text:span text:style-name="T503">rand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05">groupe verbal</text:span></text:span></text:p>
      <text:p text:style-name="P473"><text:span text:style-name="texte_20_par_20_défaut"><text:span text:style-name="T605"/></text:span></text:p>
      <text:p text:style-name="P18"><text:span text:style-name="texte_20_par_20_défaut">Analyse des fonctions</text:span></text:p>
      <text:p text:style-name="P217"><text:span text:style-name="texte_20_par_20_défaut"><text:span text:style-name="T293">•</text:span></text:span><text:span text:style-name="exemple"><text:span text:style-name="T327"> </text:span></text:span><text:span text:style-name="exemple">Alice</text:span><text:span text:style-name="exemple"><text:span text:style-name="T521"><text:tab/></text:span></text:span><text:span text:style-name="texte_20_par_20_défaut"><text:span text:style-name="T190"><text:tab/><text:tab/><text:tab/><text:tab/></text:span></text:span><text:span text:style-name="texte_20_par_20_défaut"><text:span text:style-name="T112">:</text:span></text:span><text:span text:style-name="texte_20_par_20_défaut"><text:span text:style-name="T190"><text:tab/></text:span></text:span><text:span text:style-name="texte_20_par_20_défaut">sujet de </text:span><text:span text:style-name="exemple"><text:span text:style-name="T438">est</text:span></text:span></text:p>
      <text:p text:style-name="P277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3">est </text:span></text:span><text:span text:style-name="exemple"><text:span text:style-name="T314">g</text:span></text:span><text:span text:style-name="exemple"><text:span text:style-name="T503">rand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33">prédicat du sujet </text:span></text:span><text:span text:style-name="exemple"><text:span text:style-name="T226">Alice</text:span></text:span></text:p>
      <text:p text:style-name="P217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9">g</text:span></text:span><text:span text:style-name="exemple"><text:span text:style-name="T495">rande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593">attribut du sujet </text:span></text:span><text:span text:style-name="exemple"><text:span text:style-name="T210">Alice</text:span></text:span></text:p>
      <text:p text:style-name="P453"/>
      <text:p text:style-name="P18"><text:span text:style-name="texte_20_par_20_défaut">Analyse des propositions</text:span></text:p>
      <text:p text:style-name="P217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09"><text:span text:style-name="texte_20_par_20_défaut"><text:span text:style-name="T550">Analyse du type et de la forme de la phrase.</text:span></text:span></text:p>
      <text:p text:style-name="P306"><text:span text:style-name="texte_20_par_20_défaut">La phrase est de type interrogatif et n’a pas de forme particulière.</text:span></text:p>
      <text:p text:style-name="P415"><text:span text:style-name="titre_20_avec_20_numéro"><text:s/>B.01</text:span><text:span text:style-name="titre_20_avec_20_numéro"><text:span text:style-name="T769">8</text:span></text:span><text:span text:style-name="titre_20_avec_20_numéro"><text:span text:style-name="T534"> </text:span></text:span><text:span text:style-name="titre_20_avec_20_numéro"><text:s/></text:span></text:p>
      <text:p text:style-name="P71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19">2.</text:span></text:span><text:span text:style-name="référence"><text:span text:style-name="T120">3.</text:span></text:span><text:span text:style-name="référence"><text:span text:style-name="T121">2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21">87</text:span></text:span><text:span text:style-name="référence"><text:span text:style-name="T122">)</text:span></text:span></text:p>
      <text:p text:style-name="P86"><text:span text:style-name="référence"><text:span text:style-name="T244"/></text:span></text:p>
      <text:p text:style-name="P55"><text:span text:style-name="phrase_20_analysée_20__28_gros_20_caractère_29_"><text:span text:style-name="T760">Ce tableau est à Alice.</text:span></text:span></text:p>
      <text:p text:style-name="P119"/>
      <text:p text:style-name="P119"/>
      <text:p text:style-name="P11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mots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86">C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74">déterminant démonstratif</text:span></text:span></text:p>
      <text:p text:style-name="P324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386">tableau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74">nom commun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85">es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<text:span text:style-name="T672">être</text:span></text:span><text:span text:style-name="texte_20_par_20_défaut">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324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86">à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595">préposition</text:span></text:span></text:p>
      <text:p text:style-name="P324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86">Alic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74">nom propre</text:span></text:span></text:p>
      <text:p text:style-name="P324"><text:span text:style-name="texte_20_par_20_défaut"><text:span text:style-name="T674"/></text:span></text:p>
      <text:p text:style-name="P43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4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52">Ce tableau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0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3">est </text:span></text:span><text:span text:style-name="exemple"><text:span text:style-name="T496">à</text:span></text:span><text:span text:style-name="exemple"><text:span text:style-name="T495"> </text:span></text:span><text:span text:style-name="exemple"><text:span text:style-name="T496">Alic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05">groupe verbal</text:span></text:span></text:p>
      <text:p text:style-name="P324"><text:span text:style-name="texte_20_par_20_défaut"><text:span text:style-name="T291">•</text:span></text:span><text:span text:style-name="texte_20_par_20_défaut"><text:span text:style-name="T597"> </text:span></text:span><text:span text:style-name="exemple"><text:span text:style-name="T395">à Alice<text:tab/></text:span></text:span><text:span text:style-name="texte_20_par_20_défaut"><text:span text:style-name="T598"><text:tab/><text:tab/><text:tab/></text:span></text:span><text:span text:style-name="texte_20_par_20_défaut"><text:span text:style-name="T75">:<text:tab/></text:span></text:span><text:span text:style-name="texte_20_par_20_défaut"><text:span text:style-name="T597">groupe nominal </text:span></text:span><text:span text:style-name="texte_20_par_20_défaut"><text:span text:style-name="T599">prépositionnel</text:span></text:span></text:p>
      <text:p text:style-name="P324"><text:span text:style-name="texte_20_par_20_défaut"><text:span text:style-name="T87"/></text:span></text:p>
      <text:p text:style-name="P19"><text:span text:style-name="texte_20_par_20_défaut">Analyse des fonctions</text:span></text:p>
      <text:p text:style-name="P226"><text:span text:style-name="texte_20_par_20_défaut"><text:span text:style-name="T293">•</text:span></text:span><text:span text:style-name="exemple"><text:span text:style-name="T327"> </text:span></text:span><text:span text:style-name="exemple"><text:span text:style-name="T439">Ce tableau</text:span></text:span><text:span text:style-name="texte_20_par_20_défaut"><text:span text:style-name="T190"><text:tab/><text:tab/><text:tab/><text:tab/></text:span></text:span><text:span text:style-name="texte_20_par_20_défaut">:</text:span><text:span text:style-name="texte_20_par_20_défaut"><text:span text:style-name="T190"><text:tab/></text:span></text:span><text:span text:style-name="texte_20_par_20_défaut">sujet de </text:span><text:span text:style-name="exemple"><text:span text:style-name="T438">est</text:span></text:span></text:p>
      <text:p text:style-name="P277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3">est </text:span></text:span><text:span text:style-name="exemple"><text:span text:style-name="T496">à</text:span></text:span><text:span text:style-name="exemple"><text:span text:style-name="T495"> </text:span></text:span><text:span text:style-name="exemple"><text:span text:style-name="T496">Alice</text:span></text:span><text:span text:style-name="exemple"><text:span text:style-name="T530"><text:tab/><text:tab/><text:tab/><text:tab/></text:span></text:span><text:span text:style-name="texte_20_par_20_défaut"><text:span text:style-name="T80">:<text:tab/></text:span></text:span><text:span text:style-name="texte_20_par_20_défaut"><text:span text:style-name="T633">prédicat du sujet </text:span></text:span><text:span text:style-name="exemple"><text:span text:style-name="T226">Ce tableau</text:span></text:span></text:p>
      <text:p text:style-name="P226"><text:span text:style-name="texte_20_par_20_défaut"><text:span text:style-name="T291">•</text:span></text:span><text:span text:style-name="exemple"><text:span text:style-name="T306"> </text:span></text:span><text:span text:style-name="exemple"><text:span text:style-name="T496">à</text:span></text:span><text:span text:style-name="exemple"><text:span text:style-name="T495"> </text:span></text:span><text:span text:style-name="exemple"><text:span text:style-name="T496">Alice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596">COI de</text:span></text:span><text:span text:style-name="texte_20_par_20_défaut"><text:span text:style-name="T593"> </text:span></text:span><text:span text:style-name="exemple"><text:span text:style-name="T387">est<text:tab/><text:tab/><text:tab/><text:tab/><text:tab/> <text:s text:c="4"/></text:span></text:span><text:span text:style-name="danger">(!)</text:span></text:p>
      <text:p text:style-name="P454"/>
      <text:p text:style-name="P19"><text:span text:style-name="texte_20_par_20_défaut">Analyse des propositions</text:span></text:p>
      <text:p text:style-name="P226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19"><text:span text:style-name="texte_20_par_20_défaut"><text:span text:style-name="T550">Analyse du type et de la forme de la phrase.</text:span></text:span></text:p>
      <text:p text:style-name="P324"><text:span text:style-name="texte_20_par_20_défaut">La phrase est de type interrogatif et n’a pas de forme particulière.</text:span></text:p>
      <text:p text:style-name="P415"><text:span text:style-name="titre_20_avec_20_numéro"><text:s/>B.019 </text:span></text:p>
      <text:p text:style-name="P119"/>
      <text:p text:style-name="P119"/>
      <text:p text:style-name="P41"><text:span text:style-name="phrase_20_analysée_20__28_gros_20_caractère_29_">Le lundi me semble le pire jour de la semaine.</text:span></text:p>
      <text:p text:style-name="P119"/>
      <text:p text:style-name="P119"/>
      <text:p text:style-name="P19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26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lundi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m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pronom personnel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sembl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sembler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l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pir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jour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d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préposition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la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24"><text:span text:style-name="texte_20_par_20_défaut"><text:span text:style-name="T291">•</text:span></text:span><text:span text:style-name="T72"> </text:span><text:span text:style-name="exemple"><text:span text:style-name="T368">semaine<text:tab/><text:tab/></text:span></text:span><text:span text:style-name="exemple"><text:span text:style-name="T365"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24"><text:span text:style-name="texte_20_par_20_défaut"><text:span text:style-name="T85"/></text:span></text:p>
      <text:p text:style-name="P43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4"><text:span text:style-name="texte_20_par_20_défaut"><text:span text:style-name="T349">•</text:span></text:span><text:span text:style-name="texte_20_par_20_défaut"><text:span text:style-name="T550"> </text:span></text:span><text:span text:style-name="exemple">Le lundi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4"><text:span text:style-name="texte_20_par_20_défaut"><text:span text:style-name="T291">•</text:span></text:span><text:span text:style-name="exemple"><text:span text:style-name="T306"> </text:span></text:span><text:span text:style-name="exemple">me semble le pire jour <text:tab/><text:tab/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341"><text:span text:style-name="exemple"><text:s text:c="3"/>de la semaine</text:span></text:p>
      <text:p text:style-name="P324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46">le pire jour<text:tab/>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324"><text:span text:style-name="texte_20_par_20_défaut"><text:span text:style-name="T345">•</text:span></text:span><text:span text:style-name="texte_20_par_20_défaut"><text:span text:style-name="T679"> </text:span></text:span><text:span text:style-name="exemple"><text:span text:style-name="T388">de la semaine</text:span></text:span><text:span text:style-name="texte_20_par_20_défaut"><text:span text:style-name="T680"><text:tab/><text:tab/><text:tab/></text:span></text:span><text:span text:style-name="texte_20_par_20_défaut"><text:span text:style-name="T75">:</text:span></text:span><text:span text:style-name="texte_20_par_20_défaut"><text:span text:style-name="T19"><text:tab/></text:span></text:span><text:span text:style-name="texte_20_par_20_défaut"><text:span text:style-name="T85">groupe nominal prépositionnel</text:span></text:span></text:p>
      <text:p text:style-name="P324"/>
      <text:p text:style-name="P119"><text:span text:style-name="texte_20_par_20_défaut"><text:span text:style-name="T550">Analyse des fonctions</text:span></text:span></text:p>
      <text:p text:style-name="P226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5">Le lundi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02">semble</text:span></text:span></text:p>
      <text:p text:style-name="P278"><text:span text:style-name="texte_20_par_20_défaut"><text:span text:style-name="T291">•</text:span></text:span><text:span text:style-name="exemple"><text:span text:style-name="T306"> </text:span></text:span><text:span text:style-name="exemple">me semble le pire jour <text:tab/><text:tab/></text:span><text:span text:style-name="texte_20_par_20_défaut"><text:span text:style-name="T80">:<text:tab/></text:span></text:span><text:span text:style-name="texte_20_par_20_défaut"><text:span text:style-name="T634">prédicat du sujet </text:span></text:span><text:span text:style-name="exemple"><text:span text:style-name="T227">Le lundi</text:span></text:span></text:p>
      <text:p text:style-name="P392"><text:span text:style-name="exemple"><text:span text:style-name="T202"><text:s text:c="3"/>de la semaine</text:span></text:span></text:p>
      <text:p text:style-name="P324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5">me<text:tab/></text:span></text:span><text:span text:style-name="exemple"><text:tab/></text:span><text:span text:style-name="T80"><text:tab/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83">COI</text:span></text:span><text:span text:style-name="texte_20_par_20_défaut"><text:span text:style-name="T202"> </text:span></text:span><text:span text:style-name="texte_20_par_20_défaut"><text:span text:style-name="T83">de </text:span></text:span><text:span text:style-name="exemple"><text:span text:style-name="T202">semble</text:span></text:span></text:p>
      <text:p text:style-name="P324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8">le pire jour de la semaine</text:span></text:span><text:span text:style-name="T485"><text:tab/><text:tab/></text:span><text:span text:style-name="texte_20_par_20_défaut"><text:span text:style-name="T80">:<text:tab/></text:span></text:span><text:span text:style-name="texte_20_par_20_défaut">attribut du sujet de </text:span><text:span text:style-name="exemple"><text:span text:style-name="T202">semble</text:span></text:span></text:p>
      <text:p text:style-name="P343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8">pire<text:tab/><text:tab/><text:tab/></text:span></text:span><text:span text:style-name="exemple"><text:span text:style-name="T485"><text:tab/><text:tab/></text:span></text:span><text:span text:style-name="texte_20_par_20_défaut"><text:span text:style-name="T80">:<text:tab/></text:span></text:span><text:span text:style-name="texte_20_par_20_défaut"><text:span text:style-name="T719">épithète</text:span></text:span><text:span text:style-name="texte_20_par_20_défaut"><text:span text:style-name="T202"> de </text:span></text:span><text:span text:style-name="exemple"><text:span text:style-name="T405">jour</text:span></text:span></text:p>
      <text:p text:style-name="P324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8">de la semaine</text:span></text:span><text:span text:style-name="exemple"><text:span text:style-name="T485"><text:tab/><text:tab/><text:tab/></text:span></text:span><text:span text:style-name="texte_20_par_20_défaut"><text:span text:style-name="T80">:<text:tab/></text:span></text:span><text:span text:style-name="texte_20_par_20_défaut">complément du nom de</text:span><text:span text:style-name="texte_20_par_20_défaut"><text:span text:style-name="T202"> </text:span></text:span><text:span text:style-name="exemple"><text:span text:style-name="T206">le pire </text:span></text:span><text:span text:style-name="exemple"><text:span text:style-name="T207">jour</text:span></text:span></text:p>
      <text:p text:style-name="P119"><text:span text:style-name="exemple"/></text:p>
      <text:p text:style-name="P119"><text:span text:style-name="texte_20_par_20_défaut"><text:span text:style-name="T550">Analyse des propositions</text:span></text:span></text:p>
      <text:p text:style-name="P226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19"><text:span text:style-name="texte_20_par_20_défaut"><text:span text:style-name="T550">Analyse du type et de la forme de la phrase</text:span></text:span></text:p>
      <text:p text:style-name="P324"><text:span text:style-name="texte_20_par_20_défaut">La phrase est de type déclaratif et </text:span><text:span text:style-name="texte_20_par_20_défaut"><text:span text:style-name="T729">n’a pas de forme particulière.</text:span></text:span></text:p>
      <text:p text:style-name="P421"><text:span text:style-name="titre_20_avec_20_numéro"><text:s/>B.0</text:span><text:span text:style-name="titre_20_avec_20_numéro"><text:span text:style-name="T832">20</text:span></text:span><text:span text:style-name="titre_20_avec_20_numéro"> </text:span></text:p>
      <text:p text:style-name="P356"><text:span text:style-name="référence"><text:span text:style-name="T647">TG(</text:span></text:span><text:span text:style-name="référence"><text:span text:style-name="T648">I</text:span></text:span><text:span text:style-name="référence"><text:span text:style-name="T647">I.</text:span></text:span><text:span text:style-name="référence"><text:span text:style-name="T649">2.</text:span></text:span><text:span text:style-name="référence"><text:span text:style-name="T644">5</text:span></text:span><text:span text:style-name="référence"><text:span text:style-name="T650">.</text:span></text:span><text:span text:style-name="référence"><text:span text:style-name="T651">1</text:span></text:span><text:span text:style-name="référence"><text:span text:style-name="T647">, p.</text:span></text:span><text:span text:style-name="référence"><text:span text:style-name="T649"> </text:span></text:span><text:span text:style-name="référence"><text:span text:style-name="T644">94</text:span></text:span><text:span text:style-name="référence"><text:span text:style-name="T652">)</text:span></text:span></text:p>
      <text:p text:style-name="P356"><text:span text:style-name="référence"><text:span text:style-name="T652"/></text:span></text:p>
      <text:p text:style-name="P348"><text:span text:style-name="phrase_20_analysée_20__28_gros_20_caractère_29_"><text:span text:style-name="T655">Le château de ma mère n’est pas loin</text:span></text:span><text:span text:style-name="phrase_20_analysée_20__28_gros_20_caractère_29_"><text:span text:style-name="T114">.</text:span></text:span></text:p>
      <text:p text:style-name="P174"/>
      <text:p text:style-name="P174"/>
      <text:p text:style-name="P28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3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53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412">château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8">nom commun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d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préposition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ma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déterminant possessif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mèr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nom commun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n’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es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verbe (être : indicatif.présent.3S)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pa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25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loi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374"><text:span text:style-name="texte_20_par_20_défaut"><text:span text:style-name="T291"/></text:span></text:p>
      <text:p text:style-name="P449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74"><text:span text:style-name="texte_20_par_20_défaut"><text:span text:style-name="T349">•</text:span></text:span><text:span text:style-name="texte_20_par_20_défaut"><text:span text:style-name="T550"> </text:span></text:span><text:span text:style-name="exemple">Le </text:span><text:span text:style-name="exemple"><text:span text:style-name="T480">château de ma mère</text:span></text:span><text:span text:style-name="texte_20_par_20_défaut"><text:span text:style-name="T559"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378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80">de ma mère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 </text:span><text:span text:style-name="texte_20_par_20_défaut"><text:span text:style-name="T834">prépositionnel</text:span></text:span></text:p>
      <text:p text:style-name="P253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0">n’est pas loin</text:span></text:span><text:span text:style-name="exemple"> <text:tab/><text:tab/><text:tab/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483"><text:span text:style-name="texte_20_par_20_défaut"><text:span text:style-name="T734"/></text:span></text:p>
      <text:p text:style-name="P175"><text:span text:style-name="texte_20_par_20_défaut"><text:span text:style-name="T550">Analyse des fonctions</text:span></text:span></text:p>
      <text:p text:style-name="P254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5">Le </text:span></text:span><text:span text:style-name="exemple"><text:span text:style-name="T508">château de ma mère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14">est</text:span></text:span></text:p>
      <text:p text:style-name="P254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8">de ma mère</text:span></text:span><text:span text:style-name="exemple"><text:span text:style-name="T80"><text:tab/><text:tab/><text:tab/><text:tab/></text:span></text:span><text:span text:style-name="texte_20_par_20_défaut"><text:span text:style-name="T80">:<text:tab/></text:span></text:span><text:span text:style-name="texte_20_par_20_défaut"><text:span text:style-name="T104">complément du nom de </text:span></text:span><text:span text:style-name="exemple"><text:span text:style-name="T214">Le château</text:span></text:span></text:p>
      <text:p text:style-name="P27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12">n’est pas loin</text:span></text:span><text:span text:style-name="exemple"><text:span text:style-name="T214"> <text:tab/><text:tab/><text:tab/></text:span></text:span><text:span text:style-name="texte_20_par_20_défaut"><text:span text:style-name="T80">:<text:tab/></text:span></text:span><text:span text:style-name="texte_20_par_20_défaut"><text:span text:style-name="T634">prédicat du sujet </text:span></text:span><text:span text:style-name="exemple"><text:span text:style-name="T485">Le </text:span></text:span><text:span text:style-name="exemple"><text:span text:style-name="T508">château de ma mère</text:span></text:span></text:p>
      <text:p text:style-name="P375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9">loin</text:span></text:span><text:span text:style-name="exemple"><text:span text:style-name="T485"><text:tab/></text:span></text:span><text:span text:style-name="exemple"><text:tab/></text:span><text:span text:style-name="T80"><text:tab/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619">attribut du sujet </text:span></text:span><text:span text:style-name="texte_20_par_20_défaut"><text:span text:style-name="T83">de </text:span></text:span><text:span text:style-name="exemple"><text:span text:style-name="T215">est</text:span></text:span></text:p>
      <text:p text:style-name="P375"><text:span text:style-name="exemple"><text:span text:style-name="T215"/></text:span></text:p>
      <text:p text:style-name="P377"><text:span text:style-name="texte_20_par_20_défaut"><text:span text:style-name="T233">Remarque à propos du complément du nom :</text:span></text:span><text:span text:style-name="texte_20_par_20_défaut"><text:span text:style-name="T216"> </text:span></text:span><text:span text:style-name="exemple"><text:span text:style-name="T216">de ma mère</text:span></text:span><text:span text:style-name="texte_20_par_20_défaut"><text:span text:style-name="T216"> est ici<text:tab/> <text:s text:c="6"/></text:span></text:span><text:span text:style-name="référence"><text:span text:style-name="T647">TG(</text:span></text:span><text:span text:style-name="référence"><text:span text:style-name="T648">I</text:span></text:span><text:span text:style-name="référence"><text:span text:style-name="T647">I.</text:span></text:span><text:span text:style-name="référence"><text:span text:style-name="T649">2.</text:span></text:span><text:span text:style-name="référence"><text:span text:style-name="T644">5</text:span></text:span><text:span text:style-name="référence"><text:span text:style-name="T650">.</text:span></text:span><text:span text:style-name="référence"><text:span text:style-name="T651">1</text:span></text:span><text:span text:style-name="référence"><text:span text:style-name="T647">, p.</text:span></text:span><text:span text:style-name="référence"><text:span text:style-name="T649"> </text:span></text:span><text:span text:style-name="référence"><text:span text:style-name="T644">94</text:span></text:span><text:span text:style-name="référence"><text:span text:style-name="T652">)</text:span></text:span></text:p>
      <text:p text:style-name="P377"><text:span text:style-name="texte_20_par_20_défaut"><text:span text:style-name="T147">un complément du nom exprimé à l’aide d’un groupe nominal prépositionnel.</text:span></text:span></text:p>
      <text:p text:style-name="P375"><text:span text:style-name="exemple"><text:span text:style-name="T215"/></text:span></text:p>
      <text:p text:style-name="P176"><text:span text:style-name="texte_20_par_20_défaut"><text:span text:style-name="T550">Analyse des propositions</text:span></text:span></text:p>
      <text:p text:style-name="P265"><text:span text:style-name="texte_20_par_20_défaut">La phrase contient une seule proposition : il s’agit par conséquent d’une phrase simple.</text:span></text:p>
      <text:p text:style-name="P376"><text:span text:style-name="texte_20_par_20_défaut"><text:span text:style-name="T823">L’unique proposition est une proposition indépendante.</text:span></text:span></text:p>
      <text:p text:style-name="P376"><text:span text:style-name="texte_20_par_20_défaut"/></text:p>
      <text:p text:style-name="P176"><text:span text:style-name="texte_20_par_20_défaut"><text:span text:style-name="T550">Analyse du type et de la forme de la phrase</text:span></text:span></text:p>
      <text:p text:style-name="P376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86"><text:span text:style-name="exemple"><text:span text:style-name="T564"/></text:span></text:p>
      <text:p text:style-name="P376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0">totale</text:span></text:span><text:span text:style-name="texte_20_par_20_défaut"><text:span text:style-name="T263"> <text:s text:c="13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76"><text:span text:style-name="texte_20_par_20_défaut"><text:span text:style-name="T263">car elle porte sur </text:span></text:span><text:span text:style-name="texte_20_par_20_défaut"><text:span text:style-name="T723">l’ensemble de l’énoncé</text:span></text:span><text:span text:style-name="texte_20_par_20_défaut"><text:span text:style-name="T263">. </text:span></text:span><text:span text:style-name="exemple"><text:span text:style-name="T472">Le château de ma mère n’est pas loin</text:span></text:span></text:p>
      <text:p text:style-name="P376"><text:span text:style-name="texte_20_par_20_défaut"><text:span text:style-name="T305">est en effet la négation de </text:span></text:span><text:span text:style-name="exemple"><text:span text:style-name="T527">Le château de ma mère est loin</text:span></text:span><text:span text:style-name="texte_20_par_20_défaut"><text:span text:style-name="T305"> .</text:span></text:span></text:p>
      <text:p text:style-name="P483"><text:span text:style-name="texte_20_par_20_défaut"><text:span text:style-name="T734"/></text:span></text:p>
      <text:p text:style-name="P178"><text:soft-page-break/><text:span text:style-name="titre_20_avec_20_numéro"><text:s/>B.0</text:span><text:span text:style-name="titre_20_avec_20_numéro"><text:span text:style-name="T832">2</text:span></text:span><text:span text:style-name="titre_20_avec_20_numéro"><text:span text:style-name="T835">1</text:span></text:span><text:span text:style-name="titre_20_avec_20_numéro"> </text:span></text:p>
      <text:p text:style-name="P357"><text:span text:style-name="référence"><text:span text:style-name="T647">TG(</text:span></text:span><text:span text:style-name="référence"><text:span text:style-name="T648">I</text:span></text:span><text:span text:style-name="référence"><text:span text:style-name="T647">I.</text:span></text:span><text:span text:style-name="référence"><text:span text:style-name="T649">2.</text:span></text:span><text:span text:style-name="référence"><text:span text:style-name="T644">5</text:span></text:span><text:span text:style-name="référence"><text:span text:style-name="T650">.</text:span></text:span><text:span text:style-name="référence"><text:span text:style-name="T651">1</text:span></text:span><text:span text:style-name="référence"><text:span text:style-name="T647">, p.</text:span></text:span><text:span text:style-name="référence"><text:span text:style-name="T649"> </text:span></text:span><text:span text:style-name="référence"><text:span text:style-name="T644">94</text:span></text:span><text:span text:style-name="référence"><text:span text:style-name="T652">)</text:span></text:span></text:p>
      <text:p text:style-name="P357"><text:span text:style-name="référence"><text:span text:style-name="T652"/></text:span></text:p>
      <text:p text:style-name="P349"><text:span text:style-name="phrase_20_analysée_20__28_gros_20_caractère_29_"><text:span text:style-name="T117">C’est un livre à ne</text:span></text:span><text:span text:style-name="phrase_20_analysée_20__28_gros_20_caractère_29_"><text:span text:style-name="T116"> pas à mettre entre toutes les mains.</text:span></text:span></text:p>
      <text:p text:style-name="P178"/>
      <text:p text:style-name="P178"/>
      <text:p text:style-name="P29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5"><text:span text:style-name="texte_20_par_20_défaut"><text:span text:style-name="T291">•</text:span></text:span><text:span text:style-name="T72"> </text:span><text:span text:style-name="exemple"><text:span text:style-name="T413">C’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22">pronom démonstratif</text:span></text:span></text:p>
      <text:p text:style-name="P256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es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verbe (être : indicatif.présent.3S)</text:span></text:span></text:p>
      <text:p text:style-name="P256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4">u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6">a</text:span></text:span><text:span text:style-name="texte_20_par_20_défaut"><text:span text:style-name="T622">rticle indéfini</text:span></text:span></text:p>
      <text:p text:style-name="P255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413">livr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8">nom commun</text:span></text:span></text:p>
      <text:p text:style-name="P267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5">à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23">préposition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n</text:span></text:span><text:span text:style-name="exemple"><text:span text:style-name="T415">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pa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3">mettr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105">v</text:span></text:span><text:span text:style-name="texte_20_par_20_défaut"><text:span text:style-name="T620">erbe (mettre : infinitif.présent)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3">entr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préposition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3">toutes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8">déterminant </text:span></text:span><text:span text:style-name="texte_20_par_20_défaut"><text:span text:style-name="T620">indéfini</text:span></text:span></text:p>
      <text:p text:style-name="P255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l</text:span></text:span><text:span text:style-name="exemple"><text:span text:style-name="T413">e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5">a</text:span></text:span><text:span text:style-name="texte_20_par_20_défaut"><text:span text:style-name="T620">rticle défini</text:span></text:span></text:p>
      <text:p text:style-name="P379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m</text:span></text:span><text:span text:style-name="exemple"><text:span text:style-name="T413">ains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8">nom commun</text:span></text:span></text:p>
      <text:p text:style-name="P379"><text:span text:style-name="texte_20_par_20_défaut"><text:span text:style-name="T291"/></text:span></text:p>
      <text:p text:style-name="P380"><text:span text:style-name="texte_20_par_20_défaut"><text:span text:style-name="T708">Remarque à propos du déterminant</text:span></text:span><text:span text:style-name="texte_20_par_20_défaut"><text:span text:style-name="T685"> </text:span></text:span><text:span text:style-name="exemple"><text:span text:style-name="T318">toutes</text:span></text:span><text:span text:style-name="texte_20_par_20_défaut"><text:span text:style-name="T685"> : le nom commun </text:span></text:span><text:span text:style-name="exemple"><text:span text:style-name="T318">mains</text:span></text:span><text:span text:style-name="texte_20_par_20_défaut"><text:span text:style-name="T685"> est doublement déterminé.</text:span></text:span></text:p>
      <text:p text:style-name="P380"><text:span text:style-name="texte_20_par_20_défaut"><text:span text:style-name="T685"/></text:span></text:p>
      <text:p text:style-name="P450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79"><text:span text:style-name="texte_20_par_20_défaut"><text:span text:style-name="T349">• </text:span></text:span><text:span text:style-name="exemple"><text:span text:style-name="T483">est u</text:span></text:span><text:span text:style-name="exemple"><text:span text:style-name="T482">n livre à</text:span></text:span><text:span text:style-name="exemple"><text:span text:style-name="T481"> </text:span></text:span><text:span text:style-name="exemple"><text:span text:style-name="T482">ne pas </text:span></text:span><text:span text:style-name="exemple"><text:span text:style-name="T481">mettre entre toutes les mains 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</text:span><text:span text:style-name="texte_20_par_20_défaut"><text:span text:style-name="T836">verbal</text:span></text:span></text:p>
      <text:p text:style-name="P383"><text:span text:style-name="texte_20_par_20_défaut"><text:span text:style-name="T349">• </text:span></text:span><text:span text:style-name="exemple"><text:span text:style-name="T483">u</text:span></text:span><text:span text:style-name="exemple"><text:span text:style-name="T482">n livre à</text:span></text:span><text:span text:style-name="exemple"><text:span text:style-name="T481"> </text:span></text:span><text:span text:style-name="exemple"><text:span text:style-name="T482">ne pas </text:span></text:span><text:span text:style-name="exemple"><text:span text:style-name="T481">mettre entre toutes les mains 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</text:span><text:span text:style-name="texte_20_par_20_défaut"><text:span text:style-name="T735">nominal</text:span></text:span></text:p>
      <text:p text:style-name="P266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9">à </text:span></text:span><text:span text:style-name="exemple"><text:span text:style-name="T320">ne pas </text:span></text:span><text:span text:style-name="exemple"><text:span text:style-name="T319">mettre </text:span></text:span><text:span text:style-name="exemple"><text:span text:style-name="T481">entre toutes les mains</text:span></text:span><text:span text:style-name="exemple"><text:span text:style-name="T836"><text:tab/><text:tab/></text:span></text:span><text:span text:style-name="texte_20_par_20_défaut"><text:span text:style-name="T80">:<text:tab/></text:span></text:span><text:span text:style-name="texte_20_par_20_défaut"><text:span text:style-name="T600">groupe </text:span></text:span><text:span text:style-name="texte_20_par_20_défaut"><text:span text:style-name="T621">infinitif prépositionnel</text:span></text:span></text:p>
      <text:p text:style-name="P25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1">entre toutes les mains</text:span></text:span><text:span text:style-name="exemple"><text:tab/><text:tab/><text:tab/><text:tab/></text:span><text:span text:style-name="texte_20_par_20_défaut"><text:span text:style-name="T80">:<text:tab/></text:span></text:span><text:span text:style-name="texte_20_par_20_défaut"><text:span text:style-name="T600">groupe </text:span></text:span><text:span text:style-name="texte_20_par_20_défaut"><text:span text:style-name="T621">prépositionnel</text:span></text:span></text:p>
      <text:p text:style-name="P268"><text:span text:style-name="texte_20_par_20_défaut"><text:span text:style-name="T291">•</text:span></text:span><text:span text:style-name="exemple"><text:span text:style-name="T306"> </text:span></text:span><text:span text:style-name="exemple"><text:span text:style-name="T416">toutes les mains</text:span></text:span><text:span text:style-name="exemple"><text:span text:style-name="T217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600">groupe </text:span></text:span><text:span text:style-name="texte_20_par_20_défaut"><text:span text:style-name="T625">nominal</text:span></text:span></text:p>
      <text:p text:style-name="P484"><text:span text:style-name="texte_20_par_20_défaut"><text:span text:style-name="T734"/></text:span></text:p>
      <text:p text:style-name="P178"><text:span text:style-name="texte_20_par_20_défaut"><text:span text:style-name="T550">Analyse des fonctions</text:span></text:span></text:p>
      <text:p text:style-name="P255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0">C’<text:tab/><text:tab/><text:tab/><text:tab/><text:tab/>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14">est</text:span></text:span></text:p>
      <text:p text:style-name="P393"><text:span text:style-name="texte_20_par_20_défaut"><text:span text:style-name="T291">• </text:span></text:span><text:span text:style-name="exemple"><text:span text:style-name="T420">est u</text:span></text:span><text:span text:style-name="exemple"><text:span text:style-name="T421">n livre à</text:span></text:span><text:span text:style-name="exemple"><text:span text:style-name="T416"> </text:span></text:span><text:span text:style-name="exemple"><text:span text:style-name="T421">ne pas </text:span></text:span><text:span text:style-name="exemple"><text:span text:style-name="T416">mettre entre toutes les mains<text:tab/></text:span></text:span><text:span text:style-name="texte_20_par_20_défaut">:</text:span><text:span text:style-name="exemple"><text:span text:style-name="T416"><text:tab/></text:span></text:span><text:span text:style-name="texte_20_par_20_défaut">prédicat </text:span><text:span text:style-name="texte_20_par_20_défaut"><text:span text:style-name="T842">du sujet </text:span></text:span><text:span text:style-name="exemple"><text:span text:style-name="T842">C’</text:span></text:span></text:p>
      <text:p text:style-name="P266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1">un livre </text:span></text:span><text:span text:style-name="exemple"><text:span text:style-name="T511">à </text:span></text:span><text:span text:style-name="exemple"><text:span text:style-name="T512">ne pas </text:span></text:span><text:span text:style-name="exemple"><text:span text:style-name="T511">mettre entre toutes les mains</text:span>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621">attribut du sujet de </text:span></text:span><text:span text:style-name="exemple"><text:span text:style-name="T217">est</text:span></text:span></text:p>
      <text:p text:style-name="P381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1">à </text:span></text:span><text:span text:style-name="exemple"><text:span text:style-name="T512">ne pas </text:span></text:span><text:span text:style-name="exemple"><text:span text:style-name="T511">mettre entre toutes les mains</text:span></text:span><text:span text:style-name="T80"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624">complément du nom de </text:span></text:span><text:span text:style-name="exemple"><text:span text:style-name="T218">un livre</text:span></text:span></text:p>
      <text:p text:style-name="P379"><text:span text:style-name="exemple"><text:span text:style-name="T215"/></text:span></text:p>
      <text:p text:style-name="P381"><text:span text:style-name="texte_20_par_20_défaut"><text:span text:style-name="T233">Remarque à propos du complément du nom :</text:span></text:span><text:span text:style-name="texte_20_par_20_défaut"><text:span text:style-name="T216"> </text:span></text:span><text:span text:style-name="exemple"><text:span text:style-name="T511">à </text:span></text:span><text:span text:style-name="exemple"><text:span text:style-name="T512">ne pas </text:span></text:span><text:span text:style-name="exemple"><text:span text:style-name="T511">mettre <text:tab/><text:tab/> <text:s text:c="9"/></text:span></text:span><text:span text:style-name="référence"><text:span text:style-name="T689">TG(</text:span></text:span><text:span text:style-name="référence"><text:span text:style-name="T699">I</text:span></text:span><text:span text:style-name="référence"><text:span text:style-name="T689">I.</text:span></text:span><text:span text:style-name="référence"><text:span text:style-name="T690">2.</text:span></text:span><text:span text:style-name="référence"><text:span text:style-name="T700">5</text:span></text:span><text:span text:style-name="référence"><text:span text:style-name="T701">.</text:span></text:span><text:span text:style-name="référence"><text:span text:style-name="T702">1</text:span></text:span><text:span text:style-name="référence"><text:span text:style-name="T689">, p.</text:span></text:span><text:span text:style-name="référence"><text:span text:style-name="T690"> </text:span></text:span><text:span text:style-name="référence"><text:span text:style-name="T700">94</text:span></text:span><text:span text:style-name="référence"><text:span text:style-name="T692">)</text:span></text:span></text:p>
      <text:p text:style-name="P381"><text:span text:style-name="exemple"><text:span text:style-name="T511">entre toutes les mains</text:span></text:span><text:span text:style-name="texte_20_par_20_défaut"><text:span text:style-name="T216"> est ici </text:span></text:span><text:span text:style-name="texte_20_par_20_défaut"><text:span text:style-name="T147">un complément du nom exprimé à l’aide d’un groupe </text:span></text:span><text:span text:style-name="texte_20_par_20_défaut"><text:span text:style-name="T654">infinitif</text:span></text:span><text:span text:style-name="texte_20_par_20_défaut"><text:span text:style-name="T147"> prépositionnel.</text:span></text:span></text:p>
      <text:p text:style-name="P379"><text:span text:style-name="exemple"><text:span text:style-name="T215"/></text:span></text:p>
      <text:p text:style-name="P178"><text:span text:style-name="texte_20_par_20_défaut"><text:span text:style-name="T550"/></text:span></text:p>
      <text:p text:style-name="P178"><text:span text:style-name="texte_20_par_20_défaut"><text:span text:style-name="T550"/></text:span></text:p>
      <text:p text:style-name="P178"><text:soft-page-break/><text:span text:style-name="texte_20_par_20_défaut"><text:span text:style-name="T550">Analyse des propositions</text:span></text:span></text:p>
      <text:p text:style-name="P255"><text:span text:style-name="texte_20_par_20_défaut">La phrase contient une seule proposition : il s’agit par conséquent d’une phrase simple.</text:span></text:p>
      <text:p text:style-name="P379"><text:span text:style-name="texte_20_par_20_défaut"><text:span text:style-name="T823">L’unique proposition est une proposition indépendante.</text:span></text:span></text:p>
      <text:p text:style-name="P178"><text:span text:style-name="texte_20_par_20_défaut"><text:span text:style-name="T550"/></text:span></text:p>
      <text:p text:style-name="P178"><text:span text:style-name="texte_20_par_20_défaut"><text:span text:style-name="T550">Analyse du type et de la forme de la phrase</text:span></text:span></text:p>
      <text:p text:style-name="P382"><text:span text:style-name="texte_20_par_20_défaut">La phrase est de type déclaratif et n’a pas de forme particulière.</text:span></text:p>
      <text:p text:style-name="P422"><text:span text:style-name="titre_20_avec_20_numéro"><text:s/>B.0</text:span><text:span text:style-name="titre_20_avec_20_numéro"><text:span text:style-name="T832">2</text:span></text:span><text:span text:style-name="titre_20_avec_20_numéro"><text:span text:style-name="T837">2</text:span></text:span><text:span text:style-name="titre_20_avec_20_numéro"> </text:span></text:p>
      <text:p text:style-name="P358"><text:span text:style-name="référence"><text:span text:style-name="T647">TG(</text:span></text:span><text:span text:style-name="référence"><text:span text:style-name="T648">I</text:span></text:span><text:span text:style-name="référence"><text:span text:style-name="T647">I.</text:span></text:span><text:span text:style-name="référence"><text:span text:style-name="T649">2.</text:span></text:span><text:span text:style-name="référence"><text:span text:style-name="T644">5</text:span></text:span><text:span text:style-name="référence"><text:span text:style-name="T650">.</text:span></text:span><text:span text:style-name="référence"><text:span text:style-name="T651">1</text:span></text:span><text:span text:style-name="référence"><text:span text:style-name="T647">, p.</text:span></text:span><text:span text:style-name="référence"><text:span text:style-name="T649"> </text:span></text:span><text:span text:style-name="référence"><text:span text:style-name="T644">94</text:span></text:span><text:span text:style-name="référence"><text:span text:style-name="T652">)</text:span></text:span></text:p>
      <text:p text:style-name="P358"><text:span text:style-name="référence"><text:span text:style-name="T652"/></text:span></text:p>
      <text:p text:style-name="P350"><text:span text:style-name="phrase_20_analysée_20__28_gros_20_caractère_29_"><text:span text:style-name="T656">Le film d’hier ne m’a pas plu</text:span></text:span><text:span text:style-name="phrase_20_analysée_20__28_gros_20_caractère_29_"><text:span text:style-name="T114">.</text:span></text:span></text:p>
      <text:p text:style-name="P179"/>
      <text:p text:style-name="P179"/>
      <text:p text:style-name="P30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7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57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417">film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8">nom commun</text:span></text:span></text:p>
      <text:p text:style-name="P257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d’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préposition</text:span></text:span></text:p>
      <text:p text:style-name="P257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7">hier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26">adverbe</text:span></text:span></text:p>
      <text:p text:style-name="P269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n</text:span></text:span><text:span text:style-name="exemple"><text:span text:style-name="T418">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257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2">m’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27">pronom personnel</text:span></text:span></text:p>
      <text:p text:style-name="P270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9">a plu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verbe </text:span></text:span><text:span text:style-name="texte_20_par_20_défaut"><text:span text:style-name="T628">(plaire : indicatif.passé composé.3S)</text:span></text:span></text:p>
      <text:p text:style-name="P270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19">pa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8">adverbe</text:span></text:span></text:p>
      <text:p text:style-name="P490"><text:span text:style-name="texte_20_par_20_défaut"><text:span text:style-name="T703"/></text:span></text:p>
      <text:p text:style-name="P448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84"><text:span text:style-name="texte_20_par_20_défaut"><text:span text:style-name="T349">• </text:span></text:span><text:span text:style-name="exemple"><text:span text:style-name="T473">Le film d’hier<text:tab/><text:tab/></text:span></text:span><text:span text:style-name="exemple"><text:span text:style-name="T477"> <text:tab/></text:span></text:span><text:span text:style-name="texte_20_par_20_défaut"><text:span text:style-name="T254">:</text:span></text:span><text:span text:style-name="texte_20_par_20_défaut"><text:span text:style-name="T261"><text:tab/></text:span></text:span><text:span text:style-name="texte_20_par_20_défaut"><text:span text:style-name="T254">groupe </text:span></text:span><text:span text:style-name="texte_20_par_20_défaut"><text:span text:style-name="T726">nominal</text:span></text:span></text:p>
      <text:p text:style-name="P384"><text:span text:style-name="texte_20_par_20_défaut"><text:span text:style-name="T349">• </text:span></text:span><text:span text:style-name="exemple"><text:span text:style-name="T529">ne m’a pas plu<text:tab/><text:tab/></text:span></text:span><text:span text:style-name="exemple"><text:span text:style-name="T481"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</text:span><text:span text:style-name="texte_20_par_20_défaut"><text:span text:style-name="T836">verbal</text:span></text:span></text:p>
      <text:p text:style-name="P485"><text:span text:style-name="texte_20_par_20_défaut"><text:span text:style-name="T734"/></text:span></text:p>
      <text:p text:style-name="P180"><text:span text:style-name="texte_20_par_20_défaut"><text:span text:style-name="T550">Analyse des fonctions</text:span></text:span></text:p>
      <text:p text:style-name="P259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3">Le film d’hier</text:span></text:span><text:span text:style-name="exemple"><text:span text:style-name="T510"><text:tab/><text:tab/><text:tab/></text:span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19">a plu</text:span></text:span></text:p>
      <text:p text:style-name="P394"><text:span text:style-name="texte_20_par_20_défaut">•</text:span><text:span text:style-name="texte_20_par_20_défaut"><text:span text:style-name="T327"> </text:span></text:span><text:span text:style-name="exemple"><text:span text:style-name="T528">ne m’a pas plu<text:tab/><text:tab/></text:span></text:span><text:span text:style-name="exemple"><text:span text:style-name="T416"><text:tab/></text:span></text:span><text:span text:style-name="texte_20_par_20_défaut"><text:span text:style-name="T219">:</text:span></text:span><text:span text:style-name="texte_20_par_20_défaut"><text:span text:style-name="T234"><text:tab/></text:span></text:span><text:span text:style-name="texte_20_par_20_défaut"><text:span text:style-name="T720">prédicat du sujet </text:span></text:span><text:span text:style-name="exemple"><text:span text:style-name="T513">Le film d’hier</text:span></text:span></text:p>
      <text:p text:style-name="P385"><text:span text:style-name="texte_20_par_20_défaut"><text:span text:style-name="T301">•</text:span></text:span><text:span text:style-name="exemple"><text:span text:style-name="T339"> </text:span></text:span><text:span text:style-name="exemple"><text:span text:style-name="T340">m</text:span></text:span><text:span text:style-name="exemple"><text:span text:style-name="T524">’<text:tab/><text:tab/><text:tab/><text:tab/></text:span></text:span><text:span text:style-name="exemple"><text:span text:style-name="T302"><text:tab/></text:span></text:span><text:span text:style-name="texte_20_par_20_défaut"><text:span text:style-name="T302">:<text:tab/></text:span></text:span><text:span text:style-name="texte_20_par_20_défaut"><text:span text:style-name="T704">CO</text:span></text:span><text:span text:style-name="texte_20_par_20_défaut"><text:span text:style-name="T705">I</text:span></text:span><text:span text:style-name="texte_20_par_20_défaut"><text:span text:style-name="T704"> </text:span></text:span><text:span text:style-name="texte_20_par_20_défaut"><text:span text:style-name="T303">de </text:span></text:span><text:span text:style-name="exemple"><text:span text:style-name="T340">a plu</text:span></text:span></text:p>
      <text:p text:style-name="P385"><text:span text:style-name="exemple"><text:span text:style-name="T340"/></text:span></text:p>
      <text:p text:style-name="P387"><text:span text:style-name="texte_20_par_20_défaut"><text:span text:style-name="T567">Remarque sur </text:span></text:span><text:span text:style-name="texte_20_par_20_défaut"><text:span text:style-name="T568">le participe passé </text:span></text:span><text:span text:style-name="texte_20_par_20_défaut"><text:span text:style-name="T265">: </text:span></text:span><text:span text:style-name="texte_20_par_20_défaut"><text:span text:style-name="T266">parce que </text:span></text:span><text:span text:style-name="exemple"><text:span text:style-name="T464">a </text:span></text:span><text:span text:style-name="exemple"><text:span text:style-name="T475">plu </text:span></text:span><text:span text:style-name="texte_20_par_20_défaut">est </text:span><text:span text:style-name="texte_20_par_20_défaut"><text:span text:style-name="T737">construit</text:span></text:span><text:span text:style-name="texte_20_par_20_défaut"> </text:span><text:span text:style-name="texte_20_par_20_défaut"><text:span text:style-name="T838">sans COD </text:span></text:span><text:span text:style-name="texte_20_par_20_défaut"><text:span text:style-name="T736">le participe passé</text:span></text:span></text:p>
      <text:p text:style-name="P387"><text:span text:style-name="texte_20_par_20_défaut"><text:span text:style-name="T736">n’est pas accordé.</text:span></text:span></text:p>
      <text:p text:style-name="P385"><text:span text:style-name="exemple"><text:span text:style-name="T340"/></text:span></text:p>
      <text:p text:style-name="P181"><text:span text:style-name="texte_20_par_20_défaut"><text:span text:style-name="T550">Analyse des propositions</text:span></text:span></text:p>
      <text:p text:style-name="P271"><text:span text:style-name="texte_20_par_20_défaut">La phrase contient une seule proposition : il s’agit par conséquent d’une phrase simple.</text:span></text:p>
      <text:p text:style-name="P386"><text:span text:style-name="texte_20_par_20_défaut"><text:span text:style-name="T823">L’unique proposition est une proposition indépendante.</text:span></text:span></text:p>
      <text:p text:style-name="P386"><text:span text:style-name="texte_20_par_20_défaut"/></text:p>
      <text:p text:style-name="P181"><text:span text:style-name="texte_20_par_20_défaut"><text:span text:style-name="T550">Analyse du type et de la forme de la phrase</text:span></text:span></text:p>
      <text:p text:style-name="P386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87"><text:span text:style-name="exemple"><text:span text:style-name="T564"/></text:span></text:p>
      <text:p text:style-name="P386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0">totale</text:span></text:span><text:span text:style-name="texte_20_par_20_défaut"><text:span text:style-name="T263"> <text:s text:c="13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86"><text:span text:style-name="texte_20_par_20_défaut"><text:span text:style-name="T263">car elle porte sur </text:span></text:span><text:span text:style-name="texte_20_par_20_défaut"><text:span text:style-name="T723">l’ensemble de l’énoncé</text:span></text:span><text:span text:style-name="texte_20_par_20_défaut"><text:span text:style-name="T263">. </text:span></text:span><text:span text:style-name="exemple"><text:span text:style-name="T474">Le film d’hier ne m’a pas plu</text:span></text:span></text:p>
      <text:p text:style-name="P386"><text:span text:style-name="texte_20_par_20_défaut"><text:span text:style-name="T341">est en effet la négation de </text:span></text:span><text:span text:style-name="exemple"><text:span text:style-name="T525">Le film d’hier m’a plu</text:span></text:span><text:span text:style-name="texte_20_par_20_défaut"><text:span text:style-name="T341"> .</text:span></text:span></text:p>
      <text:p text:style-name="P386"><text:span text:style-name="texte_20_par_20_défaut"><text:span text:style-name="T342"/></text:span></text:p>
      <text:p text:style-name="P416"><text:span text:style-name="titre_20_avec_20_numéro"><text:s/>B.034 </text:span></text:p>
      <text:p text:style-name="P351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51"><text:span text:style-name="référence"><text:span text:style-name="T122"/></text:span></text:p>
      <text:p text:style-name="P345"><text:span text:style-name="phrase_20_analysée_20__28_gros_20_caractère_29_"><text:span text:style-name="T817">Elle n’aime pas le cinéma français.</text:span></text:span></text:p>
      <text:p text:style-name="P155"/>
      <text:p text:style-name="P23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47"><text:span text:style-name="texte_20_par_20_défaut"><text:span text:style-name="T291">•</text:span></text:span><text:span text:style-name="T72"> </text:span><text:span text:style-name="exemple"><text:span text:style-name="T406">Elle</text:span></text:span><text:span text:style-name="exemple"><text:span text:style-name="T365"><text:tab/><text:tab/><text:tab/><text:tab/><text:tab/></text:span></text:span><text:span text:style-name="texte_20_par_20_défaut"><text:span text:style-name="T113">:</text:span></text:span><text:span text:style-name="texte_20_par_20_défaut"><text:span text:style-name="T75"><text:tab/></text:span></text:span><text:span text:style-name="texte_20_par_20_défaut"><text:span text:style-name="T614">pronom personnel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406">n’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406">aim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14">aimer</text:span>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406">pas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1">adverbe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368">l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406">cinéma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44"><text:span text:style-name="texte_20_par_20_défaut"><text:span text:style-name="T291">•</text:span></text:span><text:span text:style-name="T72"> </text:span><text:span text:style-name="exemple"><text:span text:style-name="T406">français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44"><text:span text:style-name="texte_20_par_20_défaut"><text:span text:style-name="T85"/></text:span></text:p>
      <text:p text:style-name="P443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60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827">n’a</text:span></text:span><text:span text:style-name="exemple"><text:span text:style-name="T820">ime </text:span></text:span><text:span text:style-name="exemple"><text:span text:style-name="T827">pas </text:span></text:span><text:span text:style-name="exemple"><text:span text:style-name="T820">le </text:span></text:span><text:span text:style-name="exemple"><text:span text:style-name="T819">cinéma français</text:span></text:span><text:span text:style-name="texte_20_par_20_défaut"><text:span text:style-name="T559"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</text:span></text:span><text:span text:style-name="texte_20_par_20_défaut"><text:span text:style-name="T722">verbal</text:span></text:span></text:p>
      <text:p text:style-name="P344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819">le cinéma français</text:span></text:span><text:span text:style-name="texte_20_par_20_défaut"><text:span text:style-name="T559"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nominal</text:span></text:span></text:p>
      <text:p text:style-name="P344"><text:span text:style-name="texte_20_par_20_défaut"><text:span text:style-name="T291"/></text:span></text:p>
      <text:p text:style-name="P474"><text:span text:style-name="texte_20_par_20_défaut"><text:span text:style-name="T550">Analyse des fonctions</text:span></text:span></text:p>
      <text:p text:style-name="P359"><text:span text:style-name="texte_20_par_20_défaut"><text:span text:style-name="T351">•</text:span></text:span><text:span text:style-name="texte_20_par_20_défaut"><text:span text:style-name="T259"> </text:span></text:span><text:span text:style-name="exemple"><text:span text:style-name="T259">Elle<text:tab/></text:span></text:span><text:span text:style-name="exemple"><text:span text:style-name="T260"><text:tab/></text:span></text:span><text:span text:style-name="texte_20_par_20_défaut"><text:span text:style-name="T261"><text:tab/><text:tab/><text:tab/></text:span></text:span><text:span text:style-name="texte_20_par_20_défaut"><text:span text:style-name="T259">:</text:span></text:span><text:span text:style-name="texte_20_par_20_défaut"><text:span text:style-name="T261"><text:tab/></text:span></text:span><text:span text:style-name="texte_20_par_20_défaut"><text:span text:style-name="T721">sujet</text:span></text:span><text:span text:style-name="texte_20_par_20_défaut"><text:span text:style-name="T259"> </text:span></text:span><text:span text:style-name="texte_20_par_20_défaut"><text:span text:style-name="T260">de </text:span></text:span><text:span text:style-name="exemple"><text:span text:style-name="T260">aime</text:span></text:span></text:p>
      <text:p text:style-name="P395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8">n’a</text:span></text:span><text:span text:style-name="exemple"><text:span text:style-name="T270">ime </text:span></text:span><text:span text:style-name="exemple"><text:span text:style-name="T268">pas </text:span></text:span><text:span text:style-name="exemple"><text:span text:style-name="T270">le </text:span></text:span><text:span text:style-name="exemple"><text:span text:style-name="T260">cinéma français</text:span></text:span><text:span text:style-name="texte_20_par_20_défaut"><text:span text:style-name="T559"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727">prédicat du sujet </text:span></text:span><text:span text:style-name="exemple"><text:span text:style-name="T271">Elle</text:span></text:span></text:p>
      <text:p text:style-name="P359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0">le cinéma français</text:span></text:span><text:span text:style-name="texte_20_par_20_défaut"><text:span text:style-name="T559"><text:tab/><text:tab/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260">COD de </text:span></text:span><text:span text:style-name="exemple"><text:span text:style-name="T260">aime</text:span></text:span></text:p>
      <text:p text:style-name="P475"><text:span text:style-name="exemple"><text:span text:style-name="T562"/></text:span></text:p>
      <text:p text:style-name="P160"><text:span text:style-name="texte_20_par_20_défaut"><text:span text:style-name="T550">Analyse des propositions</text:span></text:span></text:p>
      <text:p text:style-name="P248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366"><text:span text:style-name="texte_20_par_20_défaut"/></text:p>
      <text:p text:style-name="P160"><text:span text:style-name="texte_20_par_20_défaut"><text:span text:style-name="T550">Analyse du type et de la forme de la phrase</text:span></text:span></text:p>
      <text:p text:style-name="P361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76"><text:span text:style-name="exemple"><text:span text:style-name="T564"/></text:span></text:p>
      <text:p text:style-name="P363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0">totale</text:span></text:span><text:span text:style-name="texte_20_par_20_défaut"><text:span text:style-name="T263"> <text:s text:c="13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63"><text:span text:style-name="texte_20_par_20_défaut"><text:span text:style-name="T263">car elle porte sur </text:span></text:span><text:span text:style-name="texte_20_par_20_défaut"><text:span text:style-name="T723">l’ensemble de l’énoncé</text:span></text:span><text:span text:style-name="texte_20_par_20_défaut"><text:span text:style-name="T263">. </text:span></text:span><text:span text:style-name="exemple"><text:span text:style-name="T462">Elle n’aime pas le cinéma français</text:span></text:span></text:p>
      <text:p text:style-name="P363"><text:span text:style-name="texte_20_par_20_défaut"><text:span text:style-name="T263">est en effet la négation de </text:span></text:span><text:span text:style-name="exemple"><text:span text:style-name="T462">Elle aime le cinéma français</text:span></text:span><text:span text:style-name="texte_20_par_20_défaut"><text:span text:style-name="T263"> .</text:span></text:span></text:p>
      <text:p text:style-name="P417"><text:span text:style-name="titre_20_avec_20_numéro"><text:s/>B.028 </text:span></text:p>
      <text:p text:style-name="P352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52"><text:span text:style-name="référence"><text:span text:style-name="T122"/></text:span></text:p>
      <text:p text:style-name="P403"><text:span text:style-name="phrase_20_analysée_20__28_gros_20_caractère_29_"><text:span text:style-name="T822">Personne ne l’a écoutée.</text:span></text:span></text:p>
      <text:p text:style-name="P156"/>
      <text:p text:style-name="P24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49"><text:span text:style-name="texte_20_par_20_défaut"><text:span text:style-name="T291">•</text:span></text:span><text:span text:style-name="T72"> </text:span><text:span text:style-name="exemple"><text:span text:style-name="T407">Personn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pronom </text:span></text:span><text:span text:style-name="texte_20_par_20_défaut"><text:span text:style-name="T615">indéfini</text:span></text:span></text:p>
      <text:p text:style-name="P364"><text:span text:style-name="texte_20_par_20_défaut"><text:span text:style-name="T291">•</text:span></text:span><text:span text:style-name="T72"> </text:span><text:span text:style-name="exemple"><text:span text:style-name="T406">n</text:span></text:span><text:span text:style-name="exemple"><text:span text:style-name="T407">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64"><text:span text:style-name="texte_20_par_20_défaut"><text:span text:style-name="T291">•</text:span></text:span><text:span text:style-name="T72"> </text:span><text:span text:style-name="exemple"><text:span text:style-name="T407">l’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102">pronom personnel</text:span></text:span></text:p>
      <text:p text:style-name="P364"><text:span text:style-name="texte_20_par_20_défaut"><text:span text:style-name="T291">•</text:span></text:span><text:span text:style-name="T72"> </text:span><text:span text:style-name="exemple"><text:span text:style-name="T407">a écouté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15">écouter</text:span></text:span><text:span text:style-name="texte_20_par_20_défaut"><text:span text:style-name="T569"> </text:span></text:span><text:span text:style-name="texte_20_par_20_défaut"><text:span text:style-name="T91">: indicatif.</text:span></text:span><text:span text:style-name="texte_20_par_20_défaut"><text:span text:style-name="T615">passé composé</text:span></text:span><text:span text:style-name="texte_20_par_20_défaut"><text:span text:style-name="T91">.3S)</text:span></text:span></text:p>
      <text:p text:style-name="P364"><text:span text:style-name="texte_20_par_20_défaut"><text:span text:style-name="T85"/></text:span></text:p>
      <text:p text:style-name="P444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64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78">ne l’a écoutée<text:tab/><text:tab/></text:span></text:span><text:span text:style-name="texte_20_par_20_défaut"><text:span text:style-name="T559"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</text:span></text:span><text:span text:style-name="texte_20_par_20_défaut"><text:span text:style-name="T722">verbal</text:span></text:span></text:p>
      <text:p text:style-name="P477"><text:span text:style-name="texte_20_par_20_défaut"><text:span text:style-name="T304"/></text:span></text:p>
      <text:p text:style-name="P477"><text:span text:style-name="texte_20_par_20_défaut"><text:span text:style-name="T550">Analyse des fonctions</text:span></text:span></text:p>
      <text:p text:style-name="P364"><text:span text:style-name="texte_20_par_20_défaut"><text:span text:style-name="T351">•</text:span></text:span><text:span text:style-name="texte_20_par_20_défaut"><text:span text:style-name="T259"> </text:span></text:span><text:span text:style-name="exemple"><text:span text:style-name="T463">Personne</text:span></text:span><text:span text:style-name="exemple"><text:span text:style-name="T260"><text:tab/></text:span></text:span><text:span text:style-name="texte_20_par_20_défaut"><text:span text:style-name="T261"><text:tab/><text:tab/><text:tab/></text:span></text:span><text:span text:style-name="texte_20_par_20_défaut"><text:span text:style-name="T259">:</text:span></text:span><text:span text:style-name="texte_20_par_20_défaut"><text:span text:style-name="T261"><text:tab/></text:span></text:span><text:span text:style-name="texte_20_par_20_défaut"><text:span text:style-name="T721">sujet</text:span></text:span><text:span text:style-name="texte_20_par_20_défaut"><text:span text:style-name="T259"> </text:span></text:span><text:span text:style-name="texte_20_par_20_défaut"><text:span text:style-name="T260">de </text:span></text:span><text:span text:style-name="exemple"><text:span text:style-name="T463">a écoutée</text:span></text:span></text:p>
      <text:p text:style-name="P395"><text:span text:style-name="texte_20_par_20_défaut"><text:span text:style-name="T348">•</text:span></text:span><text:span text:style-name="texte_20_par_20_défaut"><text:span text:style-name="T33"> </text:span></text:span><text:span text:style-name="exemple"><text:span text:style-name="T463">ne l’a écoutée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</text:span><text:span text:style-name="texte_20_par_20_défaut"><text:span text:style-name="T843">cat du sujet </text:span></text:span><text:span text:style-name="exemple"><text:span text:style-name="T843">Personne</text:span></text:span></text:p>
      <text:p text:style-name="P364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0">l’</text:span></text:span><text:span text:style-name="texte_20_par_20_défaut"><text:span text:style-name="T260"><text:tab/></text:span></text:span><text:span text:style-name="texte_20_par_20_défaut"><text:span text:style-name="T559"><text:tab/><text:tab/><text:tab/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260">COD de </text:span></text:span><text:span text:style-name="exemple"><text:span text:style-name="T464">a écoutée</text:span></text:span></text:p>
      <text:p text:style-name="P478"><text:span text:style-name="exemple"><text:span text:style-name="T565"/></text:span></text:p>
      <text:p text:style-name="P387"><text:span text:style-name="texte_20_par_20_défaut"><text:span text:style-name="T567">Remarque sur </text:span></text:span><text:span text:style-name="texte_20_par_20_défaut"><text:span text:style-name="T568">le participe passé </text:span></text:span><text:span text:style-name="texte_20_par_20_défaut"><text:span text:style-name="T265">: </text:span></text:span><text:span text:style-name="texte_20_par_20_défaut"><text:span text:style-name="T266">parce que le COD de </text:span></text:span><text:span text:style-name="exemple"><text:span text:style-name="T464">a écoutée </text:span></text:span><text:span text:style-name="texte_20_par_20_défaut"><text:span text:style-name="T266">est placé avant cette forme verbale il y a accord, ici au féminin singulier parce que le pronom personnel renvoie</text:span></text:span></text:p>
      <text:p text:style-name="P387"><text:span text:style-name="texte_20_par_20_défaut"><text:span text:style-name="T266">à un féminin singulier.</text:span></text:span></text:p>
      <text:p text:style-name="P161"><text:span text:style-name="texte_20_par_20_défaut"><text:span text:style-name="T266"/></text:span></text:p>
      <text:p text:style-name="P161"><text:span text:style-name="texte_20_par_20_défaut"><text:span text:style-name="T550">Analyse des propositions</text:span></text:span></text:p>
      <text:p text:style-name="P249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23">L’unique proposition est une proposition indépendante.</text:span></text:span></text:p>
      <text:p text:style-name="P479"><text:span text:style-name="exemple"><text:span text:style-name="T565"/></text:span></text:p>
      <text:p text:style-name="P161"><text:span text:style-name="texte_20_par_20_défaut"><text:span text:style-name="T550">Analyse du type et de la forme de la phrase</text:span></text:span></text:p>
      <text:p text:style-name="P364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77"><text:span text:style-name="exemple"><text:span text:style-name="T564"/></text:span></text:p>
      <text:p text:style-name="P364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1">partielle</text:span></text:span><text:span text:style-name="texte_20_par_20_défaut"><text:span text:style-name="T263"> <text:s text:c="9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64"><text:span text:style-name="texte_20_par_20_défaut"><text:span text:style-name="T263">car elle porte </text:span></text:span><text:span text:style-name="texte_20_par_20_défaut"><text:span text:style-name="T264">ici </text:span></text:span><text:span text:style-name="texte_20_par_20_défaut"><text:span text:style-name="T263">sur </text:span></text:span><text:span text:style-name="texte_20_par_20_défaut"><text:span text:style-name="T724">un pronom</text:span></text:span><text:span text:style-name="texte_20_par_20_défaut"><text:span text:style-name="T263">. </text:span></text:span><text:span text:style-name="exemple"><text:span text:style-name="T465">Personne ne l’a écoutée</text:span></text:span></text:p>
      <text:p text:style-name="P367"><text:span text:style-name="texte_20_par_20_défaut"><text:span text:style-name="T263">est en effet la négation de </text:span></text:span><text:span text:style-name="exemple"><text:span text:style-name="T465">Quelqu’un l’a écoutée</text:span></text:span><text:span text:style-name="texte_20_par_20_défaut"><text:span text:style-name="T263"> .</text:span></text:span></text:p>
      <text:p text:style-name="P418"><text:span text:style-name="titre_20_avec_20_numéro"><text:s/>B.029 </text:span></text:p>
      <text:p text:style-name="P353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53"><text:span text:style-name="référence"><text:span text:style-name="T122"/></text:span></text:p>
      <text:p text:style-name="P346"><text:span text:style-name="phrase_20_analysée_20__28_gros_20_caractère_29_"><text:span text:style-name="T545">Aucun détail ne lui échappe</text:span></text:span><text:span text:style-name="phrase_20_analysée_20__28_gros_20_caractère_29_"><text:span text:style-name="T822">.</text:span></text:span></text:p>
      <text:p text:style-name="P157"/>
      <text:p text:style-name="P25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0"><text:span text:style-name="texte_20_par_20_défaut"><text:span text:style-name="T291">•</text:span></text:span><text:span text:style-name="T72"> </text:span><text:span text:style-name="exemple"><text:span text:style-name="T408">Aucun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6">déterminant</text:span></text:span><text:span text:style-name="texte_20_par_20_défaut"><text:span text:style-name="T614"> </text:span></text:span><text:span text:style-name="texte_20_par_20_défaut"><text:span text:style-name="T615">indéfini</text:span></text:span></text:p>
      <text:p text:style-name="P368"><text:span text:style-name="texte_20_par_20_défaut"><text:span text:style-name="T291">•</text:span></text:span><text:span text:style-name="T72"> </text:span><text:span text:style-name="exemple"><text:span text:style-name="T406">n</text:span></text:span><text:span text:style-name="exemple"><text:span text:style-name="T407">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68"><text:span text:style-name="texte_20_par_20_défaut"><text:span text:style-name="T291">•</text:span></text:span><text:span text:style-name="T72"> </text:span><text:span text:style-name="exemple"><text:span text:style-name="T407">l</text:span></text:span><text:span text:style-name="exemple"><text:span text:style-name="T408">ui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102">pronom personnel</text:span></text:span></text:p>
      <text:p text:style-name="P368"><text:span text:style-name="texte_20_par_20_défaut"><text:span text:style-name="T291">•</text:span></text:span><text:span text:style-name="T72"> </text:span><text:span text:style-name="exemple"><text:span text:style-name="T408">échapp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16">échapper</text:span></text:span><text:span text:style-name="texte_20_par_20_défaut"><text:span text:style-name="T569"> </text:span></text:span><text:span text:style-name="texte_20_par_20_défaut"><text:span text:style-name="T91">: indicatif.</text:span></text:span><text:span text:style-name="texte_20_par_20_défaut"><text:span text:style-name="T616">présent</text:span></text:span><text:span text:style-name="texte_20_par_20_défaut"><text:span text:style-name="T91">.3S)</text:span></text:span></text:p>
      <text:p text:style-name="P368"><text:span text:style-name="texte_20_par_20_défaut"><text:span text:style-name="T85"/></text:span></text:p>
      <text:p text:style-name="P445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68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466">ne lui échappe</text:span></text:span><text:span text:style-name="exemple"><text:span text:style-name="T478"><text:tab/><text:tab/></text:span></text:span><text:span text:style-name="texte_20_par_20_défaut"><text:span text:style-name="T559"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</text:span></text:span><text:span text:style-name="texte_20_par_20_défaut"><text:span text:style-name="T722">verbal</text:span></text:span></text:p>
      <text:p text:style-name="P480"><text:span text:style-name="texte_20_par_20_défaut"><text:span text:style-name="T304"/></text:span></text:p>
      <text:p text:style-name="P480"><text:span text:style-name="texte_20_par_20_défaut"><text:span text:style-name="T550">Analyse des fonctions</text:span></text:span></text:p>
      <text:p text:style-name="P368"><text:span text:style-name="texte_20_par_20_défaut"><text:span text:style-name="T351">•</text:span></text:span><text:span text:style-name="texte_20_par_20_défaut"><text:span text:style-name="T259"> </text:span></text:span><text:span text:style-name="exemple"><text:span text:style-name="T466">Aucun</text:span></text:span><text:span text:style-name="exemple"><text:span text:style-name="T260"><text:tab/></text:span></text:span><text:span text:style-name="texte_20_par_20_défaut"><text:span text:style-name="T261"><text:tab/><text:tab/><text:tab/></text:span></text:span><text:span text:style-name="texte_20_par_20_défaut"><text:span text:style-name="T259">:</text:span></text:span><text:span text:style-name="texte_20_par_20_défaut"><text:span text:style-name="T261"><text:tab/></text:span></text:span><text:span text:style-name="texte_20_par_20_défaut"><text:span text:style-name="T721">sujet</text:span></text:span><text:span text:style-name="texte_20_par_20_défaut"><text:span text:style-name="T259"> </text:span></text:span><text:span text:style-name="texte_20_par_20_défaut"><text:span text:style-name="T260">de </text:span></text:span><text:span text:style-name="exemple"><text:span text:style-name="T466">échappe</text:span></text:span></text:p>
      <text:p text:style-name="P396"><text:span text:style-name="texte_20_par_20_défaut"><text:span text:style-name="T348">•</text:span></text:span><text:span text:style-name="texte_20_par_20_défaut"><text:span text:style-name="T35"> </text:span></text:span><text:span text:style-name="exemple"><text:span text:style-name="T466">ne lui échappe</text:span></text:span><text:span text:style-name="exemple"><text:span text:style-name="T463">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cat du sujet </text:span><text:span text:style-name="exemple"><text:span text:style-name="T844">Aucun</text:span></text:span></text:p>
      <text:p text:style-name="P368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0">l</text:span></text:span><text:span text:style-name="exemple"><text:span text:style-name="T267">ui</text:span></text:span><text:span text:style-name="texte_20_par_20_défaut"><text:span text:style-name="T260"><text:tab/></text:span></text:span><text:span text:style-name="texte_20_par_20_défaut"><text:span text:style-name="T559"><text:tab/><text:tab/><text:tab/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260">CO</text:span></text:span><text:span text:style-name="texte_20_par_20_défaut"><text:span text:style-name="T267">I</text:span></text:span><text:span text:style-name="texte_20_par_20_défaut"><text:span text:style-name="T260"> de </text:span></text:span><text:span text:style-name="exemple"><text:span text:style-name="T466">échappe</text:span></text:span></text:p>
      <text:p text:style-name="P480"><text:span text:style-name="texte_20_par_20_défaut"><text:span text:style-name="T266"/></text:span></text:p>
      <text:p text:style-name="P162"><text:span text:style-name="texte_20_par_20_défaut"><text:span text:style-name="T550">Analyse des propositions</text:span></text:span></text:p>
      <text:p text:style-name="P250"><text:span text:style-name="texte_20_par_20_défaut">La phrase contient une seule proposition : il s’agit par conséquent d’une phrase simple.</text:span></text:p>
      <text:p text:style-name="P368"><text:span text:style-name="texte_20_par_20_défaut"><text:span text:style-name="T823">L’unique proposition est une proposition indépendante.</text:span></text:span></text:p>
      <text:p text:style-name="P480"><text:span text:style-name="exemple"><text:span text:style-name="T565"/></text:span></text:p>
      <text:p text:style-name="P162"><text:span text:style-name="texte_20_par_20_défaut"><text:span text:style-name="T550">Analyse du type et de la forme de la phrase</text:span></text:span></text:p>
      <text:p text:style-name="P368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80"><text:span text:style-name="exemple"><text:span text:style-name="T564"/></text:span></text:p>
      <text:p text:style-name="P368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1">partielle</text:span></text:span><text:span text:style-name="texte_20_par_20_défaut"><text:span text:style-name="T263"> <text:s text:c="9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3</text:span></text:span><text:span text:style-name="référence"><text:span text:style-name="T122">)</text:span></text:span></text:p>
      <text:p text:style-name="P368"><text:span text:style-name="texte_20_par_20_défaut"><text:span text:style-name="T263">car elle porte </text:span></text:span><text:span text:style-name="texte_20_par_20_défaut"><text:span text:style-name="T264">ici </text:span></text:span><text:span text:style-name="texte_20_par_20_défaut"><text:span text:style-name="T263">sur </text:span></text:span><text:span text:style-name="texte_20_par_20_défaut"><text:span text:style-name="T724">un </text:span></text:span><text:span text:style-name="texte_20_par_20_défaut"><text:span text:style-name="T725">déterminant</text:span></text:span><text:span text:style-name="texte_20_par_20_défaut"><text:span text:style-name="T263">. </text:span></text:span><text:span text:style-name="exemple"><text:span text:style-name="T467">Aucun détail ne lui échappe</text:span></text:span></text:p>
      <text:p text:style-name="P369"><text:span text:style-name="texte_20_par_20_défaut"><text:span text:style-name="T263">est en effet la négation de </text:span></text:span><text:span text:style-name="exemple"><text:span text:style-name="T467">Certains détails lui échappent</text:span></text:span><text:span text:style-name="texte_20_par_20_défaut"><text:span text:style-name="T263"> .</text:span></text:span></text:p>
      <text:p text:style-name="P419"><text:span text:style-name="titre_20_avec_20_numéro"><text:s/>B.030 </text:span></text:p>
      <text:p text:style-name="P354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40">4</text:span></text:span><text:span text:style-name="référence"><text:span text:style-name="T122">)</text:span></text:span></text:p>
      <text:p text:style-name="P354"><text:span text:style-name="référence"><text:span text:style-name="T122"/></text:span></text:p>
      <text:p text:style-name="P404"><text:span text:style-name="phrase_20_analysée_20__28_gros_20_caractère_29_"><text:span text:style-name="T826">Elle ne travaille jamais.</text:span></text:span></text:p>
      <text:p text:style-name="P158"/>
      <text:p text:style-name="P26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1"><text:span text:style-name="texte_20_par_20_défaut"><text:span text:style-name="T291">•</text:span></text:span><text:span text:style-name="T72"> </text:span><text:span text:style-name="exemple"><text:span text:style-name="T409">Ell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7">pronom personnel</text:span></text:span></text:p>
      <text:p text:style-name="P370"><text:span text:style-name="texte_20_par_20_défaut"><text:span text:style-name="T291">•</text:span></text:span><text:span text:style-name="T72"> </text:span><text:span text:style-name="exemple"><text:span text:style-name="T406">n</text:span></text:span><text:span text:style-name="exemple"><text:span text:style-name="T407">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70"><text:span text:style-name="texte_20_par_20_défaut"><text:span text:style-name="T291">•</text:span></text:span><text:span text:style-name="T72"> </text:span><text:span text:style-name="exemple"><text:span text:style-name="T409">travaill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17">travailler</text:span></text:span><text:span text:style-name="texte_20_par_20_défaut"><text:span text:style-name="T569"> </text:span></text:span><text:span text:style-name="texte_20_par_20_défaut"><text:span text:style-name="T91">: indicatif.</text:span></text:span><text:span text:style-name="texte_20_par_20_défaut"><text:span text:style-name="T616">présent</text:span></text:span><text:span text:style-name="texte_20_par_20_défaut"><text:span text:style-name="T91">.3S)</text:span></text:span></text:p>
      <text:p text:style-name="P370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409">jamais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70"><text:span text:style-name="texte_20_par_20_défaut"><text:span text:style-name="T85"/></text:span></text:p>
      <text:p text:style-name="P446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70"><text:span text:style-name="texte_20_par_20_défaut">•</text:span><text:span text:style-name="texte_20_par_20_défaut"><text:span text:style-name="T550"> </text:span></text:span><text:span text:style-name="exemple"><text:span text:style-name="T466">ne </text:span></text:span><text:span text:style-name="exemple"><text:span text:style-name="T468">travaille jamais</text:span></text:span><text:span text:style-name="exemple"><text:span text:style-name="T478"><text:tab/><text:tab/></text:span></text:span><text:span text:style-name="texte_20_par_20_défaut"><text:span text:style-name="T559"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</text:span></text:span><text:span text:style-name="texte_20_par_20_défaut"><text:span text:style-name="T722">verbal</text:span></text:span></text:p>
      <text:p text:style-name="P481"><text:span text:style-name="texte_20_par_20_défaut"><text:span text:style-name="T304"/></text:span></text:p>
      <text:p text:style-name="P481"><text:span text:style-name="texte_20_par_20_défaut"><text:span text:style-name="T550">Analyse des fonctions</text:span></text:span></text:p>
      <text:p text:style-name="P370"><text:span text:style-name="texte_20_par_20_défaut"><text:span text:style-name="T351">•</text:span></text:span><text:span text:style-name="texte_20_par_20_défaut"><text:span text:style-name="T259"> </text:span></text:span><text:span text:style-name="exemple"><text:span text:style-name="T468">Elle<text:tab/></text:span></text:span><text:span text:style-name="exemple"><text:span text:style-name="T260"><text:tab/></text:span></text:span><text:span text:style-name="texte_20_par_20_défaut"><text:span text:style-name="T261"><text:tab/><text:tab/><text:tab/></text:span></text:span><text:span text:style-name="texte_20_par_20_défaut"><text:span text:style-name="T259">:</text:span></text:span><text:span text:style-name="texte_20_par_20_défaut"><text:span text:style-name="T261"><text:tab/></text:span></text:span><text:span text:style-name="texte_20_par_20_défaut"><text:span text:style-name="T721">sujet</text:span></text:span><text:span text:style-name="texte_20_par_20_défaut"><text:span text:style-name="T259"> </text:span></text:span><text:span text:style-name="texte_20_par_20_défaut"><text:span text:style-name="T260">de </text:span></text:span><text:span text:style-name="exemple"><text:span text:style-name="T468">travaille</text:span></text:span></text:p>
      <text:p text:style-name="P397"><text:span text:style-name="texte_20_par_20_défaut">•</text:span><text:span text:style-name="texte_20_par_20_défaut"><text:span text:style-name="T36"> </text:span></text:span><text:span text:style-name="exemple"><text:span text:style-name="T466">ne </text:span></text:span><text:span text:style-name="exemple"><text:span text:style-name="T468">travaille jamais</text:span></text:span><text:span text:style-name="exemple"><text:span text:style-name="T463">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cat </text:span><text:span text:style-name="texte_20_par_20_défaut"><text:span text:style-name="T845">du sujet </text:span></text:span><text:span text:style-name="exemple"><text:span text:style-name="T845">Elle</text:span></text:span></text:p>
      <text:p text:style-name="P481"><text:span text:style-name="texte_20_par_20_défaut"><text:span text:style-name="T266"/></text:span></text:p>
      <text:p text:style-name="P163"><text:span text:style-name="texte_20_par_20_défaut"><text:span text:style-name="T550">Analyse des propositions</text:span></text:span></text:p>
      <text:p text:style-name="P251"><text:span text:style-name="texte_20_par_20_défaut">La phrase contient une seule proposition : il s’agit par conséquent d’une phrase simple.</text:span></text:p>
      <text:p text:style-name="P370"><text:span text:style-name="texte_20_par_20_défaut"><text:span text:style-name="T823">L’unique proposition est une proposition indépendante.</text:span></text:span></text:p>
      <text:p text:style-name="P481"><text:span text:style-name="exemple"><text:span text:style-name="T565"/></text:span></text:p>
      <text:p text:style-name="P163"><text:span text:style-name="texte_20_par_20_défaut"><text:span text:style-name="T550">Analyse du type et de la forme de la phrase</text:span></text:span></text:p>
      <text:p text:style-name="P370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81"><text:span text:style-name="exemple"><text:span text:style-name="T564"/></text:span></text:p>
      <text:p text:style-name="P370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731">partielle</text:span></text:span><text:span text:style-name="texte_20_par_20_défaut"><text:span text:style-name="T263"> <text:s text:c="9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41">4</text:span></text:span><text:span text:style-name="référence"><text:span text:style-name="T122">)</text:span></text:span></text:p>
      <text:p text:style-name="P370"><text:span text:style-name="texte_20_par_20_défaut"><text:span text:style-name="T263">car elle porte </text:span></text:span><text:span text:style-name="texte_20_par_20_défaut"><text:span text:style-name="T264">ici </text:span></text:span><text:span text:style-name="texte_20_par_20_défaut"><text:span text:style-name="T263">sur </text:span></text:span><text:span text:style-name="texte_20_par_20_défaut"><text:span text:style-name="T724">un </text:span></text:span><text:span text:style-name="texte_20_par_20_défaut"><text:span text:style-name="T725">déterminant</text:span></text:span><text:span text:style-name="texte_20_par_20_défaut"><text:span text:style-name="T263">. </text:span></text:span><text:span text:style-name="exemple"><text:span text:style-name="T469">Elle ne travaille jamais</text:span></text:span></text:p>
      <text:p text:style-name="P371"><text:span text:style-name="texte_20_par_20_défaut"><text:span text:style-name="T263">est en effet la négation de </text:span></text:span><text:span text:style-name="exemple"><text:span text:style-name="T469">Elle travaille toujours</text:span></text:span><text:span text:style-name="texte_20_par_20_défaut"><text:span text:style-name="T263"> .</text:span></text:span></text:p>
      <text:p text:style-name="P420"><text:span text:style-name="titre_20_avec_20_numéro"><text:s/>B.031 </text:span></text:p>
      <text:p text:style-name="P355"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42">4</text:span></text:span><text:span text:style-name="référence"><text:span text:style-name="T122">)</text:span></text:span></text:p>
      <text:p text:style-name="P355"><text:span text:style-name="référence"><text:span text:style-name="T122"/></text:span></text:p>
      <text:p text:style-name="P347"><text:span text:style-name="phrase_20_analysée_20__28_gros_20_caractère_29_"><text:span text:style-name="T546">Je</text:span></text:span><text:span text:style-name="phrase_20_analysée_20__28_gros_20_caractère_29_"><text:span text:style-name="T817"> n’aime </text:span></text:span><text:span text:style-name="phrase_20_analysée_20__28_gros_20_caractère_29_"><text:span text:style-name="T546">que</text:span></text:span><text:span text:style-name="phrase_20_analysée_20__28_gros_20_caractère_29_"><text:span text:style-name="T817"> le</text:span></text:span><text:span text:style-name="phrase_20_analysée_20__28_gros_20_caractère_29_"><text:span text:style-name="T828">s</text:span></text:span><text:span text:style-name="phrase_20_analysée_20__28_gros_20_caractère_29_"><text:span text:style-name="T817"> </text:span></text:span><text:span text:style-name="phrase_20_analysée_20__28_gros_20_caractère_29_"><text:span text:style-name="T547">films</text:span></text:span><text:span text:style-name="phrase_20_analysée_20__28_gros_20_caractère_29_"><text:span text:style-name="T817"> français.</text:span></text:span></text:p>
      <text:p text:style-name="P159"/>
      <text:p text:style-name="P27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52"><text:span text:style-name="texte_20_par_20_défaut"><text:span text:style-name="T291">•</text:span></text:span><text:span text:style-name="T72"> </text:span><text:span text:style-name="exemple"><text:span text:style-name="T410">J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14">pronom personnel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406">n’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4">adverbe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406">aim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14">aimer</text:span></text:span><text:span text:style-name="texte_20_par_20_défaut"><text:span text:style-name="T569"> </text:span></text:span><text:span text:style-name="texte_20_par_20_défaut"><text:span text:style-name="T91">: indicatif.présent.</text:span></text:span><text:span text:style-name="texte_20_par_20_défaut"><text:span text:style-name="T103">1</text:span></text:span><text:span text:style-name="texte_20_par_20_défaut"><text:span text:style-name="T91">S)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410">qu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1">adverbe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411">s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411">films<text:tab/>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72"><text:span text:style-name="texte_20_par_20_défaut"><text:span text:style-name="T291">•</text:span></text:span><text:span text:style-name="T72"> </text:span><text:span text:style-name="exemple"><text:span text:style-name="T406">français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72"><text:span text:style-name="texte_20_par_20_défaut"><text:span text:style-name="T85"/></text:span></text:p>
      <text:p text:style-name="P447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72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827">n’ai</text:span></text:span><text:span text:style-name="exemple"><text:span text:style-name="T820">me </text:span></text:span><text:span text:style-name="exemple"><text:span text:style-name="T827">que </text:span></text:span><text:span text:style-name="exemple"><text:span text:style-name="T820">le</text:span></text:span><text:span text:style-name="exemple"><text:span text:style-name="T828">s</text:span></text:span><text:span text:style-name="exemple"><text:span text:style-name="T820"> </text:span></text:span><text:span text:style-name="exemple"><text:span text:style-name="T479">films</text:span></text:span><text:span text:style-name="exemple"><text:span text:style-name="T819"> français</text:span></text:span><text:span text:style-name="texte_20_par_20_défaut"><text:span text:style-name="T559"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</text:span></text:span><text:span text:style-name="texte_20_par_20_défaut"><text:span text:style-name="T722">verbal</text:span></text:span></text:p>
      <text:p text:style-name="P372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819">le</text:span></text:span><text:span text:style-name="exemple"><text:span text:style-name="T828">s</text:span></text:span><text:span text:style-name="exemple"><text:span text:style-name="T819"> </text:span></text:span><text:span text:style-name="exemple"><text:span text:style-name="T479">films</text:span></text:span><text:span text:style-name="exemple"><text:span text:style-name="T819"> français</text:span></text:span><text:span text:style-name="texte_20_par_20_défaut"><text:span text:style-name="T559"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<text:span text:style-name="T259">groupe nominal</text:span></text:span></text:p>
      <text:p text:style-name="P372"><text:span text:style-name="texte_20_par_20_défaut"><text:span text:style-name="T291"/></text:span></text:p>
      <text:p text:style-name="P482"><text:span text:style-name="texte_20_par_20_défaut"><text:span text:style-name="T550">Analyse des fonctions</text:span></text:span></text:p>
      <text:p text:style-name="P372"><text:span text:style-name="texte_20_par_20_défaut"><text:span text:style-name="T351">•</text:span></text:span><text:span text:style-name="texte_20_par_20_défaut"><text:span text:style-name="T259"> </text:span></text:span><text:span text:style-name="exemple"><text:span text:style-name="T470">Je</text:span></text:span><text:span text:style-name="exemple"><text:span text:style-name="T259"><text:tab/></text:span></text:span><text:span text:style-name="exemple"><text:span text:style-name="T260"><text:tab/><text:tab/></text:span></text:span><text:span text:style-name="texte_20_par_20_défaut"><text:span text:style-name="T261"><text:tab/><text:tab/></text:span></text:span><text:span text:style-name="texte_20_par_20_défaut"><text:span text:style-name="T259">:</text:span></text:span><text:span text:style-name="texte_20_par_20_défaut"><text:span text:style-name="T261"><text:tab/></text:span></text:span><text:span text:style-name="texte_20_par_20_défaut"><text:span text:style-name="T721">sujet</text:span></text:span><text:span text:style-name="texte_20_par_20_défaut"><text:span text:style-name="T259"> </text:span></text:span><text:span text:style-name="texte_20_par_20_défaut"><text:span text:style-name="T260">de </text:span></text:span><text:span text:style-name="exemple"><text:span text:style-name="T260">aime</text:span></text:span></text:p>
      <text:p text:style-name="P398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8">n’ai</text:span></text:span><text:span text:style-name="exemple"><text:span text:style-name="T270">me </text:span></text:span><text:span text:style-name="exemple"><text:span text:style-name="T268">que </text:span></text:span><text:span text:style-name="exemple"><text:span text:style-name="T270">le</text:span></text:span><text:span text:style-name="exemple"><text:span text:style-name="T269">s</text:span></text:span><text:span text:style-name="exemple"><text:span text:style-name="T270"> </text:span></text:span><text:span text:style-name="exemple"><text:span text:style-name="T471">films</text:span></text:span><text:span text:style-name="exemple"><text:span text:style-name="T260"> français</text:span></text:span><text:span text:style-name="texte_20_par_20_défaut"><text:span text:style-name="T559"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728">prédicat du sujet </text:span></text:span><text:span text:style-name="exemple"><text:span text:style-name="T272">Je</text:span></text:span></text:p>
      <text:p text:style-name="P372"><text:span text:style-name="texte_20_par_20_défaut"><text:span text:style-name="T349">•</text:span></text:span><text:span text:style-name="texte_20_par_20_défaut"><text:span text:style-name="T562"> </text:span></text:span><text:span text:style-name="exemple"><text:span text:style-name="T260">le</text:span></text:span><text:span text:style-name="exemple"><text:span text:style-name="T269">s</text:span></text:span><text:span text:style-name="exemple"><text:span text:style-name="T260"> </text:span></text:span><text:span text:style-name="exemple"><text:span text:style-name="T471">films</text:span></text:span><text:span text:style-name="exemple"><text:span text:style-name="T260"> français</text:span></text:span><text:span text:style-name="texte_20_par_20_défaut"><text:span text:style-name="T559"><text:tab/><text:tab/><text:tab/></text:span></text:span><text:span text:style-name="texte_20_par_20_défaut"><text:span text:style-name="T260">:</text:span></text:span><text:span text:style-name="texte_20_par_20_défaut"><text:span text:style-name="T559"><text:tab/></text:span></text:span><text:span text:style-name="texte_20_par_20_défaut"><text:span text:style-name="T260">COD de </text:span></text:span><text:span text:style-name="exemple"><text:span text:style-name="T260">aime</text:span></text:span></text:p>
      <text:p text:style-name="P482"><text:span text:style-name="exemple"><text:span text:style-name="T562"/></text:span></text:p>
      <text:p text:style-name="P164"><text:span text:style-name="texte_20_par_20_défaut"><text:span text:style-name="T550">Analyse des propositions</text:span></text:span></text:p>
      <text:p text:style-name="P252"><text:span text:style-name="texte_20_par_20_défaut">La phrase contient une seule proposition : il s’agit par conséquent d’une phrase simple.</text:span></text:p>
      <text:p text:style-name="P372"><text:span text:style-name="texte_20_par_20_défaut"><text:span text:style-name="T823">L’unique proposition est une proposition indépendante.</text:span></text:span></text:p>
      <text:p text:style-name="P372"><text:span text:style-name="texte_20_par_20_défaut"/></text:p>
      <text:p text:style-name="P164"><text:span text:style-name="texte_20_par_20_défaut"><text:span text:style-name="T550">Analyse du type et de la forme de la phrase</text:span></text:span></text:p>
      <text:p text:style-name="P372"><text:span text:style-name="texte_20_par_20_défaut"><text:span text:style-name="T260">La phrase est de type déclaratif et </text:span></text:span><text:span text:style-name="texte_20_par_20_défaut"><text:span text:style-name="T262">a une forme négative.</text:span></text:span></text:p>
      <text:p text:style-name="P482"><text:span text:style-name="exemple"><text:span text:style-name="T564"/></text:span></text:p>
      <text:p text:style-name="P372"><text:span text:style-name="texte_20_par_20_défaut"><text:span text:style-name="T563">Analyse de la forme négative</text:span></text:span><text:span text:style-name="texte_20_par_20_défaut"><text:span text:style-name="T263"> : dans cette phrase la négation est </text:span></text:span><text:span text:style-name="texte_20_par_20_défaut"><text:span text:style-name="T566">e</text:span></text:span><text:span text:style-name="texte_20_par_20_défaut"><text:span text:style-name="T732">xceptive</text:span></text:span><text:span text:style-name="texte_20_par_20_défaut"><text:span text:style-name="T263"> <text:s text:c="7"/></text:span></text:span><text:span text:style-name="référence"><text:span text:style-name="T118">TG(</text:span></text:span><text:span text:style-name="référence"><text:span text:style-name="T123">I</text:span></text:span><text:span text:style-name="référence"><text:span text:style-name="T118">I.</text:span></text:span><text:span text:style-name="référence"><text:span text:style-name="T136">1</text:span></text:span><text:span text:style-name="référence"><text:span text:style-name="T119">.</text:span></text:span><text:span text:style-name="référence"><text:span text:style-name="T136">8.1</text:span></text:span><text:span text:style-name="référence"><text:span text:style-name="T118">, p.</text:span></text:span><text:span text:style-name="référence"><text:span text:style-name="T119"> </text:span></text:span><text:span text:style-name="référence"><text:span text:style-name="T136">7</text:span></text:span><text:span text:style-name="référence"><text:span text:style-name="T142">4</text:span></text:span><text:span text:style-name="référence"><text:span text:style-name="T122">)</text:span></text:span></text:p>
      <text:p text:style-name="P372"><text:span text:style-name="texte_20_par_20_défaut"><text:span text:style-name="T263">car elle </text:span></text:span><text:span text:style-name="texte_20_par_20_défaut"><text:span text:style-name="T268">se construit avec l’adverbe </text:span></text:span><text:span text:style-name="exemple"><text:span text:style-name="T268">ne… que…</text:span></text:span><text:span text:style-name="texte_20_par_20_défaut"><text:span text:style-name="T268"> et contient une négation</text:span></text:span></text:p>
      <text:p text:style-name="P373"><text:span text:style-name="texte_20_par_20_défaut"><text:span text:style-name="T268">implicite. </text:span></text:span><text:span text:style-name="exemple">Je n’aime que les films français</text:span><text:span text:style-name="texte_20_par_20_défaut"><text:span text:style-name="T268"> </text:span></text:span><text:span text:style-name="texte_20_par_20_défaut"><text:span text:style-name="T269">signifie à la fois </text:span></text:span><text:span text:style-name="exemple"><text:span text:style-name="T269">J’aime les films français </text:span></text:span></text:p>
      <text:p text:style-name="P373"><text:span text:style-name="texte_20_par_20_défaut"><text:span text:style-name="T269">(valeur positive explicite) et </text:span></text:span><text:span text:style-name="exemple"><text:span text:style-name="T269">Je n’aime pas les films qui ne sont pas français</text:span></text:span><text:span text:style-name="texte_20_par_20_défaut"><text:span text:style-name="T269"> (valeur négative implicite sous la forme d’une double négation).</text:span></text:span></text:p>
      <text:p text:style-name="P202"><text:span text:style-name="titre_20_avec_20_numéro"><text:s/>B.032</text:span></text:p>
      <text:p text:style-name="P59"><text:span text:style-name="référence">TG(I.2.1, p</text:span><text:span text:style-name="référence"><text:span text:style-name="T776">p</text:span></text:span><text:span text:style-name="référence">. 22-</text:span><text:span text:style-name="référence"><text:span text:style-name="T776">23</text:span></text:span><text:span text:style-name="référence">)</text:span></text:p>
      <text:p text:style-name="P59"><text:span text:style-name="référence"/></text:p>
      <text:p text:style-name="P44"><text:span text:style-name="phrase_20_analysée_20__28_gros_20_caractère_29_"><text:span text:style-name="T257">Le facteur distribue le courrier quand le jour se lève.</text:span></text:span></text:p>
      <text:p text:style-name="P128"/>
      <text:p text:style-name="P128"/>
      <text:p text:style-name="P20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27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facteur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distribu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716">distribuer</text:span>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68">l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courrier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6">nom commun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quand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606">conjonction de subordination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l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97">article défini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96">jour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6">nom commun</text:span></text:span></text:p>
      <text:p text:style-name="P325"><text:span text:style-name="texte_20_par_20_défaut"><text:span text:style-name="T291">•</text:span></text:span><text:span text:style-name="T72"> </text:span><text:span text:style-name="exemple"><text:span text:style-name="T368">se </text:span></text:span><text:span text:style-name="exemple"><text:span text:style-name="T396">lève</text:span></text:span><text:span text:style-name="exemple"><text:span text:style-name="T368"><text:tab/><text:tab/><text:tab/></text:span></text:span><text:span text:style-name="exemple"><text:span text:style-name="T365"><text:tab/></text:span></text:span><text:span text:style-name="texte_20_par_20_défaut"><text:span text:style-name="T75">:<text:tab/></text:span></text:span><text:span text:style-name="texte_20_par_20_défaut"><text:span text:style-name="T606">verbe (se lever : indicatif.présent.3S)</text:span></text:span></text:p>
      <text:p text:style-name="P325"><text:span text:style-name="texte_20_par_20_défaut"><text:span text:style-name="T85"/></text:span></text:p>
      <text:p text:style-name="P440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25"><text:span text:style-name="texte_20_par_20_défaut"><text:span text:style-name="T349">•</text:span></text:span><text:span text:style-name="texte_20_par_20_défaut"><text:span text:style-name="T550"> </text:span></text:span><text:span text:style-name="exemple">Le </text:span><text:span text:style-name="exemple"><text:span text:style-name="T459">facteur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5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5">distribue </text:span></text:span><text:span text:style-name="exemple"><text:span text:style-name="T460">le courrier </text:span></text:span><text:span text:style-name="exemple"><text:s/><text:tab/><text:tab/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325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59">le courrier</text:span></text:span><text:span text:style-name="exemple"><text:span text:style-name="T446"><text:tab/>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60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5">l</text:span></text:span><text:span text:style-name="exemple"><text:span text:style-name="T516">e jour se lève<text:tab/></text:span></text:span><text:span text:style-name="exemple"><text:span text:style-name="T761"> <text:tab/><text:tab/></text:span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325"><text:span text:style-name="texte_20_par_20_défaut"><text:span text:style-name="T345">•</text:span></text:span><text:span text:style-name="texte_20_par_20_défaut"><text:span text:style-name="T679"> </text:span></text:span><text:span text:style-name="exemple"><text:span text:style-name="T397">le jour<text:tab/></text:span></text:span><text:span text:style-name="texte_20_par_20_défaut"><text:span text:style-name="T680"><text:tab/><text:tab/><text:tab/></text:span></text:span><text:span text:style-name="texte_20_par_20_défaut">:</text:span><text:span text:style-name="texte_20_par_20_défaut"><text:span text:style-name="T19"><text:tab/></text:span></text:span><text:span text:style-name="texte_20_par_20_défaut"><text:span text:style-name="T85">groupe nominal</text:span></text:span></text:p>
      <text:p text:style-name="P325"/>
      <text:p text:style-name="P128"><text:span text:style-name="texte_20_par_20_défaut"><text:span text:style-name="T550">Analyse des fonctions</text:span></text:span></text:p>
      <text:p text:style-name="P227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5">Le </text:span></text:span><text:span text:style-name="exemple"><text:span text:style-name="T504">facteur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8">distribue</text:span></text:span></text:p>
      <text:p text:style-name="P260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5">distribue </text:span></text:span><text:span text:style-name="exemple"><text:span text:style-name="T398">le courrier </text:span></text:span><text:span text:style-name="exemple"><text:span text:style-name="T228"><text:s/><text:tab/><text:tab/></text:span></text:span><text:span text:style-name="texte_20_par_20_défaut"><text:span text:style-name="T80">:<text:tab/></text:span></text:span><text:span text:style-name="texte_20_par_20_défaut"><text:span text:style-name="T635">prédicat du sujet </text:span></text:span><text:span text:style-name="exemple"><text:span text:style-name="T229">Le facteur</text:span></text:span></text:p>
      <text:p text:style-name="P325"><text:span text:style-name="texte_20_par_20_défaut"><text:span text:style-name="T291">•</text:span></text:span><text:span text:style-name="exemple"><text:span text:style-name="T306"> </text:span></text:span><text:span text:style-name="exemple"><text:span text:style-name="T308">le jour<text:tab/><text:tab/></text:span></text:span><text:span text:style-name="T485"><text:tab/><text:tab/></text:span><text:span text:style-name="texte_20_par_20_défaut"><text:span text:style-name="T80">:<text:tab/></text:span></text:span><text:span text:style-name="texte_20_par_20_défaut">sujet de </text:span><text:span text:style-name="exemple"><text:span text:style-name="T398">se lève</text:span></text:span></text:p>
      <text:p text:style-name="P260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6">se lève<text:tab/><text:tab/></text:span></text:span><text:span text:style-name="exemple"><text:span text:style-name="T228"> <text:tab/><text:tab/></text:span></text:span><text:span text:style-name="texte_20_par_20_défaut"><text:span text:style-name="T80">:<text:tab/></text:span></text:span><text:span text:style-name="texte_20_par_20_défaut"><text:span text:style-name="T635">prédicat du sujet </text:span></text:span><text:span text:style-name="exemple"><text:span text:style-name="T229">le jour</text:span></text:span></text:p>
      <text:p text:style-name="P128"><text:span text:style-name="exemple"/></text:p>
      <text:p text:style-name="P128"><text:span text:style-name="texte_20_par_20_défaut"><text:span text:style-name="T550">Analyse des propositions</text:span></text:span></text:p>
      <text:p text:style-name="P228"><text:span text:style-name="texte_20_par_20_défaut">La phrase contient </text:span><text:span text:style-name="texte_20_par_20_défaut"><text:span text:style-name="T715">deux</text:span></text:span><text:span text:style-name="texte_20_par_20_défaut"> proposition</text:span><text:span text:style-name="texte_20_par_20_défaut"><text:span text:style-name="T774">s</text:span></text:span><text:span text:style-name="texte_20_par_20_défaut"> : il s’agit par conséquent d’une phrase </text:span><text:span text:style-name="texte_20_par_20_défaut"><text:span text:style-name="T715">complexe</text:span></text:span><text:span text:style-name="texte_20_par_20_défaut">.</text:span></text:p>
      <text:p text:style-name="P326"><text:span text:style-name="texte_20_par_20_défaut"><text:span text:style-name="T775">La proposition principale est </text:span></text:span><text:span text:style-name="exemple"><text:span text:style-name="T777">Le facteur distribue le courrier</text:span></text:span><text:span text:style-name="texte_20_par_20_défaut"><text:span text:style-name="T775">; </text:span></text:span><text:span text:style-name="texte_20_par_20_défaut"><text:span text:style-name="T777">de cette proposition principale dépend la </text:span></text:span><text:span text:style-name="texte_20_par_20_défaut"><text:span text:style-name="T775">proposition subordonnée circonstancielle de temps </text:span></text:span><text:span text:style-name="exemple"><text:span text:style-name="T777">quand le jour se lève</text:span></text:span><text:span text:style-name="texte_20_par_20_défaut"><text:span text:style-name="T777">.</text:span></text:span></text:p>
      <text:p text:style-name="P128"><text:span text:style-name="texte_20_par_20_défaut"/></text:p>
      <text:p text:style-name="P128"><text:span text:style-name="texte_20_par_20_défaut"><text:span text:style-name="T550">Analyse du type et de la forme de la phrase</text:span></text:span></text:p>
      <text:p text:style-name="P325"><text:span text:style-name="texte_20_par_20_défaut"><text:span text:style-name="T122">La phrase est de type déclaratif et </text:span></text:span><text:span text:style-name="texte_20_par_20_défaut"><text:span text:style-name="T125">n’a pas de forme particulière.</text:span></text:span></text:p>
      <text:p text:style-name="P129"><text:span text:style-name="texte_20_par_20_défaut"><text:span text:style-name="T288"><text:tab/></text:span></text:span><text:span text:style-name="GGF"><text:span text:style-name="T288">[ </text:span></text:span><text:span text:style-name="GGF">GGF.1.</text:span><text:span text:style-name="GGF"><text:span text:style-name="T778">24</text:span></text:span><text:span text:style-name="GGF"> </text:span><text:span text:style-name="GGF"><text:span text:style-name="T288">]</text:span></text:span><text:span text:style-name="GGF"> </text:span></text:p>
      <text:p text:style-name="P456"><text:span text:style-name="texte_20_par_20_défaut"><text:span text:style-name="T236"><text:tab/></text:span></text:span><text:span text:style-name="GGF"><text:span text:style-name="T236"><text:tab/></text:span></text:span><text:span text:style-name="GGF"><text:span text:style-name="T25">Confer </text:span></text:span><text:span text:style-name="GGF"><text:span text:style-name="T779">la d</text:span></text:span><text:span text:style-name="GGF"><text:span text:style-name="T235">iscussion sur le type de phrase dans une phrase subordonnée.</text:span></text:span></text:p>
      <text:p text:style-name="P456"><text:span text:style-name="GGF"><text:span text:style-name="T235"/></text:span></text:p>
      <text:p text:style-name="P456"><text:span text:style-name="GGF"><text:span text:style-name="T235"/></text:span></text:p>
      <text:p text:style-name="P456"><text:span text:style-name="GGF"><text:span text:style-name="T235"/></text:span></text:p>
      <text:p text:style-name="P135"><text:soft-page-break/><text:span text:style-name="titre_20_avec_20_numéro"><text:s/>B.033 </text:span></text:p>
      <text:p text:style-name="P457"><text:span text:style-name="référence"><text:span text:style-name="T118">TG(I.</text:span></text:span><text:span text:style-name="référence"><text:span text:style-name="T126">1</text:span></text:span><text:span text:style-name="référence"><text:span text:style-name="T119">.</text:span></text:span><text:span text:style-name="référence"><text:span text:style-name="T130">1 note 14</text:span></text:span><text:span text:style-name="référence"><text:span text:style-name="T118">, p</text:span></text:span><text:span text:style-name="référence"><text:span text:style-name="T119">. </text:span></text:span><text:span text:style-name="référence"><text:span text:style-name="T130">5</text:span></text:span><text:span text:style-name="référence"><text:span text:style-name="T285">2</text:span></text:span><text:span text:style-name="référence"><text:span text:style-name="T122">)</text:span></text:span></text:p>
      <text:p text:style-name="P72"><text:span text:style-name="référence"/></text:p>
      <text:p text:style-name="P56"><text:span text:style-name="phrase_20_analysée_20__28_gros_20_caractère_29_"><text:span text:style-name="T788">Un sportif qui est fatigué doit se reposer.</text:span></text:span></text:p>
      <text:p text:style-name="P135"/>
      <text:p text:style-name="P135"/>
      <text:p text:style-name="P21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31"><text:span text:style-name="texte_20_par_20_défaut"><text:span text:style-name="T291">•</text:span></text:span><text:span text:style-name="T72"> </text:span><text:span text:style-name="exemple"><text:span text:style-name="T399">Un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</text:span></text:span><text:span text:style-name="texte_20_par_20_défaut"><text:span text:style-name="T98">in</text:span></text:span><text:span text:style-name="texte_20_par_20_défaut"><text:span text:style-name="T84">défini</text:span></text:span></text:p>
      <text:p text:style-name="P232"><text:span text:style-name="texte_20_par_20_défaut"><text:span text:style-name="T291">•</text:span></text:span><text:span text:style-name="texte_20_par_20_défaut"><text:span text:style-name="T72"> </text:span></text:span><text:span text:style-name="exemple"><text:span text:style-name="T399">sportif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7">adjectif</text:span></text:span></text:p>
      <text:p text:style-name="P232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399">qui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7">pronom relatif </text:span></text:span><text:span text:style-name="texte_20_par_20_défaut"><text:span text:style-name="T610">ayant pour antécéd</text:span></text:span><text:span text:style-name="texte_20_par_20_défaut"><text:span text:style-name="T611">e</text:span></text:span><text:span text:style-name="texte_20_par_20_défaut"><text:span text:style-name="T610">nt </text:span></text:span><text:span text:style-name="exemple"><text:span text:style-name="T212">Un sportif</text:span></text:span></text:p>
      <text:p text:style-name="P232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399">es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07">verbe (être : </text:span></text:span><text:span text:style-name="texte_20_par_20_défaut"><text:span text:style-name="T608">indicatif.présent.3S)</text:span></text:span></text:p>
      <text:p text:style-name="P23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00">fatigué</text:span></text:span><text:span text:style-name="exemple"><text:span text:style-name="T399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608">participe passé (formant un passif)</text:span></text:span></text:p>
      <text:p text:style-name="P23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00">doit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07">verbe (</text:span></text:span><text:span text:style-name="texte_20_par_20_défaut"><text:span text:style-name="T608">devoir</text:span></text:span><text:span text:style-name="texte_20_par_20_défaut"><text:span text:style-name="T607"> : </text:span></text:span><text:span text:style-name="texte_20_par_20_défaut"><text:span text:style-name="T608">indicatif.présent.3S)</text:span></text:span></text:p>
      <text:p text:style-name="P233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00">se reposer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7">verbe </text:span></text:span><text:span text:style-name="texte_20_par_20_défaut"><text:span text:style-name="T608">pronominal </text:span></text:span><text:span text:style-name="texte_20_par_20_défaut"><text:span text:style-name="T607">(</text:span></text:span><text:span text:style-name="texte_20_par_20_défaut"><text:span text:style-name="T608">se reposer</text:span></text:span><text:span text:style-name="texte_20_par_20_défaut"><text:span text:style-name="T607"> : </text:span></text:span><text:span text:style-name="texte_20_par_20_défaut"><text:span text:style-name="T608">infinitif.présent)</text:span></text:span></text:p>
      <text:p text:style-name="P330"><text:span text:style-name="texte_20_par_20_défaut"><text:span text:style-name="T608"/></text:span></text:p>
      <text:p text:style-name="P441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31"><text:span text:style-name="texte_20_par_20_défaut"><text:span text:style-name="T349">•</text:span></text:span><text:span text:style-name="texte_20_par_20_défaut"><text:span text:style-name="T550"> </text:span></text:span><text:span text:style-name="exemple"><text:span text:style-name="T791">Un sportif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6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7">est fatigué</text:span></text:span><text:span text:style-name="exemple"><text:span text:style-name="T330"><text:tab/><text:tab/><text:tab/><text:tab/></text:span></text:span><text:span text:style-name="texte_20_par_20_défaut"><text:span text:style-name="T330">: <text:tab/></text:span></text:span><text:span text:style-name="texte_20_par_20_défaut">groupe verbal</text:span></text:p>
      <text:p text:style-name="P26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8">doit se reposer</text:span></text:span><text:span text:style-name="exemple"><text:span text:style-name="T330"><text:tab/><text:tab/><text:tab/></text:span></text:span><text:span text:style-name="texte_20_par_20_défaut"><text:span text:style-name="T330">: <text:tab/></text:span></text:span><text:span text:style-name="texte_20_par_20_défaut">groupe verbal</text:span></text:p>
      <text:p text:style-name="P464"><text:span text:style-name="texte_20_par_20_défaut"><text:span text:style-name="T131"/></text:span></text:p>
      <text:p text:style-name="P137"><text:span text:style-name="texte_20_par_20_défaut"><text:span text:style-name="T550">Analyse des fonctions</text:span></text:span></text:p>
      <text:p text:style-name="P234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5">Un sportif qui est fatigué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01">doit</text:span></text:span><text:span text:style-name="texte_20_par_20_défaut"><text:span text:style-name="T99"> et de </text:span></text:span><text:span text:style-name="exemple">se reposer</text:span></text:p>
      <text:p text:style-name="P261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399">qui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9">sujet de </text:span></text:span><text:span text:style-name="exemple"><text:span text:style-name="T211">est fatigué</text:span></text:span></text:p>
      <text:p text:style-name="P262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7">est fatigué</text:span></text:span><text:span text:style-name="exemple"><text:span text:style-name="T330"><text:tab/><text:tab/><text:tab/><text:tab/></text:span></text:span><text:span text:style-name="texte_20_par_20_défaut"><text:span text:style-name="T330">: <text:tab/></text:span></text:span><text:span text:style-name="texte_20_par_20_défaut"><text:span text:style-name="T343">prédicat du sujet </text:span></text:span><text:span text:style-name="exemple"><text:span text:style-name="T526">qui</text:span></text:span></text:p>
      <text:p text:style-name="P262"><text:span text:style-name="texte_20_par_20_défaut"><text:span text:style-name="T291">•</text:span></text:span><text:span text:style-name="exemple"><text:span text:style-name="T306"> </text:span></text:span><text:span text:style-name="exemple"><text:span text:style-name="T326">doit </text:span></text:span><text:span text:style-name="exemple"><text:span text:style-name="T316">s</text:span></text:span><text:span text:style-name="exemple"><text:span text:style-name="T330">e reposer<text:tab/><text:tab/><text:tab/></text:span></text:span><text:span text:style-name="texte_20_par_20_défaut"><text:span text:style-name="T330">: <text:tab/></text:span></text:span><text:span text:style-name="texte_20_par_20_défaut"><text:span text:style-name="T343">prédicat du sujet </text:span></text:span><text:span text:style-name="exemple"><text:span text:style-name="T343">Un sportif qui est fatigué</text:span></text:span></text:p>
      <text:p text:style-name="P234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6">s</text:span></text:span><text:span text:style-name="exemple"><text:span text:style-name="T330">e reposer<text:tab/><text:tab/><text:tab/><text:tab/></text:span></text:span><text:span text:style-name="texte_20_par_20_défaut"><text:span text:style-name="T330">: <text:tab/>COD de </text:span></text:span><text:span text:style-name="exemple"><text:span text:style-name="T330">doit</text:span></text:span></text:p>
      <text:p text:style-name="P331"><text:span text:style-name="exemple"><text:span text:style-name="T330"/></text:span></text:p>
      <text:p text:style-name="P137"><text:span text:style-name="texte_20_par_20_défaut"><text:span text:style-name="T550">Analyse des propositions</text:span></text:span></text:p>
      <text:p text:style-name="P229"><text:span text:style-name="texte_20_par_20_défaut">La phrase contient </text:span><text:span text:style-name="texte_20_par_20_défaut"><text:span text:style-name="T715">deux</text:span></text:span><text:span text:style-name="texte_20_par_20_défaut"> proposition</text:span><text:span text:style-name="texte_20_par_20_défaut"><text:span text:style-name="T774">s</text:span></text:span><text:span text:style-name="texte_20_par_20_défaut"> : il s’agit par conséquent d’une phrase </text:span><text:span text:style-name="texte_20_par_20_défaut"><text:span text:style-name="T715">complexe</text:span></text:span><text:span text:style-name="texte_20_par_20_défaut">.</text:span></text:p>
      <text:p text:style-name="P328"><text:span text:style-name="texte_20_par_20_défaut"><text:span text:style-name="T331">La proposition principale est </text:span></text:span><text:span text:style-name="exemple"><text:span text:style-name="T522">Un sportif doit se reposer</text:span></text:span><text:span text:style-name="texte_20_par_20_défaut"><text:span text:style-name="T331">; </text:span></text:span><text:span text:style-name="texte_20_par_20_défaut"><text:span text:style-name="T332">de cette proposition principale dépend la </text:span></text:span><text:span text:style-name="texte_20_par_20_défaut"><text:span text:style-name="T331">proposition subordonnée </text:span></text:span><text:span text:style-name="texte_20_par_20_défaut"><text:span text:style-name="T330">r</text:span></text:span><text:span text:style-name="texte_20_par_20_défaut"><text:span text:style-name="T709">elative</text:span></text:span><text:span text:style-name="texte_20_par_20_défaut"><text:span text:style-name="T331"> </text:span></text:span><text:span text:style-name="exemple"><text:span text:style-name="T522">qui est fatigué</text:span></text:span><text:span text:style-name="texte_20_par_20_défaut"><text:span text:style-name="T346"> </text:span></text:span><text:span text:style-name="texte_20_par_20_défaut"><text:span text:style-name="T298">; cette </text:span></text:span><text:span text:style-name="texte_20_par_20_défaut"><text:span text:style-name="T299">proposition subordonnée </text:span></text:span><text:span text:style-name="texte_20_par_20_défaut"><text:span text:style-name="T298">r</text:span></text:span><text:span text:style-name="texte_20_par_20_défaut"><text:span text:style-name="T687">elative a pour fonction </text:span></text:span><text:span text:style-name="texte_20_par_20_défaut"><text:span text:style-name="T712">épithète</text:span></text:span><text:span text:style-name="texte_20_par_20_défaut"><text:span text:style-name="T687">.<text:tab/><text:tab/><text:tab/><text:tab/><text:tab/><text:tab/><text:tab/><text:tab/></text:span></text:span></text:p>
      <text:p text:style-name="P327"><text:span text:style-name="texte_20_par_20_défaut"><text:span text:style-name="T688">On remarquera que </text:span></text:span><text:span text:style-name="exemple"><text:span text:style-name="T333">se reposer</text:span></text:span><text:span text:style-name="texte_20_par_20_défaut"><text:span text:style-name="T688"> est </text:span></text:span><text:span text:style-name="texte_20_par_20_défaut"><text:span text:style-name="T694">le</text:span></text:span><text:span text:style-name="texte_20_par_20_défaut"><text:span text:style-name="T688"> </text:span></text:span><text:span text:style-name="texte_20_par_20_défaut"><text:span text:style-name="T706">groupe infinitif de fonction COD</text:span></text:span><text:span text:style-name="texte_20_par_20_défaut"><text:span text:style-name="T688"> de <text:tab/> <text:s/></text:span></text:span><text:span text:style-name="référence"><text:span text:style-name="T689">TG(I.</text:span></text:span><text:span text:style-name="référence"><text:span text:style-name="T693">5</text:span></text:span><text:span text:style-name="référence"><text:span text:style-name="T690">.</text:span></text:span><text:span text:style-name="référence"><text:span text:style-name="T691">1</text:span></text:span><text:span text:style-name="référence"><text:span text:style-name="T689">, p</text:span></text:span><text:span text:style-name="référence"><text:span text:style-name="T690">. </text:span></text:span><text:span text:style-name="référence"><text:span text:style-name="T693">6</text:span></text:span><text:span text:style-name="référence"><text:span text:style-name="T714">2</text:span></text:span><text:span text:style-name="référence"><text:span text:style-name="T692">)</text:span></text:span></text:p>
      <text:p text:style-name="P328"><text:span text:style-name="exemple"><text:span text:style-name="T333">doit</text:span></text:span><text:span text:style-name="texte_20_par_20_défaut"><text:span text:style-name="T688"> et non pas une </text:span></text:span><text:span text:style-name="texte_20_par_20_défaut"><text:span text:style-name="T706">proposition infinitive</text:span></text:span><text:span text:style-name="texte_20_par_20_défaut"><text:span text:style-name="T688"> puisque </text:span></text:span><text:span text:style-name="exemple"><text:span text:style-name="T333">doit</text:span></text:span><text:span text:style-name="texte_20_par_20_défaut"><text:span text:style-name="T688"> et </text:span></text:span><text:span text:style-name="exemple"><text:span text:style-name="T333">se reposer</text:span></text:span><text:span text:style-name="texte_20_par_20_défaut"><text:span text:style-name="T688"> ont <text:s/><text:tab/><text:tab/> <text:s/></text:span></text:span><text:span text:style-name="danger"><text:span text:style-name="T591">(!)</text:span></text:span></text:p>
      <text:p text:style-name="P327"><text:span text:style-name="texte_20_par_20_défaut"><text:span text:style-name="T688">le même sujet, à savoir </text:span></text:span><text:span text:style-name="exemple"><text:span text:style-name="T333">Un sportif</text:span></text:span><text:span text:style-name="texte_20_par_20_défaut"><text:span text:style-name="T688">.</text:span></text:span></text:p>
      <text:p text:style-name="P327"><text:span text:style-name="texte_20_par_20_défaut"><text:span text:style-name="T688"/></text:span></text:p>
      <text:p text:style-name="P138"><text:span text:style-name="texte_20_par_20_défaut"><text:span text:style-name="T550">Analyse du type et de la forme de la phrase</text:span></text:span></text:p>
      <text:p text:style-name="P332"><text:span text:style-name="texte_20_par_20_défaut"><text:span text:style-name="T122">La phrase est de type déclaratif et </text:span></text:span><text:span text:style-name="texte_20_par_20_défaut"><text:span text:style-name="T125">n’a pas de forme particulière.</text:span></text:span></text:p>
      <text:p text:style-name="P138"><text:span text:style-name="texte_20_par_20_défaut"><text:span text:style-name="T288"><text:tab/></text:span></text:span><text:span text:style-name="GGF"><text:span text:style-name="T288">[ </text:span></text:span><text:span text:style-name="GGF">GGF.1.</text:span><text:span text:style-name="GGF"><text:span text:style-name="T778">24</text:span></text:span><text:span text:style-name="GGF"> </text:span><text:span text:style-name="GGF"><text:span text:style-name="T288">]</text:span></text:span><text:span text:style-name="GGF"> </text:span></text:p>
      <text:p text:style-name="P463"><text:span text:style-name="texte_20_par_20_défaut"><text:span text:style-name="T300"><text:tab/></text:span></text:span><text:span text:style-name="GGF"><text:span text:style-name="T334"><text:tab/></text:span></text:span><text:span text:style-name="GGF"><text:span text:style-name="T347">Confer </text:span></text:span><text:span text:style-name="GGF"><text:span text:style-name="T785">la d</text:span></text:span><text:span text:style-name="GGF"><text:span text:style-name="T335">iscussion sur le type de phrase dans une phrase subordonnée.</text:span></text:span></text:p>
      <text:p text:style-name="P203"><text:span text:style-name="titre_20_avec_20_numéro"><text:s/>B.034 </text:span></text:p>
      <text:p text:style-name="P73"><text:span text:style-name="référence">TG(I.2.</text:span><text:span text:style-name="référence"><text:span text:style-name="T813">3</text:span></text:span><text:span text:style-name="référence">, p</text:span><text:span text:style-name="référence"><text:span text:style-name="T813">p</text:span></text:span><text:span text:style-name="référence">. </text:span><text:span text:style-name="référence"><text:span text:style-name="T813">24-25)</text:span></text:span></text:p>
      <text:p text:style-name="P73"><text:span text:style-name="référence"/></text:p>
      <text:p text:style-name="P47"><text:span text:style-name="phrase_20_analysée_20__28_gros_20_caractère_29_"><text:span text:style-name="T257">Le facteur distribue le courrier </text:span></text:span><text:span text:style-name="phrase_20_analysée_20__28_gros_20_caractère_29_"><text:span text:style-name="T548">et il aime son travail</text:span></text:span><text:span text:style-name="phrase_20_analysée_20__28_gros_20_caractère_29_"><text:span text:style-name="T257">.</text:span></text:span></text:p>
      <text:p text:style-name="P147"/>
      <text:p text:style-name="P147"/>
      <text:p text:style-name="P22"><text:span text:style-name="texte_20_par_20_défaut">Analyse </text:span><text:span text:style-name="texte_20_par_20_défaut"><text:span text:style-name="T356">de la </text:span></text:span><text:span text:style-name="texte_20_par_20_défaut">nature des mots</text:span></text:p>
      <text:p text:style-name="P235"><text:span text:style-name="texte_20_par_20_défaut"><text:span text:style-name="T291">•</text:span></text:span><text:span text:style-name="T72"> </text:span><text:span text:style-name="exemple"><text:span text:style-name="T368">Le</text:span></text:span><text:span text:style-name="exemple"><text:span text:style-name="T365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396">facteur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396">distribue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716">distribuer</text:span></text:span><text:span text:style-name="texte_20_par_20_défaut"><text:span text:style-name="T569"> </text:span></text:span><text:span text:style-name="texte_20_par_20_défaut"><text:span text:style-name="T91">: indicatif.présent.3S)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368">le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396">courrier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06">nom commun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402">et<text:tab/></text:span></text:span><text:span text:style-name="exemple"><text:span text:style-name="T368"><text:tab/></text:span></text:span><text:span text:style-name="exemple"><text:span text:style-name="T365"><text:tab/><text:tab/><text:tab/></text:span></text:span><text:span text:style-name="texte_20_par_20_défaut"><text:span text:style-name="T75">:<text:tab/></text:span></text:span><text:span text:style-name="texte_20_par_20_défaut"><text:span text:style-name="T606">conjonction de subordination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402">il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2">pronom personnel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402">aime</text:span></text:span><text:span text:style-name="exemple"><text:span text:style-name="T368"><text:tab/></text:span></text:span><text:span text:style-name="exemple"><text:span text:style-name="T365"><text:tab/><text:tab/><text:tab/><text:tab/></text:span></text:span><text:span text:style-name="texte_20_par_20_défaut"><text:span text:style-name="T75">:<text:tab/></text:span></text:span><text:span text:style-name="texte_20_par_20_défaut"><text:span text:style-name="T612">verbe (aimer : indicatif.présent.3S)</text:span></text:span></text:p>
      <text:p text:style-name="P333"><text:span text:style-name="texte_20_par_20_défaut"><text:span text:style-name="T291">•</text:span></text:span><text:span text:style-name="T72"> </text:span><text:span text:style-name="exemple"><text:span text:style-name="T368">s</text:span></text:span><text:span text:style-name="exemple"><text:span text:style-name="T402">on<text:tab/></text:span></text:span><text:span text:style-name="exemple"><text:span text:style-name="T368"><text:tab/><text:tab/></text:span></text:span><text:span text:style-name="exemple"><text:span text:style-name="T365"><text:tab/><text:tab/></text:span></text:span><text:span text:style-name="texte_20_par_20_défaut"><text:span text:style-name="T75">:<text:tab/></text:span></text:span><text:span text:style-name="texte_20_par_20_défaut"><text:span text:style-name="T612">déterminant possessif</text:span></text:span></text:p>
      <text:p text:style-name="P334"><text:span text:style-name="texte_20_par_20_défaut"><text:span text:style-name="T291">•</text:span></text:span><text:span text:style-name="texte_20_par_20_défaut"><text:span text:style-name="T594"> </text:span></text:span><text:span text:style-name="exemple"><text:span text:style-name="T402">travail</text:span></text:span><text:span text:style-name="exemple"><text:span text:style-name="T368"><text:tab/><text:tab/></text:span></text:span><text:span text:style-name="exemple"><text:span text:style-name="T365"><text:tab/><text:tab/></text:span></text:span><text:span text:style-name="texte_20_par_20_défaut"><text:span text:style-name="T75">:<text:tab/></text:span></text:span><text:span text:style-name="texte_20_par_20_défaut"><text:span text:style-name="T612">nom commun</text:span></text:span></text:p>
      <text:p text:style-name="P333"><text:span text:style-name="texte_20_par_20_défaut"><text:span text:style-name="T85"/></text:span></text:p>
      <text:p text:style-name="P442"><text:span text:style-name="texte_20_par_20_défaut"><text:span text:style-name="T550">Analyse </text:span></text:span><text:span text:style-name="texte_20_par_20_défaut"><text:span text:style-name="T556">de la </text:span></text:span><text:span text:style-name="texte_20_par_20_défaut"><text:span text:style-name="T550">nature des </text:span></text:span><text:span text:style-name="texte_20_par_20_défaut"><text:span text:style-name="T558">groupes de </text:span></text:span><text:span text:style-name="texte_20_par_20_défaut"><text:span text:style-name="T550">mots</text:span></text:span></text:p>
      <text:p text:style-name="P333"><text:span text:style-name="texte_20_par_20_défaut"><text:span text:style-name="T349">•</text:span></text:span><text:span text:style-name="texte_20_par_20_défaut"><text:span text:style-name="T550"> </text:span></text:span><text:span text:style-name="exemple">Le </text:span><text:span text:style-name="exemple"><text:span text:style-name="T459">facteur</text:span></text:span><text:span text:style-name="texte_20_par_20_défaut"><text:span text:style-name="T559"><text:tab/><text:tab/><text:tab/><text:tab/></text:span></text:span><text:span text:style-name="texte_20_par_20_défaut">:</text:span><text:span text:style-name="texte_20_par_20_défaut"><text:span text:style-name="T559"><text:tab/></text:span></text:span><text:span text:style-name="texte_20_par_20_défaut">groupe nominal</text:span></text:p>
      <text:p text:style-name="P246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5">distribue </text:span></text:span><text:span text:style-name="exemple"><text:span text:style-name="T460">le courrier </text:span></text:span><text:span text:style-name="exemple"><text:s/><text:tab/><text:tab/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333"><text:span text:style-name="texte_20_par_20_défaut"><text:span text:style-name="T290">•</text:span></text:span><text:span text:style-name="texte_20_par_20_défaut"><text:span text:style-name="T675"> </text:span></text:span><text:span text:style-name="exemple"><text:span text:style-name="T459">le courrier</text:span></text:span><text:span text:style-name="exemple"><text:span text:style-name="T446"><text:tab/></text:span></text:span><text:span text:style-name="texte_20_par_20_défaut"><text:span text:style-name="T671"><text:tab/><text:tab/><text:tab/></text:span></text:span><text:span text:style-name="texte_20_par_20_défaut"><text:span text:style-name="T352">:<text:tab/></text:span></text:span><text:span text:style-name="texte_20_par_20_défaut"><text:span text:style-name="T675">groupe nominal</text:span></text:span></text:p>
      <text:p text:style-name="P246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7">aime son travail<text:tab/></text:span></text:span><text:span text:style-name="exemple"><text:span text:style-name="T398"> </text:span></text:span><text:span text:style-name="exemple"><text:span text:style-name="T213"><text:s/><text:tab/><text:tab/></text:span></text:span><text:span text:style-name="texte_20_par_20_défaut"><text:span text:style-name="T80">:<text:tab/></text:span></text:span><text:span text:style-name="texte_20_par_20_défaut"><text:span text:style-name="T600">groupe verbal</text:span></text:span></text:p>
      <text:p text:style-name="P333"><text:span text:style-name="texte_20_par_20_défaut"><text:span text:style-name="T345">•</text:span></text:span><text:span text:style-name="texte_20_par_20_défaut"><text:span text:style-name="T679"> </text:span></text:span><text:span text:style-name="exemple"><text:span text:style-name="T403">son travail</text:span></text:span><text:span text:style-name="exemple"><text:span text:style-name="T397"><text:tab/></text:span></text:span><text:span text:style-name="texte_20_par_20_défaut"><text:span text:style-name="T680"><text:tab/><text:tab/><text:tab/></text:span></text:span><text:span text:style-name="texte_20_par_20_défaut">:</text:span><text:span text:style-name="texte_20_par_20_défaut"><text:span text:style-name="T19"><text:tab/></text:span></text:span><text:span text:style-name="texte_20_par_20_défaut"><text:span text:style-name="T85">groupe nominal</text:span></text:span></text:p>
      <text:p text:style-name="P333"/>
      <text:p text:style-name="P147"><text:span text:style-name="texte_20_par_20_défaut"><text:span text:style-name="T550">Analyse des fonctions</text:span></text:span></text:p>
      <text:p text:style-name="P235"><text:span text:style-name="texte_20_par_20_défaut"><text:span text:style-name="T291">•</text:span></text:span><text:span text:style-name="exemple"><text:span text:style-name="T306"> </text:span></text:span><text:span text:style-name="exemple"><text:span text:style-name="T485">Le </text:span></text:span><text:span text:style-name="exemple"><text:span text:style-name="T504">facteur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8">distribue</text:span></text:span></text:p>
      <text:p text:style-name="P264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5">distribue </text:span></text:span><text:span text:style-name="exemple"><text:span text:style-name="T398">le courrier </text:span></text:span><text:span text:style-name="exemple"><text:span text:style-name="T228"><text:s/><text:tab/><text:tab/></text:span></text:span><text:span text:style-name="texte_20_par_20_défaut"><text:span text:style-name="T80">:<text:tab/></text:span></text:span><text:span text:style-name="texte_20_par_20_défaut"><text:span text:style-name="T636">prédicat du sujet </text:span></text:span><text:span text:style-name="exemple"><text:span text:style-name="T230">Le facteur</text:span></text:span></text:p>
      <text:p text:style-name="P336"><text:span text:style-name="texte_20_par_20_défaut"><text:span text:style-name="T291">•</text:span></text:span><text:span text:style-name="exemple"><text:span text:style-name="T306"> </text:span></text:span><text:span text:style-name="exemple"><text:span text:style-name="T520">le courrier</text:span></text:span><text:span text:style-name="exemple"><text:span text:style-name="T308"><text:tab/></text:span></text:span><text:span text:style-name="exemple"><text:span text:style-name="T485"><text:tab/><text:tab/><text:tab/></text:span></text:span><text:span text:style-name="texte_20_par_20_défaut"><text:span text:style-name="T80">:<text:tab/></text:span></text:span><text:span text:style-name="texte_20_par_20_défaut"><text:span text:style-name="T613">COD </text:span></text:span><text:span text:style-name="texte_20_par_20_défaut"><text:span text:style-name="T100">de </text:span></text:span><text:span text:style-name="exemple"><text:span text:style-name="T404">distribue</text:span></text:span></text:p>
      <text:p text:style-name="P333"><text:span text:style-name="texte_20_par_20_défaut"><text:span text:style-name="T291">•</text:span></text:span><text:span text:style-name="exemple"><text:span text:style-name="T306"> </text:span></text:span><text:span text:style-name="exemple"><text:span text:style-name="T506">il</text:span></text:span><text:span text:style-name="exemple"><text:span text:style-name="T308"><text:tab/><text:tab/></text:span></text:span><text:span text:style-name="T485"><text:tab/><text:tab/><text:tab/></text:span><text:span text:style-name="texte_20_par_20_défaut"><text:span text:style-name="T80">:<text:tab/></text:span></text:span><text:span text:style-name="texte_20_par_20_défaut">sujet de </text:span><text:span text:style-name="exemple"><text:span text:style-name="T403">aime</text:span></text:span></text:p>
      <text:p text:style-name="P264"><text:span text:style-name="texte_20_par_20_défaut"><text:span text:style-name="T291">•</text:span></text:span><text:span text:style-name="exemple"><text:span text:style-name="T306"> </text:span></text:span><text:span text:style-name="exemple"><text:span text:style-name="T519">aime son travail<text:tab/></text:span></text:span><text:span text:style-name="exemple"><text:span text:style-name="T228"> <text:tab/><text:tab/></text:span></text:span><text:span text:style-name="texte_20_par_20_défaut"><text:span text:style-name="T80">:<text:tab/></text:span></text:span><text:span text:style-name="texte_20_par_20_défaut"><text:span text:style-name="T636">prédicat du sujet </text:span></text:span><text:span text:style-name="exemple"><text:span text:style-name="T230">il</text:span></text:span></text:p>
      <text:p text:style-name="P335"><text:span text:style-name="texte_20_par_20_défaut"><text:span text:style-name="T291">•</text:span></text:span><text:span text:style-name="exemple"><text:span text:style-name="T306"> </text:span></text:span><text:span text:style-name="exemple"><text:span text:style-name="T317">s</text:span></text:span><text:span text:style-name="exemple"><text:span text:style-name="T506">on travail</text:span></text:span><text:span text:style-name="exemple"><text:span text:style-name="T308"><text:tab/></text:span></text:span><text:span text:style-name="exemple"><text:span text:style-name="T485"><text:tab/><text:tab/><text:tab/></text:span></text:span><text:span text:style-name="texte_20_par_20_défaut"><text:span text:style-name="T80">:<text:tab/></text:span></text:span><text:span text:style-name="texte_20_par_20_défaut"><text:span text:style-name="T613">COD </text:span></text:span><text:span text:style-name="texte_20_par_20_défaut"><text:span text:style-name="T100">de </text:span></text:span><text:span text:style-name="exemple"><text:span text:style-name="T403">aime</text:span></text:span></text:p>
      <text:p text:style-name="P147"><text:span text:style-name="exemple"/></text:p>
      <text:p text:style-name="P147"><text:span text:style-name="texte_20_par_20_défaut"><text:span text:style-name="T550">Analyse des propositions</text:span></text:span></text:p>
      <text:p text:style-name="P230"><text:span text:style-name="texte_20_par_20_défaut">La phrase contient </text:span><text:span text:style-name="texte_20_par_20_défaut"><text:span text:style-name="T715">deux</text:span></text:span><text:span text:style-name="texte_20_par_20_défaut"> proposition</text:span><text:span text:style-name="texte_20_par_20_défaut"><text:span text:style-name="T774">s</text:span></text:span><text:span text:style-name="texte_20_par_20_défaut"> : il s’agit par conséquent d’une phrase </text:span><text:span text:style-name="texte_20_par_20_défaut"><text:span text:style-name="T715">complexe</text:span></text:span><text:span text:style-name="texte_20_par_20_défaut">.</text:span></text:p>
      <text:p text:style-name="P329"><text:span text:style-name="texte_20_par_20_défaut"><text:span text:style-name="T775">La </text:span></text:span><text:span text:style-name="texte_20_par_20_défaut"><text:span text:style-name="T814">première </text:span></text:span><text:span text:style-name="texte_20_par_20_défaut"><text:span text:style-name="T775">proposition est </text:span></text:span><text:span text:style-name="texte_20_par_20_défaut"><text:span text:style-name="T814">la proposition indépendante</text:span></text:span><text:span text:style-name="texte_20_par_20_défaut"><text:span text:style-name="T775"> </text:span></text:span><text:span text:style-name="exemple"><text:span text:style-name="T777">Le facteur distribue le courrier</text:span></text:span><text:span text:style-name="texte_20_par_20_défaut"><text:span text:style-name="T775">; </text:span></text:span><text:span text:style-name="texte_20_par_20_défaut"><text:span text:style-name="T814">cette proposition est liée à la suivante par coordination au moyen de la conjonction de coordination </text:span></text:span><text:span text:style-name="exemple"><text:span text:style-name="T814">et</text:span></text:span><text:span text:style-name="texte_20_par_20_défaut"><text:span text:style-name="T814">. La seconde proposition est la proposition indépenda</text:span></text:span><text:span text:style-name="texte_20_par_20_défaut"><text:span text:style-name="T824">n</text:span></text:span><text:span text:style-name="texte_20_par_20_défaut"><text:span text:style-name="T814">te </text:span></text:span><text:span text:style-name="exemple"><text:span text:style-name="T814">il aime son travail</text:span></text:span><text:span text:style-name="texte_20_par_20_défaut"><text:span text:style-name="T814">.</text:span></text:span></text:p>
      <text:p text:style-name="P147"><text:span text:style-name="texte_20_par_20_défaut"/></text:p>
      <text:p text:style-name="P147"><text:span text:style-name="texte_20_par_20_défaut"><text:span text:style-name="T550">Analyse du type et de la forme de la phrase</text:span></text:span></text:p>
      <text:p text:style-name="P333"><text:span text:style-name="texte_20_par_20_défaut"><text:span text:style-name="T122">La phrase est de type déclaratif et </text:span></text:span><text:span text:style-name="texte_20_par_20_défaut"><text:span text:style-name="T125">n’a pas de forme particulière.</text:span></text:span></text:p>
      <text:p text:style-name="P147"><text:span text:style-name="texte_20_par_20_défaut"><text:span text:style-name="T288"><text:tab/></text:span></text:span><text:span text:style-name="GGF"><text:span text:style-name="T288">[ </text:span></text:span><text:span text:style-name="GGF">GGF.1.</text:span><text:span text:style-name="GGF"><text:span text:style-name="T778">24</text:span></text:span><text:span text:style-name="GGF"> </text:span><text:span text:style-name="GGF"><text:span text:style-name="T288">]</text:span></text:span><text:span text:style-name="GGF"> </text:span></text:p>
      <text:p text:style-name="P465"><text:soft-page-break/><text:span text:style-name="texte_20_par_20_défaut"><text:span text:style-name="T236"><text:tab/></text:span></text:span><text:span text:style-name="GGF"><text:span text:style-name="T236"><text:tab/></text:span></text:span><text:span text:style-name="GGF"><text:span text:style-name="T25">Confer </text:span></text:span><text:span text:style-name="GGF"><text:span text:style-name="T779">la d</text:span></text:span><text:span text:style-name="GGF"><text:span text:style-name="T235">iscussion sur le type de phrase dans une phrase subordonnée.</text:span></text:span></text:p>
      <text:p text:style-name="P465"><text:span text:style-name="GGF"><text:span text:style-name="T33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</text:page-number> / <text:page-count>4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1-16T19:11:16.061566998</dc:date>
    <meta:editing-duration>PT20H29M19S</meta:editing-duration>
    <meta:editing-cycles>742</meta:editing-cycles>
    <meta:document-statistic meta:table-count="0" meta:image-count="0" meta:object-count="0" meta:page-count="43" meta:paragraph-count="1024" meta:word-count="7815" meta:character-count="45356" meta:non-whitespace-character-count="36150"/>
  </office:meta>
</office:document-meta>
</file>